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白金汉宫：哈里王子夫妇已腾出英国住宅</text:span>
</text:h>
      <text:p text:style-name="P4">
Author: 联合早报 (Person)</text:p>
      <text:p text:style-name="P4">
Publisher: 联合早报 (Organization)</text:p>
      <text:p text:style-name="P4">
Published Time: 2023-06-30T00:18</text:p>
      <text:p text:style-name="P4">
Modified Time: 2023-06-30T00:18</text:p>
      <text:p text:style-name="P4">
Description: 英国白金汉宫星期四（6月29日）证实，哈里王子和妻子梅根已经腾出他们位于伦敦溫莎城堡附近的住宅。法新社报道，这个位于溫莎城堡附近的浮若阁摩尔小别墅（Frogmore Cottage...</text:p>
      <text:p text:style-name="P4">
Videos: []</text:p>
      <text:p text:style-name="P4">
Audios: []</text:p>
      <text:p text:style-name="P4">
Images: []</text:p>
      <text:p text:style-name="P4">
Type: NewsArticle</text:p>
      <text:p text:style-name="P4">
Breadcrumbs: ['即时', '国际']</text:p>
      <text:p text:style-name="P4">
Keywords: ['哈里王子', '梅根']</text:p>
      <!--METADATA-->
      <text:p text:style-name="P4">
英国白金汉宫星期四（6月29日）证实，哈里王子和妻子梅根已经腾出他们位于伦敦溫莎城堡附近的住宅。</text:p>
      <text:p text:style-name="P4">
法新社报道，这个位于溫莎城堡附近的浮若阁摩尔小别墅（Frogmore Cottage），是已故女王伊丽莎白二世于2018年赠与哈里夫妇的结婚礼物。</text:p>
      <text:p text:style-name="P4">
<text:a xlink:type="simple" xlink:href="https://www.zaobao.com.sg/realtime/world/story20230106-1350753" text:style-name="Internet_20_link" text:visited-style-name="Visited_20_Internet_20_Link">
 哈里王子今年1月在自传“Spare”里大力抨击王室成员</text:a>
后，他们被要求搬离小别墅。</text:p>
      <text:p text:style-name="P4">
王宫高级官员史蒂文说：“我们可以证实，萨塞克斯公爵和公爵夫人已经腾出浮若阁摩尔小别墅……我们不会在此进一步讨论相关安排的细节。”</text:p>
      <text:p text:style-name="P4">
他补充说，目前居住在美国加利福尼亚州的哈里夫妇之前已支付240万英镑（约410万新元）作为租金和小别墅的翻修费用。</text:p>
      <text:p text:style-name="P4">
Source: <text:a xlink:type="simple" xlink:href="https://www.zaobao.com.sg/realtime/world/story20230630-1409172" text:style-name="Internet_20_link" text:visited-style-name="Visited_20_Internet_20_Link">
https://www.zaobao.com.sg/realtime/world/story20230630-1409172</text:a>
</text:p>
      <!--NEWS-->
      <text:h text:style-name="P10" text:outline-level="1">
<text:span text:style-name="T4">
普京公开露面展示权力，美官员称苏罗维金或已被捕</text:span>
</text:h>
      <text:p text:style-name="P4">
Creator: IVAN NECHEPURENKO,VALERIE HOPKINS,HELENE COOPER,JULIAN E. BARNES,ERIC SCHMITT</text:p>
      <text:p text:style-name="P4">
Publisher: https://www.facebook.com/nytimeschinese</text:p>
      <text:p text:style-name="P4">
Published Time: 2023-06-30T02:02:34+08:00</text:p>
      <text:p text:style-name="P4">
Description: 普京抛弃了疫情开始以来他严格的社交距离规定，与民众近距离接触，展示自己的权力和控制。与此同时，美国官员称苏罗维金将军可能已被拘捕，此前情报显示他对兵变知情。 Gavriil Grigorov/Sputnik 俄罗斯官方媒体发布的一张照片显示，俄罗斯总统普京周三在俄罗斯杰尔本特街头与民众会面。</text:p>
      <text:p text:style-name="P4">
Images: ["<text:a xlink:type="simple" xlink:href="https://static01.nyt.com/images/2023/06/29/multimedia/29ukraine-ledeall-jcwb/29ukraine-ledeall-jcwb-master1050.jpg" text:style-name="Internet_20_link" text:visited-style-name="Visited_20_Internet_20_Link">
29ukraine-led...</text:a>
"]</text:p>
      <text:p text:style-name="P4">
Category: 国际</text:p>
      <text:p text:style-name="P4">
Type: Article</text:p>
      <!--METADATA-->
      <text:p text:style-name="P4">
<draw:frame draw:style-name="fr1" draw:name="Image2" text:anchor-type="as-char" svg:width="6.9236in" svg:height="4.859708in" draw:z-index="0">
<draw:image xlink:href="../Images/cnnytimes/2023-06-30T02-02-34-08-00/29ukraine-ledeall-jcwb-master1050.jpg" xlink:type="simple" xlink:show="embed" xlink:actuate="onLoad" draw:mime-type="image/jpeg"/>
</draw:frame>
</text:p>
      <text:p text:style-name="P4">
俄罗斯一个雇佣军组织发动的失败叛乱对总统普京的领导地位构成了巨大挑战。几天后，普京 <text:a xlink:type="simple" xlink:href="https://www.nytimes.com/live/2023/06/29/world/russia-ukraine-news#in-a-rare-public-encounter-putin-tries-to-highlight-his-support" text:style-name="Internet_20_link" text:visited-style-name="Visited_20_Internet_20_Link">
 精心安排了公开露面</text:a>
，展示自己的权力和控制，尽管美国官员称，早期情报报告显示，一名高级将领因与这次失败起义有关 <text:a xlink:type="simple" xlink:href="https://www.nytimes.com/2023/06/29/world/europe/sergey-surovikin-detained-russia.html" text:style-name="Internet_20_link" text:visited-style-name="Visited_20_Internet_20_Link">
 被拘捕</text:a>
 。</text:p>
      <text:p text:style-name="P4">
周四，普京在莫斯科 <text:a xlink:type="simple" xlink:href="https://www.nytimes.com/live/2023/06/29/world/russia-ukraine-news/0642748e-c506-5064-8af6-0599575cb23a" text:style-name="Internet_20_link" text:visited-style-name="Visited_20_Internet_20_Link">
 参加了一个科技博览会 </text:a>
 ，他坐在一把电竞椅上，与台上的其他嘉宾开玩笑。前一天，他在俄罗斯南部大步穿过一群拥护者，与他们握手，亲吻一个女孩的头，并摆姿势自拍。俄罗斯人已有多年没有见到他们的领导人的这种表现。</text:p>
      <text:p text:style-name="P4">
“天哪，这是弗拉基米尔·普京！”人们大声喊道。周三，在保镖陪同下，普京出现在俄罗斯南部城市杰尔本特的人群中，抛弃了自疫情开始以来他实施的严格社交距离规定——包括坐在一张非常长的桌子上，远离来访者。</text:p>
      <text:p text:style-name="P4">
不过，在克里姆林宫努力强调民众对普京的支持并传达俄罗斯一切如常的信息之际，美国官员表示，俄罗斯当局似乎拘捕了前俄罗斯在乌作战指挥官谢尔盖·苏罗维金将军。美国官员称，苏罗维金事先知道瓦格纳雇佣军组织的 <text:a xlink:type="simple" xlink:href="https://cn.nytimes.com/world/20230628/russian-general-prigozhin-rebellion/" text:style-name="Internet_20_link" text:visited-style-name="Visited_20_Internet_20_Link">
 叛乱 </text:a>
 计划  。</text:p>
      <text:p text:style-name="P4">
自星期六早上以来，这位将军一直没有公开露面。美国官员不愿透露——或者不知道——他是被正式逮捕，还是被关押审问了。</text:p>
      <text:p text:style-name="P4">
</text:p>
      <text:p text:style-name="P4">
与普京在一起的前俄罗斯驻乌克兰部队司令谢尔盖·苏罗维金（左）自上周六凌晨以来一直没有公开露面。  Alexei Druzhinin/Sputnik</text:p>
      <text:p text:style-name="P4">
周四，当被问及苏罗维金时，克里姆林宫发言人德米特里·佩斯科夫将问题转给了俄罗斯国防部。</text:p>
      <text:p text:style-name="P4">
一名北约国家的高级外交官表示，目前缺乏可靠的情报，但佩斯科夫谨慎的评论似乎证实了这名将军被拘捕。 <text:a xlink:type="simple" xlink:href="https://www.ft.com/content/e937199c-a5c1-45d9-85bc-85cf75a3528d" text:style-name="Internet_20_link" text:visited-style-name="Visited_20_Internet_20_Link">
 《金融时报》早些时候报道了苏罗维金被拘捕的消息</text:a>
 。</text:p>
      <text:p text:style-name="P4">
广告</text:p>
      <text:p text:style-name="P4">
自瓦格纳首领叶夫根尼·普里戈任发起的短暂叛乱于周六结束以来，俄罗斯外交官一直在努力安抚盟友，让他们相信不会有什么改变，包括中非共和国的领导人， <text:a xlink:type="simple" xlink:href="https://www.nytimes.com/2022/05/31/world/africa/wagner-group-africa.html" text:style-name="Internet_20_link" text:visited-style-name="Visited_20_Internet_20_Link">
瓦格纳在该国雇佣了数千名士兵 </text:a>
 。</text:p>
      <text:p text:style-name="P4">
“俄罗斯给了我们瓦格纳；其余的就不关我们的事了，”中非共和国总统福斯丁·阿奇恩·图阿德扎伊拉的特别顾问菲德伦·古万吉卡说。《华尔街日报》最初报道了俄罗斯外交努力的细节。</text:p>
      <text:p text:style-name="P4">
在莫斯科试图巩固海外盟友的同时，乌克兰的战事仍在继续。据当地军事管理部门称，俄罗斯在南部赫尔松地区的炮击造成两人死亡，另有两人受伤。该部门在一份声明中表示，空袭击中了“一个平民前来接受人道主义援助的地方”。该地区已遭受俄罗斯军队长达数月的轰炸。</text:p>
      <text:p text:style-name="P4">
乌克兰东部城市克拉马托尔斯克的救援工作已经结束  ， <text:a xlink:type="simple" xlink:href="https://www.nytimes.com/live/2023/06/29/world/russia-ukraine-news#as-the-death-toll-in-kramatorsk-rises-to-12-the-authorities-again-urge-civilians-to-leave" text:style-name="Internet_20_link" text:visited-style-name="Visited_20_Internet_20_Link">
 其废墟中发现了第12具尸体</text:a>
 。周二，俄罗斯导弹袭击了该市一家餐馆。</text:p>
      <text:p text:style-name="P4">
</text:p>
      <text:p text:style-name="P4">
周二，乌克兰克拉马托尔斯克，消防员和救援人员正在一家披萨店的废墟中挖掘幸存者，这家店此前被俄罗斯导弹击中。  Mauricio Lima for TheNew York Times</text:p>
      <text:p text:style-name="P4">
乌克兰国防部副部长汉娜·马尔亚尔周四表示，虽然乌克兰军队在收复南部和东部俄罗斯控制的领土的反攻中取得了进展，但战斗“艰难”。她说，南下的基辅部队已经向别尔季扬斯克和梅利托波尔挺进，这是该地区被俄罗斯占领的两个重要城市。她说，基辅部队向别尔季扬斯克方向推进了约1300米。</text:p>
      <text:p text:style-name="P4">
她还表示，乌克兰军队在顿涅茨克东部地区的克里什奇夫卡村方向取得了约1200  米的进展， <text:a xlink:type="simple" xlink:href="https://www.nytimes.com/2023/05/20/world/europe/bakhmut-battle-timeline-russia-ukraine.html" text:style-name="Internet_20_link" text:visited-style-name="Visited_20_Internet_20_Link">
 这个村庄于今年1月被莫斯科军队占领</text:a>
 。她的说法无法得到独立证实。</text:p>
      <text:p text:style-name="P4">
广告</text:p>
      <text:p text:style-name="P4">
普京本周与俄罗斯公众的短暂会面被广泛宣传，这种会面与他因新冠大流行而制定的规则截然不同。</text:p>
      <text:p text:style-name="P4">
<text:a xlink:type="simple" xlink:href="https://www.nytimes.com/2022/03/05/world/putin-pandemic-mindset.html" text:style-name="Internet_20_link" text:visited-style-name="Visited_20_Internet_20_Link">
 几年来 </text:a>
，层层的保护措施限制了与总统的接触。要想亲眼看到他，来访者必须隔离长达两周，并提交阴性核酸检测结果。各国部长和外国领导人不得不与普京隔长桌而坐，加深了早在普京去年2月决定入侵乌克兰之前，他就已经处于孤立状态之感。</text:p>
      <text:p text:style-name="P4">
</text:p>
      <text:p text:style-name="P4">
俄罗斯官方媒体发布的一张照片显示，普京在对乌克兰发动战争的那个月与法国总统马克龙会面。  Sputnik</text:p>
      <text:p text:style-name="P4">
瓦格纳事件发生后不久，怒容满面的普京向全国发表了电视讲话，斥责那些被他称为叛徒的人，并发誓要惩罚他们。此后，克里姆林宫宣布将撤销对叛变者的指控，普里戈任将逃往白俄罗斯。</text:p>
      <text:p text:style-name="P4">
白俄罗斯总统卢卡申科表示，他已向瓦格纳的武装分子提供了一个“弃置  的”军事基地供其使用。卫星图像显示，白俄罗斯一个废弃的军事基地似乎正在 <text:a xlink:type="simple" xlink:href="https://www.nytimes.com/live/2023/06/29/world/russia-ukraine-news#belarus-military-base-wagner-photos" text:style-name="Internet_20_link" text:visited-style-name="Visited_20_Internet_20_Link">
迅速建造临时建筑 </text:a>
 ，  可能就是这些武装人员的驻地  。 <text:a xlink:type="simple" xlink:href="https://www.nytimes.com/live/2023/06/27/world/russia-ukraine-news/3e970fac-6fe7-5ea9-8fb5-930e0a2a7d79" text:style-name="Internet_20_link" text:visited-style-name="Visited_20_Internet_20_Link">
 白俄罗斯国家新闻媒体也表示</text:a>
，普里戈任于周二抵达该国，但他的下落尚未得到独立消息来源的证实。</text:p>
      <text:p text:style-name="P4">
随后，看上去情绪高涨的普京出现在莫斯科的科技博览会上，会上向他展示了新的面部识别技术和先进的打印机，他还拿俄罗斯卡通人物“垃圾蟾蜍”开玩笑。就在这次外出的前一天，有人看到他在达吉斯坦南部地区喝着当地的白兰地，谈论着日益增长的地区旅游业。</text:p>
      <text:p text:style-name="P4">
近年来，在与公众的接触中，普京很少像周三这样与人群亲密接触。去年，他从大  轿车上下来，从远处向聚集在加里宁格勒的人们挥手致意。今年3月， <text:a xlink:type="simple" xlink:href="https://www.nytimes.com/2023/03/19/world/europe/putin-mariupol-crimea-ukraine.html" text:style-name="Internet_20_link" text:visited-style-name="Visited_20_Internet_20_Link">
他访问了被俄罗斯占领的乌克兰城市马里乌波尔 </text:a>
，这座城市被他的部队夷为平地。官方新闻媒体的视频画面显示他与一些居民交谈。</text:p>
      <text:p text:style-name="P4">
</text:p>
      <text:p text:style-name="P4">
俄罗斯官方媒体发布的一段视频显示，普京今年3月与乌克兰马里乌波尔的居民会面。  Russian Presidential Press Office</text:p>
      <text:p text:style-name="P4">
周四，俄罗斯国家电视台在其主打政治脱口秀节目中称，普京在杰尔本特受到了“摇滚明星”般的欢迎，驳斥了西方对 <text:a xlink:type="simple" xlink:href="https://cn.nytimes.com/world/20230626/russia-war-putin-wagner-prigozhin/" text:style-name="Internet_20_link" text:visited-style-name="Visited_20_Internet_20_Link">
 普京被瓦格纳事件削弱</text:a>
的想法。</text:p>
      <text:p text:style-name="P4">
克里姆林宫对普京在杰尔本特与群众见面的事进行了发挥，试图将场面描述为一位总统难以抗拒支持者的热情，做出了即兴的反应。</text:p>
      <text:p text:style-name="P4">
广告</text:p>
      <text:p text:style-name="P4">
“一方面，有专家的强烈建议，”克里姆林宫发言人佩斯科夫在周四的例行新闻发布会上对记者表示，他似乎指的是医生建议普京保持社交距离。“另一方面，总统有一个坚定的决定，他不能拒绝这些人。”</text:p>
      <text:p text:style-name="P4">
卡内基俄罗斯欧亚中心高级研究员塔蒂亚娜·斯坦诺瓦娅表示，在瓦格纳事变之后，普京一直在试图回到“舒适区”。</text:p>
      <text:p text:style-name="P4">
她说，他传达的信息是，“他没有躲在地堡里，他和他的人民在一起。”</text:p>
      <text:p text:style-name="P4">
Source: <text:a xlink:type="simple" xlink:href="https://cn.nytimes.com/world/20230630/russia-putin-wagner-ukraine/" text:style-name="Internet_20_link" text:visited-style-name="Visited_20_Internet_20_Link">
https://cn.nytimes.com/world/20230630/russia-putin-wagner-ukraine/</text:a>
</text:p>
      <!--NEWS-->
      <text:h text:style-name="P10" text:outline-level="1">
<text:span text:style-name="T4">
香港国安法实施满三年：港府终为基本法23条立法设定时间表 ，与《国安法》有何差异</text:span>
</text:h>
      <text:p text:style-name="P4">
Author: https://www.facebook.com/bbcworldservice/</text:p>
      <text:p text:style-name="P4">
Publisher: BBC News 中文</text:p>
      <text:p text:style-name="P4">
Published Time: 2023-06-30T02:43:26.000Z</text:p>
      <text:p text:style-name="P4">
Modified Time: 2023-06-30T02:43:26.000Z</text:p>
      <text:p text:style-name="P4">
Description: 香港特首李家超在七一前夕明确预告，涉及国家安全的香港《基本法》23条“在今年或最迟明年一定要立法”。23条会比《国安法》范围更广更严吗？立法进程如何反映中港政治形势变化？</text:p>
      <text:p text:style-name="P4">
Images: ["<text:a xlink:type="simple" xlink:href="https://ichef.bbci.co.uk/news/640/cpsprodpb/10918/production/_130246876_gettyimages-1043956054.jpg" text:style-name="Internet_20_link" text:visited-style-name="Visited_20_Internet_20_Link">
_130246876_ge...</text:a>
"]</text:p>
      <text:p text:style-name="P4">
Videos: ["<text:a xlink:type="simple" xlink:href="https://www.bbc.com/ws/av-embeds/cps/zhongwen/simp/chinese-news-66051256/p0fw0qbx/zh-hans" text:style-name="Internet_20_link" text:visited-style-name="Visited_20_Internet_20_Link">
zh-hans</text:a>
"]</text:p>
      <text:p text:style-name="P4">
Tags: ['英国', '香港版国安法', '逃犯条例', '中國', '人权', '香港', '法律']</text:p>
      <text:p text:style-name="P4">
Type: Article</text:p>
      <!--METADATA-->
      <text:h text:style-name="P12" text:outline-level="3">
<text:span text:style-name="T4">
香港国安法实施满三年：港府终为基本法23条立法设定时间表 ，与《国安法》有何差异</text:span>
</text:h>
      <ul>
        <li>
李澄欣   * BBC中文记者</li>
      </ul>
      <text:p text:style-name="P4">
2023年6月30日<draw:frame draw:style-name="fr1" draw:name="Image7" text:anchor-type="as-char" svg:width="6.9236in" svg:height="3.894525in" draw:z-index="0">
<draw:image xlink:href="../Images/BBC Chinese/2023-06-30T02-43-26.000Z/_130246876_gettyimages-1043956054.jpg" xlink:type="simple" xlink:show="embed" xlink:actuate="onLoad" draw:mime-type="image/jpeg"/>
</draw:frame>
</text:p>
      <text:p text:style-name="P4">
图像来源，  Getty Images</text:p>
      <text:p text:style-name="P4">
图像加注文字，</text:p>
      <text:p text:style-name="P4">
23条在香港一直是政治上的“烫手山芋”（资料照片）。</text:p>
      <text:p text:style-name="P4">
<text:span text:style-name="T4">
《香港国安法》实施满三年，这部官方宣称是“定海神针”、“只针对一小撮人”的法律，截至目前入罪率百分百，被指在香港社会引起寒蝉效应。</text:span>
</text:p>
      <text:p text:style-name="P4">
北京和港府表示香港已经“由乱入治、由治及兴”，但仍要提防“软对抗”和国安风险。香港特首李家超在七一前夕更明确预告，涉及国家安全的《基本法》23条已有时间表，“在今年或最迟明年一定要立法”。</text:p>
      <text:p text:style-name="P4">
当局还未公布草案内容，但分析认为23条相比国安法是“象征意义大于实际”，同时标志着北京进一步收紧对香港的意识形态工作。</text:p>
      <text:p text:style-name="P4">
<text:a xlink:type="simple" xlink:href="https://www.bbc.com/zhongwen/simp/chinese-news-53080438" text:style-name="Internet_20_link" text:visited-style-name="Visited_20_Internet_20_Link">
 “宪制责任”到“烫手山芋”：回看香港基本法23条立法 </text:a>
  * <text:a xlink:type="simple" xlink:href="https://www.bbc.com/zhongwen/simp/chinese-news-53250603" text:style-name="Internet_20_link" text:visited-style-name="Visited_20_Internet_20_Link">
 BBC详尽梳理香港《国安法》的五大争议 </text:a>
  * <text:a xlink:type="simple" xlink:href="https://www.bbc.com/zhongwen/simp/chinese-news-65842285" text:style-name="Internet_20_link" text:visited-style-name="Visited_20_Internet_20_Link">
 香港“反送中”四周年：禁书、禁语、自我审查与香港人被“再教育” </text:a>
  * <text:a xlink:type="simple" xlink:href="https://www.bbc.com/zhongwen/simp/64734536" text:style-name="Internet_20_link" text:visited-style-name="Visited_20_Internet_20_Link">
 香港推动电视广播节目“增国安、减英文”，外界关注其“国际化”会被削弱 </text:a>
  * <text:a xlink:type="simple" xlink:href="https://www.bbc.com/zhongwen/simp/chinese-news-65338390" text:style-name="Internet_20_link" text:visited-style-name="Visited_20_Internet_20_Link">
 夏宝龙访港六日全方位“考察”力图传递的政治信号 </text:a>
</text:p>
      <text:h text:style-name="P12" text:outline-level="3">
<text:span text:style-name="T4">
“23条”是什么？</text:span>
</text:h>
      <text:p text:style-name="P4">
</text:p>
      <text:p text:style-name="P4">
图像来源，  Getty Images</text:p>
      <text:p text:style-name="P4">
图像加注文字，</text:p>
      <text:p text:style-name="P4">
2003年数以十万计香港市民上街示威，反对23条立法及要求时任特首董建华下台（资料照片）。</text:p>
      <text:p text:style-name="P4">
香港《基本法》23条是有关国家安全的条款，约定特区政府应自行立法禁止七类危害国安的行为，但1997年主权移交以来一直未能实现。</text:p>
      <text:p text:style-name="P4">
23条的“七宗罪”包括：叛国、分裂国家、煽动叛乱、颠覆中央人民政府、窃取国家机密的行为、外国的政治性组织或团体在香港进行政治活动，以及香港的政治性组织或团体与外国的政治性组织或团体建立联系。</text:p>
      <text:p text:style-name="P4">
2002年香港首任特首董建华启动本地立法，但咨询期不足，而条例草案字眼被指模糊严苛，公众忧虑侵犯言论自由和人权，2003年触发数十万人上街的“七一游行”，其后代表商界利益的建制派自由党倒戈，使政府未能在立法会取得足够票数，最终撤回草案。</text:p>
      <text:p text:style-name="P4">
从此，23条成为政治上的“烫手山芋”，历任四名特首都未能完成这项“宪制责任”。</text:p>
      <text:p text:style-name="P4">
不过，香港大学前法律学院院长陈文敏教授曾公开反驳未履行“宪制责任”的说法，指23条没有讲明要用什么方式，只说“自行立法”，而23条所要求的国家安全法律一直存在于香港现行法例，只是散落在不同的条文。</text:p>
      <text:p text:style-name="P4">
他指出，1997年7月1日临时立法会通过“香港回归条例”，将香港法例本来保障“英皇”丶“联合王国”等地方，一律改为“中华人民共和国中央人民政府”。</text:p>
      <text:p text:style-name="P4">
而现行的《刑事罪行条例》、《官方机密条例》、《社团条例》等都有煽动、叛乱、间谍等罪行，早已涵盖23条要求。</text:p>
      <text:h text:style-name="P12" text:outline-level="3">
<text:span text:style-name="T4">
23条与《国安法》罪行有何差异？</text:span>
</text:h>
      <text:p text:style-name="P4">
</text:p>
      <text:p text:style-name="P4">
图像来源，  Reuters</text:p>
      <text:p text:style-name="P4">
图像加注文字，</text:p>
      <text:p text:style-name="P4">
黎智英案是香港国安法标志性案件之一，其使用条款和程序规则等细节一直备受关注（资料照片）。</text:p>
      <text:p text:style-name="P4">
<text:a xlink:type="simple" xlink:href="https://www.bbc.com/zhongwen/simp/chinese-news-55976986" text:style-name="Internet_20_link" text:visited-style-name="Visited_20_Internet_20_Link">
 黎智英香港国安法案：终审法院拒绝保释申请 </text:a>
  * <text:a xlink:type="simple" xlink:href="https://www.bbc.com/zhongwen/simp/chinese-news-55270796" text:style-name="Internet_20_link" text:visited-style-name="Visited_20_Internet_20_Link">
 香港国安法：黎智英加控“勾结外国势力”罪名，钟翰林侮辱国旗罪成 </text:a>
  * <text:a xlink:type="simple" xlink:href="https://www.bbc.com/zhongwen/simp/chinese-news-55465189" text:style-name="Internet_20_link" text:visited-style-name="Visited_20_Internet_20_Link">
 黎智英：遭国安法起诉后获保释第一案为何引发争议 </text:a>
  * <text:a xlink:type="simple" xlink:href="https://www.bbc.com/zhongwen/simp/chinese-news-53332916" text:style-name="Internet_20_link" text:visited-style-name="Visited_20_Internet_20_Link">
 香港《国安法》：五张图为你详解法律重点 </text:a>
  * <text:a xlink:type="simple" xlink:href="https://www.bbc.com/zhongwen/simp/chinese-news-54566737" text:style-name="Internet_20_link" text:visited-style-name="Visited_20_Internet_20_Link">
 香港《国安法》：沿袭自英国的刑事司法流程怎么走？ </text:a>
</text:p>
      <text:p text:style-name="P4">
“（香港）国安法针对的完全是2019年发生的罪行和情况，而不是一部全面的国家安全法律，也不包含23条全部的七宗罪。”香港行政会议成员、资深大律师汤家骅对BBC中文说。</text:p>
      <text:p text:style-name="P4">
2019年香港因修订《逃犯条例》爆发“反送中”运动，北京视之为“反中乱港”、“颜色革命”，翌年颁布《香港国安法》，當中列明的“四宗罪”为分裂国家、颠覆国家政权、组织实施恐怖活动、外国势力干预，前两者与23条部分重叠。</text:p>
      <text:p text:style-name="P4">
换言之，《香港国安法》并未涵盖23条的另外五宗罪，即叛国、煽动叛乱、窃取国家机密、外国政治团体在香港进行政治活动及本地政治团体与外国政治组织联系。</text:p>
      <text:p text:style-name="P4">
全国港澳研究会理事宋小庄月前在《紫荆》杂志撰文指，23条立法不必重复《国安法》已涵盖的两宗罪，可集中在其余五宗罪。</text:p>
      <text:p text:style-name="P4">
值得留意的是，23条与国安法对“颠覆”罪的定义不尽相同，前者是针对“中央人民政府”，后者针对“国家政权”，《国安法》的范围更广。</text:p>
      <text:h text:style-name="P12" text:outline-level="3">
<text:span text:style-name="T4">
有了《国安法》，23条还有迫切性吗？</text:span>
</text:h>
      <text:p text:style-name="P4">
</text:p>
      <text:p text:style-name="P4">
图像来源，  Getty Images</text:p>
      <text:p text:style-name="P4">
图像加注文字，</text:p>
      <text:p text:style-name="P4">
有超过30年历史的六四烛光晚会也在《国安法》实施后无法举办，图为2022年6月4日香港警察驻守维园（资料照片）。</text:p>
      <text:p text:style-name="P4">
香港现行法例在一定程度上已经包含23条的要求，但部分法律被指过时。</text:p>
      <text:p text:style-name="P4">
例如涵盖间谍罪的《官方机密条例》，是将英国1919年订立的法例本地化，而《刑事罪行条例》下的叛逆罪仍保留了“女皇陛下”等字眼。</text:p>
      <text:p text:style-name="P4">
行会成员汤家骅接受BBC中文访问时表示，这些港英政府通过的法例已经超过30年甚至50年，“无论是内容还是程序上都追不上现有社会的需求，更加与《港区国安法》不一致，所以现在有很迫切的需要，把这些法律现代化到符合23条的需求。”</text:p>
      <text:p text:style-name="P4">
港大前法律学院院长陈文敏教授则曾指出，现存法例需要改革和与时并进，可交由法律改革委员会讨论，没有必要为了政治上的方便，而动不动要求23条立法。</text:p>
      <text:p text:style-name="P4">
他又说，现行法例不仅不是力度不足，反而是过于严苛，例如过往案例有三人摆放炸弹，已被视为对英皇（中国政府）发动战争，甚或知情不报也受牵连，这些都有违现今《基本法》和普通法对人权的保障。</text:p>
      <text:p text:style-name="P4">
英国伦敦大学国王学院法学院访问研究员黎恩灏博士也对BBC中文表示，更新过时法例有其必要性，“问题是，现在是想更新到更加严苛和侵犯人权，还是更符合人权保障呢？”</text:p>
      <text:p text:style-name="P4">
黎指出，目前《国安法》已是控制社会的法律武器，有无远弗届的影响力，达到极大震慑效果，他质疑23条立法的迫切性。</text:p>
      <text:p text:style-name="P4">
“究竟是客观现实上的迫切性，还是政治宣传、口号式的迫切性？从政府角度，不断订立新的国家安全法律，进一步延伸国安体制在香港社会的权力，都对政府强硬管治更加有利。”</text:p>
      <text:h text:style-name="P12" text:outline-level="3">
<text:span text:style-name="T4">
23条“政治任务”势在必行？</text:span>
</text:h>
      <text:p text:style-name="P4">
</text:p>
      <text:p text:style-name="P4">
图像来源，  Getty Images</text:p>
      <text:p text:style-name="P4">
图像加注文字，</text:p>
      <text:p text:style-name="P4">
分析指国家安全成为了习近平核心思想，使香港23条立法多了一重政治象征意味</text:p>
      <text:p text:style-name="P4">
香港特首李家超近日多番表示23条立法是优先工作，强调“越快越好”、“不是交差”。</text:p>
      <text:p text:style-name="P4">
时事评论员林和立对BBC中文指出，目前的《国安法》已足以维持北京需要的“稳定”，“23条可能主要是形式上，象征意义大于实际作用”，立法是为了进一步确立香港“二次回归”。</text:p>
      <text:p text:style-name="P4">
资深传媒人陈景祥此前在《明报》撰文分析指，香港前几届政府都对23条“不为所动”，但这次势必在李家超第一个任期内完成立法，因为香港现在已经由党中央直接领导，而维护国家安全是习近平时代的核心思想。</text:p>
      <text:p text:style-name="P4">
他指出，2012年习近平上台后，设立了国家安全委员会、首次提出“总体国家安全观”，二十大更说“国家安全是民族复兴的根基”。在此背景下，香港23条立法已不再是回归初期被说成的“宪制责任”那么简单，而是中南海的首要关切和重大政治任务。</text:p>
      <text:p text:style-name="P4">
他举出澳门的先例，即使当地早年立了较“温和”的国安法版本，事隔十多年後也要追上北京的政治形势，把条文修订得更严厉，而国安问题上只有“一国”，没有“两制”，相关法律必须与中国大陆看齐。</text:p>
      <text:p text:style-name="P4">
已移居英国的香港社会政策及公共行政学者钟剑华表示，香港主权移交已届26年，政府的确要尽快履行23条立法的宪制任务，问题是“宪制任务”同时也包括落实《基本法》第45条及第68条的政制改革，即行政长官及立法会产生办法以普选为最终目标。</text:p>
      <text:p text:style-name="P4">
“2003年立法不成功之后，一般的理解是要等2007年第三届特首选举方法确实后，再推动较为合理的选举，才进行23条立法。这（落实普选）其实也是宪政责任。现在北京讲一部分不讲一部分，这个时势亦没有人再能阻止他阉割《基本法》和断章取义。特区政府似乎也想用这件事（23条）向北京表忠。”</text:p>
      <text:h text:style-name="P12" text:outline-level="3">
<text:span text:style-name="T4">
23条和《国安法》有冲突吗？</text:span>
</text:h>
      <text:p text:style-name="P4">
</text:p>
      <text:p text:style-name="P4">
图像来源，  Getty Images</text:p>
      <text:p text:style-name="P4">
图像加注文字，</text:p>
      <text:p text:style-name="P4">
国安法有凌驾地位，被指侵害《基本法》所保障的人权和自由（资料照片）。</text:p>
      <text:p text:style-name="P4">
23条是本地立法，《国安法》是实施在香港的全国性法律。保安局长邓炳强早前形容，两者“相辅相成”。</text:p>
      <text:p text:style-name="P4">
2020年中国全国人大以2878票赞成、1票反对、6票弃权的压倒性票数通过“关于建立健全香港特别行政区维护国家安全的法律制度和执行机制的决定（草案）”，人大常委会副委员长王晨当时提到，23条被别有用心的人严重污名化和妖魔化，难以在香港立法会通过，因此必须“从国家层面”建立维护国安的法律制度。</text:p>
      <text:p text:style-name="P4">
北京把国安法直接纳入香港《基本法》附件三，在香港公布实施，这被外界视为绕过香港本地立法程序，形同“违法立法”，破坏香港一国两制、高度自治。</text:p>
      <text:p text:style-name="P4">
官方则解释，虽然《基本法》23条规定港府应就国家安全“自行立法”，但并不排除中央为维护国家安全而进行立法，又指国家安全超越了香港的自治范围，因此国安法符合《基本法》第18条“国防、外交和其他按《基本法》规定不属于香港特别行政区自治范围的法律”。</text:p>
      <text:p text:style-name="P4">
公共行政学者钟剑华表示，由于《香港国安法》在国际社会备受批评，很多国家和国际机构都要求取消有关法律，他预料港府完成23条立法后，会减少使用《国安法》这把“尚方宝剑”。</text:p>
      <text:p text:style-name="P4">
“23条的本质其实就是国安法，以后就可以大大声告诉全世界，这是在香港本地立法的，《基本法》原本就应该有的，是一国两制。这样可以令大家收声。”</text:p>
      <text:p text:style-name="P4">
<text:a xlink:type="simple" xlink:href="https://www.bbc.com/zhongwen/simp/chinese-news-62967330" text:style-name="Internet_20_link" text:visited-style-name="Visited_20_Internet_20_Link">
 香港警方以煽动罪拘捕一名悼念英国女王男子 </text:a>
  * <text:a xlink:type="simple" xlink:href="https://www.bbc.com/zhongwen/simp/chinese-news-65163723" text:style-name="Internet_20_link" text:visited-style-name="Visited_20_Internet_20_Link">
 香港集会示威也恢复了 但“挂绳游行”成了新常态 </text:a>
  * <text:a xlink:type="simple" xlink:href="https://www.bbc.com/zhongwen/simp/chinese-news-61743434" text:style-name="Internet_20_link" text:visited-style-name="Visited_20_Internet_20_Link">
 中港发赏金鼓励举报 异见人士空间或被进一步挤压 </text:a>
  * <text:a xlink:type="simple" xlink:href="https://www.bbc.com/zhongwen/simp/chinese-news-65704881" text:style-name="Internet_20_link" text:visited-style-name="Visited_20_Internet_20_Link">
 香港器官捐赠争议与中国国家安全问题的联想 </text:a>
</text:p>
      <text:h text:style-name="P12" text:outline-level="3">
<text:span text:style-name="T4">
重推23条会否再激起争议？</text:span>
</text:h>
      <text:p text:style-name="P4">
</text:p>
      <text:p text:style-name="P4">
图像来源，  Getty Images</text:p>
      <text:p text:style-name="P4">
香港特首李家超日前接受官方中通社访问时表示，《国安法》和23条的罪类加起来“即便不重叠，也是11个”，他强调与外国针对维护国安的广泛法律比较，是“小巫见大巫”。</text:p>
      <text:p text:style-name="P4">
行会成员汤家骅也对BBC中文表示，最具争议的罪行已在《国安法》处理，余下五宗罪相信争议不大。“剩下的例如有叛国罪，叛国罪怎会有争议？全世界都有叛国罪，英美的写得更加虚无飘渺，令人惊吓和难以置信，我相信香港会写得精准得多。”</text:p>
      <text:p text:style-name="P4">
法律学者黎恩灏则指出，23条是否有争议除了看法律条文“有多辣”，也很视乎程序规定，比如“香港法院有没有权力复核23条是否违宪”。</text:p>
      <text:p text:style-name="P4">
黎说，假如23条的刑事程序与《国安法》看齐，例如有特首委任指定法官、不设陪审团、比照《国安法》保释安排等，则仍会被视为破坏普通法原则及司法独立，“到时国际社会会认为，现在是香港政府亲手摧毁司法制度的公信力。”</text:p>
      <text:p text:style-name="P4">
<text:a xlink:type="simple" xlink:href="https://www.bbc.com/zhongwen/simp/chinese-news-53209530" text:style-name="Internet_20_link" text:visited-style-name="Visited_20_Internet_20_Link">
 港版《国安法》如何影响香港法律制度 </text:a>
  * <text:a xlink:type="simple" xlink:href="https://www.bbc.com/zhongwen/simp/chinese-news-65069676" text:style-name="Internet_20_link" text:visited-style-name="Visited_20_Internet_20_Link">
 香港修例限制聘用海外律师处理国安案件的影响 </text:a>
  * <text:a xlink:type="simple" xlink:href="https://www.bbc.com/zhongwen/simp/world-65385367" text:style-name="Internet_20_link" text:visited-style-name="Visited_20_Internet_20_Link">
 留日女生被捕 香港国安法“域外适用首案”的诸多细节 </text:a>
  * <text:a xlink:type="simple" xlink:href="https://www.bbc.com/zhongwen/simp/world-53244505" text:style-name="Internet_20_link" text:visited-style-name="Visited_20_Internet_20_Link">
 国际法律学者解读香港《国安法》：天衣无缝的“结婚蛋糕” </text:a>
</text:p>
      <text:h text:style-name="P12" text:outline-level="3">
<text:span text:style-name="T4">
管控网络和意识形态？</text:span>
</text:h>
      <text:p text:style-name="P4">
</text:p>
      <text:p text:style-name="P4">
图像来源，  Getty Images</text:p>
      <text:p text:style-name="P4">
图像加注文字，</text:p>
      <text:p text:style-name="P4">
香港目前正强化国家安全教育（资料照片）。</text:p>
      <text:p text:style-name="P4">
港府尚未就23条公布条例草案，但特首李家超对官方中通社表示，防范国安风险要“警惕意识形态的影响”，23条立法要考虑到“网络世界出现的新手法”。</text:p>
      <text:p text:style-name="P4">
公共政策学者钟剑华估计，23条或加入控制网络的条文，而且条文可能比国安法写得更加空泛，更加可以随意解释。</text:p>
      <text:p text:style-name="P4">
熟悉中国事务的香港时事评论员刘锐绍也预料，23条会在言论、出版、通俗文化等方面加强规范，“有利于意识形态工作的开展，和爱国主义教育相似”。</text:p>
      <text:p text:style-name="P4">
中国全国人大常委会日前审议《爱国主义教育法草案》，首次提到要加强“港澳台同胞”对中国的认同，“自觉维护祖国统一和民族团结”。</text:p>
      <text:p text:style-name="P4">
刘锐绍指出，尽管国安法在香港实施三年来反对声音几乎绝迹，北京仍觉得情况未如理想，“他的理想是大家主动积极地爱国，而不是被动地服从”。他续称，中共长期有斗争意识和外国势力的心魔，挥之不去，无论如何都不会放心。</text:p>
      <text:p text:style-name="P4">
“即使香港立了23条，心魔也难以解除，因为这是他们的自然心理和反应，也是他们的需要和策略——只有这样才可以继续制造政治张力。 ”</text:p>
      <text:p text:style-name="P4">
<text:a xlink:type="simple" xlink:href="https://www.bbc.com/ws/av-embeds/cps/zhongwen/simp/chinese-news-66051256/p0fw0qbx/zh-hans" text:style-name="Internet_20_link" text:visited-style-name="Visited_20_Internet_20_Link">
 Video-1-Link：/ws/av-embeds/cps/zhongwen/simp/chinese-news-66051256/p0fw0qbx/zh-hans </text:a>
 <text:span text:style-name="T4">
你的器材不支持播放多媒体材料</text:span>
视频加注文字，</text:p>
      <text:p text:style-name="P4">
反修例示威四周年：香港经历了怎样的社会变迁？</text:p>
      <text:p text:style-name="P4">
Source: <text:a xlink:type="simple" xlink:href="https://www.bbc.com/zhongwen/simp/chinese-news-66051256" text:style-name="Internet_20_link" text:visited-style-name="Visited_20_Internet_20_Link">
https://www.bbc.com/zhongwen/simp/chinese-news-66051256</text:a>
</text:p>
      <!--NEWS-->
      <text:h text:style-name="P10" text:outline-level="1">
<text:span text:style-name="T4">
晶片戰延燒 媒體：美荷對中國祭新出口管制</text:span>
</text:h>
      <text:p text:style-name="P4">
Author: None (Language: zh)</text:p>
      <text:p text:style-name="P4">
Publisher: None</text:p>
      <text:p text:style-name="P4">
Time: 2023-06-30T02:56:00Z</text:p>
      <text:p text:style-name="P4">
Description: 路透社報導，為限縮中國的晶片產業發展，美國和荷蘭將再次聯手，要求企業出口高階晶片設備到中國應申請許可證。兩國將分別採取哪些措施？對於近期多項出口管制，業界人士怎麼看？</text:p>
      <text:p text:style-name="P4">
Videos: []</text:p>
      <text:p text:style-name="P4">
Images: []</text:p>
      <text:p text:style-name="P4">
Subject: 经济纵横</text:p>
      <text:p text:style-name="P4">
Subjects: ['奥巴马', '专题报道：习近平访美', '美国', '南希·佩洛西']</text:p>
      <text:p text:style-name="P4">
Keywords: ['荷兰', '美国', '中美关系', '人工智能', '芯片', '半导体']</text:p>
      <text:p text:style-name="P4">
ID: 66077370</text:p>
      <!--METADATA-->
      <text:p text:style-name="P4">
<text:a xlink:type="simple" xlink:href="https://www.dw.com/zh/overlay/image/article/66077370/65393218" text:style-name="Internet_20_link" text:visited-style-name="Visited_20_Internet_20_Link">
 </text:a>
</text:p>
      <text:p text:style-name="P4">
據報，美國、荷蘭將針對ASML的先進半導體設備做進一步的出口管制（資料照）。</text:p>
      <text:p text:style-name="P4">
（德國之聲中文網）路透社週四（6月29日）報導， <text:a xlink:type="simple" xlink:href="https://www.dw.com/zh/zh/美国对华芯片政策再收紧-特供之路恐走到头/a-66053763" text:style-name="Internet_20_link" text:visited-style-name="Visited_20_Internet_20_Link">
 美國 </text:a>
 和荷蘭為防止其技術被中國用於增強軍力，今年夏天將一同打「組合拳」，進一步 <text:a xlink:type="simple" xlink:href="https://www.dw.com/zh/zh/中国会被美国的芯片制裁卡脖子吗/a-65925528" text:style-name="Internet_20_link" text:visited-style-name="Visited_20_Internet_20_Link">
 對中國晶片製造商限制相關設備的銷售</text:a>
 。</text:p>
      <text:p text:style-name="P4">
報導指，荷蘭打算管制艾司摩爾（ASML）等公司的部分設備，而美國將藉其影響力，進一步限制特定中國廠商取得荷蘭的半導體設備。</text:p>
      <text:p text:style-name="P4">
熟悉美國計畫的1位消息人士解釋，新規範將要求企業申請許可證，才能向中芯（SMIC）的1間半導體廠等共約6家中國工廠出口設備，而且這些申請可能會被駁回。</text:p>
      <text:p text:style-name="P4">
<text:a xlink:type="simple" xlink:href="https://www.dw.com/zh/zh/荷蘭跟進美國-祭半導體技術出口管制/a-64926059" text:style-name="Internet_20_link" text:visited-style-name="Visited_20_Internet_20_Link">
 荷蘭 </text:a>
政府計劃於本月30日宣布新法規，要求ASML「深紫外光」（DUV）半導體設備中的頂級產品出口應申請許可證。DUV是ASML第二先進的儀器，而最先進的「極紫外線」（EUV）光刻機此前已受到限制、從未運往中國。</text:p>
      <text:p text:style-name="P4">
消息人士稱，荷蘭的新法規預計9月才會生效；美方規定可能於7月底公佈，預計將適用於ASML，因為其產品內含有美國零件。美國7月還預計對去年10月公布的全面性規則，進行其他更新。</text:p>
      <text:p text:style-name="P4">
報導指，美國亦曾有過在批准法規前修改提案的案例，因此消息人士所述僅反映了美方6月下旬的計劃，此案的時程及限制細節仍可能有變。荷蘭半導體設備公司ASMInternational也可能受荷蘭的新規定影響；該公司的發言人拒絕在規定正式發佈前發表評論。</text:p>
      <text:p text:style-name="P4">
荷蘭政府和ASML拒絕路透社的置評請求，負責監督出口管制的美國商務部也拒絕置評。</text:p>
      <text:p text:style-name="P4">
</text:p>
      <text:p text:style-name="P4">
北京指责美国“胁迫拉拢其他国家对中国实施半导体打压围堵”</text:p>
      <text:h text:style-name="P12" text:outline-level="3">
<text:span text:style-name="T4">
北京：反对美国滥用出口管制 希望荷兰着眼大局</text:span>
</text:h>
      <text:p text:style-name="P4">
中国外交部发言人毛宁在6月30日的例行记者会上回应称：“中方坚决反对美方泛化国家安全概念，滥用出口管制，以各种借口拉拢胁迫其他国家对华搞科技封锁，以行政手段干预企业之间的正常经贸往来，严重破坏市场规则和国际经贸秩序，冲击全球产供链的稳定，不符合任何一方的利益。中方将密切关注有关动向，坚决维护自身的合法权益。”</text:p>
      <text:p text:style-name="P4">
中国商务部新闻发言人也在7月1日就“荷兰半导体出口管制问题”回应称，几个月以来，中荷就半导体出口管制问题开展了多层级、多频次的沟通磋商，但荷方最终仍将相关半导体设备列管，中方对此表示不满。“荷方应从维护国际经贸规则及中荷经贸合作大局出发，尊重市场原则和契约精神，避免有关措施阻碍两国半导体行业正常合作和发展，不滥用出口管制措施，切实维护中荷企业和双方共同利益，维护全球半导体产业链供应链稳定。”</text:p>
      <text:p text:style-name="P4">
</text:p>
      <text:p text:style-name="P4">
中芯旗下的晶圓廠可能進一步受到美國出口管制的衝擊（資料照）。</text:p>
      <text:h text:style-name="P12" text:outline-level="3">
<text:span text:style-name="T4">
美國及其盟友近期祭出哪些出口管制？</text:span>
</text:h>
      <text:p text:style-name="P4">
<text:a xlink:type="simple" xlink:href="https://www.dw.com/zh/zh/美国全面加码限制芯片对华出口-台湾表示会配合/a-63379257" text:style-name="Internet_20_link" text:visited-style-name="Visited_20_Internet_20_Link">
 去年10月 </text:a>
，美國以國家安全為由，限制泛林集團（Lam Research，又譯科林研發）和應用材料公司（AppliedMaterials）等美國企業向中國出口晶片製造設備，並 <text:a xlink:type="simple" xlink:href="https://www.dw.com/zh/zh/美日荷協議限制芯片出口中國要求澄清/a-65232052" text:style-name="Internet_20_link" text:visited-style-name="Visited_20_Internet_20_Link">
 遊說其他有重要供應商的國家採取類似措施</text:a>
 。</text:p>
      <text:p text:style-name="P4">
此舉遭中國駐華盛頓大使館發言人劉鵬宇譴責為「蓄意封鎖、束縛中國企業，強行搬遷產業，推動脫鉤」，並表示中方將「密切關注事態發展，堅定維護自身利益」。</text:p>
      <text:p text:style-name="P4">
荷蘭貿易部長施萊納馬赫（LiesjeSchreinemacher）今年3月在給國會的信件曾表示：「荷蘭基於國安考慮，有必要盡早對此（半導體）技術進行監管。」</text:p>
      <text:p text:style-name="P4">
日本擁有晶片設備製造商尼康（Nikon）和東京電子（Tokyo Electron，又譯東京威力科創），也通過了 <text:a xlink:type="simple" xlink:href="https://www.dw.com/zh/zh/跟進美國-日本限制半導體設備出口/a-65190882" text:style-name="Internet_20_link" text:visited-style-name="Visited_20_Internet_20_Link">
 23種半導體製造設備的出口限制</text:a>
 ，定於7月23日生效。</text:p>
      <text:p text:style-name="P4">
</text:p>
      <text:p text:style-name="P4">
英偉達財務長克雷斯稱，美國的出口限制可能導致美國產業失去機會（資料照）。</text:p>
      <text:h text:style-name="P12" text:outline-level="3">
<text:span text:style-name="T4">
業界人士怎麼看美出口管制？</text:span>
</text:h>
      <text:p text:style-name="P4">
對於美國近期限制晶片設備出口的多項措施，英偉達（NVIDIA，又譯輝達）財務長克雷斯（ColetteKress）28日表示，這種做法將導致美國工業失去在中國市場競爭和領先的機會。</text:p>
      <text:p text:style-name="P4">
中國晶片製造商「長江存儲」（YMTC）董事長陳南翔29日表示，地緣政治和部分國家的安全憂慮，正在威脅晶片產業的全球化及其未來增長；他懷疑全球半導體行業能否如早先的預測，在2030年達到1兆美元的銷售額。</text:p>
      <text:p text:style-name="P4">
陳南翔說，晶片產業面臨很多政府干預，中間還參雜很多政治內容；他完全同意台積電（TSMC）創始人張忠謀3月份的發言，認為「晶片全球化已死」。他並未指明自己所說的「政府」來自哪些國家。</text:p>
      <text:p text:style-name="P4">
他說，相關行業目前進入了一段動盪時期：「我們這個行業本身就是有周期性的，每個從業者都有自己應對周期的方式。但我們面臨的高度不確定性，恰恰是全球化的破壞所造成的。」</text:p>
      <text:p text:style-name="P4">
長江存儲是去年面臨美國出口管制的10幾家中國人工智能晶片企業之一，美國的理由是擔心長江存儲可能會將美國技術轉移到被美方列入黑名單的中國科技公司。</text:p>
      <text:h text:style-name="P12" text:outline-level="3">
<text:span text:style-name="T4">
芯片产业的未来什么样？</text:span>
</text:h>
      <text:p text:style-name="P4">
（綜合報導）</text:p>
      <text:p text:style-name="P4">
Source: <text:a xlink:type="simple" xlink:href="https://www.dw.com/zh/晶片戰延燒-媒體：美荷對中國祭新出口管制/a-66077370" text:style-name="Internet_20_link" text:visited-style-name="Visited_20_Internet_20_Link">
https://www.dw.com/zh/晶片戰延燒-媒體：美荷對中國祭新出口管制/a-66077370?maca=chi-rss-chi-all-1127-rdf</text:a>
</text:p>
      <!--NEWS-->
      <text:h text:style-name="P10" text:outline-level="1">
<text:span text:style-name="T4">
没有平权行动，大学招生将如何变得更“卷”</text:span>
</text:h>
      <text:p text:style-name="P4">
Creator: TYLER AUSTIN HARPER</text:p>
      <text:p text:style-name="P4">
Publisher: https://www.facebook.com/nytimeschinese</text:p>
      <text:p text:style-name="P4">
Published Time: 2023-06-30T04:28:17+08:00</text:p>
      <text:p text:style-name="P4">
Description: 长久以来，精英大学的招生鼓励和奖励将种族游戏化。平权法案的终结也只会让情况变得更糟，因为学生和家长肯定会开动更多脑筋。</text:p>
      <text:p text:style-name="P4">
Images: ["<text:a xlink:type="simple" xlink:href="https://static01.nyt.com/images/2023/06/29/multimedia/30ambriefing-asia-nl-scotus/30ambriefing-asia-nl-scotus-master1050.jpg" text:style-name="Internet_20_link" text:visited-style-name="Visited_20_Internet_20_Link">
30ambriefing-...</text:a>
"]</text:p>
      <text:p text:style-name="P4">
Category: 观点与评论</text:p>
      <text:p text:style-name="P4">
Type: Article</text:p>
      <!--METADATA-->
      <text:p text:style-name="P4">
<draw:frame draw:style-name="fr1" draw:name="Image20" text:anchor-type="as-char" svg:width="6.9236in" svg:height="5.894951in" draw:z-index="0">
<draw:image xlink:href="../Images/cnnytimes/2023-06-30T04-28-17-08-00/30ambriefing-asia-nl-scotus-master1050.jpg" xlink:type="simple" xlink:show="embed" xlink:actuate="onLoad" draw:mime-type="image/jpeg"/>
</draw:frame>
</text:p>
      <text:p text:style-name="P4">
几年前还在读研究生的时候，我利用暑假赚钱的工作，就是帮亚裔小孩摆脱亚裔特征。我当时是一名帮助高中生为大学录取做准备的自雇家教，就住在离皇后区法拉盛中国人和华裔美国人聚居区只有几公里的地方。在一个闷热的夏季午后，我的第一份工作就是前往一间逼仄公寓，聆听未成年客户的需求：她要我仔细检查她的大学申请，并确保她不能太像亚裔。</text:p>
      <text:p text:style-name="P4">
我记得自己的尬笑有如即将报废的老旧空调；我以为她是在开玩笑。</text:p>
      <text:p text:style-name="P4">
但她严肃地继续诉说自己的要求。她觉得，优质大学不愿招亚裔，因为亚裔已经太多了——如果她看起来太像亚裔，就不会被录取。她一口气列出了她所在教会里的亚洲和亚裔美国朋友，他们的课外履历十分亮眼，考试成绩也无懈可击，但她表示，连保底学校都拒绝了他们的申请。</text:p>
      <text:p text:style-name="P4">
那之后几年，我做过的几乎每一份大学招生辅导工作都伴随着同样的要求。华裔和韩裔的孩子都希望让自己的申请材料少点华裔或韩裔的特征。富裕家庭的白人小孩希望自己不要露富，不那么像白人。黑人小孩则希望确保他们能留下足够黑的印象。拉丁裔和中东裔的孩子也是如此。</text:p>
      <text:p text:style-name="P4">
无论皮肤是白的还是棕的，无论条件是富有还是贫穷，无论是学生还是家长，我做家教接触到的每个人似乎都认为，要想进入顶级学府，就得参与我所说的种族问题博弈化。对这些学生而言，大学录取过程已经沦为一种行为艺术，他们的任务就是将自己的身份认同缩到最小或放到最大以换取奖励——理想中的学校发来的那个厚重信封。没过多久，我自己也被迫玩起了这场游戏：几年后，作为黑人博士候选人，我在寻找第一份教授工作的时候就苦恼不已，因为我不知如何（以及是否应该）谈论我的种族，以便让我成为多元化招聘的对象。如果这么做，感觉像是在作弊；但如果不这么做，又像是损害了自己的利益。</text:p>
      <text:p text:style-name="P4">
不管是为了录取通知书还是为了终身教授职位，精英学府的激励措施都对这样的种族游戏进行鼓励和奖励。而现在，最高法院否决了大学录取中的平权法案，只会让这种情况变得更糟。平权法案的兴起在不经意间催生了种族问题博弈化的文化，鼓动了无数学生和家长去钻研种族能以怎样的方式提升录取机会，或是使录取几率复杂化。反过来，平权法案的终结也只会让情况变得更糟，因为学生和家长肯定会开动更多脑筋。</text:p>
      <text:p text:style-name="P4">
我可以明确地说，我不反对平权法案。如果没有平权法案，我想我大概率不会在哈弗福德学院读本科，应该也不能在纽约大学做博士项目，如今还获得了贝茨学院的教授职位。我相信平权法案是有用的，纠正动产奴隶制的历史恶性及其引发的无数后遗症是有必要的，最重要的是，平权法案是对现行制度的关键制衡，后者是一种实质上的白人优待行动，奖励的是许多学业平庸（且富裕）的学生，他们可以依靠父母庇荫，或者只是擅长划船而已。</text:p>
      <text:p text:style-name="P4">
但我也相信，平权法案虽然必要，但也间接助长了一种扭曲的、种族至上的大学文化。在学生还没正式踏入校园的时候，他们就已经被鼓励要将种族身份视为自身人格最重要的一面，与他们的个人价值和优点密不可分。</text:p>
      <text:p text:style-name="P4">
许多著名学府都因种族问题推动了招生过程的博弈化，想方设法在不影响捐赠收入的情况下最大限度地提升多样性。例如一些学院和大学会招收有能力支付全额学费的少数族裔学生，以极低的成本提升多样性数据。甚至那些号称“盲申”的学校，也招收了大量无需经济援助的少数族裔学生。（一些统计称，哈佛大学七成以上的黑人、拉丁裔及美洲原住民学生的父母都受过大学教育，收入也高于全国中位数。）</text:p>
      <text:p text:style-name="P4">
尽管精英院校的举措并不总能符合平权法案的精神，即为最需要帮助的群体给予帮助，但当前制度还是在设法确保高等教育中的一些种族多样性，包括对来自工薪阶层的少数族裔申请者。我就是这其中的一员。）但在平权法案被撤销后的世界，种族问题博弈化的病态体制将会愈演愈烈，种族正义以及平权行动所带来的真正结构性矫正的一切善果都将消失。</text:p>
      <text:p text:style-name="P4">
不要担心，多元的思潮将会继续传播，原因很简单，绝大多数学生表示他们希望看到多样化，《美国新闻与世界报道》在其大学排名中将来自代表性不足群体的学生成功当做考量因素，同时，考虑到大学、银行和科技企业这些极其富有的机构已经自私地将多样性、公平和包容精神贬损为一种已实现的品牌战略，光对多样性纸上谈兵是廉价的。更改教学大纲或宣布成立由在职员工组成的DEI（多样性、公平和包容）特别工作组无需付出任何成本。</text:p>
      <text:p text:style-name="P4">
在精英学院和大学还能依靠平权法案增加种族多样性的年代，这种作秀式的表态大体是无害的。但在有种族意识的平权法案被取缔的新教育格局中，空谈DEI的承诺，只会在道德上洗白这个因惯性思维和经济利益而存在，目的就是为了忽略许多黑人、棕色人种和贫困学生的精英高等教育体系。</text:p>
      <text:p text:style-name="P4">
正如我的本科母校在 <text:a xlink:type="simple" xlink:href="https://www.insidehighered.com/news/2016/06/27/haverford-college-shifts-need-blind-need-aware-admissions" text:style-name="Internet_20_link" text:visited-style-name="Visited_20_Internet_20_Link">
 放弃 </text:a>
 盲申招生政策（一位校报作者 <text:a xlink:type="simple" xlink:href="http://haverfordclerk.com/why-we-need-need-blind/" text:style-name="Internet_20_link" text:visited-style-name="Visited_20_Internet_20_Link">
 抨击</text:a>
此举是为了实现“财务可行的多样性”）时发现的那样，录取低收入的少数族裔学生成本很高。在法院废除平权法案后，连这点多样性也将不复存在。剩下的就只有财务可行的招生了。</text:p>
      <text:p text:style-name="P4">
尽管近来出现了基于阶级而非种族的平权行动政策讨论，但我对这是否能够增加种族多样性持怀疑态度。在种族平权法案已被取缔的州，基于财富的招生政策 <text:a xlink:type="simple" xlink:href="https://www.nytimes.com/2022/08/26/us/affirmative-action-admissions-supreme-court.html" text:style-name="Internet_20_link" text:visited-style-name="Visited_20_Internet_20_Link">
 基本不能</text:a>
 阻止名校的少数族裔学生不断减少。没理由指望它们突然奏效。</text:p>
      <text:p text:style-name="P4">
种族问题博弈化的现象不会消失。</text:p>
      <text:p text:style-name="P4">
大学申请文书写作将进一步沦为一种有悖常理、种族化的凯恩斯主义选美比赛。大量少数族裔申请人（以及他们的父母和导师）都不得不去猜测某位招生官员或某所他们申请的学校会更偏爱哪个种族或族裔类别或子类别，甚至于哪种简单粗暴的种族刻板印象。首席大法官约翰·罗伯茨在周四的主要意见书中完全阐明了此种博弈化的路径，他写道，“没有任何规定禁止大学对申请人关于种族如何影响其生活的讨论加以考虑，前提是此类讨论与该申请人能为大学做出贡献的品格或独特能力产生实质关联。”</text:p>
      <text:p text:style-name="P4">
广告</text:p>
      <text:p text:style-name="P4">
事实上，他所说的已经在成为现实：正如社会学家阿亚·沃勒-贝在《大西洋》发表的那篇 <text:a xlink:type="simple" xlink:href="https://www.theatlantic.com/ideas/archive/2023/06/affirmative-action-supreme-court-college-admissions-essays-trauma/674314/" text:style-name="Internet_20_link" text:visited-style-name="Visited_20_Internet_20_Link">
 精彩绝伦但却令人沮丧</text:a>
文章所写，少数族裔大学申请者都非常清楚，吐露自己最黑暗的人生经历会让他们被录取的几率更大。与此同时，许多白人、亚裔和富有的申请者仍将继续努力让自己看起来不那么像白人、亚裔或是富人，因为他们相信这么做是进入极其挑剔的精英校园的最佳办法。</text:p>
      <text:p text:style-name="P4">
预计会有更多反种族主义的行动计划、更多空洞的去殖民化、更多的强制性培训、更多大吹大擂的顾问、更多空洞的报告、更多没人能说得清楚其工作的管理者、更多 <text:a xlink:type="simple" xlink:href="https://www.theatlantic.com/ideas/archive/2021/11/against-land-acknowledgements-native-american/620820/" text:style-name="Internet_20_link" text:visited-style-name="Visited_20_Internet_20_Link">
廉价的原住民土地承认 </text:a>
 （“对不起，我偷了你的房子!”）、更多做给别人看的白人自我鞭笞、更多 <text:a xlink:type="simple" xlink:href="https://www.bostonglobe.com/2023/06/02/opinion/wrong-kind-of-black-professor/" text:style-name="Internet_20_link" text:visited-style-name="Visited_20_Internet_20_Link">
用来装门面的少数族裔教员 </text:a>
 。</text:p>
      <text:p text:style-name="P4">
在这场种族话题的龙卷风中，如果你堵住耳朵，环顾四周，你可能会开始注意到，在院子里读书的棕色和黑人孩子越来越少，将来， <text:a xlink:type="simple" xlink:href="https://www.nytimes.com/interactive/2023/02/12/upshot/child-maternal-mortality-rich-poor.html" text:style-name="Internet_20_link" text:visited-style-name="Visited_20_Internet_20_Link">
 产科病房里</text:a>
的棕色和黑人医生也会越来越少。事实将证明，所有这些举措跟真正打击结构性种族主义几乎扯不上任何关系。我们很可能会发现自己在一年比一年更白、更富裕的教室里教授托尼·莫里森（获得诺贝尔文学奖的黑人女作家。——译注）的作品。</text:p>
      <text:p text:style-name="P4">
那应该怎么做呢？如果名校真的关心多样性，他们下一步应该采取什么行动？</text:p>
      <text:p text:style-name="P4">
首先，他们应该退出多样性、平等与包容产业复合体(D.E.I.-industrialcomplex)，这个复合体优先考虑廉价的修补、意识提高和一次性的演讲活动，但事实证明这些活动收效甚微。如果你在从事相关工作或参加相关活动的话，每当人们声称正在采取反种族主义行动时，你可以要求他们解释清楚——具体来说——这将为谁提供物质上的帮助，以及如何为他们提供物质上的帮助。（提示：如果不会花费某人许多的时间或金钱，那很可能就是废话。）如果“成功“是一种你无法量化、无法记录、无法做出有意义评估的文化变化，那么它很可能就是胡说八道。所以，口说无凭，要对方提供实据。如果事涉公关骗局，为的是给那些确保学校够有钱、够白的种族主义政策提供幌子，那么什么都不做也好过帮倒忙。</text:p>
      <text:p text:style-name="P4">
其次，精英院校应该联合起来，绞杀《美国新闻与世界报道》排名系统。这个臭名昭著的大学排名多年来饱受抨击，它依赖于一系列指标，比如毕业率，这些指标实际上奖励了那些招收更富有的白人学生的院校，并错误地将优秀与捐赠规模联系起来。由于贫困和少数族裔学生更有可能因为他们无法控制的环境因素退学，因此针对这些群体实施招生政策的院校在这个排名上可能会受到不利影响。一些著名的法学院已经停止参与该排名系统，哥伦比亚大学最近成为第一个这样做的常春藤联盟本科院校。</text:p>
      <text:p text:style-name="P4">
广告</text:p>
      <text:p text:style-name="P4">
退出这个体系——精英院校的校长们应该集体宣布他们正在这样做——将使他们能够重新构想招生过程，而不必担心受到惩罚。</text:p>
      <text:p text:style-name="P4">
至于学生呢？如果我再次做辅导老师，对面坐着有才华的棕色族裔或黑人孩子，他们担心最高法院让他们更容易被梦想学校拒之门外，我会给出什么建议？</text:p>
      <text:p text:style-name="P4">
记住，将种族问题博弈化，只是一种博弈，不过如此。不要理会那些人，他们想让你相信，上常春藤盟校——其接受的捐款额相当于一个不小的国家的名义GDP——是通往幸福、成功或种族平等的唯一道路。民权领袖们忍受警犬和消防水管的冰冷洗礼，并不是希望有一天他们的子孙能够成为藤校毕业的风险资本家和管理顾问。记住，马丁·路德·金没有梦想过建立一个多种族的寡头政治，他所说的“机会的宝库”并不仅仅隐藏在耶鲁大学的一扇金色大门后面。生活中还有其他不需要任何博弈的道路。记住，希望就在你找到自我的地方。</text:p>
      <text:p text:style-name="P4">
Source: <text:a xlink:type="simple" xlink:href="https://cn.nytimes.com/opinion/20230630/college-admissions-affirmative-action/" text:style-name="Internet_20_link" text:visited-style-name="Visited_20_Internet_20_Link">
https://cn.nytimes.com/opinion/20230630/college-admissions-affirmative-action/</text:a>
</text:p>
      <!--NEWS-->
      <text:h text:style-name="P10" text:outline-level="1">
<text:span text:style-name="T4">
英国小学如何转变我的竞争观？ (Free Version)</text:span>
</text:h>
      <text:p text:style-name="P4">
Authors: ['何越']</text:p>
      <text:p text:style-name="P4">
Publisher: 英国《金融时报》</text:p>
      <text:p text:style-name="P4">
Time: 2023-06-30T05:49:27+00:00</text:p>
      <text:p text:style-name="P4">
Published Time: 2023-06-29T12:00:99+08:00</text:p>
      <text:p text:style-name="P4">
Modified Time: 2023-06-30T01:46:99+08:00</text:p>
      <text:p text:style-name="P4">
Description: 何越：十年里我的教育思想逐渐转变，从不能输在起跑线，焦急孩子未来成功路的中国妈，转变成“不再怎么管孩子，也不着急她们的未来”的妈。</text:p>
      <text:p text:style-name="P4">
Images: ["<text:a xlink:type="simple" xlink:href="https://thumbor.ftacademy.cn/unsafe/picture/2/000186102_piclink.jpg" text:style-name="Internet_20_link" text:visited-style-name="Visited_20_Internet_20_Link">
000186102_pic...</text:a>
"]</text:p>
      <text:p text:style-name="P4">
Themes: ['专栏', '教育', '关注']</text:p>
      <text:p text:style-name="P4">
Keywords: ['教育', '英国', '越陌度阡']</text:p>
      <text:p text:style-name="P4">
Type: Article</text:p>
      <!--METADATA-->
      <text:p text:style-name="P4">
<draw:frame draw:style-name="fr1" draw:name="Image21" text:anchor-type="as-char" svg:width="6.9236in" svg:height="4.617987in" draw:z-index="0">
<draw:image xlink:href="../Images/FT Chinese Free Version/2023-06-30T05-49-27-00-00/000186102_piclink.jpg" xlink:type="simple" xlink:show="embed" xlink:actuate="onLoad" draw:mime-type="image/jpeg"/>
</draw:frame>
</text:p>
      <text:p text:style-name="P4">
十年前我第一次送老大去小学时，每日接送孩子上下学的日子曾那样遥遥无止境。我2004年去英国留学时，当时一名中国博士生的兼职工作就是帮英国家庭接送孩子上下学，当时我觉得这事怎么能这么重大？没想到后来我成为全职妈妈，这事就成了我过去近十年的日常。</text:p>
      <text:p text:style-name="P4">
这十年值得记录的原因，是因为我的教育思想逐渐开始转变，从不能输在起跑线，焦急孩子未来成功路的中国妈，转变成了“不再怎么管孩子，也不着急她们的未来”的妈——因为我逐步摆脱了被责任羁绊的人生，而进入了享受个人权利的新生活。请注意，这不是自私。与此同时，英国小学对于我过去文章里反映英国社会公平与正义的撰写，多有帮助。因为小学本身，就是一个充满爱、尤其关照弱势群体、讲究平等的社会机构。</text:p>
      <text:p text:style-name="P4">
Source: <text:a xlink:type="simple" xlink:href="http://www.ftchinese.com/story/001100125" text:style-name="Internet_20_link" text:visited-style-name="Visited_20_Internet_20_Link">
http://www.ftchinese.com/story/001100125</text:a>
</text:p>
      <!--NEWS-->
      <text:h text:style-name="P10" text:outline-level="1">
<text:span text:style-name="T4">
香港导演周冠威：从纪录片《时代革命》到爱情片《1人婚礼》的历程</text:span>
</text:h>
      <text:p text:style-name="P4">
Author: https://www.facebook.com/bbcworldservice/</text:p>
      <text:p text:style-name="P4">
Publisher: BBC News 中文</text:p>
      <text:p text:style-name="P4">
Published Time: 2023-06-30T07:15:15.000Z</text:p>
      <text:p text:style-name="P4">
Modified Time: 2023-06-30T07:15:15.000Z</text:p>
      <text:p text:style-name="P4">
Description: 香港导演周冠威曾凭借在反修例运动爆发时拍摄的纪录片《时代革命》获得第58届金马奖。但此后他经历投资者撤资，需要借助全新融资才能完成新片《1人婚礼》。</text:p>
      <text:p text:style-name="P4">
Images: []</text:p>
      <text:p text:style-name="P4">
Videos: ["<text:a xlink:type="simple" xlink:href="https://www.bbc.com/ws/av-embeds/cps/zhongwen/simp/chinese-news-66063818/p0fy5m8g/zh-hans" text:style-name="Internet_20_link" text:visited-style-name="Visited_20_Internet_20_Link">
zh-hans</text:a>
"]</text:p>
      <text:p text:style-name="P4">
Tags: ['电影', '香港版国安法', '逃犯条例', '香港']</text:p>
      <text:p text:style-name="P4">
Type: Article</text:p>
      <!--METADATA-->
      <text:h text:style-name="P12" text:outline-level="3">
<text:span text:style-name="T4">
香港导演周冠威：从纪录片《时代革命》到爱情片《1人婚礼》的历程</text:span>
</text:h>
      <text:p text:style-name="P4">
<text:a xlink:type="simple" xlink:href="https://www.bbc.com/ws/av-embeds/cps/zhongwen/simp/chinese-news-66063818/p0fy5m8g/zh-hans" text:style-name="Internet_20_link" text:visited-style-name="Visited_20_Internet_20_Link">
 Video-1-Link：/ws/av-embeds/cps/zhongwen/simp/chinese-news-66063818/p0fy5m8g/zh-hans </text:a>
 <text:span text:style-name="T4">
你的器材不支持播放多媒体材料</text:span>
<text:span text:style-name="T4">
香港导演周冠威：从纪录片《时代革命》到爱情片《1人婚礼》的历程</text:span>
 2023年6月30日</text:p>
      <text:p text:style-name="P4">
香港导演周冠威，在反送中运动爆发时拍摄的纪录片《时代革命》在坎城影展（戛纳电影节，康城影展）受到欢迎，还获得第58届金马奖最佳纪录片奖。但因此而带来的政治风险，致使不少投资者纷纷撤资，周冠威不得不借助全新融资才能完成新片《1人婚礼》。</text:p>
      <text:p text:style-name="P4">
从2021年以来，香港政府向电影发展基金共注资15.4亿港币，2023年2月香港文化体育及旅游局强调，电影若违《港区国安法》，政府就不拨款资助。</text:p>
      <text:p text:style-name="P4">
周冠威认为，这种情况让演员和投资者都害怕自己会跨越那条涉及国安法、却又不清不楚的“红线”，“这就是它的可怕之处，它不需要直接打压你，但已让所有人感到恐惧”。</text:p>
      <text:p text:style-name="P4">
Source: <text:a xlink:type="simple" xlink:href="https://www.bbc.com/zhongwen/simp/chinese-news-66063818" text:style-name="Internet_20_link" text:visited-style-name="Visited_20_Internet_20_Link">
https://www.bbc.com/zhongwen/simp/chinese-news-66063818</text:a>
</text:p>
      <!--NEWS-->
      <text:h text:style-name="P10" text:outline-level="1">
<text:span text:style-name="T4">
美国平权法案：高等法院推翻大学招生考虑种族因素的前因后果</text:span>
</text:h>
      <text:p text:style-name="P4">
Author: https://www.facebook.com/bbcworldservice/</text:p>
      <text:p text:style-name="P4">
Publisher: BBC News 中文</text:p>
      <text:p text:style-name="P4">
Published Time: 2023-06-30T07:20:53.000Z</text:p>
      <text:p text:style-name="P4">
Modified Time: 2023-06-30T07:20:53.000Z</text:p>
      <text:p text:style-name="P4">
Description: 美国最高法院裁定，宪法禁止大学在招生过程中考虑申请人的种族因素。这一裁决具有里程碑式的意义，颠覆了美国几十年来实践的“平权法案”。</text:p>
      <text:p text:style-name="P4">
Images: ["<text:a xlink:type="simple" xlink:href="https://ichef.bbci.co.uk/news/640/cpsprodpb/16A8/production/_130200850_gettyimages-1504468742.jpg" text:style-name="Internet_20_link" text:visited-style-name="Visited_20_Internet_20_Link">
_130200850_ge...</text:a>
"]</text:p>
      <text:p text:style-name="P4">
Videos: []</text:p>
      <text:p text:style-name="P4">
Tags: ['高等教育', '学生生活', '教育概況', '美国', '孩子', '亚洲']</text:p>
      <text:p text:style-name="P4">
Type: Article</text:p>
      <!--METADATA-->
      <text:h text:style-name="P12" text:outline-level="3">
<text:span text:style-name="T4">
美国平权法案：高等法院推翻大学招生考虑种族因素的前因后果</text:span>
</text:h>
      <text:p text:style-name="P4">
2023年6月30日<draw:frame draw:style-name="fr1" draw:name="Image23" text:anchor-type="as-char" svg:width="6.9236in" svg:height="3.894525in" draw:z-index="0">
<draw:image xlink:href="../Images/BBC Chinese/2023-06-30T07-20-53.000Z/_130200850_gettyimages-1504468742.jpg" xlink:type="simple" xlink:show="embed" xlink:actuate="onLoad" draw:mime-type="image/jpeg"/>
</draw:frame>
</text:p>
      <text:p text:style-name="P4">
图像来源，  Getty Images</text:p>
      <text:p text:style-name="P4">
<text:span text:style-name="T4">
美国最高法院裁定，宪法禁止大学在招生过程中考虑申请人的种族因素。这一裁决具有里程碑式的意义，颠覆了美国几十年来实践的“平权法案”（affirmativeaction，也被称为扶持行动）。</text:span>
</text:p>
      <text:p text:style-name="P4">
这是美国教育界最具争议的问题之一。平权法案于20世纪60年代首次被纳入政策，被认为是一项提升多样化的措施。</text:p>
      <text:p text:style-name="P4">
高院的裁决适用于美国所有的公立和私立大学。但受影响最大的可能是哈佛大学等著名的常春藤盟校，每年有数万名申请者争夺几百个录取名额。</text:p>
      <text:p text:style-name="P4">
最高法院并没有直接说这一裁决推翻了20年历史的法律规则——即大学可以在建立多元化学生群体的整体努力中考虑种族因素。但影响可能十分重大。</text:p>
      <text:p text:style-name="P4">
“这个决定带来的影响要比法院的裁决大得多”，德克萨斯大学法学教授史蒂夫·弗拉德克（SteveVladeck）表示，“就所有意图和目的而言，它使得高校几乎不可能再考虑种族因素。”</text:p>
      <text:p text:style-name="P4">
<text:a xlink:type="simple" xlink:href="https://www.bbc.com/zhongwen/simp/world-45930984" text:style-name="Internet_20_link" text:visited-style-name="Visited_20_Internet_20_Link">
 支持还是反对 华人纠结面对哈佛“歧视亚裔”案 </text:a>
  * <text:a xlink:type="simple" xlink:href="https://www.bbc.com/zhongwen/simp/world-53775146" text:style-name="Internet_20_link" text:visited-style-name="Visited_20_Internet_20_Link">
 耶鲁大学和美国司法部的博弈：招生公平和“逆向歧视” </text:a>
</text:p>
      <text:h text:style-name="P12" text:outline-level="3">
<text:span text:style-name="T4">
亚裔为何对大学招生产生分歧？</text:span>
</text:h>
      <text:p text:style-name="P4">
</text:p>
      <text:p text:style-name="P4">
图像来源，  Getty Images</text:p>
      <text:p text:style-name="P4">
图像加注文字，</text:p>
      <text:p text:style-name="P4">
哈佛2018年的录取数据显示，新生中有22.9%是亚裔学生，且比例逐年上升。</text:p>
      <text:p text:style-name="P4">
这次美国高院针对的两起案件涉及哈佛大学和北卡罗来纳大学的招生，这两间大学在招生时考虑种族比例，最初是为了提高黑人和西班牙裔学生的数量，确保少数群体在本校学生中有公平体现。但反对者认为这是反向的种族歧视。</text:p>
      <text:p text:style-name="P4">
针对哈佛大学的诉讼由一群亚裔美国学生提起，他们声称哈佛大学的招生政策歧视亚裔，低估了他们的学术成就和高分。</text:p>
      <text:p text:style-name="P4">
在美国亚裔群体中，“平权法案”是长期以来争议最大的话题之一。尤其在重视下一代教育的华裔美国人当中，这时常成为他们辩论的话题。</text:p>
      <text:p text:style-name="P4">
支持者认为，“平权法案”能够保障学校和公司在录取过程中避免歧视少数族裔，亚裔也是其中的受益者。但反对者说，当亚裔与非裔、拉美裔等其他少数族裔同时进入候选名单时，该法案倾向支持非裔等其他少数族裔的录取。不过，许多年轻一代的亚裔认为，即便如此，该法案也是为了保障学生群体的多元化，因为亚裔家庭普遍只注重孩子的分数，而非多元化发展。</text:p>
      <text:p text:style-name="P4">
亚裔美国人教育联盟主席赵宇空告诉BBC，他对高院的裁决表示欢迎。他的组织认为，平权法案对亚裔美国学生进入精英学校的概率产生了负面影响。“这一决定将保留精英政治，这是美国梦的基石”。</text:p>
      <text:p text:style-name="P4">
加利福尼亚州众议院议员、国会亚太裔核心小组主席赵美心（Judy Chu）说，取消平权法案“不是胜利”。</text:p>
      <text:p text:style-name="P4">
她说：“对于亚裔等少数社群来说，结束有种族意识的录取不太可能改变精英院校录取亚裔美国人的净人数，但来自低收入、有难民或土著背景的亚裔学生将遇到更多的录取障碍。这就是为什么美国大多数亚裔都表示支持有种族意识的录取”。</text:p>
      <text:p text:style-name="P4">
根据研究机构皮尤研究中心（Pew ResearchCenter）6月8日发布的研究，大多数（53%）亚裔美国人认可“平权法案”这一概念。但同时，绝大多数（76%）亚裔反对高校在招生过程中将种族作为考虑因素。皮尤同一天发布的另一份研究显示，50%的美国人反对大学在招生时将种族作为考虑因素。但有47%的非裔美国人支持这一政策，只有29%的白种人同样表示支持。</text:p>
      <text:h text:style-name="P12" text:outline-level="3">
<text:span text:style-name="T4">
为何美国高院裁定“平权法案”涉种族歧视？</text:span>
</text:h>
      <text:p text:style-name="P4">
</text:p>
      <text:p text:style-name="P4">
图像来源，  Reuters</text:p>
      <text:p text:style-name="P4">
图像加注文字，</text:p>
      <text:p text:style-name="P4">
美国高院的裁决遵循了意识形态路线，少数的自由派大法官持不同意见。</text:p>
      <text:p text:style-name="P4">
最高法院在意识形态上再次出现了尖锐分歧。六名保守派大法官宣布，这一决定朝着不分肤色的社会迈出了一步，学生的质素将以他们的成就而不是种族来衡量。三位自由主义大法官则认为，这一裁决忽视了美国长久以来存在的歧视状况。</text:p>
      <text:p text:style-name="P4">
在多数派意见中，首席大法官约翰·罗伯茨（John Roberts）将1954年具有里程碑意义的布朗诉教育委员会（Brown v Board ofEducation）一案与这次关于大学录取的意见直接联系起来。布朗诉教育委员会一案终结了教育领域的种族隔离。</text:p>
      <text:p text:style-name="P4">
“消除种族歧视意味着消除所有带有种族因素的歧视，”首席大法官写道。</text:p>
      <text:p text:style-name="P4">
他说，大学不能为解决过去的歧视问题制定无限期时间表，他驳斥了哈佛大学和北卡罗来纳大学用来为其政策辩护的解释，认为这些解释没有重点，带有歧视性，与种族刻板印象有关。</text:p>
      <text:p text:style-name="P4">
首席大法官写道，大学的录取决定必须基于申请人的个人经历和资格。但长期以来，许多大学的做法恰恰相反。</text:p>
      <text:p text:style-name="P4">
“他们错误地认为：决定一个人的不是战胜挑战、掌握技能或吸取教训，而是他们的肤色。我们的宪法历史不允许这种选择。”</text:p>
      <text:p text:style-name="P4">
这次裁决再次反映出，最高法院正在对以前的法院处理过的重大社会和政治问题施展力量。去年，最高法院推翻了长期以来对堕胎和环境的保护。现在，保守派法官把目标对准了大学招生。</text:p>
      <text:h text:style-name="P12" text:outline-level="3">
<text:span text:style-name="T4">
自由派法官以什么理由反对？</text:span>
</text:h>
      <text:p text:style-name="P4">
</text:p>
      <text:p text:style-name="P4">
图像来源，  Getty Images</text:p>
      <text:p text:style-name="P4">
图像加注文字，</text:p>
      <text:p text:style-name="P4">
法官凯坦吉·布朗·杰克逊（Ketanji Brown Jackson）发表了严厉的异词。</text:p>
      <text:p text:style-name="P4">
由民主党总统任命的三名大法官在意见书中谴责了这些裁决，意见书总计近100页。</text:p>
      <text:p text:style-name="P4">
大法官索尼娅·索托马约尔（SoniaSotomayor）写道，这一裁决“在一个种族一直很重要并继续产生重要影响的地方，将肤浅的种族歧视规则作为宪法原则加以巩固”。她警告说，这“推翻了几十年的规则和重大进展”。</text:p>
      <text:p text:style-name="P4">
历史上第一位黑人女性法官凯坦吉·布朗·杰克逊（Ketanji BrownJackson）更进一步表示:“今天，大多数人拉下了绳索，通过法律命令宣布‘不分肤色’。但在法律上认定的不分种族，并不意味着在生活中也是如此。”</text:p>
      <text:p text:style-name="P4">
她还说：“由于法院与这个国家过去和现在的实际经验脱节，法院现在被引诱去干涉（北卡罗来纳大学）和其他高等院校为解决美国现实世界的问题所做的重要工作。”</text:p>
      <text:p text:style-name="P4">
在高等法院宣布裁决之后，美国总统拜登表示“强烈”反对。“我们不能让这个决定成为最后的定论，”他说，“歧视在美国仍然存在。”</text:p>
      <text:h text:style-name="P12" text:outline-level="3">
<text:span text:style-name="T4">
美国教育将发生什么变化？</text:span>
</text:h>
      <text:p text:style-name="P4">
</text:p>
      <text:p text:style-name="P4">
图像来源，  Reuters</text:p>
      <text:p text:style-name="P4">
图像加注文字，</text:p>
      <text:p text:style-name="P4">
世界名校哈佛大学是全美录取竞争最激烈的学校之一，每年超过四万名申请者中，只有约2000名幸运儿被录取。</text:p>
      <text:p text:style-name="P4">
虽然法院的决定适用于美国各地的大学，但已经有九个州采取措施禁止在公立大学招生过程中考虑种族因素。这可能预示着即将到来的巨大变化。</text:p>
      <text:p text:style-name="P4">
例如，加州在25年前就禁止在包括公共教育在内的所有政府项目中基于种族的“优惠待遇”。</text:p>
      <text:p text:style-name="P4">
在整个加州大学系统中，少数族裔的代表人数下降，但通过其他方式增加多样性的努力还是有效的。加州大学洛杉矶分校目前招收的非裔和西班牙裔学生的比例高于平权法案生效前。</text:p>
      <text:p text:style-name="P4">
最高法院在其意见中表示，申请人仍然可以引用他们的种族，并讨论种族如何“影响了他/她的生活，无论是通过歧视、激励还是其他方式”。大学可以找到种族的替代品——比如经济劣势或地理出身——来建立多元化的学生群体。</text:p>
      <text:p text:style-name="P4">
不过，大学如何做到这一点，可能因州而异，这取决于当地政治和共和党“红州”正在通过的保守派法律，这些法律禁止大学多元化推广和参与项目。</text:p>
      <text:p text:style-name="P4">
Source: <text:a xlink:type="simple" xlink:href="https://www.bbc.com/zhongwen/simp/world-66063739" text:style-name="Internet_20_link" text:visited-style-name="Visited_20_Internet_20_Link">
https://www.bbc.com/zhongwen/simp/world-66063739</text:a>
</text:p>
      <!--NEWS-->
      <text:h text:style-name="P10" text:outline-level="1">
<text:span text:style-name="T4">
法国枪击案：警察被控谋杀一名少年，大规模骚乱已持续三晚</text:span>
</text:h>
      <text:p text:style-name="P4">
Author: https://www.facebook.com/bbcworldservice/</text:p>
      <text:p text:style-name="P4">
Publisher: BBC News 中文</text:p>
      <text:p text:style-name="P4">
Published Time: 2023-06-30T10:05:09.000Z</text:p>
      <text:p text:style-name="P4">
Modified Time: 2023-06-30T10:05:09.000Z</text:p>
      <text:p text:style-name="P4">
Description: 巴黎郊区楠泰尔一名北非裔少年被警察开枪打死后，法国第三晚爆发暴力事件，总统马克龙正在努力平息公众的愤怒。</text:p>
      <text:p text:style-name="P4">
Images: []</text:p>
      <text:p text:style-name="P4">
Videos: ["<text:a xlink:type="simple" xlink:href="https://www.bbc.com/ws/av-embeds/cps/zhongwen/simp/world-66065761/p0fy6354/zh-hans" text:style-name="Internet_20_link" text:visited-style-name="Visited_20_Internet_20_Link">
zh-hans</text:a>
"]</text:p>
      <text:p text:style-name="P4">
Tags: ['抗议', '法国']</text:p>
      <text:p text:style-name="P4">
Type: Article</text:p>
      <!--METADATA-->
      <text:h text:style-name="P12" text:outline-level="3">
<text:span text:style-name="T4">
法国枪击案：警察被控谋杀一名少年，大规模骚乱已持续三晚</text:span>
</text:h>
      <text:p text:style-name="P4">
<text:a xlink:type="simple" xlink:href="https://www.bbc.com/ws/av-embeds/cps/zhongwen/simp/world-66065761/p0fy6354/zh-hans" text:style-name="Internet_20_link" text:visited-style-name="Visited_20_Internet_20_Link">
 Video-1-Link：/ws/av-embeds/cps/zhongwen/simp/world-66065761/p0fy6354/zh-hans</text:a>
 <text:span text:style-name="T4">
你的器材不支持播放多媒体材料</text:span>
<text:span text:style-name="T4">
法国枪击案：警察被控谋杀一名少年，大规模骚乱已持续三晚</text:span>
 2023年6月30日</text:p>
      <text:p text:style-name="P4">
巴黎郊区楠泰尔一名北非裔少年被警察开枪打死后，法国连续第三晚爆发暴力事件，总统马克龙正在努力平息公众的愤怒。</text:p>
      <text:p text:style-name="P4">
一名涉事警察已被拘留，并面临蓄意误杀的指控。</text:p>
      <text:p text:style-name="P4">
周二（6月27日），17岁的纳赫勒（Nahel）在拒绝交通执法后，在驾车离开时被警察开枪近距离射杀。</text:p>
      <text:p text:style-name="P4">
图卢兹、里昂、马赛、巴黎等多地爆发抗议活动。</text:p>
      <text:p text:style-name="P4">
Source: <text:a xlink:type="simple" xlink:href="https://www.bbc.com/zhongwen/simp/world-66065761" text:style-name="Internet_20_link" text:visited-style-name="Visited_20_Internet_20_Link">
https://www.bbc.com/zhongwen/simp/world-66065761</text:a>
</text:p>
      <!--NEWS-->
      <text:h text:style-name="P10" text:outline-level="1">
<text:span text:style-name="T4">
五角大楼称中国气球没有收集情报</text:span>
</text:h>
      <text:p text:style-name="P4">
Author: None (Language: zh)</text:p>
      <text:p text:style-name="P4">
Publisher: None</text:p>
      <text:p text:style-name="P4">
Time: 2023-06-30T12:43:00Z</text:p>
      <text:p text:style-name="P4">
Description: 美国国防部表示，经过情报机构的评估，被击落的中国气球并没有搜集情报。而一天前有美媒报道该气球使用美国技术进行间谍。</text:p>
      <text:p text:style-name="P4">
Videos: []</text:p>
      <text:p text:style-name="P4">
Images: []</text:p>
      <text:p text:style-name="P4">
Subject: 时政风云</text:p>
      <text:p text:style-name="P4">
Subjects: ['德中关系', '奥巴马', '薄熙来', '专题报道：习近平访美', '中国共产党', '岛屿主权争端', '专题报道：全景观看“习马会”', '中国反腐风暴', '20国集团', '中国']</text:p>
      <text:p text:style-name="P4">
Keywords: ['美国', '中国', '间谍气球', '布林肯', '拜登', '习近平']</text:p>
      <text:p text:style-name="P4">
ID: 66066375</text:p>
      <!--METADATA-->
      <text:p text:style-name="P4">
<text:a xlink:type="simple" xlink:href="https://www.dw.com/zh/overlay/image/article/66066375/64734669" text:style-name="Internet_20_link" text:visited-style-name="Visited_20_Internet_20_Link">
 </text:a>
</text:p>
      <text:p text:style-name="P4">
今年2月飞越美国上空的中国气球被美国空军击落。</text:p>
      <text:p text:style-name="P4">
（德国之声中文网）美国五角大楼经过数月分析认为，今年2月在其领空被击落的中国气球没有收集情报。周四（6月29日）美国国防部发言人赖德（PatRyder）说：“我们现在的评估认为，气球经过、飞越美国上空的时候，并没有搜集（情资）。”</text:p>
      <text:p text:style-name="P4">
赖德表示，美国采取了行动，以避免该气球进行情报搜集。“我们的努力当然有助于此。” 赖德说，美方清楚，该气球具备收集情报的能力。</text:p>
      <text:p text:style-name="P4">
今年2月2日，美国国防部通报北美空防司令部侦测到 <text:a xlink:type="simple" xlink:href="https://www.dw.com/zh/zh/拜登-成功击落气球-北京-美方反应过度/a-64615212" text:style-name="Internet_20_link" text:visited-style-name="Visited_20_Internet_20_Link">
 一艘飞行物自阿拉斯加侵入美国和加拿大领空 </text:a>
。美方怀疑气球为搜集情报所用高空侦测气球，经推定检测，此飞行物源自中国，中方承认漂浮物来自中国，为民用无人飞艇，否认是间谍气球。美军于2月4日下午在南卡罗来纳州临近海域上空击落中国间谍气球，打捞后由多个美国情报部门检测分析。</text:p>
      <text:h text:style-name="P12" text:outline-level="3">
<text:span text:style-name="T4">
美媒：被击落的中国气球使用美国技术</text:span>
</text:h>
      <text:p text:style-name="P4">
此外，赖德没有证实此前美媒有关气球使用美国技术的报道。但赖德表示，过去中国制造的无人机曾使用过市场上购买的现成美国产品。</text:p>
      <text:p text:style-name="P4">
根据《华尔街日报》发表的一篇报道，美国几所国防情报机构分析发现，来自中国的这只间谍气球上使用了美国制造的商用设备，其中一些设备可以在网上购买到。另外气球上还安装了中国的专业传感器和其它设备，可以收集照片、视频以及其它信息传送回中国。</text:p>
      <text:p text:style-name="P4">
报道指出，这些发现说明这只气球进行的是间谍活动，而不是像中国方面所称的是一只用来观测气象的气象气球。</text:p>
      <text:p text:style-name="P4">
参与调查的官员说，这只气球使用了现成和专门的设备，是中国政府在监视方面的一次创造性尝试。</text:p>
      <text:p text:style-name="P4">
报导指出，美国官员认为这只间谍气球似乎 <text:a xlink:type="simple" xlink:href="https://www.dw.com/zh/zh/中國氣球能實時回傳信號美無法證實/a-65222124" text:style-name="Internet_20_link" text:visited-style-name="Visited_20_Internet_20_Link">
 没有将在加拿大和美国上空飞行8天采集的数据传送回中国</text:a>
 ；官员们拒绝透露该飞行器是否出现故障。</text:p>
      <text:p text:style-name="P4">
气球事件加剧了中美关系进一步恶化。美国谴责中方侵犯领空违反国际法。美国国务卿布林肯也因此取消了访问中国的计划。</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中方称所谓的间谍气球为用于气象等科研目的的民用无人飞艇，因受西风影响偏航误入领空，指美方击毁气球为“过度反应”严重违反国际惯例，并保留对同类事件作出处理的权利。但对于“民用无人飞艇”为哪间中国公司、企业或部门所有，中国外交部未明确回应。</text:p>
      <text:p text:style-name="P4">
更多阅读： <text:a xlink:type="simple" xlink:href="https://www.dw.com/zh/zh/德语媒体气球预示中美必有一战/a-64657762" text:style-name="Internet_20_link" text:visited-style-name="Visited_20_Internet_20_Link">
 德语媒体：气球预示中美必有一战？ </text:a>
</text:p>
      <text:p text:style-name="P4">
6月20日，结束了对北京访问的美国国务卿布林肯在接受美国媒体MSNBC采访时说，“气球事件应该结束了”。他在采访中表示：“我们做了我们需要做的事情来保护我们的利益，我们说了我们需要说的话，我们也明确表达了应该明确表达的内容，以确保这种情况不再发生。因此，只要它不再发生，这一章就应该结束了。”</text:p>
      <text:p text:style-name="P4">
不过就在同一日，美国总统拜登在加州举行的一场竞选募款活动上将中国国家主席习近平称为 <text:a xlink:type="simple" xlink:href="https://www.dw.com/zh/zh/拜登称习近平为独裁者-北京公开的政治挑衅/a-65987541" text:style-name="Internet_20_link" text:visited-style-name="Visited_20_Internet_20_Link">
 “独裁者”</text:a>
。他在演讲中说：“习近平特别生气的原因是，我击落那个装满两车间谍设备的气球时，他不知道它（气球）在那里。这对独裁者们来说尤其尴尬，他们不知道发生了什么，那里不应该是它的目的地，因风力它偏离了航线。”</text:p>
      <text:p text:style-name="P4">
拜登的这番表述引起北京的极大不满。次日，中国外交部发言人毛宁在记者会上说，“美方的言论极其荒谬,极不负责，严重违背基本事实，严重违背外交礼仪，严重侵犯中方政治尊严，是公开的政治挑衅。中方对此强烈不满，坚决反对。”</text:p>
      <text:p text:style-name="P4">
25日， <text:a xlink:type="simple" xlink:href="https://www.dw.com/zh/zh/布林肯支持独裁者表述总统替大家说话/a-66035635" text:style-name="Internet_20_link" text:visited-style-name="Visited_20_Internet_20_Link">
 布林肯在美国CBS电视台“面对国家”访谈节目中</text:a>
说：“总统讲话一向非常坦率，很直接。他表达得很清晰，他也是在为我们所有人说话。”</text:p>
      <text:p text:style-name="P4">
布林肯强调说：“我在这次旅行中对我的中方同行说，我们会继续做你们不喜欢的事，说你们不喜欢的话，就像你们无疑也会继续做我们不喜欢的事，说我们不喜欢的话一样。”</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五角大楼称中国气球没有收集情报/a-66066375" text:style-name="Internet_20_link" text:visited-style-name="Visited_20_Internet_20_Link">
https://www.dw.com/zh/五角大楼称中国气球没有收集情报/a-66066375?maca=chi-rss-chi-all-1127-rdf</text:a>
</text:p>
      <!--NEWS-->
      <text:h text:style-name="P10" text:outline-level="1">
<text:span text:style-name="T4">
利多加持 美股收红季线扬</text:span>
</text:h>
      <text:p text:style-name="P4">
Publisher: 法新社</text:p>
      <text:p text:style-name="P4">
Published Time: 2023-06-30T21:02:08+00:00</text:p>
      <text:p text:style-name="P4">
Modified Time: 2023-06-30T20:50:01+00:00</text:p>
      <text:p text:style-name="P4">
Description: （法新社纽约30日电） 美股今天收红，因苹果公司（Apple）市值突破3兆美元，加上通膨数据利多等激励，季线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6-30T21-02-08-00-00/000000.png" xlink:type="simple" xlink:show="embed" xlink:actuate="onLoad" draw:mime-type="image/png"/>
</draw:frame>
</text:p>
      <text:p text:style-name="P4">
道琼工业指数终场上涨285.18点，或0.84%，收在34407.60点。</text:p>
      <text:p text:style-name="P4">
标准普尔500指数上涨53.94点，或1.23%，收在4450.38点。</text:p>
      <text:p text:style-name="P4">
以科技股为主的那斯达克指数上涨196.59点，或1.45%，收在13787.92点。</text:p>
      <text:p text:style-name="P4">
费城半导体指数上涨58.883点，或1.63%，收在3673.059点。（译者：徐睿承）</text:p>
      <text:p text:style-name="P4">
Source: <text:a xlink:type="simple" xlink:href="https://www.rfi.fr/cn/%E8%B4%A2%E7%BB%8F%E5%BF%AB%E8%AE%AF/20230630-%E5%88%A9%E5%A4%9A%E5%8A%A0%E6%8C%81-%E7%BE%8E%E8%82%A1%E6%94%B6%E7%BA%A2%E5%AD%A3%E7%BA%BF%E6%89%AC" text:style-name="Internet_20_link" text:visited-style-name="Visited_20_Internet_20_Link">
https://www.rfi.fr/cn/%E8%B4%A2%E7%BB%8F%E5%BF%AB%E8%AE%AF/20230630-%E5%88%A9%E5%A4%9A%E5%8A%A0%E6%8C%81-%E7%BE%8E%E8%82%A1%E6%94%B6%E7%BA%A2%E5%AD%A3%E7%BA%BF%E6%89%AC</text:a>
</text:p>
      <!--NEWS-->
      <text:h text:style-name="P10" text:outline-level="1">
<text:span text:style-name="T4">
李家超上任一周年：中国香港特首的有为与无为</text:span>
</text:h>
      <text:p text:style-name="P4">
Author: https://www.facebook.com/bbcworldservice/</text:p>
      <text:p text:style-name="P4">
Publisher: BBC News 中文</text:p>
      <text:p text:style-name="P4">
Published Time: 2023-06-30T23:55:25.000Z</text:p>
      <text:p text:style-name="P4">
Modified Time: 2023-06-30T23:55:25.000Z</text:p>
      <text:p text:style-name="P4">
Description: 李家超就任中国香港特首一周年，但民间对其一年来功过的总结似乎不很热烈。</text:p>
      <text:p text:style-name="P4">
Images: ["<text:a xlink:type="simple" xlink:href="https://ichef.bbci.co.uk/news/640/cpsprodpb/938F/production/_130257773_b541a17b-c3cf-4eb5-a0e1-1aa02b46a59c.jpg" text:style-name="Internet_20_link" text:visited-style-name="Visited_20_Internet_20_Link">
_130257773_b5...</text:a>
"]</text:p>
      <text:p text:style-name="P4">
Videos: ["<text:a xlink:type="simple" xlink:href="https://www.bbc.com/ws/av-embeds/cps/zhongwen/simp/chinese-news-66072479/p0fw0qbx/zh-hans" text:style-name="Internet_20_link" text:visited-style-name="Visited_20_Internet_20_Link">
zh-hans</text:a>
", "<text:a xlink:type="simple" xlink:href="https://www.bbc.com/ws/av-embeds/cps/zhongwen/simp/chinese-news-66072479/p0fs9pzr/zh-hans" text:style-name="Internet_20_link" text:visited-style-name="Visited_20_Internet_20_Link">
zh-hans</text:a>
"]</text:p>
      <text:p text:style-name="P4">
Tags: ['香港版国安法', '李家超', '逃犯条例', '中國', '政治', '香港', '香港特首选举']</text:p>
      <text:p text:style-name="P4">
Type: Article</text:p>
      <!--METADATA-->
      <text:h text:style-name="P12" text:outline-level="3">
<text:span text:style-name="T4">
李家超上任一周年：中国香港特首的有为与无为</text:span>
</text:h>
      <ul>
        <li>
叶靖斯   * BBC中文记者 香港报道</li>
      </ul>
      <text:p text:style-name="P4">
2023年6月30日<draw:frame draw:style-name="fr1" draw:name="Image44" text:anchor-type="as-char" svg:width="6.9236in" svg:height="3.894525in" draw:z-index="0">
<draw:image xlink:href="../Images/BBC Chinese/2023-06-30T23-55-25.000Z/_130257773_b541a17b-c3cf-4eb5-a0e1-1aa02b46a59c.jpg" xlink:type="simple" xlink:show="embed" xlink:actuate="onLoad" draw:mime-type="image/jpeg"/>
</draw:frame>
</text:p>
      <text:p text:style-name="P4">
图像来源，  SOPA Images/LightRocket via Getty Images</text:p>
      <text:p text:style-name="P4">
图像加注文字，</text:p>
      <text:p text:style-name="P4">
一年前，李家超成为首位出身自警察部队的香港特首。</text:p>
      <text:p text:style-name="P4">
<text:a xlink:type="simple" xlink:href="https://www.bbc.com/zhongwen/simp/chinese-news-61999062" text:style-name="Internet_20_link" text:visited-style-name="Visited_20_Internet_20_Link">
 2022年7月1日 </text:a>
<text:span text:style-name="T4">
，香港会议展览中心内，在中共中央总书记兼中国国家主席习近平面前，李家超宣誓就任香港特区行政长官，正式成为第一位出身于警察系统的特首。在他任满一年之际，对李家超的专访、李家超的署名文章，近日陆续发表。</text:span>
</text:p>
      <text:p text:style-name="P4">
这些多数来自官方媒体的报道与文章罗列了李家超一年来的“成果”，中国政府驻港最高代表、香港中联办主任郑雁雄甚至说：“昔日熟悉的、可爱的香港回来了。”</text:p>
      <text:p text:style-name="P4">
然而，民间对其政绩几何的议论似乎并不特別热烈。香港资深新闻编辑杨健兴回忆，过去每逢政权移交周年，总会有各式各样的民间团体等召开新闻发布会，评论过去一年特区政府的施政功过，提出诉求，“但你留意一下这几天的香港，没有的，没有这样的氛围”。</text:p>
      <text:p text:style-name="P4">
李家超的第一份“成绩表”到底都写着什么，似乎是一个各说各话的问题。</text:p>
      <text:p text:style-name="P4">
<text:a xlink:type="simple" xlink:href="https://www.bbc.com/zhongwen/simp/chinese-news-65842285" text:style-name="Internet_20_link" text:visited-style-name="Visited_20_Internet_20_Link">
 香港“反送中”四周年：禁书、禁语、自我审查与香港人被“再教育” </text:a>
  * <text:a xlink:type="simple" xlink:href="https://www.bbc.com/zhongwen/simp/chinese-news-66051256" text:style-name="Internet_20_link" text:visited-style-name="Visited_20_Internet_20_Link">
 香港政府将重推“23条”：与《国安法》有何差异？ </text:a>
  * <text:a xlink:type="simple" xlink:href="https://www.bbc.com/zhongwen/simp/chinese-news-63352931" text:style-name="Internet_20_link" text:visited-style-name="Visited_20_Internet_20_Link">
 李家超“抢人才”策略能否奏效引热议 商界寄望香港完全恢复开放 </text:a>
  * <text:a xlink:type="simple" xlink:href="https://www.bbc.com/zhongwen/simp/chinese-news-65338390" text:style-name="Internet_20_link" text:visited-style-name="Visited_20_Internet_20_Link">
 夏宝龙访港六日全方位“考察”力图传递的政治信号 </text:a>
  * <text:a xlink:type="simple" xlink:href="https://www.bbc.com/zhongwen/simp/chinese-news-65870520" text:style-name="Internet_20_link" text:visited-style-name="Visited_20_Internet_20_Link">
 香港反修例示威歌曲《愿荣光归香港》禁令 法院7月21日审理 </text:a>
</text:p>
      <text:p text:style-name="P4">
<text:a xlink:type="simple" xlink:href="https://www.bbc.com/ws/av-embeds/cps/zhongwen/simp/chinese-news-66072479/p0fw0qbx/zh-hans" text:style-name="Internet_20_link" text:visited-style-name="Visited_20_Internet_20_Link">
 Video-1-Link：/ws/av-embeds/cps/zhongwen/simp/chinese-news-66072479/p0fw0qbx/zh-hans </text:a>
 <text:span text:style-name="T4">
你的器材不支持播放多媒体材料</text:span>
视频加注文字，</text:p>
      <text:p text:style-name="P4">
随着2020年新冠疫情来袭以及北京在香港实施《国家安全法》后，街头抗争几乎绝迹。之后的几年里，港府继续对社会各方面进行“改造”。</text:p>
      <text:h text:style-name="P12" text:outline-level="3">
<text:span text:style-name="T4">
从李家超参选起，各式各样的口号</text:span>
</text:h>
      <text:p text:style-name="P4">
一年前，李家超带着多句口号上台，例如“以结果为目标”，“问题很多，但每天解决一个，一年就有365个”，讲KPI（关键绩效指标）。</text:p>
      <text:p text:style-name="P4">
在就任一周年前的一个周末，行政长官办公室在社交媒体 <text:a xlink:type="simple" xlink:href="https://www.facebook.com/johnleekachiu/videos/1699987887114574/" text:style-name="Internet_20_link" text:visited-style-name="Visited_20_Internet_20_Link">
 发表一连两集回顾视频</text:a>
 ，又来了两句口号。</text:p>
      <text:p text:style-name="P4">
李家超说：“时不我待，（香港特区政府）是要追时间、追结果、追成绩，令市民觉得我们的政策，他真的受惠了，有幸福、有希望。”</text:p>
      <text:p text:style-name="P4">
影片末端，李家超与行政长官办公室特别助理黄芷渊一同说：“所以我们必须以行动争取信任，以结果拉近距离，以成绩凝聚互信。”</text:p>
      <text:p text:style-name="P4">
李家超又在中国央企出版物《紫荆》 <text:a xlink:type="simple" xlink:href="https://bau.com.hk/article/2023-06/25/content_1122537961240973312.html" text:style-name="Internet_20_link" text:visited-style-name="Visited_20_Internet_20_Link">
 发表署名文章</text:a>
，称其政府过去一年“着力提高治理水平”、“不断增强发展动能”、“切实排解民生忧难”和“共同维护和谐稳定”，其中包括“简约公屋”计划，成立“引进重点企业办公室”、“人才服务窗口”，推出“高端人才通行证计划”等。</text:p>
      <text:p text:style-name="P4">
“大致上我不觉得他这一年有什么很具体的突破性改变。”旅英香港公共行政学者钟剑华博士如此评价李家超担任特首的第一年。</text:p>
      <text:p text:style-name="P4">
</text:p>
      <text:p text:style-name="P4">
图像来源，  China News Service</text:p>
      <text:p text:style-name="P4">
图像加注文字，</text:p>
      <text:p text:style-name="P4">
过去一年里，港府推出了“你好香港”等运动。</text:p>
      <text:p text:style-name="P4">
钟剑华对BBC中文说：“福利可以说是什么都没提过，劳工也可以说什么都没提过，那剩下来的就是些大型发展项目——‘明日大屿’、北部都会区那些——事实上也看不到有什么很突破的进展，就连融资方案都还在吹风中。”</text:p>
      <text:p text:style-name="P4">
北部都会区和“ <text:a xlink:type="simple" xlink:href="https://www.bbc.com/zhongwen/simp/chinese-news-45886706" text:style-name="Internet_20_link" text:visited-style-name="Visited_20_Internet_20_Link">
 明日大屿愿景 </text:a>
”这两大项目 <text:a xlink:type="simple" xlink:href="https://www.bbc.com/zhongwen/simp/chinese-news-58815057" text:style-name="Internet_20_link" text:visited-style-name="Visited_20_Internet_20_Link">
 都是上一任特首林郑月娥所留下的 </text:a>
。在《紫荆》的文章中，李家超称有关项目正“按序推进”；直属中国政府驻港机关的《大公报》近日刊登对财政司司长陈茂波的专访，陈茂波称两项工程的融资安排“会采用创新思维融资，减政府财政压力”。</text:p>
      <text:p text:style-name="P4">
时事评论员杨健兴觉得，要盘点李家超过去一年的实质政绩，“不是有很多东西能数得出来”。</text:p>
      <text:p text:style-name="P4">
约一年半前仍是《众新闻》主笔的杨健兴对BBC中文说：“过去这12个月，特区政府有许多动作，有许多口号，有许多新玩意，有许多架构改动，增加了许多‘工作小组’，搞许多运动——‘开心香港’那一类——但很实在的东西，例如说疫情后的经济恢复得比预期慢，股市金融也不理想。”</text:p>
      <text:p text:style-name="P4">
</text:p>
      <text:p text:style-name="P4">
图像来源，  Getty Images</text:p>
      <text:p text:style-name="P4">
图像加注文字，</text:p>
      <text:p text:style-name="P4">
在“七一”特区成立周年前一天，香港恒生指数6月30日收报18916点，比前日跌17点。</text:p>
      <text:p text:style-name="P4">
在“七一”特区成立周年前一天，香港恒生指数6月30日收报18916点，比前日跌17点，但比2023年首个交易日跌864点，累计跌幅4.37%。</text:p>
      <text:p text:style-name="P4">
从民意调查看，李家超的支持率也并非特别高：香港民意研究计划6月中公布的每月官员民望调查显示，李家超支持率为44%；星岛新闻集团6月底公布的民调显示，57.6%市民满意特区政府工作表现；《香港01》6月底公布的网上民调，以10分为满分，李家超首年施政得分5.2分。</text:p>
      <text:p text:style-name="P4">
</text:p>
      <text:p text:style-name="P4">
李家超在接受隶属于官方中新社的香港中通社专访时说：“分数是别人给的。”</text:p>
      <text:p text:style-name="P4">
李家超还称，他在2022年10月发表的首份《施政报告》中提出要招揽3.5万个海外优质人才，计划启动后的五个月内便已批出4.9万人的来港许可，已超出指标。中通社称，“数据已经印证了香港的吸引力”。</text:p>
      <text:p text:style-name="P4">
李家超又对官方中国中央电视台说：“其实我们在通关以后，1000万（访港）旅客大关，在首五个月已经突破了，特别现在气氛好，消费方面都特别活跃，餐馆、旅游景点都人潮涌涌，很热闹。而且我看到市民都比以前开心多了。”</text:p>
      <text:p text:style-name="P4">
但也有亲建制言论提出了对李家超首年施政的质疑。</text:p>
      <text:p text:style-name="P4">
中国全国政协港澳台侨委员会副主任、广州暨南大学“一国两制”与基本法研究院副院长屠海鸣在《信报》专栏中评论李家超政府在引进人才和近期宣布开放部分行业引进外劳时说：“不纠结细枝末节，以香港整体利益和长远利益为重，果断决策，果敢出手。特区政府做事风格，让人耳目一新！”</text:p>
      <text:p text:style-name="P4">
但屠海鸣同时说：“本届政府改善民生突出了‘急难愁盼’，有可圈可点之举，也有不敢恭维之处，还需要再加一把力。”他并未说明有哪些地方让人“不敢恭维”。</text:p>
      <text:p text:style-name="P4">
新加坡《海峡时报》专栏作者、香港学研社召集人戴庆成的文章说：“如果香港要维持国际竞争中的优势，就必须不断奔跑，甚至要将步伐加倍，否则就会失去原先的优势。李家超在影片中形容世界变得很快，不进则退，所以‘香港不能慢、不能等’，是说到了点子上。问题是：港府有什么应对的招数呢？”</text:p>
      <text:h text:style-name="P12" text:outline-level="3">
<text:span text:style-name="T4">
凡事国安先行？</text:span>
</text:h>
      <text:p text:style-name="P4">
钟剑华博士说：“这一年来，我觉得最突出的就是打压公民社会，事事都讲国安。”</text:p>
      <text:p text:style-name="P4">
“越搞越细致了，现在连学校招标伙食都得加入国安条款。李家超做得最多的便是在不同环节加入国安条款。”</text:p>
      <text:p text:style-name="P4">
李家超在中通社的专访中说：“我是一个心急的人，但也要谨慎……香港不只是疫情的困扰，我们的问题比任何一个政府累积更多，我们曾经历‘黑暴’（2019年“反送中”示威）、立法会拖垮政府施政，双重打击。”</text:p>
      <text:p text:style-name="P4">
他又对央视说：“我们香港现在社会，当然总体来讲是平稳的，也非常安全的，但是破坏力量在我刚才提到的背景下不会放松的，他们也会继续的。”</text:p>
      <text:p text:style-name="P4">
6月20日，李家超在出席行政会议前被媒体问及“七一”纪念日情势时又说：“任何人士如果利用这个机会骑劫，或者制造不良气氛或进行破坏性活动，我们一定会追究有关人士的法律责任，亦不会容许再有类似事情骑劫这个值得庆祝的日子。”</text:p>
      <text:p text:style-name="P4">
</text:p>
      <text:p text:style-name="P4">
图像来源，  EPA</text:p>
      <text:p text:style-name="P4">
图像加注文字，</text:p>
      <text:p text:style-name="P4">
自中国人大颁布《香港国安法》后，北京与香港官方舆论反复强调香港已进入“由治及兴”阶段。</text:p>
      <text:p text:style-name="P4">
过去数个月，李家超政府不时提出“软对抗”之说，将之形容为威胁中国国家安全行径，他更曾说“不犯法不代表不可以造成破坏”。</text:p>
      <text:p text:style-name="P4">
在此背景下，俗称“23条立法”再次提上了日程，李家超表明最迟将在2024年立法——中国全国人大常委会三年前颁布《香港国安法》，将颠覆国家政权等四项行为在港入刑，但全国人大常委会法工委主任沈春耀当时已表明，香港仍须依照香港《基本法》第23条规定，完成本地国安立法，将其他危害中国国家安全行为入刑。</text:p>
      <text:p text:style-name="P4">
北京驻港代表表达了对这些思维的认可：中国中央政府驻香港联络办公室主任郑雁雄6月30日出席亲政府民间团体的“七一”庆祝活动时说：“回想前些年，一度面临的严峻局面，对比今天宾客汇聚，活力迸发的崭新气象，大家都更加清醒地认识到，香港再也不能搞错方向，搞乱自己，再也不能被人利用、被人蒙蔽。</text:p>
      <text:p text:style-name="P4">
“大家也更加清醒地看到，‘一国’越坚固、‘两制’越精彩。”</text:p>
      <text:p text:style-name="P4">
随着“口罩令”在3月1日全面撤销，香港因2019年冠状病毒病（COVID-19；新冠病毒病）疫情而实施的限制措施告一段落。游行集会恢复，但也有原民主派团体成员试图申办“五一”劳动节游行，却在疑似被警察国安处人员带署调查后撤回申请；“六四”天安门事件周年，维多利亚公园足球场首次由亲政府社团租用举办嘉年华会，警察在维园周边带走多人。</text:p>
      <text:p text:style-name="P4">
<text:a xlink:type="simple" xlink:href="https://www.bbc.com/ws/av-embeds/cps/zhongwen/simp/chinese-news-66072479/p0fs9pzr/zh-hans" text:style-name="Internet_20_link" text:visited-style-name="Visited_20_Internet_20_Link">
 Video-2-Link：/ws/av-embeds/cps/zhongwen/simp/chinese-news-66072479/p0fs9pzr/zh-hans </text:a>
 <text:span text:style-name="T4">
你的器材不支持播放多媒体材料</text:span>
视频加注文字，</text:p>
      <text:p text:style-name="P4">
“六四”事件34周年纪念日，香港维多利亚公园连续第四年没有举行烛光集会，多人先后在维园周边被警察带走。</text:p>
      <text:p text:style-name="P4">
<text:a xlink:type="simple" xlink:href="https://www.bbc.com/zhongwen/simp/chinese-news-65704881" text:style-name="Internet_20_link" text:visited-style-name="Visited_20_Internet_20_Link">
 香港器官捐赠争议与中国国家安全问题的联想 </text:a>
  * <text:a xlink:type="simple" xlink:href="https://www.bbc.com/zhongwen/simp/world-65385367" text:style-name="Internet_20_link" text:visited-style-name="Visited_20_Internet_20_Link">
 留日女生被捕 香港国安法“域外适用首案”的诸多细节 </text:a>
  * <text:a xlink:type="simple" xlink:href="https://www.bbc.com/zhongwen/simp/chinese-news-65554858" text:style-name="Internet_20_link" text:visited-style-name="Visited_20_Internet_20_Link">
 香港《明报》停刊尊子40载漫画专栏 再引新闻自由争议 </text:a>
  * <text:a xlink:type="simple" xlink:href="https://www.bbc.com/zhongwen/simp/chinese-news-65163723" text:style-name="Internet_20_link" text:visited-style-name="Visited_20_Internet_20_Link">
 香港集会示威也恢复了 但“挂绳游行”成了新常态 </text:a>
  * <text:a xlink:type="simple" xlink:href="https://www.bbc.com/zhongwen/simp/chinese-news-65398330" text:style-name="Internet_20_link" text:visited-style-name="Visited_20_Internet_20_Link">
 香港五一游行自行取消 申请人称“不由自主但不能讲” </text:a>
</text:p>
      <text:p text:style-name="P4">
杨健兴认为，李家超政府重视国安的程度“有点觉得已经过了火”，“政治上已经收得很紧，一个可见的将来都不会有很大幅度的放宽”。</text:p>
      <text:p text:style-name="P4">
他还指出，“七一”前夕民间团体竞相对媒体发表对政府施政不满的氛围已不复存在，“其实挺能反映社会（对政府）的期望已相当的低”。</text:p>
      <text:p text:style-name="P4">
政治氛围的另一个变化或许也能从香港民意研究所的民调上体现：民研在6月初宣布，“因应相关政府部门经过风险评估后的建议”，取消发表进行已久的年度“六四”民意调查，随后再宣布将会取消大约四之一的定期调查题目，部分余下的民调项目也会转作内部参考和付费服务等。</text:p>
      <text:p text:style-name="P4">
香港民研公告称：“有关课题初步包括回归系列、身分认同、两岸问题、 世界视野、六四事件、议员评分、部队民望和部份社会指标等。”</text:p>
      <text:p text:style-name="P4">
曾任香港民研副行政总裁的钟剑华对BBC中文说：“民研的调查被国安处劝谕不要发表，也不是第一次了。”他不愿意进一步谈论香港民研状况。</text:p>
      <text:p text:style-name="P4">
前《信报》总编辑、香港浸会大学传理学院新闻系专业应用教授陈景祥在《明报》撰文评论香港竞争优势时，也对此状况提出忧虑：“从2020年开始，我们看到的是政府公权力不断膨胀，普罗大众的民权和自由空间则不断收窄。很明显，这是开倒车、反现代文明而行的趋势，令人十分不安。”</text:p>
      <text:p text:style-name="P4">
陈景祥说：“过去一年，有说法指香港开始‘由治及兴’。无可否认，从2022年开始，香港逐步走出社会动荡、人心惶惶的困局，社会安定了，一切重新恢复正常，封闭三年的对内地和国际交通也全面重开。但这些都只是‘复常’（恢复正常），一切从头开始；距离蓬勃兴旺、人心舒畅的‘及兴’，仍然十分遥远。”</text:p>
      <text:h text:style-name="P12" text:outline-level="3">
<text:span text:style-name="T4">
社会压抑未解</text:span>
</text:h>
      <text:p text:style-name="P4">
</text:p>
      <text:p text:style-name="P4">
图像来源，  Reuters</text:p>
      <text:p text:style-name="P4">
图像加注文字，</text:p>
      <text:p text:style-name="P4">
李家超称香港市民“比以前开心多了”，非建制评论人士并不认同。</text:p>
      <text:p text:style-name="P4">
杨健兴认为，自北京强调对香港享有“全面管治权”以来，李家超是“比任何一位特首都配合北京”的香港首长。</text:p>
      <text:p text:style-name="P4">
钟剑华也说：“他没表现，正是他作为现在这种形势下的特首应有的表现。”</text:p>
      <text:p text:style-name="P4">
对于李家超与官员们高呼警惕的“软对抗”，钟剑华认为确实存在。</text:p>
      <text:p text:style-name="P4">
“你呼吁人们捐献器官，人们去签字不再捐献；你叫人拿到‘消费券’之后留港消费，刺激香港经济，人们统统拿着这些钱去台湾旅游、去日本旅游。这样的‘软对抗’便是李家超最头疼的。”</text:p>
      <text:p text:style-name="P4">
“因为政府没有号召力，也无法重新建立人们对现在这个政府的信任。”</text:p>
      <text:p text:style-name="P4">
香港岭南大学校长郑国汉教授行将退休，他近日宴请媒体记者时称，特区政府“最有责任”带领社会“走上复和路，促进社会和谐”，但同时称“不能放下心结”的港人应移民他处。</text:p>
      <text:p text:style-name="P4">
多家香港媒体引述郑国汉说：“你在这里不开心，没可能搞‘香港独立’。所以他去一个更适合自己的地方，让社会少些张力。可以换人，觉得香港不适合就走，大量觉得适合的人进来。”</text:p>
      <text:p text:style-name="P4">
身在英国的钟剑华认为，已持续一段时间的香港“移民潮”，下一波将是较年长甚至是退休的港人带着积蓄离开。他对BBC中文称，最近已接待过好几位到英国“旅行探路”的朋友。</text:p>
      <text:p text:style-name="P4">
陈景祥在《明报》撰文说：“一场大动荡后，新一届政府首要做的应是与民休息，让社会恢复元气。回归下半场香港在政治、经济、社会和国际联系各方面都截然不同，过去的成功方程式已不管用，我们需要一份新的社会契约。”</text:p>
      <text:p text:style-name="P4">
“所谓新社会契约，要处理的是当前一系列急待解决的议题，如贫富差距、官民关系、经社停滞、身分矛盾、陆港关系等。这些问题不是单靠市场、靠个人努力就可以解决，政府要主导介入，令社会分配更公平。政府要致力打造的应是一个更稳定、更包容，可以良性互动的社会。”</text:p>
      <text:p text:style-name="P4">
有别于官方所称的朝气勃勃，杨健兴认为香港目前仍处于一种压抑状态。要是李家超政府在未来一年能做出一、两件实在的经济民生发展，也许能改善社会的感觉，“但目前不太看得到这样的氛围”。</text:p>
      <text:p text:style-name="P4">
Source: <text:a xlink:type="simple" xlink:href="https://www.bbc.com/zhongwen/simp/chinese-news-66072479" text:style-name="Internet_20_link" text:visited-style-name="Visited_20_Internet_20_Link">
https://www.bbc.com/zhongwen/simp/chinese-news-66072479</text:a>
</text:p>
      <!--NEWS-->
      <text:h text:style-name="P10" text:outline-level="1">
<text:span text:style-name="T4">
3连判重挫进步政策 美最高法院再让社会向右急转</text:span>
</text:h>
      <text:p text:style-name="P4">
Publisher: 法新社</text:p>
      <text:p text:style-name="P4">
Published Time: 2023-07-01T-11:02:07+00:00</text:p>
      <text:p text:style-name="P4">
Modified Time: 2023-07-01T05:35:03+00:00</text:p>
      <text:p text:style-name="P4">
Description: （法新社华盛顿30日电） 在剥夺堕胎权保障一年后，保守派居大多数的美国联邦最高法院再次藉撕毁长年所建立的进步主义政策，展现他们具有十足让美国社会「向右急转」的能耐。</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7-01T-11-02-07-00-00/000000.png" xlink:type="simple" xlink:show="embed" xlink:actuate="onLoad" draw:mime-type="image/png"/>
</draw:frame>
</text:p>
      <text:p text:style-name="P4">
美国最高法院这周做出3大瞩目裁定：判大学在入学招生时优惠非裔、拉丁裔的平权机制违宪、判部分商家得依宗教因素拒为同性伴侣服务、判总统拜登免除学贷的计画违宪。</text:p>
      <text:p text:style-name="P4">
3大裁定里都能看出6名保守派大法官是如何在首席大法官罗勃兹（John Roberts）带领下，辗压3名自由派大法官。</text:p>
      <text:p text:style-name="P4">
共和党人盛赞，连同去年影响深远的限缩堕胎权保障，这些裁定是对抗当前显已过头进步意识形态的重大胜利。</text:p>
      <text:p text:style-name="P4">
共和党联邦参议员葛兰姆（Lindsey Graham）今天宣布：「我从未对罗勃兹感到如此骄傲，最高法院是真的挺身捍卫个人宪法权力、限制公权力。」</text:p>
      <text:p text:style-name="P4">
但民主党籍的总统拜登则痛批这个受川普时代任命3位大法官后遭保守派彻底把持的联邦最高法院。</text:p>
      <text:p text:style-name="P4">
拜登在大学招生平权机制被宣告违宪后说：「这不是间正常的法院。」</text:p>
      <text:p text:style-name="P4">
Source: <text:a xlink:type="simple" xlink:href="https://www.rfi.fr/cn/%E5%9B%BD%E9%99%85%E6%8A%A5%E9%81%93/20230701-3%E8%BF%9E%E5%88%A4%E9%87%8D%E6%8C%AB%E8%BF%9B%E6%AD%A5%E6%94%BF%E7%AD%96-%E7%BE%8E%E6%9C%80%E9%AB%98%E6%B3%95%E9%99%A2%E5%86%8D%E8%AE%A9%E7%A4%BE%E4%BC%9A%E5%90%91%E5%8F%B3%E6%80%A5%E8%BD%AC" text:style-name="Internet_20_link" text:visited-style-name="Visited_20_Internet_20_Link">
https://www.rfi.fr/cn/%E5%9B%BD%E9%99%85%E6%8A%A5%E9%81%93/20230701-3%E8%BF%9E%E5%88%A4%E9%87%8D%E6%8C%AB%E8%BF%9B%E6%AD%A5%E6%94%BF%E7%AD%96-%E7%BE%8E%E6%9C%80%E9%AB%98%E6%B3%95%E9%99%A2%E5%86%8D%E8%AE%A9%E7%A4%BE%E4%BC%9A%E5%90%91%E5%8F%B3%E6%80%A5%E8%BD%AC</text:a>
</text:p>
      <!--NEWS-->
      <text:h text:style-name="P10" text:outline-level="1">
<text:span text:style-name="T4">
暴动延烧洗劫烧车频传 法国派4.5万警力与轻装甲车</text:span>
</text:h>
      <text:p text:style-name="P4">
Publisher: 法新社</text:p>
      <text:p text:style-name="P4">
Published Time: 2023-07-01T-15:32:07+00:00</text:p>
      <text:p text:style-name="P4">
Modified Time: 2023-07-01T05:05:02+00:00</text:p>
      <text:p text:style-name="P4">
Description: （法新社巴黎30日电） 法国一名非裔青少年遭员警射杀引发众怒，掀起连4晚的暴力抗议，商店洗劫与车辆纵火事件频传，当局今天部署4万5000名警力，并出动数辆轻型装甲车因应。</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7-01T-15-32-07-00-00/000000.png" xlink:type="simple" xlink:show="embed" xlink:actuate="onLoad" draw:mime-type="image/png"/>
</draw:frame>
</text:p>
      <text:p text:style-name="P4">
这名青少年27日在巴黎郊区因开车拒绝服从路边拦检，遭警察开枪射杀。警方霹雳小组等安全部队今天进驻法国各地，以平息这起枪击案引发的暴力冲突。</text:p>
      <text:p text:style-name="P4">
尽管有维安人员进驻，里昂（Lyon）、马赛（Marseille）与格瑞诺布（Grenoble）这些城市今晚仍发生洗劫事件，一群经常蒙面的暴徒闯入店家抢劫。抗议群众也放火焚烧车辆与垃圾桶。</text:p>
      <text:p text:style-name="P4">
法国东部城市史特拉斯堡（Strasbourg）今天在光天化日下也发生洗劫事件，暴徒锁定苹果直营店（Apple Store）等店家劫掠。</text:p>
      <text:p text:style-name="P4">
青少年在深受旅客喜爱的马赛旧港（Vieux-Port）一带朝警车丢掷抛射物后，警方动用催泪瓦斯驱散群众。马赛市长帕扬（BenoitPayan）呼吁动员增援部队，称「洗劫与暴力冲突的场景无法令人接受」。</text:p>
      <text:p text:style-name="P4">
法国总统马克宏（EmmanuelMacron）在开完欧洲联盟（EU）峰会后马上返国主持危机会议，他谴责一些地区「利用一名青少年之死大肆作乱，无法令人接受」。</text:p>
      <text:p text:style-name="P4">
这波骚乱是因17岁青少年奈尔（Nahel）遭员警射杀而起，再次掀起法国低收入与多民族郊区长期以来对治安与种族形象定性（racialprofiling）的不满。</text:p>
      <text:p text:style-name="P4">
奈尔的母亲穆尼亚（Mounia）告诉法国5台（France 5）：「我不怪警察，我只怪一个人：夺走我儿子性命的那个人。」这是她自儿子遭射杀后首度受访。</text:p>
      <text:p text:style-name="P4">
朝她儿子开枪的38岁员警昨天遭到逮捕，并遭控犯下非预谋故意杀人罪。穆尼亚说，这名员警「看到一个阿拉伯脸孔、一个小孩，然后想要夺走他的性命」。</text:p>
      <text:p text:style-name="P4">
内政部长达马南说，今天派出的4万5000名警力中，包括由警察与准军事警察部队组成的霹雳小组。他在发给紧急服务部门的公告中说：「接下来几小时将具决定性。」</text:p>
      <text:p text:style-name="P4">
法国总理柏纳（Elisabeth Borne）也宣布取消演唱会等全国各地的大规模活动。</text:p>
      <text:p text:style-name="P4">
在前几晚暴力冲突中受波及的公车与路面电车，已自晚间9时起停止，政府也禁止销售大型烟火与易燃液体。</text:p>
      <text:p text:style-name="P4">
马克宏敦促家长负起责任管束未成年暴徒，因为其中有1/3「很年轻或年纪很小」。他也矢言将与社群媒体合作，以遏阻「模仿式暴力」在TikTok与Snapchat等服务扩散开来。</text:p>
      <text:p text:style-name="P4">
联合国人权事务高级专员公署（OHCHR）今天表示，一名北非裔青少年遭射杀的事件，「是让这个国家认真解决执法中深层的种族主义与种族歧视问题的时刻」。</text:p>
      <text:p text:style-name="P4">
Source: <text:a xlink:type="simple" xlink:href="https://www.rfi.fr/cn/%E5%9B%BD%E9%99%85%E6%8A%A5%E9%81%93/20230701-%E6%9A%B4%E5%8A%A8%E5%BB%B6%E7%83%A7%E6%B4%97%E5%8A%AB%E7%83%A7%E8%BD%A6%E9%A2%91%E4%BC%A0-%E6%B3%95%E5%9B%BD%E6%B4%BE4-5%E4%B8%87%E8%AD%A6%E5%8A%9B%E4%B8%8E%E8%BD%BB%E8%A3%85%E7%94%B2%E8%BD%A6" text:style-name="Internet_20_link" text:visited-style-name="Visited_20_Internet_20_Link">
https://www.rfi.fr/cn/%E5%9B%BD%E9%99%85%E6%8A%A5%E9%81%93/20230701-%E6%9A%B4%E5%8A%A8%E5%BB%B6%E7%83%A7%E6%B4%97%E5%8A%AB%E7%83%A7%E8%BD%A6%E9%A2%91%E4%BC%A0-%E6%B3%95%E5%9B%BD%E6%B4%BE4-5%E4%B8%87%E8%AD%A6%E5%8A%9B%E4%B8%8E%E8%BD%BB%E8%A3%85%E7%94%B2%E8%BD%A6</text:a>
</text:p>
      <!--NEWS-->
      <text:h text:style-name="P10" text:outline-level="1">
<text:span text:style-name="T4">
苹果公司成为全球首家市值超3万亿美元的公司 (Free Version)</text:span>
</text:h>
      <text:p text:style-name="P4">
Author: Aaron Tilley</text:p>
      <text:p text:style-name="P4">
Publisher: 华尔街日报中文网</text:p>
      <text:p text:style-name="P4">
Published Time: 2023-07-01T01:25:00.000Z</text:p>
      <text:p text:style-name="P4">
Modified Time: 2023-07-01T01:25:00.000Z</text:p>
      <text:p text:style-name="P4">
Created Time: 2023-06-30T22:31:00.000Z</text:p>
      <text:p text:style-name="P4">
Description: 这一里程碑反映了苹果公司iPhone的持久影响力和韧性，这款独特的产品继续改变着全世界的生活和商业。</text:p>
      <text:p text:style-name="P4">
Images: []</text:p>
      <text:p text:style-name="P4">
Categories: ['科技']</text:p>
      <text:p text:style-name="P4">
Keywords: SYND</text:p>
      <text:p text:style-name="P4">
Type: Article</text:p>
      <!--METADATA-->
      <text:p text:style-name="P4">
苹果公司(Apple Inc.,AAPL)已经成为世界上第一家市值超过3万亿美元的公司，这一里程碑反映了iPhone的持久影响力和韧性，这款独特的产品继续改变着全世界的生活和商业。</text:p>
      <text:p text:style-name="P4">
Source: <text:a xlink:type="simple" xlink:href="https://cn.wsj.com/articles/%E8%8B%B9%E6%9E%9C%E6%88%90%E4%B8%BA%E5%85%A8%E7%90%83%E9%A6%96%E5%AE%B6%E5%B8%82%E5%80%BC%E8%B6%853%E4%B8%87%E4%BA%BF%E7%BE%8E%E5%85%83%E7%9A%84%E5%85%AC%E5%8F%B8-c63a1ebe" text:style-name="Internet_20_link" text:visited-style-name="Visited_20_Internet_20_Link">
https://cn.wsj.com/articles/%E8%8B%B9%E6%9E%9C%E6%88%90%E4%B8%BA%E5%85%A8%E7%90%83%E9%A6%96%E5%AE%B6%E5%B8%82%E5%80%BC%E8%B6%853%E4%B8%87%E4%BA%BF%E7%BE%8E%E5%85%83%E7%9A%84%E5%85%AC%E5%8F%B8-c63a1ebe</text:a>
</text:p>
      <!--NEWS-->
      <text:h text:style-name="P10" text:outline-level="1">
<text:span text:style-name="T4">
瓦格纳叛乱、北京打“冲绳牌”、中国就业形势愈发严峻等本周更多重要故事</text:span>
</text:h>
      <text:p text:style-name="P4">
Author: https://www.facebook.com/bbcworldservice/</text:p>
      <text:p text:style-name="P4">
Publisher: BBC News 中文</text:p>
      <text:p text:style-name="P4">
Published Time: 2023-07-01T02:12:44.000Z</text:p>
      <text:p text:style-name="P4">
Modified Time: 2023-07-01T02:12:44.000Z</text:p>
      <text:p text:style-name="P4">
Description: 2023年6月第4个星期，俄罗斯经历了混乱而戏剧化的插曲，在一天多的时间内，瓦格纳雇佣军发动叛乱并朝莫斯科进军，然后又出人意料地迅速终结，事件震撼全球。</text:p>
      <text:p text:style-name="P4">
Images: ["<text:a xlink:type="simple" xlink:href="https://ichef.bbci.co.uk/news/640/cpsprodpb/D6D8/production/_130200055_p0fx3qb2.jpg" text:style-name="Internet_20_link" text:visited-style-name="Visited_20_Internet_20_Link">
_130200055_p0...</text:a>
"]</text:p>
      <text:p text:style-name="P4">
Videos: ["<text:a xlink:type="simple" xlink:href="https://www.bbc.com/ws/av-embeds/cps/zhongwen/simp/press-review-66062900/p0fxcvv2/zh-hans" text:style-name="Internet_20_link" text:visited-style-name="Visited_20_Internet_20_Link">
zh-hans</text:a>
", "<text:a xlink:type="simple" xlink:href="https://www.bbc.com/ws/av-embeds/cps/zhongwen/simp/press-review-66062900/p0fv2hlx/zh-hans" text:style-name="Internet_20_link" text:visited-style-name="Visited_20_Internet_20_Link">
zh-hans</text:a>
", "<text:a xlink:type="simple" xlink:href="https://www.bbc.com/ws/av-embeds/cps/zhongwen/simp/press-review-66062900/p0fk1h0q/zh-hans" text:style-name="Internet_20_link" text:visited-style-name="Visited_20_Internet_20_Link">
zh-hans</text:a>
"]</text:p>
      <text:p text:style-name="P4">
Tags: ['中日关系', '乌克兰局势升温', '金融财经', '俄国', '日本', '中國', '台湾', '香港', '足球', '军事', '就业', '乌克兰']</text:p>
      <text:p text:style-name="P4">
Type: Article</text:p>
      <!--METADATA-->
      <text:h text:style-name="P12" text:outline-level="3">
<text:span text:style-name="T4">
瓦格纳叛乱、北京打“冲绳牌”、中国就业形势愈发严峻等本周更多重要故事</text:span>
</text:h>
      <text:p text:style-name="P4">
2023年7月1日凌晨2点12分<draw:frame draw:style-name="fr1" draw:name="Image54" text:anchor-type="as-char" svg:width="6.9236in" svg:height="3.894525in" draw:z-index="0">
<draw:image xlink:href="../Images/BBC Chinese/2023-07-01T02-12-44.000Z/_130200055_p0fx3qb2.jpg" xlink:type="simple" xlink:show="embed" xlink:actuate="onLoad" draw:mime-type="image/jpeg"/>
</draw:frame>
</text:p>
      <text:p text:style-name="P4">
图像来源，  Concord Press Service</text:p>
      <text:p text:style-name="P4">
图像加注文字，</text:p>
      <text:p text:style-name="P4">
瓦格纳的领导者叶夫根尼·普里戈津（Yevgeny Prigozhin ）</text:p>
      <text:p text:style-name="P4">
<text:span text:style-name="T4">
2023年6月第4个星期，俄罗斯经历了混乱而戏剧化的插曲，在一天多的时间内，瓦格纳雇佣军发动叛乱并朝莫斯科进军，然后又出人意料地迅速终结，事件震撼全球。这场叛乱如何改变俄乌战争，乃至全球政治？此外，习近平点评“琉球历史”，分析称触动中日敏感神经，北京的“冲绳牌”会打出吗？</text:span>
</text:p>
      <text:p text:style-name="P4">
此外，在新科世界杯冠军阿根廷访华在北京引发球迷热潮的6月，中国西南一项民间乡村业余足球赛事“村超”，意外走红。台湾前台北市长柯文哲参选2024总统大位，代表第三势力急起直追，引发国民党支持者焦虑及民进党人紧张。</text:p>
      <text:p text:style-name="P4">
最后，中国就业形势愈发严峻，年轻人从“蓝领”工作中寻出路，他们的出路在哪里？BBC中文有详细的分析。</text:p>
      <text:p text:style-name="P4">
刚刚过去的一周，BBC中文以上新闻内容受到读者的关注。如果你错过了它们，我们带你一一回顾。</text:p>
      <text:h text:style-name="P12" text:outline-level="3">
<text:span text:style-name="T4">
1. 瓦格纳叛乱终结 俄乌乃至全世界受到什么影响？</text:span>
</text:h>
      <text:p text:style-name="P4">
<text:a xlink:type="simple" xlink:href="https://www.bbc.com/ws/av-embeds/cps/zhongwen/simp/press-review-66062900/p0fxcvv2/zh-hans" text:style-name="Internet_20_link" text:visited-style-name="Visited_20_Internet_20_Link">
 Video-1-Link：/ws/av-embeds/cps/zhongwen/simp/press-review-66062900/p0fxcvv2/zh-hans </text:a>
 <text:span text:style-name="T4">
你的器材不支持播放多媒体材料</text:span>
视频加注文字，</text:p>
      <text:p text:style-name="P4">
瓦格纳集团军事叛变的五个影响</text:p>
      <text:p text:style-name="P4">
<text:a xlink:type="simple" xlink:href="https://www.bbc.com/zhongwen/simp/world-66012863" text:style-name="Internet_20_link" text:visited-style-name="Visited_20_Internet_20_Link">
 瓦格纳叛乱终结 俄乌乃至全世界受到什么影响？ </text:a>
  * <text:a xlink:type="simple" xlink:href="https://www.bbc.com/zhongwen/simp/world-66006680" text:style-name="Internet_20_link" text:visited-style-name="Visited_20_Internet_20_Link">
 俄罗斯瓦格纳集团首脑被指煽动叛乱：已控制第二个城市，普京发表紧急讲话 </text:a>
  * <text:a xlink:type="simple" xlink:href="https://www.bbc.com/zhongwen/simp/world-64314486" text:style-name="Internet_20_link" text:visited-style-name="Visited_20_Internet_20_Link">
 乌克兰战争：招募罪犯参战的俄罗斯雇佣军“瓦格纳集团”首领是谁 </text:a>
</text:p>
      <text:p text:style-name="P4">
俄罗斯经历了混乱而戏剧化的插曲，在一天多的时间内，瓦格纳雇佣军发动叛乱并朝莫斯科进军，然而叛乱又出人意料地迅速终结。一位专家告诉BBC，瓦格纳首脑普里戈津前往白俄罗斯，以及瓦格纳战士被吸收到俄罗斯军队，这可能意味着这个臭名昭著的雇佣兵组织的终结。</text:p>
      <text:p text:style-name="P4">
大西洋理事会安德鲁·达尼里（Andrew D'Anieri）说，从俄罗斯传出的信息，混乱且不明确，很难说到底会发生什么。查塔姆研究所俄罗斯-欧亚项目负责人詹姆斯·尼克西（James Nixey）说，乌克兰将从俄罗斯的危机中获益。</text:p>
      <text:h text:style-name="P12" text:outline-level="3">
<text:span text:style-name="T4">
2. 中日关系：北京为何打“冲绳牌”？</text:span>
</text:h>
      <text:p text:style-name="P4">
</text:p>
      <text:p text:style-name="P4">
图像来源，  Getty Images</text:p>
      <text:p text:style-name="P4">
图像加注文字，</text:p>
      <text:p text:style-name="P4">
从冲绳岛中部的鸟瞰图中，可以看到日本冲绳的普天间美国空军基地（左）和嘉手纳空军基地（2021年12 月12日资料照片）。</text:p>
      <text:p text:style-name="P4">
<text:a xlink:type="simple" xlink:href="https://www.bbc.com/zhongwen/simp/world-66007382" text:style-name="Internet_20_link" text:visited-style-name="Visited_20_Internet_20_Link">
 中日关系：习近平为何提及“琉球”历史？北京打“冲绳牌”的政治战略 </text:a>
  * <text:a xlink:type="simple" xlink:href="https://www.bbc.com/zhongwen/simp/world-65529713" text:style-name="Internet_20_link" text:visited-style-name="Visited_20_Internet_20_Link">
 第一岛链：拜登重新串连亚洲盟友与中国的突围 </text:a>
  * <text:a xlink:type="simple" xlink:href="https://www.bbc.com/zhongwen/simp/world-64100994" text:style-name="Internet_20_link" text:visited-style-name="Visited_20_Internet_20_Link">
 日本国防开支大突破影响下的亚太军备竞争和中日关系 </text:a>
</text:p>
      <text:p text:style-name="P4">
今年6月4日，中国官媒《人民日报》头版刊出一则头条消息，披露了中共领导人习近平考察中国国家版本馆，提及当时独立的“琉球王国”（今冲绳）与福建的历史。有关消息意外触动中日敏感神经。</text:p>
      <text:p text:style-name="P4">
日本专家林泉忠告诉BBC中文，此次应该是馆方“有意识地选择”涉及琉球历史的文本，给习近平评述。可以看出两个信息，“首先，北京似乎在强调，在中日关系并不和睦的当下，中国跟琉球可以有特殊的友好关系；再来就是琉球地位究竟属不属于日本，应该也可以讨论。”</text:p>
      <text:h text:style-name="P12" text:outline-level="3">
<text:span text:style-name="T4">
3. 中国“村超”球赛开打爆红</text:span>
</text:h>
      <text:p text:style-name="P4">
<text:a xlink:type="simple" xlink:href="https://www.bbc.com/ws/av-embeds/cps/zhongwen/simp/press-review-66062900/p0fv2hlx/zh-hans" text:style-name="Internet_20_link" text:visited-style-name="Visited_20_Internet_20_Link">
 Video-2-Link：/ws/av-embeds/cps/zhongwen/simp/press-review-66062900/p0fv2hlx/zh-hans </text:a>
 <text:span text:style-name="T4">
你的器材不支持播放多媒体材料</text:span>
视频加注文字，</text:p>
      <text:p text:style-name="P4">
走红网络的中国贵州“村超”足球赛</text:p>
      <text:p text:style-name="P4">
<text:a xlink:type="simple" xlink:href="https://www.bbc.com/zhongwen/simp/sports-65239550" text:style-name="Internet_20_link" text:visited-style-name="Visited_20_Internet_20_Link">
 “败局”下的空前反腐，从高点滑向原点的中国足球能否找到病因 </text:a>
  * <text:a xlink:type="simple" xlink:href="https://www.bbc.com/zhongwen/simp/sports-49630806" text:style-name="Internet_20_link" text:visited-style-name="Visited_20_Internet_20_Link">
 一个“外国人”怎样才能代表中国踢世界杯 </text:a>
  * <text:a xlink:type="simple" xlink:href="https://www.bbc.com/zhongwen/simp/sports-38646544" text:style-name="Internet_20_link" text:visited-style-name="Visited_20_Internet_20_Link">
 中国足球的泡沫经济即将结束？ </text:a>
</text:p>
      <text:p text:style-name="P4">
在后新冠疫情时期中超联赛回归常态、新科世界杯冠军阿根廷访华在北京引发球迷热潮的6月，中国西南省份一项民间乡村业余足球赛事，意外地成为一个瞩目的焦点。据中国媒体报道，被当地人称作“村超”的贵州省榕江县“和美乡村足球联赛”，忽然以一种不可思议的势头，迅速引发线上和线下的大量关注。</text:p>
      <text:p text:style-name="P4">
这项以乡村为单位的赛事被指由当地村民组织，15至40多岁年龄不等的参赛球员来自不同职业，而且来自不同的民族。</text:p>
      <text:h text:style-name="P12" text:outline-level="3">
<text:span text:style-name="T4">
4. 台湾2024总统大选：谁在支持“批判者”柯文哲</text:span>
</text:h>
      <text:p text:style-name="P4">
</text:p>
      <text:p text:style-name="P4">
图像来源，  Getty Images</text:p>
      <text:p text:style-name="P4">
图像加注文字，</text:p>
      <text:p text:style-name="P4">
前台北市长柯文哲支持度意外领跑，而代表国民党披挂上阵的新北市长侯友宜竟然落到第三，引发台湾政坛热议。</text:p>
      <text:p text:style-name="P4">
<text:a xlink:type="simple" xlink:href="https://www.bbc.com/zhongwen/simp/chinese-news-66039161" text:style-name="Internet_20_link" text:visited-style-name="Visited_20_Internet_20_Link">
 台湾2024总统大选：谁在支持“批判者”柯文哲 </text:a>
  * <text:a xlink:type="simple" xlink:href="https://www.bbc.com/zhongwen/simp/chinese-news-64261592" text:style-name="Internet_20_link" text:visited-style-name="Visited_20_Internet_20_Link">
 赖清德当选民进党党主席 “务实台独者”的他会是下任台湾总统吗？ </text:a>
  * <text:a xlink:type="simple" xlink:href="https://www.bbc.com/zhongwen/simp/chinese-news-65618692" text:style-name="Internet_20_link" text:visited-style-name="Visited_20_Internet_20_Link">
 台湾大选2024：侯友宜为何能代表国民党参战 </text:a>
</text:p>
      <text:p text:style-name="P4">
距离台湾2024总统大选还有半年多的时间，台湾电视台TVBS上周公布的一份民调显示，曾代表台湾第三大党民众党的总统参选人、前台北市长柯文哲支持度意外领跑，而代表国民党披挂上阵的新北市长侯友宜竟然落到第三，引发台湾政坛热议。</text:p>
      <text:p text:style-name="P4">
此外，柯文哲近日抛出在九年前引发台湾“太阳花运动”的服贸协议议题，也再度引起一场激辩。</text:p>
      <text:h text:style-name="P12" text:outline-level="3">
<text:span text:style-name="T4">
5. 中国就业形势愈发严峻，年轻人从“蓝领”工作寻出路</text:span>
</text:h>
      <text:p text:style-name="P4">
<text:a xlink:type="simple" xlink:href="https://www.bbc.com/ws/av-embeds/cps/zhongwen/simp/press-review-66062900/p0fk1h0q/zh-hans" text:style-name="Internet_20_link" text:visited-style-name="Visited_20_Internet_20_Link">
 Video-3-Link：/ws/av-embeds/cps/zhongwen/simp/press-review-66062900/p0fk1h0q/zh-hans </text:a>
 <text:span text:style-name="T4">
你的器材不支持播放多媒体材料</text:span>
视频加注文字，</text:p>
      <text:p text:style-name="P4">
2023年史上最难毕业季：中国年轻人“挤爆”寺庙祈求工作</text:p>
      <text:p text:style-name="P4">
<text:a xlink:type="simple" xlink:href="https://www.bbc.com/zhongwen/simp/world-65995537" text:style-name="Internet_20_link" text:visited-style-name="Visited_20_Internet_20_Link">
 中国就业形势愈发严峻，年轻人从“蓝领”工作寻出路 </text:a>
  * <text:a xlink:type="simple" xlink:href="https://www.bbc.com/zhongwen/simp/chinese-news-65877454" text:style-name="Internet_20_link" text:visited-style-name="Visited_20_Internet_20_Link">
 “全职儿女”： 中国严峻就业形势下，年轻人的重整旗鼓之举还是“自我麻醉”？ </text:a>
  * <text:a xlink:type="simple" xlink:href="https://www.bbc.com/zhongwen/simp/chinese-news-61632336" text:style-name="Internet_20_link" text:visited-style-name="Visited_20_Internet_20_Link">
 中国高校毕业生首超千万 “今年才是真难” </text:a>
  * <text:a xlink:type="simple" xlink:href="https://www.bbc.com/zhongwen/simp/chinese-news-57304453" text:style-name="Internet_20_link" text:visited-style-name="Visited_20_Internet_20_Link">
 “内卷”与“躺平”之间挣扎的中国年轻人 </text:a>
</text:p>
      <text:p text:style-name="P4">
自2020年以来，中国青年人失业率连续几年处于较高水平。根据官方6月发布的最新数据，16至24岁青年失业率连续两月创2018年有统计以来新高，升至20.8%。越来越多中国年轻人找不到合适的工作，不得不选择一份需要体力劳动的“蓝领”的工作，包括送外卖、去餐厅当服务员、做网约车司机等等。</text:p>
      <text:p text:style-name="P4">
有专家说，对于整个中国社会来说，大学毕业去做家政，代表了人力资源错配进一步加剧。</text:p>
      <text:h text:style-name="P12" text:outline-level="3">
<text:span text:style-name="T4">
本周其它的重要故事：</text:span>
</text:h>
      <text:p text:style-name="P4">
<text:a xlink:type="simple" xlink:href="https://www.bbc.com/zhongwen/simp/chinese-news-66051256" text:style-name="Internet_20_link" text:visited-style-name="Visited_20_Internet_20_Link">
 香港国安法实施满三年：港府终为基本法23条立法设定时间表 ，与《国安法》有何差异 </text:a>
  * <text:a xlink:type="simple" xlink:href="https://www.bbc.com/zhongwen/simp/chinese-news-66051070" text:style-name="Internet_20_link" text:visited-style-name="Visited_20_Internet_20_Link">
 中国大使傅聪称“不反对”乌克兰收复克里米亚引发热议 </text:a>
  * <text:a xlink:type="simple" xlink:href="https://www.bbc.com/zhongwen/simp/world-65981944" text:style-name="Internet_20_link" text:visited-style-name="Visited_20_Internet_20_Link">
 盖茨和马斯克为何在中国受到超规格接待 </text:a>
  * <text:a xlink:type="simple" xlink:href="https://www.bbc.com/zhongwen/simp/uk-66030122" text:style-name="Internet_20_link" text:visited-style-name="Visited_20_Internet_20_Link">
 中国监控产品：BBC调查揭秘黑客赖以掌控摄像头的技术漏洞 </text:a>
</text:p>
      <text:p text:style-name="P4">
Source: <text:a xlink:type="simple" xlink:href="https://www.bbc.com/zhongwen/simp/press-review-66062900" text:style-name="Internet_20_link" text:visited-style-name="Visited_20_Internet_20_Link">
https://www.bbc.com/zhongwen/simp/press-review-66062900</text:a>
</text:p>
      <!--NEWS-->
      <text:h text:style-name="P10" text:outline-level="1">
<text:span text:style-name="T4">
美国提供乌克兰反攻相关信息，泽连斯基下令加强与白俄罗斯的边境</text:span>
</text:h>
      <text:p text:style-name="P4">
Author: 半岛电视台＋通讯社</text:p>
      <text:p text:style-name="P4">
Publisher: Al Jazeera</text:p>
      <text:p text:style-name="P4">
Published Time: 2023-07-01T02:13:57</text:p>
      <text:p text:style-name="P4">
Modified Time: 2023-07-01T02:13:57</text:p>
      <text:p text:style-name="P4">
Description: 乌克兰总统泽连斯基在白俄罗斯接待瓦格纳部队后下令加强乌克兰与该国的边境，而美军表示基辅的反攻行动非常缓慢，而且会非常困难、血腥且漫长。</text:p>
      <text:p text:style-name="P4">
Images: ["<text:a xlink:type="simple" xlink:href="https://chinese.aljazeera.net/wp-content/uploads/2023/07/1-1688176332.jpg" text:style-name="Internet_20_link" text:visited-style-name="Visited_20_Internet_20_Link">
1-1688176332.jpg</text:a>
", "<text:a xlink:type="simple" xlink:href="https://chinese.aljazeera.net/wp-content/uploads/2023/07/2-1688176340.jpg" text:style-name="Internet_20_link" text:visited-style-name="Visited_20_Internet_20_Link">
2-1688176340.jpg</text:a>
", "<text:a xlink:type="simple" xlink:href="https://chinese.aljazeera.net/wp-content/uploads/2023/07/3-1688176347.jpg" text:style-name="Internet_20_link" text:visited-style-name="Visited_20_Internet_20_Link">
3-168817634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0" text:anchor-type="as-char" svg:width="6.9236in" svg:height="4.612736in" draw:z-index="0">
<draw:image xlink:href="../Images/Aljazeera Chinese/2023-07-01T02-13-57/1-1688176332.jpg" xlink:type="simple" xlink:show="embed" xlink:actuate="onLoad" draw:mime-type="image/jpeg"/>
</draw:frame>
 乌克兰军队在白俄罗斯边境附近巡逻 (盖帝图像)</text:p>
      <text:p text:style-name="P4">
乌克兰总统泽连斯基在白俄罗斯接待瓦格纳部队后下令加强乌克兰与该国的边境，而美军表示基辅的反攻行动非常缓慢，而且会非常困难、血腥且漫长。</text:p>
      <text:p text:style-name="P4">
6月30日周五，泽连斯基下令加强与白俄罗斯的边境。此前，瓦格纳集团领导人叶夫根尼·普里戈津在俄罗斯发动叛乱失败后，带着他的一群士兵转移到了这个国家。</text:p>
      <text:p text:style-name="P4">
泽连斯基在 Telegram 上播放的一段视频中表示，“根据总参谋部的决定，总司令瓦列里·扎卢日内和谢尔盖·纳耶夫将军奉命增援北方司令部，以确保乌克兰-白俄罗斯边境的和平。”</text:p>
      <text:p text:style-name="P4">
乌克兰总统解释称，周五乌克兰和外国情报部门以及边防人员向其通报了白俄罗斯的局势。</text:p>
      <text:p text:style-name="P4">
泽连斯基在之前的信息中谈到了“加强该地区的措施”，但未详细说明具体内容。</text:p>
      <text:h text:style-name="P13" text:outline-level="4">
<text:span text:style-name="T4">
流亡中的普里戈津</text:span>
</text:h>
      <text:p text:style-name="P4">
一周前在俄罗斯叛乱失败后，根据莫斯科盟友白俄罗斯总统亚历山大·卢卡申科斡旋的一项协议，普里戈津同意流亡白俄罗斯。</text:p>
      <text:p text:style-name="P4">
根据该协议，瓦格纳战士可以选择前往白俄罗斯、加入俄罗斯正规军或回归平民生活，而瓦格纳必须将其重型武器移交给俄罗斯国防部。</text:p>
      <text:p text:style-name="P4">
另一方面，卢卡申科表示，白俄罗斯军队可以从瓦格纳指挥官的“专业知识”中受益，同时淡化该组织将被允许在白俄罗斯进行的活动。</text:p>
      <text:p text:style-name="P4">
白俄罗斯军队可以从瓦格纳指挥官的“专业知识”中受益，同时弱化该组织将被允许在白俄罗斯开展的活动。</text:p>
      <text:p text:style-name="P4">
乌克兰此前曾多次表示担心遭到白俄罗斯的袭击，俄罗斯军队驻扎在这个国家，但其军队没有直接参与俄罗斯军队入侵乌克兰。</text:p>
      <text:p text:style-name="P4">
<draw:frame draw:style-name="fr1" draw:name="Image61" text:anchor-type="as-char" svg:width="6.9236in" svg:height="3.892108in" draw:z-index="0">
<draw:image xlink:href="../Images/Aljazeera Chinese/2023-07-01T02-13-57/2-1688176340.jpg" xlink:type="simple" xlink:show="embed" xlink:actuate="onLoad" draw:mime-type="image/jpeg"/>
</draw:frame>
 俄罗斯、白俄罗斯地图示意 (半岛电视台)</text:p>
      <text:h text:style-name="P13" text:outline-level="4">
<text:span text:style-name="T4">
美国的评论</text:span>
</text:h>
      <text:p text:style-name="P4">
在相关事宜中，美国参谋长马克·米利表示，乌克兰的反击进展缓慢，将非常艰难、漫长和血腥。</text:p>
      <text:p text:style-name="P4">
他补充道，乌克兰对俄罗斯军队的反击“比人们预期的要慢”，但正在稳步取得进展。</text:p>
      <text:p text:style-name="P4">
米利在国家新闻俱乐部的一次演讲中解释称，这次反攻“比人们预期的要慢。这并不让我感到惊讶。它正在稳步、谨慎地推进，穿过非常困难的雷区，等等。”</text:p>
      <text:p text:style-name="P4">
关于军事支持，米利表示，“向乌克兰提供集束炸弹一事已摆在明面上讨论，但尚未做出任何决定。”</text:p>
      <text:p text:style-name="P4">
他补充道，“我们的政治领导人已明确表示，我们将努力确保乌克兰获得保持自由和独立所需的支持。”</text:p>
      <text:p text:style-name="P4">
<draw:frame draw:style-name="fr1" draw:name="Image62" text:anchor-type="as-char" svg:width="6.9236in" svg:height="3.892108in" draw:z-index="0">
<draw:image xlink:href="../Images/Aljazeera Chinese/2023-07-01T02-13-57/3-1688176347.jpg" xlink:type="simple" xlink:show="embed" xlink:actuate="onLoad" draw:mime-type="image/jpeg"/>
</draw:frame>
 乌克兰空军称，扎波罗热地区遭到俄罗斯的无人机袭击</text:p>
      <text:h text:style-name="P13" text:outline-level="4">
<text:span text:style-name="T4">
战场发展</text:span>
</text:h>
      <text:p text:style-name="P4">
战场方面，乌克兰空军报告称，扎波罗热地区遭到俄罗斯从亚速海东海岸发射的伊朗制造的无人机袭击。</text:p>
      <text:p text:style-name="P4">
乌克兰军方表示，13架无人机对该国东南部地区，特别是扎波罗热发起攻击，并指出防空部队成功击落其中10架，同时有3架无人机击中目标。</text:p>
      <text:p text:style-name="P4">
据乌克兰空军称，俄罗斯军队使用防空导弹袭击了该地区的一些军事设施和基础设施。</text:p>
      <text:p text:style-name="P4">
扎波罗热军事当局表示，该州16个城镇遭到导弹和炮击，造成2人死亡、3人受伤。</text:p>
      <text:p text:style-name="P4">
在俄罗斯，俄罗斯“ANNA News”通讯社称，俄罗斯军队击退乌克兰对扎波罗热南轴线的进攻，乌克兰军队损失惨重。</text:p>
      <text:p text:style-name="P4">
乌克兰总统指责未透露姓名的西方公司为俄罗斯导弹工业做出贡献，并表示这违反了对莫斯科的制裁。</text:p>
      <text:p text:style-name="P4">
同样在战场上，亲俄顿涅茨克部队表示，它击退了乌克兰对顿涅茨克以北戈尔洛夫卡市附近俄罗斯阵地的袭击。</text:p>
      <text:p text:style-name="P4">
Source: <text:a xlink:type="simple" xlink:href="https://chinese.aljazeera.net/news/war-in-ukraine/2023/7/1/%e7%be%8e%e5%9b%bd%e6%8f%90%e4%be%9b%e4%b9%8c%e5%85%8b%e5%85%b0%e5%8f%8d%e6%94%bb%e7%9b%b8%e5%85%b3%e4%bf%a1%e6%81%af%e6%b3%bd%e8%bf%9e%e6%96%af%e5%9f%ba%e4%b8%8b%e4%bb%a4%e5%8a%a0%e5%bc%ba" text:style-name="Internet_20_link" text:visited-style-name="Visited_20_Internet_20_Link">
https://chinese.aljazeera.net/news/war-in-ukraine/2023/7/1/%e7%be%8e%e5%9b%bd%e6%8f%90%e4%be%9b%e4%b9%8c%e5%85%8b%e5%85%b0%e5%8f%8d%e6%94%bb%e7%9b%b8%e5%85%b3%e4%bf%a1%e6%81%af%e6%b3%bd%e8%bf%9e%e6%96%af%e5%9f%ba%e4%b8%8b%e4%bb%a4%e5%8a%a0%e5%bc%ba</text:a>
</text:p>
      <!--NEWS-->
      <text:h text:style-name="P10" text:outline-level="1">
<text:span text:style-name="T4">
法国第四个水深火热的夜晚：马赛发生暴力冲突，巴黎市镇被焚烧，示威者抢劫武器</text:span>
</text:h>
      <text:p text:style-name="P4">
Author: 半岛电视台＋通讯社</text:p>
      <text:p text:style-name="P4">
Publisher: Al Jazeera</text:p>
      <text:p text:style-name="P4">
Published Time: 2023-07-01T03:13:23</text:p>
      <text:p text:style-name="P4">
Modified Time: 2023-07-01T03:13:23</text:p>
      <text:p text:style-name="P4">
Description: 法国连续第四个晚上经历暴力对抗、抢劫和焚烧，并且示威者抢夺了武器，这是针对巴黎郊区楠泰尔警察开枪打死一名男孩的持续抗议活动的一部分。同时由于担心骚乱扩大，政府要求其成员留在首都。</text:p>
      <text:p text:style-name="P4">
Images: ["<text:a xlink:type="simple" xlink:href="https://chinese.aljazeera.net/wp-content/uploads/2023/07/1-1688180889.jpg" text:style-name="Internet_20_link" text:visited-style-name="Visited_20_Internet_20_Link">
1-1688180889.jpg</text:a>
", "<text:a xlink:type="simple" xlink:href="https://chinese.aljazeera.net/wp-content/uploads/2023/07/2-1688180908.jpg" text:style-name="Internet_20_link" text:visited-style-name="Visited_20_Internet_20_Link">
2-1688180908.jpg</text:a>
", "<text:a xlink:type="simple" xlink:href="https://chinese.aljazeera.net/wp-content/uploads/2023/07/3-1688180916.jpg" text:style-name="Internet_20_link" text:visited-style-name="Visited_20_Internet_20_Link">
3-1688180916.jpg</text:a>
"]</text:p>
      <text:p text:style-name="P4">
Topics: ['政治', '新闻']</text:p>
      <text:p text:style-name="P4">
Keywords: ['政治', '新闻', '法国']</text:p>
      <text:p text:style-name="P4">
Type: Article</text:p>
      <!--METADATA-->
      <text:p text:style-name="P4">
<draw:frame draw:style-name="fr1" draw:name="Image63" text:anchor-type="as-char" svg:width="6.9236in" svg:height="4.612736in" draw:z-index="0">
<draw:image xlink:href="../Images/Aljazeera Chinese/2023-07-01T03-13-23/1-1688180889.jpg" xlink:type="simple" xlink:show="embed" xlink:actuate="onLoad" draw:mime-type="image/jpeg"/>
</draw:frame>
在巴黎郊区楠泰尔与安全部队发生冲突期间，示威者焚烧路障 (路透)</text:p>
      <text:p text:style-name="P4">
法国连续第四个晚上经历暴力对抗、抢劫和焚烧，并且示威者抢夺了武器，这是针对巴黎郊区楠泰尔警察开枪打死一名男孩的持续抗议活动的一部分。同时由于担心骚乱扩大，政府要求其成员留在首都。</text:p>
      <text:p text:style-name="P4">
半岛电视台记者报道称，6月30日周五晚上，法国南部马赛安全部队与示威者发生暴力冲突，造成两名警察受伤，80多人被捕。</text:p>
      <text:p text:style-name="P4">
据半岛电视台记者报道，马赛市长呼吁当局向该市增派部队。</text:p>
      <text:p text:style-name="P4">
记者提到，里昂、斯特拉斯堡和南特等城市发生小规模冲突，里昂拉罗谢尔街区发生枪声，快速干预部队前往当地。</text:p>
      <text:p text:style-name="P4">
据半岛电视台记者报道，在昂热市（该国西部），抗议者焚烧了数十辆汽车。</text:p>
      <text:p text:style-name="P4">
包括巴黎和斯特拉斯堡在内的多个城市都发生了针对商店的抢劫事件。</text:p>
      <text:p text:style-name="P4">
一名17岁的阿尔及利亚裔年轻人纳赫尔（Nahel）在楠泰尔郊区被警察子弹射杀后爆发了抗议活动，这起杀戮引发了法国警察种族歧视的指控。</text:p>
      <text:p text:style-name="P4">
<draw:frame draw:style-name="fr1" draw:name="Image64" text:anchor-type="as-char" svg:width="6.9236in" svg:height="3.894525in" draw:z-index="0">
<draw:image xlink:href="../Images/Aljazeera Chinese/2023-07-01T03-13-23/2-1688180908.jpg" xlink:type="simple" xlink:show="embed" xlink:actuate="onLoad" draw:mime-type="image/jpeg"/>
</draw:frame>
 救援人员在灭火</text:p>
      <text:h text:style-name="P13" text:outline-level="4">
<text:span text:style-name="T4">
放火和抢劫武器</text:span>
</text:h>
      <text:p text:style-name="P4">
在巴黎，30日晚，一些郊区发生了新的暴力事件，示威者烧毁了政府大楼和汽车，迫使当局部署更多的安全部队。</text:p>
      <text:p text:style-name="P4">
半岛电视台记者称，同一天晚上，位于巴黎郊区瓦勒德瓦兹（Val-d’Oise）的伯桑（Beussent）市政府总部遭到抢劫和破坏，随后被大火吞噬。</text:p>
      <text:p text:style-name="P4">
他补充道，在大规模焚烧汽车后，安全增援部队1日凌晨抵达首都郊区的塞纳河畔伊夫里。</text:p>
      <text:p text:style-name="P4">
与此同时，巴黎西部楠泰尔郊区再次爆发冲突，安全部队动用装甲车拆除路障。</text:p>
      <text:p text:style-name="P4">
此前，警方已经介入，并驱散了巴黎市中心著名的协和广场上的抗议者。</text:p>
      <text:p text:style-name="P4">
在马赛，示威者抢劫了一家武器店并缴获了一些狩猎武器。</text:p>
      <text:p text:style-name="P4">
警方称，抗议者缴获了一些猎枪，但未获得弹药。</text:p>
      <text:p text:style-name="P4">
警方补充道，它逮捕了一名持枪者，这把枪可能是从枪店抢来的。</text:p>
      <text:p text:style-name="P4">
<draw:frame draw:style-name="fr1" draw:name="Image65" text:anchor-type="as-char" svg:width="6.9236in" svg:height="3.894525in" draw:z-index="0">
<draw:image xlink:href="../Images/Aljazeera Chinese/2023-07-01T03-13-23/3-1688180916.jpg" xlink:type="simple" xlink:show="embed" xlink:actuate="onLoad" draw:mime-type="image/jpeg"/>
</draw:frame>
 巴黎发生骚乱</text:p>
      <text:h text:style-name="P13" text:outline-level="4">
<text:span text:style-name="T4">
“共和国将会胜利”</text:span>
</text:h>
      <text:p text:style-name="P4">
随着对抗持续到第四个晚上，内政部长热拉尔德·达尔马宁表示，“共和国将战胜骚乱和暴力。”</text:p>
      <text:p text:style-name="P4">
达尔马宁在视察巴黎西北部芒特拉若利郊区的局势时还指出，法国各地已有471人被捕。</text:p>
      <text:p text:style-name="P4">
30日，部长宣布部署45000名警察维持安全并遏制骚乱。他还谈到使用“非常”手段来控制安全，同时排除实施紧急状态的可能性。</text:p>
      <text:p text:style-name="P4">
另一方面，共和国总统埃马纽埃尔·马克龙在取消参加比利时欧洲峰会后，30日主持了内政部危机小组的新会议。</text:p>
      <text:p text:style-name="P4">
马克龙承诺面对骚乱保持坚定态度，同时指出示威者中存在他所说的有组织的极端主义团体。</text:p>
      <text:p text:style-name="P4">
另一方面，政府当天也要求所有部长在周末不要离开巴黎。</text:p>
      <text:p text:style-name="P4">
尽管到目前为止最严重的暴力事件仅限于城市郊区，但任何蔓延到更大中心的迹象都将标志着事态的显著升级。</text:p>
      <text:p text:style-name="P4">
Source: <text:a xlink:type="simple" xlink:href="https://chinese.aljazeera.net/news/political/2023/7/1/%e6%b3%95%e5%9b%bd%e7%ac%ac%e5%9b%9b%e4%b8%aa%e6%b0%b4%e6%b7%b1%e7%81%ab%e7%83%ad%e7%9a%84%e5%a4%9c%e6%99%9a%e9%a9%ac%e8%b5%9b%e5%8f%91%e7%94%9f%e6%9a%b4%e5%8a%9b%e5%86%b2%e7%aa%81" text:style-name="Internet_20_link" text:visited-style-name="Visited_20_Internet_20_Link">
https://chinese.aljazeera.net/news/political/2023/7/1/%e6%b3%95%e5%9b%bd%e7%ac%ac%e5%9b%9b%e4%b8%aa%e6%b0%b4%e6%b7%b1%e7%81%ab%e7%83%ad%e7%9a%84%e5%a4%9c%e6%99%9a%e9%a9%ac%e8%b5%9b%e5%8f%91%e7%94%9f%e6%9a%b4%e5%8a%9b%e5%86%b2%e7%aa%81</text:a>
</text:p>
      <!--NEWS-->
      <text:h text:style-name="P10" text:outline-level="1">
<text:span text:style-name="T4">
荷兰宣布新的芯片技术出口限制规定 (Free Version)</text:span>
</text:h>
      <text:p text:style-name="P4">
Author: Kim Mackrael</text:p>
      <text:p text:style-name="P4">
Publisher: 华尔街日报中文网</text:p>
      <text:p text:style-name="P4">
Published Time: 2023-07-01T03:15:00.000Z</text:p>
      <text:p text:style-name="P4">
Modified Time: 2023-07-01T03:15:00.000Z</text:p>
      <text:p text:style-name="P4">
Created Time: 2023-06-30T23:09:00.000Z</text:p>
      <text:p text:style-name="P4">
Description: 根据新规，荷兰半导体公司在向国外出售某些类型的芯片制造设备之前必须获得政府的批准。荷兰政府说，新规将于今年9月生效，并非针对中国。</text:p>
      <text:p text:style-name="P4">
Images: []</text:p>
      <text:p text:style-name="P4">
Categories: ['科技']</text:p>
      <text:p text:style-name="P4">
Keywords: SYND,LINK:EN|WP-WSJ-0001021701</text:p>
      <text:p text:style-name="P4">
Type: Article</text:p>
      <!--METADATA-->
      <text:p text:style-name="P4">
荷兰半导体公司在向国外出售某些类型的芯片制造设备之前必须获得政府的批准。此前，荷兰与美国进行了旨在限制中国获得此类先进技术的讨论。</text:p>
      <text:p text:style-name="P4">
Source: <text:a xlink:type="simple" xlink:href="https://cn.wsj.com/articles/%E8%8D%B7%E5%85%B0%E5%AE%A3%E5%B8%83%E6%96%B0%E7%9A%84%E8%8A%AF%E7%89%87%E6%8A%80%E6%9C%AF%E5%87%BA%E5%8F%A3%E9%99%90%E5%88%B6%E8%A7%84%E5%AE%9A-b1afd20c" text:style-name="Internet_20_link" text:visited-style-name="Visited_20_Internet_20_Link">
https://cn.wsj.com/articles/%E8%8D%B7%E5%85%B0%E5%AE%A3%E5%B8%83%E6%96%B0%E7%9A%84%E8%8A%AF%E7%89%87%E6%8A%80%E6%9C%AF%E5%87%BA%E5%8F%A3%E9%99%90%E5%88%B6%E8%A7%84%E5%AE%9A-b1afd20c</text:a>
</text:p>
      <!--NEWS-->
      <text:h text:style-name="P10" text:outline-level="1">
<text:span text:style-name="T4">
拜登将再次尝试取消学生贷款债务 (Free Version)</text:span>
</text:h>
      <text:p text:style-name="P4">
Author: Andrew Restuccia</text:p>
      <text:p text:style-name="P4">
Publisher: 华尔街日报中文网</text:p>
      <text:p text:style-name="P4">
Published Time: 2023-07-01T03:21:00.000Z</text:p>
      <text:p text:style-name="P4">
Modified Time: 2023-07-01T03:21:00.000Z</text:p>
      <text:p text:style-name="P4">
Created Time: 2023-06-30T23:50:00.000Z</text:p>
      <text:p text:style-name="P4">
Description: 美国总统拜登说，他计划再次尝试取消数千万美国人的学生贷款债务，这一努力可能会面临新的法律挑战，并可能需要数月时间来实施。</text:p>
      <text:p text:style-name="P4">
Images: []</text:p>
      <text:p text:style-name="P4">
Categories: ['国际']</text:p>
      <text:p text:style-name="P4">
Keywords: SYND</text:p>
      <text:p text:style-name="P4">
Type: Article</text:p>
      <!--METADATA-->
      <text:p text:style-name="P4">
美国总统拜登说，他计划再次尝试取消数千万美国人的学生贷款债务，这一努力可能会面临新的法律挑战，并可能需要数月时间来实施。</text:p>
      <text:p text:style-name="P4">
Source: <text:a xlink:type="simple" xlink:href="https://cn.wsj.com/articles/%E6%8B%9C%E7%99%BB%E5%B0%86%E5%86%8D%E6%AC%A1%E5%B0%9D%E8%AF%95%E5%8F%96%E6%B6%88%E5%AD%A6%E7%94%9F%E8%B4%B7%E6%AC%BE%E5%80%BA%E5%8A%A1-7bb22103" text:style-name="Internet_20_link" text:visited-style-name="Visited_20_Internet_20_Link">
https://cn.wsj.com/articles/%E6%8B%9C%E7%99%BB%E5%B0%86%E5%86%8D%E6%AC%A1%E5%B0%9D%E8%AF%95%E5%8F%96%E6%B6%88%E5%AD%A6%E7%94%9F%E8%B4%B7%E6%AC%BE%E5%80%BA%E5%8A%A1-7bb22103</text:a>
</text:p>
      <!--NEWS-->
      <text:h text:style-name="P10" text:outline-level="1">
<text:span text:style-name="T4">
中国经济显露新疲态，政府刺激力度受质疑 (Free Version)</text:span>
</text:h>
      <text:p text:style-name="P4">
Author: Stella Yifan Xie</text:p>
      <text:p text:style-name="P4">
Publisher: 华尔街日报中文网</text:p>
      <text:p text:style-name="P4">
Published Time: 2023-07-01T03:35:00.000Z</text:p>
      <text:p text:style-name="P4">
Modified Time: 2023-07-01T03:35:00.000Z</text:p>
      <text:p text:style-name="P4">
Created Time: 2023-06-30T06:18:00.000Z</text:p>
      <text:p text:style-name="P4">
Description: 中国制造业连续第三个月萎缩，非制造业疲软，就业岗位短缺正在恶化，这些经济增长乏力的新迹象令人质疑政府行动力度是否足够。</text:p>
      <text:p text:style-name="P4">
Images: []</text:p>
      <text:p text:style-name="P4">
Categories: ['经济', '中国经济']</text:p>
      <text:p text:style-name="P4">
Keywords: SYND,LINK:EN|WP-WSJ-0001021506</text:p>
      <text:p text:style-name="P4">
Type: Article</text:p>
      <!--METADATA-->
      <text:p text:style-name="P4">
中国经济增长乏力的证据不断涌现，令人质疑政府是否采取了力度足够的行动来扭转局面。</text:p>
      <text:p text:style-name="P4">
Source: <text:a xlink:type="simple" xlink:href="https://cn.wsj.com/articles/%E4%B8%AD%E5%9B%BD%E7%BB%8F%E6%B5%8E%E6%98%BE%E9%9C%B2%E6%96%B0%E7%96%B2%E6%80%81-%E6%94%BF%E5%BA%9C%E5%88%BA%E6%BF%80%E5%8A%9B%E5%BA%A6%E5%8F%97%E8%B4%A8%E7%96%91-3b6b1256" text:style-name="Internet_20_link" text:visited-style-name="Visited_20_Internet_20_Link">
https://cn.wsj.com/articles/%E4%B8%AD%E5%9B%BD%E7%BB%8F%E6%B5%8E%E6%98%BE%E9%9C%B2%E6%96%B0%E7%96%B2%E6%80%81-%E6%94%BF%E5%BA%9C%E5%88%BA%E6%BF%80%E5%8A%9B%E5%BA%A6%E5%8F%97%E8%B4%A8%E7%96%91-3b6b1256</text:a>
</text:p>
      <!--NEWS-->
      <text:h text:style-name="P10" text:outline-level="1">
<text:span text:style-name="T4">
中国重开边境之际，贩卖越南女性活动再度抬头 (Free Version)</text:span>
</text:h>
      <text:p text:style-name="P4">
Author: Liyan Qi</text:p>
      <text:p text:style-name="P4">
Publisher: 华尔街日报中文网</text:p>
      <text:p text:style-name="P4">
Published Time: 2023-07-01T04:00:00.000Z</text:p>
      <text:p text:style-name="P4">
Modified Time: 2023-07-01T04:00:00.000Z</text:p>
      <text:p text:style-name="P4">
Created Time: 2023-07-01T00:54:00.000Z</text:p>
      <text:p text:style-name="P4">
Description: 在中越交界小城发生的翻车事故等迹象表明此前因疫情限制和边境围栏而暂停的贩卖越南女性活动死灰复燃。许多被卖女性，包括未成年人，被迫嫁给中国男性。</text:p>
      <text:p text:style-name="P4">
Images: []</text:p>
      <text:p text:style-name="P4">
Categories: ['国际']</text:p>
      <text:p text:style-name="P4">
Keywords: SYND,LINK:EN|WP-WSJ-0001016974</text:p>
      <text:p text:style-name="P4">
Type: Article</text:p>
      <!--METADATA-->
      <text:p text:style-name="P4">
新冠疫情以及中国在南部边境竖起的令人望而生畏的 <text:a xlink:type="simple" xlink:href="https://cn.wsj.com/articles/CN-BCH-20220203171512" text:style-name="Internet_20_link" text:visited-style-name="Visited_20_Internet_20_Link">
 围栏 </text:a>
使得将越南女孩和妇女贩卖到中国的活动几乎停了下来。以往这些被贩卖的女性中许多人被迫嫁给中国男人。如今，此类贩卖活动出现死灰复燃的迹象。</text:p>
      <text:p text:style-name="P4">
Source: <text:a xlink:type="simple" xlink:href="https://cn.wsj.com/articles/%E4%B8%AD%E5%9B%BD%E9%87%8D%E5%BC%80%E8%BE%B9%E5%A2%83%E4%B9%8B%E9%99%85-%E8%B4%A9%E5%8D%96%E8%B6%8A%E5%8D%97%E5%A5%B3%E6%80%A7%E6%B4%BB%E5%8A%A8%E5%86%8D%E5%BA%A6%E6%8A%AC%E5%A4%B4-46b66476" text:style-name="Internet_20_link" text:visited-style-name="Visited_20_Internet_20_Link">
https://cn.wsj.com/articles/%E4%B8%AD%E5%9B%BD%E9%87%8D%E5%BC%80%E8%BE%B9%E5%A2%83%E4%B9%8B%E9%99%85-%E8%B4%A9%E5%8D%96%E8%B6%8A%E5%8D%97%E5%A5%B3%E6%80%A7%E6%B4%BB%E5%8A%A8%E5%86%8D%E5%BA%A6%E6%8A%AC%E5%A4%B4-46b66476</text:a>
</text:p>
      <!--NEWS-->
      <text:h text:style-name="P10" text:outline-level="1">
<text:span text:style-name="T4">
中概股简报：携程宣布投入10亿鼓励员工生育：每孩每年1万，连发5年 (Free Version)</text:span>
</text:h>
      <text:p text:style-name="P4">
Author: None</text:p>
      <text:p text:style-name="P4">
Publisher: 华尔街日报中文网</text:p>
      <text:p text:style-name="P4">
Published Time: 2023-07-01T04:05:00.000Z</text:p>
      <text:p text:style-name="P4">
Modified Time: 2023-07-01T04:05:00.000Z</text:p>
      <text:p text:style-name="P4">
Created Time: 2023-07-01T02:08:00.000Z</text:p>
      <text:p text:style-name="P4">
Description: 理想汽车6月交付3.2万辆，目标是成为中国市场豪华品牌销冠；何小鹏：小鹏G6预售订单已超3.5万台；Agoda联手飞猪加速布局出境游市场；报称SHEIN已秘密向SEC提交IPO登记文件，但遭其否认。</text:p>
      <text:p text:style-name="P4">
Images: []</text:p>
      <text:p text:style-name="P4">
Categories: ['金融市场']</text:p>
      <text:p text:style-name="P4">
Keywords: SYND</text:p>
      <text:p text:style-name="P4">
Type: Article</text:p>
      <!--METADATA-->
      <text:p text:style-name="P4">
<text:span text:style-name="T4">
理想汽车6月实现3.2万辆交付，CEO称目标是成为中国市场豪华品牌销冠</text:span>
</text:p>
      <text:p text:style-name="P4">
Source: <text:a xlink:type="simple" xlink:href="https://cn.wsj.com/articles/%E4%B8%AD%E6%A6%82%E8%82%A1%E7%AE%80%E6%8A%A5-%E6%90%BA%E7%A8%8B%E5%AE%A3%E5%B8%83%E6%8A%95%E5%85%A510%E4%BA%BF%E9%BC%93%E5%8A%B1%E5%91%98%E5%B7%A5%E7%94%9F%E8%82%B2-%E6%AF%8F%E5%AD%A9%E6%AF%8F%E5%B9%B41%E4%B8%87-%E8%BF%9E%E5%8F%915%E5%B9%B4-bfb568c1" text:style-name="Internet_20_link" text:visited-style-name="Visited_20_Internet_20_Link">
https://cn.wsj.com/articles/%E4%B8%AD%E6%A6%82%E8%82%A1%E7%AE%80%E6%8A%A5-%E6%90%BA%E7%A8%8B%E5%AE%A3%E5%B8%83%E6%8A%95%E5%85%A510%E4%BA%BF%E9%BC%93%E5%8A%B1%E5%91%98%E5%B7%A5%E7%94%9F%E8%82%B2-%E6%AF%8F%E5%AD%A9%E6%AF%8F%E5%B9%B41%E4%B8%87-%E8%BF%9E%E5%8F%915%E5%B9%B4-bfb568c1</text:a>
</text:p>
      <!--NEWS-->
      <text:h text:style-name="P10" text:outline-level="1">
<text:span text:style-name="T4">
以「亚果出任务」获奥斯卡提名 美国影星亚伦阿金辞世</text:span>
</text:h>
      <text:p text:style-name="P4">
Publisher: 法新社</text:p>
      <text:p text:style-name="P4">
Published Time: 2023-07-01T05:32:07+00:00</text:p>
      <text:p text:style-name="P4">
Modified Time: 2023-07-01T05:20:04+00:00</text:p>
      <text:p text:style-name="P4">
Description: （法新社纽约30日电） 美国演员亚伦阿金（Alan Arkin）的家人证实，这位资深影星已与世长辞，享寿89岁。他曾出演「小太阳的愿望」与「亚果出任务」等片，以讽刺的机智反应与即兴表演技巧闻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7-01T05-32-07-00-00/000000.png" xlink:type="simple" xlink:show="embed" xlink:actuate="onLoad" draw:mime-type="image/png"/>
</draw:frame>
</text:p>
      <text:p text:style-name="P4">
亚伦阿金的儿子亚当（Adam）、马修（Matthew）与安东尼（Anthony）全都继承父亲的衣钵踏入娱乐圈，他们说，亚伦阿金「无论是作为演艺人员还是一个人，都具有独特的天赋、才华洋溢」。</text:p>
      <text:p text:style-name="P4">
他们今天在声明中说：「他是慈爱的丈夫、父亲、祖父与曾祖父，我们深爱且将十分怀念他。」</text:p>
      <text:p text:style-name="P4">
亚伦阿金1934年3月26日出生于布鲁克林（Brooklyn），父母是拥有俄罗斯和德国血统的犹太移民，他自很小的年纪就开始上表演课。</text:p>
      <text:p text:style-name="P4">
亚伦阿金的家人在1950年代搬到洛杉矶，他在当地获得数所戏剧学院的奖学金，之后休学于1955年组成民谣乐团TheTarriers，隔年推出畅销歌曲「香蕉船之歌」（The Banana Boat Song），接下来10年，他持续追求音乐与演戏生涯。</text:p>
      <text:p text:style-name="P4">
亚伦阿金是芝加哥知名的「第二城」（Second City）即兴剧团成员，1957年藉着剧情音乐片「卡里普索热浪」（Calypso HeatWave），首度与The Tarriers登上大银幕。</text:p>
      <text:p text:style-name="P4">
他在1966年喜剧片「俄国人来啦，俄国人来啦」（The Russians Are Coming, The Russians AreComing）中，饰演被误认为间谍的苏联水手罗札诺夫（Rozanov），初试啼声参与剧情片演出，就罕见入围奥斯卡最佳演员奖。</text:p>
      <text:p text:style-name="P4">
他接着在1967年电影「盲女惊魂记」（Wait Until Dark）与奥黛莉赫本（AudreyHepburn）演对手戏，并在1968年的「天涯何处觅知心」（The Heart is a LonelyHunter）饰演聋哑人士，凭藉此片第2度入围奥斯卡奖。</text:p>
      <text:p text:style-name="P4">
许多评论家认为，亚伦阿金的演技巅峰是在1970年电影「二十二支队」（Catch 22）的演出，这部电影改编自约瑟夫・海勒（JosephHeller）最畅销的悲喜剧战争小说。</text:p>
      <text:p text:style-name="P4">
亚伦阿金1970年代到1990年代经常参与舞台、电视与电影演出，尤其令人注意的是在「剪刀手爱德华」（EdwardScissorhands）、1997年的「另类杀手」（Grosse Pointe Blank）与1999年的「善意的谎言」（Jakob theLiar）里的角色。</text:p>
      <text:p text:style-name="P4">
亚伦阿金还亲自为他在「小太阳的愿望」（Little Miss Sunshine）中的角色创作了背景故事，认为他演的「胡佛爷爷」（GrandpaHoover）以前应该是个萨克斯风手，但已经没什么前途，嗜好是去脱衣舞俱乐部与吸毒。</text:p>
      <text:p text:style-name="P4">
他凭藉2012年的「亚果出任务」再度获得奥斯卡奖提名，这部片也拿下奥斯卡最佳影片奖。他在片中饰演脾气暴躁的好莱坞制作人，为这部紧张的伊朗人质惊悚片增添喜感。</text:p>
      <text:p text:style-name="P4">
Source: <text:a xlink:type="simple" xlink:href="https://www.rfi.fr/cn/%E7%BC%A4%E7%BA%B7%E4%B8%96%E7%95%8C/20230701-%E4%BB%A5-%E4%BA%9A%E6%9E%9C%E5%87%BA%E4%BB%BB%E5%8A%A1-%E8%8E%B7%E5%A5%A5%E6%96%AF%E5%8D%A1%E6%8F%90%E5%90%8D-%E7%BE%8E%E5%9B%BD%E5%BD%B1%E6%98%9F%E4%BA%9A%E4%BC%A6%E9%98%BF%E9%87%91%E8%BE%9E%E4%B8%96" text:style-name="Internet_20_link" text:visited-style-name="Visited_20_Internet_20_Link">
https://www.rfi.fr/cn/%E7%BC%A4%E7%BA%B7%E4%B8%96%E7%95%8C/20230701-%E4%BB%A5-%E4%BA%9A%E6%9E%9C%E5%87%BA%E4%BB%BB%E5%8A%A1-%E8%8E%B7%E5%A5%A5%E6%96%AF%E5%8D%A1%E6%8F%90%E5%90%8D-%E7%BE%8E%E5%9B%BD%E5%BD%B1%E6%98%9F%E4%BA%9A%E4%BC%A6%E9%98%BF%E9%87%91%E8%BE%9E%E4%B8%96</text:a>
</text:p>
      <!--NEWS-->
      <text:h text:style-name="P10" text:outline-level="1">
<text:span text:style-name="T4">
印度巴士高速公路火烧车 至少25死8伤</text:span>
</text:h>
      <text:p text:style-name="P4">
Publisher: 法新社</text:p>
      <text:p text:style-name="P4">
Published Time: 2023-07-01T06:02:07+00:00</text:p>
      <text:p text:style-name="P4">
Modified Time: 2023-07-01T05:35:02+00:00</text:p>
      <text:p text:style-name="P4">
Description: （法新社孟买1日电） 印度警方表示，一辆巴士今天凌晨行驶于印度西部一条高速公路上时，爆胎撞到杆子后翻覆着火，造成至少25人死亡，包括3名儿童，另有8人受伤。</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3.617581in" draw:z-index="0">
<draw:image xlink:href="../Images/rficn/2023-07-01T06-02-07-00-00/000000.png" xlink:type="simple" xlink:show="embed" xlink:actuate="onLoad" draw:mime-type="image/png"/>
</draw:frame>
</text:p>
      <text:p text:style-name="P4">
高阶警官马哈穆尼（Baburao Mahamuni）告诉法新社，这辆巴士深夜开往普恩（Pune）时，撞到一根杆子翻覆，导致柴油箱起火燃烧。</text:p>
      <text:p text:style-name="P4">
他说：「巴士上载着约30到35人，有25人罹难，另有8人受伤。」</text:p>
      <text:p text:style-name="P4">
这起车祸是发生在马哈拉什特拉省（Maharashtra），位于印度金融重镇孟买以东约400公里处，巴士驾驶等伤患已送至邻近医院治疗。</text:p>
      <text:p text:style-name="P4">
警方表示已对这起车祸展开调查。当地媒体报导，警司卡达萨内（Sunil Kadasane）说：「目前的首要之务是辨识遗体身分并交还给家属。」</text:p>
      <text:p text:style-name="P4">
Source: <text:a xlink:type="simple" xlink:href="https://www.rfi.fr/cn/%E5%9B%BD%E9%99%85%E6%8A%A5%E9%81%93/20230701-%E5%8D%B0%E5%BA%A6%E5%B7%B4%E5%A3%AB%E9%AB%98%E9%80%9F%E5%85%AC%E8%B7%AF%E7%81%AB%E7%83%A7%E8%BD%A6-%E8%87%B3%E5%B0%9125%E6%AD%BB8%E4%BC%A4" text:style-name="Internet_20_link" text:visited-style-name="Visited_20_Internet_20_Link">
https://www.rfi.fr/cn/%E5%9B%BD%E9%99%85%E6%8A%A5%E9%81%93/20230701-%E5%8D%B0%E5%BA%A6%E5%B7%B4%E5%A3%AB%E9%AB%98%E9%80%9F%E5%85%AC%E8%B7%AF%E7%81%AB%E7%83%A7%E8%BD%A6-%E8%87%B3%E5%B0%9125%E6%AD%BB8%E4%BC%A4</text:a>
</text:p>
      <!--NEWS-->
      <text:h text:style-name="P10" text:outline-level="1">
<text:span text:style-name="T4">
“如果我执政……”特朗普谈俄兵变、普京与中国</text:span>
</text:h>
      <text:p text:style-name="P4">
Author: None (Language: zh)</text:p>
      <text:p text:style-name="P4">
Publisher: None</text:p>
      <text:p text:style-name="P4">
Time: 2023-07-01T06:29:00Z</text:p>
      <text:p text:style-name="P4">
Description: 特朗普在接受路透社采访时表示，兵变一定程度上削弱了普京，并称现在是美国尝试促成俄乌和谈的时候了。这位美国前总统还表示应该给中国48小时最后期间关闭在古巴的间谍设施，否则他领导的政府就会对中国商品收取100%的关税，“他们会在一小时内离开”。</text:p>
      <text:p text:style-name="P4">
Videos: []</text:p>
      <text:p text:style-name="P4">
Images: []</text:p>
      <text:p text:style-name="P4">
Subject: 时政风云</text:p>
      <text:p text:style-name="P4">
Subjects: ['乌克兰', '岛屿主权争端', '专题报道：全景观看“习马会”', '中国', '中共十九大', '古巴', '德中关系', '普京', '俄罗斯入侵乌克兰']</text:p>
      <text:p text:style-name="P4">
Keywords: ['普京', '兵变', '叛乱', '特朗普', '中国', '间谍设施', '古巴', '关税']</text:p>
      <text:p text:style-name="P4">
ID: 66083927</text:p>
      <!--METADATA-->
      <text:p text:style-name="P4">
<text:a xlink:type="simple" xlink:href="https://www.dw.com/zh/overlay/image/article/66083927/65908239" text:style-name="Internet_20_link" text:visited-style-name="Visited_20_Internet_20_Link">
 </text:a>
</text:p>
      <text:p text:style-name="P4">
特朗普近日接受了路透社的独家电话采访</text:p>
      <text:p text:style-name="P4">
（德国之声中文网）俄罗斯总统普京多年来的崇拜者、美国前总统特朗普周四（6月29日）表示，普京因一场流产的叛乱而“在一定程度上被削弱了”，现在是美国尝试促成俄罗斯和乌克兰之间通过谈判达成和平解决方案的时候了。</text:p>
      <text:p text:style-name="P4">
特朗普在电话采访中对路透社表示：“我希望人们不要再因这场荒谬的战争而死亡。”</text:p>
      <text:p text:style-name="P4">
民意调查中2024年美国大选共和党总统候选人的领跑者特朗普在谈及广泛的外交政策时还表示，应该给中国一个 48 小时的期限，限令关闭知情人士透露的在距美国海岸145 公里的古巴建立的间谍设施。</text:p>
      <text:h text:style-name="P12" text:outline-level="3">
<text:span text:style-name="T4">
乌克兰反攻陷入僵局</text:span>
</text:h>
      <text:p text:style-name="P4">
在乌克兰问题上，特朗普不排除基辅政府不得不向俄罗斯让出一些领土以换取停战的可能。这场战争始于16个月前俄罗斯军队入侵乌克兰。他说，如果他是总统，一切都将“有待谈判”，但为保卫自己的土地而进行激烈斗争的乌克兰人 “赢得了很多荣誉”。</text:p>
      <text:p text:style-name="P4">
“我认为他们有权保留他们的大部分收获，我认为俄罗斯同样会同意这一点。你需要合适的调解人或谈判者，但我们现在没有”，特朗普说。</text:p>
      <text:p text:style-name="P4">
美国总统拜登和北约盟国希望俄罗斯撤出其在乌克兰东部占领的领土。乌克兰发动反攻，在驱逐俄罗斯军队方面取得了一些成果。乌克兰总统泽连斯基要求俄罗斯从乌克兰撤出全部军队。</text:p>
      <text:p text:style-name="P4">
“我认为美国现在应该做的最重要的事情就是缔造和平——让俄罗斯和乌克兰走到一起，缔造和平。你可以做到。”特朗普说，“现在是时候这样做了，让两党团结起来，促进和平。”</text:p>
      <text:p text:style-name="P4">
作为总统，特朗普与普京建立了友好关系。拜登周三表示，普京因入侵乌克兰而“成为全世界的异类”。</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特朗普说，普京上周末受到俄罗斯雇佣军瓦格纳集团及其首领普里戈津兵变的损害。</text:p>
      <text:p text:style-name="P4">
“你可以说他（普京）仍然在那里，他仍然很强大，但我想说，至少在很多人的心目中，他肯定有所削弱。”他说。然而，如果普京不再掌权，“你不知道替代方案是什么。它可能会更好，但也可能更糟”，他说。</text:p>
      <text:p text:style-name="P4">
至于国际刑事法院去年三月对普京提出的战争罪指控，特朗普表示，普京的命运应该在战争结束后讨论，“因为现在如果你提出这个话题，你永远不会实现和平，你永远不会达成协议。”</text:p>
      <text:h text:style-name="P12" text:outline-level="3">
<text:span text:style-name="T4">
美国亚裔仇视犯罪激增</text:span>
</text:h>
      <text:h text:style-name="P12" text:outline-level="3">
<text:span text:style-name="T4">
“我不谈论会损害我谈判地位的事情”</text:span>
</text:h>
      <text:p text:style-name="P4">
特朗普坚决反对中国在古巴建立间谍设施，并表示如果是在他领导的政府下，若北京拒绝接受在48小时内关闭该设施的要求，其政府将对中国商品征收新的关税。</text:p>
      <text:p text:style-name="P4">
<text:a xlink:type="simple" xlink:href="https://www.dw.com/zh/zh/共和党竞选人黑利特朗普对华太友好-共产中国是敌人/a-66054711" text:style-name="Internet_20_link" text:visited-style-name="Visited_20_Internet_20_Link">
 在总统任期内，特朗普对中国采取了更强硬的立场 </text:a>
 ，同时他声称与中国国家主席习近平建立了良好的关系。这一关系因新冠疫情而恶化。</text:p>
      <text:p text:style-name="P4">
“我会给他们48小时的时间离开（古巴）。如果他们不走，我会对他们卖给美国的所有东西收取100%的关税，他们就会两天之内离开。他们会在一小时内离开。“特朗普说。</text:p>
      <text:p text:style-name="P4">
对于如果中国入侵其声称拥有主权的台湾，美国是否会在军事上支持台湾，特朗普保持沉默。</text:p>
      <text:p text:style-name="P4">
“我不谈论这个。我不谈论的原因是因为这会损害我的谈判地位。”他说，“我只能告诉你，（我执政）那四年里，没有任何威胁。如果我是总统，这种情况就不会发生。”</text:p>
      <text:p text:style-name="P4">
（路透社）</text:p>
      <text:p text:style-name="P4">
Source: <text:a xlink:type="simple" xlink:href="https://www.dw.com/zh/如果我执政……-特朗普谈俄兵变、普京与中国/a-66083927" text:style-name="Internet_20_link" text:visited-style-name="Visited_20_Internet_20_Link">
https://www.dw.com/zh/如果我执政……-特朗普谈俄兵变、普京与中国/a-66083927?maca=chi-rss-chi-all-1127-rdf</text:a>
</text:p>
      <!--NEWS-->
      <text:h text:style-name="P10" text:outline-level="1">
<text:span text:style-name="T4">
美扭转川普时代退出  重返联合国教科文组织</text:span>
</text:h>
      <text:p text:style-name="P4">
Publisher: 法新社</text:p>
      <text:p text:style-name="P4">
Published Time: 2023-07-01T07:02:08+00:00</text:p>
      <text:p text:style-name="P4">
Modified Time: 2023-07-01T06:50:01+00:00</text:p>
      <text:p text:style-name="P4">
Description: （法新社巴黎30日电） 美国在川普政府时期退出联合国教科文组织（UNESCO），今天在俄、中等国持异议下再次重新加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7-01T07-02-08-00-00/000000.png" xlink:type="simple" xlink:show="embed" xlink:actuate="onLoad" draw:mime-type="image/png"/>
</draw:frame>
</text:p>
      <text:p text:style-name="P4">
时任美国总统川普2017年以联合国教科文组织对以色列有偏见为由宣布退出，并于2018年生效。</text:p>
      <text:p text:style-name="P4">
今天在联合国大会特别会议表决时，有132票压倒性多数对美国重返联合国教科文组织投赞成票，10票反对、15票弃权。</text:p>
      <text:p text:style-name="P4">
美国驻联合国大使包尔（DeniseBauer）告诉法新社：「能重返教科文组织此一极其重要的多边组织，对我们十分重要。我们对重要成员们展现领导力（协助美国重返）至为感谢。」</text:p>
      <text:p text:style-name="P4">
反对者包含伊朗、叙利亚、中国、北韩与俄罗斯等。这几国的代表期间透过发表数个声明和程序性动议试图拖延表决。</text:p>
      <text:p text:style-name="P4">
美国是联合国教科文组织的创始成员，到2011年之前也都是教科文组织的主要经费赞助方。但联合国教科文组织2011年承认巴勒斯坦为会员国，美国根据国内法终止挹注经费，6年后更在川普带领下全面退出。</text:p>
      <text:p text:style-name="P4">
美国在1984年雷根政府时也曾退出过联合国教科文组织，时隔近20年于2003年10月才重新加入。</text:p>
      <text:p text:style-name="P4">
北韩一名外交官告诉法新社：「美国已率尔退出两回，还真不确定我们以后要欢迎他们重返几次。」</text:p>
      <text:p text:style-name="P4">
美国拖欠教科文组织2011到2018年会费达6.19亿美元，比整个教科文组织的年度预算5.34亿美元还多。总部设于巴黎的联合国教科文组织表示，华府将在未来几年内偿清。</text:p>
      <text:p text:style-name="P4">
Source: <text:a xlink:type="simple" xlink:href="https://www.rfi.fr/cn/%E5%9B%BD%E9%99%85%E6%8A%A5%E9%81%93/20230701-%E7%BE%8E%E6%89%AD%E8%BD%AC%E5%B7%9D%E6%99%AE%E6%97%B6%E4%BB%A3%E9%80%80%E5%87%BA-%E9%87%8D%E8%BF%94%E8%81%94%E5%90%88%E5%9B%BD%E6%95%99%E7%A7%91%E6%96%87%E7%BB%84%E7%BB%87" text:style-name="Internet_20_link" text:visited-style-name="Visited_20_Internet_20_Link">
https://www.rfi.fr/cn/%E5%9B%BD%E9%99%85%E6%8A%A5%E9%81%93/20230701-%E7%BE%8E%E6%89%AD%E8%BD%AC%E5%B7%9D%E6%99%AE%E6%97%B6%E4%BB%A3%E9%80%80%E5%87%BA-%E9%87%8D%E8%BF%94%E8%81%94%E5%90%88%E5%9B%BD%E6%95%99%E7%A7%91%E6%96%87%E7%BB%84%E7%BB%87</text:a>
</text:p>
      <!--NEWS-->
      <text:h text:style-name="P10" text:outline-level="1">
<text:span text:style-name="T4">
巴西前总统博索纳罗被裁定滥用政治权力 禁逐公职八年</text:span>
</text:h>
      <text:p text:style-name="P4">
Author: 联合早报 (Person)</text:p>
      <text:p text:style-name="P4">
Publisher: 联合早报 (Organization)</text:p>
      <text:p text:style-name="P4">
Published Time: 2023-07-01T07:08</text:p>
      <text:p text:style-name="P4">
Modified Time: 2023-07-01T07:19</text:p>
      <text:p text:style-name="P4">
Description: 巴西高等选举法院星期五（6月30日）投票裁定前总统博索纳罗在任期间滥用政治权力，禁止他在2030年前作为候选人竞逐巴西联邦、州级和市级选举。新华社报道，此次裁定主要针对博索纳罗在去...</text:p>
      <text:p text:style-name="P4">
Videos: []</text:p>
      <text:p text:style-name="P4">
Audios: []</text:p>
      <text:p text:style-name="P4">
Images: []</text:p>
      <text:p text:style-name="P4">
Type: NewsArticle</text:p>
      <text:p text:style-name="P4">
Breadcrumbs: ['即时', '国际']</text:p>
      <text:p text:style-name="P4">
Keywords: ['巴西', '总统', '博索纳罗']</text:p>
      <!--METADATA-->
      <text:p text:style-name="P4">
巴西高等选举法院星期五（6月30日）投票裁定前总统博索纳罗在任期间滥用政治权力，禁止他在2030年前作为候选人竞逐巴西联邦、州级和市级选举。</text:p>
      <text:p text:style-name="P4">
新华社报道，此次裁定主要针对博索纳罗在去年大选期间的相关言论和行为。2022年7月，时任总统博索纳罗在总统官邸接见多名外国大使时发表讲话，公开质疑巴西选举系统的可信性，并称2018年大选存在舞弊行为。巴西官方媒体对当天活动进行了转播。</text:p>
      <text:p text:style-name="P4">
巴西高等选举法院主席、联邦最高法院大法官德莫赖斯说，博索纳罗在会见外国大使以及2022年大选期间多次发布虚假消息，并利用官方媒体进行传播，意图煽动支持者和中间派选民攻击巴西选举系统，存在滥用政治权力行为。</text:p>
      <text:h text:style-name="P13" text:outline-level="4">
<text:span text:style-name="T4">
博索纳罗考虑上诉</text:span>
</text:h>
      <text:p text:style-name="P4">
裁定结果公布后，博索纳罗接受采访时说，这并不意味着他政治生涯的结束，将考虑向联邦最高法院上诉。他同时批评高等选举法院对他滥加限制，并称自己在任期间一直遵守宪法。</text:p>
      <text:p text:style-name="P4">
在2022年10月举行的总统选举中，前总统卢拉战胜博索纳罗再次当选总统。今年1月，大批博索纳罗支持者不服大选结果，强闯巴西国家权力机构，与军警发生冲突。</text:p>
      <text:p text:style-name="P4">
Source: <text:a xlink:type="simple" xlink:href="https://www.zaobao.com.sg/realtime/world/story20230701-1409526" text:style-name="Internet_20_link" text:visited-style-name="Visited_20_Internet_20_Link">
https://www.zaobao.com.sg/realtime/world/story20230701-1409526</text:a>
</text:p>
      <!--NEWS-->
      <text:h text:style-name="P10" text:outline-level="1">
<text:span text:style-name="T4">
美最高法院裁定学生贷款减免计划违宪 拜登宣布应对措施</text:span>
</text:h>
      <text:p text:style-name="P4">
Author: 联合早报 (Person)</text:p>
      <text:p text:style-name="P4">
Publisher: 联合早报 (Organization)</text:p>
      <text:p text:style-name="P4">
Published Time: 2023-07-01T07:26</text:p>
      <text:p text:style-name="P4">
Modified Time: 2023-07-01T09:00</text:p>
      <text:p text:style-name="P4">
Description: 美国最高法院以6比3的投票结果，裁定总统拜登的学生贷款减免计划违反宪法，拜登随即宣布，为学生贷款借款人提供新措施。路透社报道，这项总额4300亿美元（约5814亿新元）的计划，原可...</text:p>
      <text:p text:style-name="P4">
Videos: []</text:p>
      <text:p text:style-name="P4">
Audios: []</text:p>
      <text:p text:style-name="P4">
Images: []</text:p>
      <text:p text:style-name="P4">
Type: NewsArticle</text:p>
      <text:p text:style-name="P4">
Breadcrumbs: ['即时', '国际']</text:p>
      <text:p text:style-name="P4">
Keywords: ['美国最高法院', '学生', '贷款', '拜登', '美国']</text:p>
      <!--METADATA-->
      <text:p text:style-name="P4">
美国最高法院以6比3的投票结果，裁定总统拜登的学生贷款减免计划违反宪法，拜登随即宣布，为学生贷款借款人提供新措施。</text:p>
      <text:p text:style-name="P4">
路透社报道，这项总额4300亿美元（约5814亿新元）的计划，原可惠及多达4300万美国人，也是拜登的竞选承诺之一。</text:p>
      <text:p text:style-name="P4">
六个立场保守的州属——阿肯色、爱荷华、堪萨斯、密苏里州、内布拉斯加、南卡罗来纳——对拜登的学生债务减免计划提出挑战，最高法院六名保守派大法官星期五（6月30日）以多数优势，推翻拜登的行政命令。</text:p>
      <text:p text:style-name="P4">
最高法院大法官罗伯茨在裁决书中写道：“拜登政府称贷款减免计划，是与冠病大流行引发的国家紧急状态有关的举措，但它仅仅对现有计划进行了修改，如此广泛的行动计划必须获得国会的明确批准。”</text:p>
      <text:p text:style-name="P4">
裁决对拜登在去年8月宣布计划后提出申请的2600万名借款人造成了打击，对拜登来说也是一个政治挫折。</text:p>
      <text:p text:style-name="P4">
拜登在最高法院做出裁决后宣布，教育部将根据《高等教育法》制定应对措施。教育部将给予借款人12个月时间，在12个月内，教育部不会把借款人转介给信贷机构。</text:p>
      <text:p text:style-name="P4">
拜登说，最高法院“曲解了宪法”，“今天的决定关闭了一条道路。现在我们将寻找另一条出路。我永远不会停止为你们努力争取。我们一定会解决这个问题。”</text:p>
      <text:p text:style-name="P4">
2022年8月，拜登通过行政命令宣布学生贷款减免计划，年收入低于12万5000美元并获贷款支付大学和其他高等教育的美国人，最高可减免1万美元的联邦学生债务；低收入家庭的佩尔助学金受益人最高可减免2万美元的联邦学生债务。</text:p>
      <text:p text:style-name="P4">
Source: <text:a xlink:type="simple" xlink:href="https://www.zaobao.com.sg/realtime/world/story20230701-1409528" text:style-name="Internet_20_link" text:visited-style-name="Visited_20_Internet_20_Link">
https://www.zaobao.com.sg/realtime/world/story20230701-1409528</text:a>
</text:p>
      <!--NEWS-->
      <text:h text:style-name="P10" text:outline-level="1">
<text:span text:style-name="T4">
美国官员：中情局局长密访乌克兰</text:span>
</text:h>
      <text:p text:style-name="P4">
Publisher: 法新社</text:p>
      <text:p text:style-name="P4">
Published Time: 2023-07-01T07:32:07+00:00</text:p>
      <text:p text:style-name="P4">
Modified Time: 2023-07-01T07:20:03+00:00</text:p>
      <text:p text:style-name="P4">
Description: （法新社华盛顿30日电） 美国官员今天向法新社证实，美国中央情报局（CIA）局长勃恩斯最近曾密访乌克兰，会晤乌克兰情报官员及乌克兰总统泽伦斯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7-01T07-32-07-00-00/000000.png" xlink:type="simple" xlink:show="embed" xlink:actuate="onLoad" draw:mime-type="image/png"/>
</draw:frame>
</text:p>
      <text:p text:style-name="P4">
勃恩斯（William Burns）此次访乌，适逢乌克兰在俄乌战争关键时刻，乌军在各方期待已久的大反攻里苦于无法取得初步优势。</text:p>
      <text:p text:style-name="P4">
这名美国官员表示，勃恩斯此行目的是重申拜登政府致力与乌克兰共享情报，以协助乌克兰捍卫家园。</text:p>
      <text:p text:style-name="P4">
据最先报导此次访问的「华盛顿邮报」报导，乌国官员提出极富雄心的战略时程－力拚今年底前收复俄占失土，启动与莫斯科当局停火谈判。</text:p>
      <text:p text:style-name="P4">
美国官员谈及勃恩斯这次密访说：「勃恩斯局长最近曾到访乌克兰，打从俄罗斯1年多前入侵以来，他便会定期访乌。」勃恩斯最近一次于6月访乌。</text:p>
      <text:p text:style-name="P4">
勃恩斯这次密访乌克兰，时间是在俄国雇佣兵组织瓦格纳集团（Wagner Group）首脑普里格津（YevgeniyPrigozhin）6月24日发起一日兵变之前。</text:p>
      <text:p text:style-name="P4">
Source: <text:a xlink:type="simple" xlink:href="https://www.rfi.fr/cn/%E5%9B%BD%E9%99%85%E6%8A%A5%E9%81%93/20230701-%E7%BE%8E%E5%9B%BD%E5%AE%98%E5%91%98-%E4%B8%AD%E6%83%85%E5%B1%80%E5%B1%80%E9%95%BF%E5%AF%86%E8%AE%BF%E4%B9%8C%E5%85%8B%E5%85%B0" text:style-name="Internet_20_link" text:visited-style-name="Visited_20_Internet_20_Link">
https://www.rfi.fr/cn/%E5%9B%BD%E9%99%85%E6%8A%A5%E9%81%93/20230701-%E7%BE%8E%E5%9B%BD%E5%AE%98%E5%91%98-%E4%B8%AD%E6%83%85%E5%B1%80%E5%B1%80%E9%95%BF%E5%AF%86%E8%AE%BF%E4%B9%8C%E5%85%8B%E5%85%B0</text:a>
</text:p>
      <!--NEWS-->
      <text:h text:style-name="P10" text:outline-level="1">
<text:span text:style-name="T4">
美检讨撤军阿富汗 直指缺乏明确决策、危机管理失当</text:span>
</text:h>
      <text:p text:style-name="P4">
Publisher: 法新社</text:p>
      <text:p text:style-name="P4">
Published Time: 2023-07-01T07:32:08+00:00</text:p>
      <text:p text:style-name="P4">
Modified Time: 2023-07-01T07:20:02+00:00</text:p>
      <text:p text:style-name="P4">
Description: （法新社华盛顿30日电） 美国一份内部报告指出，美国官员于2021年从阿富汗大规模撤离期间，由于缺乏明确决策、集中化的危机管理，加上及混乱的公共信息传递而受到抑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7-01T07-32-08-00-00/000000.png" xlink:type="simple" xlink:show="embed" xlink:actuate="onLoad" draw:mime-type="image/png"/>
</draw:frame>
</text:p>
      <text:p text:style-name="P4">
美军2021年8月结束在阿富汗的20年部署后，塔利班（Taliban）战士迅速夺权，首都喀布尔（Kabul）出现混乱场面，引起各方愤怒，美国国务卿布林肯（AntonyBlinken）随后下令针对此事制作所谓的「行动后检讨报告」（After Action Review）。</text:p>
      <text:p text:style-name="P4">
这份报告早在1年多前就已完成，但直到今天开始放周末连假才对外公布。报告内容呼吁改革，包括在未来发生危机时指派特定人士负责，并将应急计画与政治考量分隔开来。</text:p>
      <text:p text:style-name="P4">
报告指出拜登政府与川普政府在风格上的明显对比，川普任内的政府机构「相对缺乏」规划，拜登治下的处理过程则很「紧张」，但拜登很讶异事态发展如此迅速。</text:p>
      <text:p text:style-name="P4">
Source: <text:a xlink:type="simple" xlink:href="https://www.rfi.fr/cn/%E5%9B%BD%E9%99%85%E6%8A%A5%E9%81%93/20230701-%E7%BE%8E%E6%A3%80%E8%AE%A8%E6%92%A4%E5%86%9B%E9%98%BF%E5%AF%8C%E6%B1%97-%E7%9B%B4%E6%8C%87%E7%BC%BA%E4%B9%8F%E6%98%8E%E7%A1%AE%E5%86%B3%E7%AD%96-%E5%8D%B1%E6%9C%BA%E7%AE%A1%E7%90%86%E5%A4%B1%E5%BD%93" text:style-name="Internet_20_link" text:visited-style-name="Visited_20_Internet_20_Link">
https://www.rfi.fr/cn/%E5%9B%BD%E9%99%85%E6%8A%A5%E9%81%93/20230701-%E7%BE%8E%E6%A3%80%E8%AE%A8%E6%92%A4%E5%86%9B%E9%98%BF%E5%AF%8C%E6%B1%97-%E7%9B%B4%E6%8C%87%E7%BC%BA%E4%B9%8F%E6%98%8E%E7%A1%AE%E5%86%B3%E7%AD%96-%E5%8D%B1%E6%9C%BA%E7%AE%A1%E7%90%86%E5%A4%B1%E5%BD%93</text:a>
</text:p>
      <!--NEWS-->
      <text:h text:style-name="P10" text:outline-level="1">
<text:span text:style-name="T4">
极右翼政党在欧洲各地崛起</text:span>
</text:h>
      <text:p text:style-name="P4">
Author: https://www.facebook.com/bbcworldservice/</text:p>
      <text:p text:style-name="P4">
Publisher: BBC News 中文</text:p>
      <text:p text:style-name="P4">
Published Time: 2023-07-01T08:22:53.000Z</text:p>
      <text:p text:style-name="P4">
Modified Time: 2023-07-01T08:22:53.000Z</text:p>
      <text:p text:style-name="P4">
Description: 德国和希腊的成功推动了强硬右翼政党；现在他们正盯着西班牙选举。</text:p>
      <text:p text:style-name="P4">
Images: ["<text:a xlink:type="simple" xlink:href="https://ichef.bbci.co.uk/news/640/cpsprodpb/7318/production/_130246492_cc6d4c24c5796267f5ea4a6a8d4bed7bdfc949400_73_2546_14331000x563.jpg" text:style-name="Internet_20_link" text:visited-style-name="Visited_20_Internet_20_Link">
_130246492_cc...</text:a>
", "<text:a xlink:type="simple" xlink:href="https://ichef.bbci.co.uk/news/640/cpsprodpb/0234/production/_130246500_161ccd1f57146887f09782452a17279fa2364e1b0_313_3500_19691000x563.jpg" text:style-name="Internet_20_link" text:visited-style-name="Visited_20_Internet_20_Link">
_130246500_16...</text:a>
", "<text:a xlink:type="simple" xlink:href="https://ichef.bbci.co.uk/news/640/cpsprodpb/0608/production/_130244510_11447d7fda5f128a69314f18622a9a5d2094eac810_4_2169_12201000x563.jpg" text:style-name="Internet_20_link" text:visited-style-name="Visited_20_Internet_20_Link">
_130244510_11...</text:a>
", "<text:a xlink:type="simple" xlink:href="https://ichef.bbci.co.uk/news/640/cpsprodpb/13C94/production/_130244018_afd.jpg" text:style-name="Internet_20_link" text:visited-style-name="Visited_20_Internet_20_Link">
_130244018_af...</text:a>
", "<text:a xlink:type="simple" xlink:href="https://ichef.bbci.co.uk/news/640/cpsprodpb/E848/production/_130246495_cc2cabbc52ea4bdcdff4976bc5da70311b7e2eda0_357_3500_19701000x563.jpg" text:style-name="Internet_20_link" text:visited-style-name="Visited_20_Internet_20_Link">
_130246495_cc...</text:a>
"]</text:p>
      <text:p text:style-name="P4">
Videos: []</text:p>
      <text:p text:style-name="P4">
Tags: ['歐洲', '政治', '欧洲联盟', '英国脱欧']</text:p>
      <text:p text:style-name="P4">
Type: Article</text:p>
      <!--METADATA-->
      <text:h text:style-name="P12" text:outline-level="3">
<text:span text:style-name="T4">
极右翼政党在欧洲各地崛起</text:span>
</text:h>
      <ul>
        <li>
卡蒂亚·阿德勒（Katya Adler）   * BBC欧洲事务编辑</li>
      </ul>
      <text:p text:style-name="P4">
2023年7月1日早上8点22分<draw:frame draw:style-name="fr1" draw:name="Image83" text:anchor-type="as-char" svg:width="6.9236in" svg:height="3.894525in" draw:z-index="0">
<draw:image xlink:href="../Images/BBC Chinese/2023-07-01T08-22-53.000Z/_130246492_cc6d4c24c5796267f5ea4a6a8d4bed7bdfc949400_73_2546_14331000x563.jpg" xlink:type="simple" xlink:show="embed" xlink:actuate="onLoad" draw:mime-type="image/jpeg"/>
</draw:frame>
</text:p>
      <text:p text:style-name="P4">
图像来源，  Reuters</text:p>
      <text:p text:style-name="P4">
<text:span text:style-name="T4">
法国正处在危机边缘。</text:span>
</text:p>
      <text:p text:style-name="P4">
本周，一名来自法国-阿尔及利亚裔家庭的17岁少年在巴黎附近被警察开枪打死，骚乱蔓延到全国各地，从郊区（通常被社会忽视）爆发，人们屏住呼吸。</text:p>
      <text:p text:style-name="P4">
这种类型的骚乱在法国并非闻所未闻。但强烈的情绪席卷了整个国家，无论是同情警察还是同情郊区和受害者家属的人。自2005年夏天以来，这种情绪在法国从未出现过。</text:p>
      <text:p text:style-name="P4">
虽然马克龙总统显然在努力控制局势，但他的极右翼政治对手马琳·勒庞（Marine LePen）在安全问题上有着强硬立场和反移民论调，很可能最终在民意调查中受益。</text:p>
      <text:p text:style-name="P4">
放眼欧洲的南、北、东、西，你会看到不同风格的极右翼政党——怀旧民族主义、民粹民族主义、带有新法西斯根源的极端保守主义等等——正在明显复苏。</text:p>
      <text:p text:style-name="P4">
<draw:frame draw:style-name="fr1" draw:name="Image84" text:anchor-type="as-char" svg:width="6.9236in" svg:height="3.894525in" draw:z-index="0">
<draw:image xlink:href="../Images/BBC Chinese/2023-07-01T08-22-53.000Z/_130246500_161ccd1f57146887f09782452a17279fa2364e1b0_313_3500_19691000x563.jpg" xlink:type="simple" xlink:show="embed" xlink:actuate="onLoad" draw:mime-type="image/jpeg"/>
</draw:frame>
</text:p>
      <text:p text:style-name="P4">
图像来源，  Reuters</text:p>
      <text:p text:style-name="P4">
图像加注文字，</text:p>
      <text:p text:style-name="P4">
2016年，法国国民阵线领导人马琳·勒庞在弗雷瑞斯（Frejus）举行的国民阵线政治集会上发表演讲。</text:p>
      <text:p text:style-name="P4">
可以追溯到欧洲20世纪反纳粹和反法西斯意大利的毁灭性战争的古老禁忌——大多数选民认为你不应该再投票给极右翼，主流政党拒绝与极右翼组织合作。这一禁忌正在逐渐被侵蚀。</text:p>
      <text:p text:style-name="P4">
2000年，我住在维也纳，当时中右翼首次与极右翼自由党（Freedom Party）组成联合政府。成为了世界各地的头条新闻。欧盟甚至对维也纳实施了外交制裁。</text:p>
      <text:p text:style-name="P4">
现在，欧盟第三大经济体意大利由乔治娅·梅洛尼（GiorgiaMeloni）领导，她是一个有新法西斯根源的政党的领导人。在芬兰，经过三个月的辩论，极右翼民族主义者“芬兰人党”最近加入了联合政府。</text:p>
      <text:p text:style-name="P4">
在瑞典，坚决反对移民、反对多元文化主义的“瑞典民主党”是议会中的第二大党，支持着右翼联合政府。</text:p>
      <text:p text:style-name="P4">
上周日在希腊，三个极右翼政党赢得了足够的席位进入议会，而在西班牙，有争议的民族主义政党“民声党”（Vox）——自1975年法西斯独裁者弗朗西斯科·佛朗哥（FranciscoFranco）去世以来西班牙第一个成功的极右翼政党——在最近地区选举中的表现超出了所有人的预期。</text:p>
      <text:p text:style-name="P4">
<draw:frame draw:style-name="fr1" draw:name="Image85" text:anchor-type="as-char" svg:width="6.9236in" svg:height="3.894525in" draw:z-index="0">
<draw:image xlink:href="../Images/BBC Chinese/2023-07-01T08-22-53.000Z/_130244510_11447d7fda5f128a69314f18622a9a5d2094eac810_4_2169_12201000x563.jpg" xlink:type="simple" xlink:show="embed" xlink:actuate="onLoad" draw:mime-type="image/jpeg"/>
</draw:frame>
</text:p>
      <text:p text:style-name="P4">
图像来源，  Jesus Monroy/EPA-EFE/REX/Shutterstock</text:p>
      <text:p text:style-name="P4">
图像加注文字，</text:p>
      <text:p text:style-name="P4">
2023年5月21日，“民声党”主席圣地亚哥·阿巴斯卡尔在西班牙雷亚尔城参加政治集会。</text:p>
      <text:p text:style-name="P4">
有传言称，他们可能会在三周后的全国大选后与保守党组建联合政府。</text:p>
      <text:p text:style-name="P4">
然后是波兰和匈牙利极端保守、有独裁倾向的政府。</text:p>
      <text:p text:style-name="P4">
这样的例子不胜枚举。</text:p>
      <text:p text:style-name="P4">
甚至包括对其法西斯历史如此敏感的德国。</text:p>
      <text:p text:style-name="P4">
民意调查显示，极右翼政党德国“另类选择党”（AfD）领先于总理舒尔茨的“社会民主党”（SPD），或与之并驾齐驱。上周末，一名德国另类选择党候选人首次赢得地方领导职位。社民党称其为“政治破坝者”。</text:p>
      <text:p text:style-name="P4">
到底发生了什么？数以百万计的欧洲选民真的转向极右翼了吗？还是说这更像是一场抗议投票？还是城市自由派选民和其他保守派选民之间两极分化的标志？当我们把政党描述为“极右翼”时，到底是什么意思？</text:p>
      <text:p text:style-name="P4">
<draw:frame draw:style-name="fr1" draw:name="Image86" text:anchor-type="as-char" svg:width="6.9236in" svg:height="3.894525in" draw:z-index="0">
<draw:image xlink:href="../Images/BBC Chinese/2023-07-01T08-22-53.000Z/_130244018_afd.jpg" xlink:type="simple" xlink:show="embed" xlink:actuate="onLoad" draw:mime-type="image/jpeg"/>
</draw:frame>
</text:p>
      <text:p text:style-name="P4">
图像来源，  FERDINAND MERZBACH/NEWS5/AFP</text:p>
      <text:p text:style-name="P4">
图像加注文字，</text:p>
      <text:p text:style-name="P4">
2023年6月25日，德国东部，极右翼德国另类选择党（AfD）的罗伯特·塞塞尔曼（Robert Sesselmann）在选举活动上发表讲话。</text:p>
      <text:p text:style-name="P4">
看看一些主流政客的强硬态度，尤其是在选举之前，在移民问题上，比如中右翼的荷兰首相马克·吕特（MarkRutte），或者安全问题，我说的是，自称中间派的埃马纽埃尔·马克龙。</text:p>
      <text:p text:style-name="P4">
欧洲对外关系委员会主任马克·伦纳德（Mark Leonard）说，我们正面临巨大的悖论。</text:p>
      <text:p text:style-name="P4">
一方面，近年来，许多主流政客都从极右翼手中攫取口号或立场，希望抢走他们的支持者。但通过这样做，他们帮助极右翼看起来更主流。</text:p>
      <text:p text:style-name="P4">
与此同时，欧洲的一些极右翼政党有意向政治中心靠拢，希望吸引更多中间派选民。</text:p>
      <text:p text:style-name="P4">
以对俄罗斯的态度为例。许多极右翼政党，如意大利的联盟党、法国的马琳·勒庞（Marine Le Pen）和奥地利的自由党，传统上与莫斯科关系密切。</text:p>
      <text:p text:style-name="P4">
在俄罗斯总统普京全面入侵乌克兰之后，这种局面变得更加尴尬，导致这些党派领导人改变了措辞。</text:p>
      <text:p text:style-name="P4">
马克·伦纳德（Mark Leonard）引用极右翼与欧盟的关系作为他们“中心化”的另一个例子。</text:p>
      <text:p text:style-name="P4">
你可能还记得，2016年英国脱欧公投后，布鲁塞尔担心会出现多米诺骨牌效应——法国脱欧、丹麦脱欧、意大利脱欧等等。</text:p>
      <text:p text:style-name="P4">
许多欧洲国家当时都有对欧洲持强烈怀疑态度的民粹主义政党，但这些年来，这些政党感到有义务停止鼓吹退出欧盟，甚至退出欧元。</text:p>
      <text:p text:style-name="P4">
对于许多欧洲选民来说，这似乎太激进了。</text:p>
      <text:p text:style-name="P4">
<draw:frame draw:style-name="fr1" draw:name="Image87" text:anchor-type="as-char" svg:width="6.9236in" svg:height="3.894525in" draw:z-index="0">
<draw:image xlink:href="../Images/BBC Chinese/2023-07-01T08-22-53.000Z/_130246495_cc2cabbc52ea4bdcdff4976bc5da70311b7e2eda0_357_3500_19701000x563.jpg" xlink:type="simple" xlink:show="embed" xlink:actuate="onLoad" draw:mime-type="image/jpeg"/>
</draw:frame>
</text:p>
      <text:p text:style-name="P4">
图像来源，  PA Media</text:p>
      <text:p text:style-name="P4">
图像加注文字，</text:p>
      <text:p text:style-name="P4">
英国前首相鲍里斯·约翰逊在曼彻斯特会议中心举行的保守党大会上发表演讲。</text:p>
      <text:p text:style-name="P4">
他们研究了脱欧对英国的社会和政治影响（更不用说热议的经济影响了），许多人得出结论，退出欧盟将导致已经非常不稳定的世界进一步不稳定。</text:p>
      <text:p text:style-name="P4">
想想看：新冠疫情大流行，与咄咄逼人、不可预测的俄罗斯为邻，担心中国，挣扎于不断飙升的生活成本，数百万欧洲家庭仍在承受2008年经济危机的后遗症。</text:p>
      <text:p text:style-name="P4">
民意调查显示，目前欧盟在欧洲人中比过去几年更受欢迎。</text:p>
      <text:p text:style-name="P4">
到目前为止，极右翼政党正在谈论改革欧盟，而不是离开欧盟。预计他们将在明年的欧洲议会选举中表现强劲。</text:p>
      <text:p text:style-name="P4">
蒙田研究所（Institut Montaigne）驻巴黎欧洲项目主任乔治娜·赖特（GeorginaWright）告诉我，她认为欧洲极右翼的复兴在很大程度上源于对政治主流的不满。例如，目前在德国，五分之一的选民表示他们对联合政府不满意。</text:p>
      <text:p text:style-name="P4">
赖特说，欧洲许多选民被极右翼政党的直言不讳所吸引，传统政客在生活的三个关键领域似乎没有明确的答案，这让人感到明显的沮丧:</text:p>
      <text:p text:style-name="P4">
1. 与身份相关的问题：恐惧开放边界以及民族身份和传统价值观遭到侵蚀</text:p>
      <text:p text:style-name="P4">
2. 经济：对全球化的排斥和对子孙后代不能保证拥有更美好未来的怨恨</text:p>
      <text:p text:style-name="P4">
3. 社会正义：一种国家政府无法控制管理公民生活的感觉</text:p>
      <text:p text:style-name="P4">
你可以看到，这些问题也渗入了欧洲关于绿色能源的辩论。</text:p>
      <text:p text:style-name="P4">
今年在荷兰，右翼民粹主义的“农民-公民运动党”（Farmer-CitizenMovement）在省级选举后在议会上院获得了最多的席位，成为各大政党的头条新闻。</text:p>
      <text:p text:style-name="P4">
在法国，马克龙试图提高汽油价格，以阻止人们开车出行，结果遭到了包括极右翼团体在内的所谓“黄背心”抗议者的反对。</text:p>
      <text:p text:style-name="P4">
而在德国，公众对财政状况的担忧和愤怒阻碍了执政的绿党推行其承诺的环境改革。</text:p>
      <text:p text:style-name="P4">
Source: <text:a xlink:type="simple" xlink:href="https://www.bbc.com/zhongwen/simp/world-66074278" text:style-name="Internet_20_link" text:visited-style-name="Visited_20_Internet_20_Link">
https://www.bbc.com/zhongwen/simp/world-66074278</text:a>
</text:p>
      <!--NEWS-->
      <text:h text:style-name="P10" text:outline-level="1">
<text:span text:style-name="T4">
港版《国安法》实施三年，美参院两党议员：持续追究北京破坏香港自治责任</text:span>
</text:h>
      <text:p text:style-name="P4">
Author: chinese@voanews.com (李逸华)</text:p>
      <text:p text:style-name="P4">
Publisher: 美国之音中文网 (Type: NewsMediaOrganization)</text:p>
      <text:p text:style-name="P4">
Published Time: 2023-07-01T08:27:40+08:00</text:p>
      <text:p text:style-name="P4">
Modified Time: 2023-07-01 00:27:40Z</text:p>
      <text:p text:style-name="P4">
Description: 2023年7月1日象征香港主权移交26周年，同时是港版《国安法》正式上路三周年。美国国会两党议员发表声明，谴责香港政府和北京当局持续打压香港的自由空间。</text:p>
      <text:p text:style-name="P4">
Videos: []</text:p>
      <text:p text:style-name="P4">
Images: []</text:p>
      <text:p text:style-name="P4">
Categories: ['国会报道', '港澳', '人权', '美中关系', '编辑推荐']</text:p>
      <text:p text:style-name="P4">
Type: None</text:p>
      <!--METADATA-->
      <text:p text:style-name="P4">
NoneNone</text:p>
      <text:p text:style-name="P4">
Source: <text:a xlink:type="simple" xlink:href="https://www.voachinese.com/a/us-bipartisan-senators-hong-kong-20230630/7162590.html" text:style-name="Internet_20_link" text:visited-style-name="Visited_20_Internet_20_Link">
https://www.voachinese.com/a/us-bipartisan-senators-hong-kong-20230630/7162590.html</text:a>
</text:p>
      <!--NEWS-->
      <text:h text:style-name="P10" text:outline-level="1">
<text:span text:style-name="T4">
美洲金杯足赛 巴拿马晋级淘汰赛</text:span>
</text:h>
      <text:p text:style-name="P4">
Publisher: 法新社</text:p>
      <text:p text:style-name="P4">
Published Time: 2023-07-01T08:32:07+00:00</text:p>
      <text:p text:style-name="P4">
Modified Time: 2023-07-01T08:20:06+00:00</text:p>
      <text:p text:style-name="P4">
Description: （法新社纽约30日电） 美洲金杯（CONCACAF Gold Cup）足球赛，巴拿马今天2比1击败法属马丁尼阁，晋级8强淘汰赛；稍早同组的哥斯大黎加与萨尔瓦多激战后0比0踢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7-01T08-32-07-00-00/000000.png" xlink:type="simple" xlink:show="embed" xlink:actuate="onLoad" draw:mime-type="image/png"/>
</draw:frame>
</text:p>
      <text:p text:style-name="P4">
巴拿马在C组2战2胜取得6分积分，马丁尼阁1胜1败3分积分，哥斯大黎加与萨尔瓦多均1和1败只有1分。4队都还有一场比赛，除巴拿马已确定晋级，其余3队也都还有一线生机。</text:p>
      <text:p text:style-name="P4">
Source: <text:a xlink:type="simple" xlink:href="https://www.rfi.fr/cn/%E8%BF%90%E5%8A%A8%E5%A4%A9%E5%9C%B0/20230701-%E7%BE%8E%E6%B4%B2%E9%87%91%E6%9D%AF%E8%B6%B3%E8%B5%9B-%E5%B7%B4%E6%8B%BF%E9%A9%AC%E6%99%8B%E7%BA%A7%E6%B7%98%E6%B1%B0%E8%B5%9B" text:style-name="Internet_20_link" text:visited-style-name="Visited_20_Internet_20_Link">
https://www.rfi.fr/cn/%E8%BF%90%E5%8A%A8%E5%A4%A9%E5%9C%B0/20230701-%E7%BE%8E%E6%B4%B2%E9%87%91%E6%9D%AF%E8%B6%B3%E8%B5%9B-%E5%B7%B4%E6%8B%BF%E9%A9%AC%E6%99%8B%E7%BA%A7%E6%B7%98%E6%B1%B0%E8%B5%9B</text:a>
</text:p>
      <!--NEWS-->
      <text:h text:style-name="P10" text:outline-level="1">
<text:span text:style-name="T4">
美挑时间宣布对台军售？美台商会：选择在假日前公布显得过度担忧中国反应</text:span>
</text:h>
      <text:p text:style-name="P4">
Author: chinese@voanews.com (锺辰芳)</text:p>
      <text:p text:style-name="P4">
Publisher: 美国之音中文网 (Type: NewsMediaOrganization)</text:p>
      <text:p text:style-name="P4">
Published Time: 2023-07-01T08:51:36+08:00</text:p>
      <text:p text:style-name="P4">
Modified Time: 2023-07-01 00:51:36Z</text:p>
      <text:p text:style-name="P4">
Description: 美国国务院星期四(6月29日)批准新一批价值4.4亿美元的可能对台军售后立即引来北京当局的“坚决反对”。一些人注意到美国行政当局经常在接近周末时发布对台军售消息，认为这是美国政府有意避免引来中国的反应，总部在华盛顿近郊的美台商业协会说，即便美国选在节日前宣布对台军售一样会引发中国不满，因为中国最反对的是美国以具有主权意义的“对外军售”形式来与台湾进行政府与政府间的交易。</text:p>
      <text:p text:style-name="P4">
Videos: []</text:p>
      <text:p text:style-name="P4">
Images: []</text:p>
      <text:p text:style-name="P4">
Categories: ['台湾', '军事']</text:p>
      <text:p text:style-name="P4">
Type: None</text:p>
      <!--METADATA-->
      <text:p text:style-name="P4">
NoneNone</text:p>
      <text:p text:style-name="P4">
Source: <text:a xlink:type="simple" xlink:href="https://www.voachinese.com/a/experts-said-us-pick-time-to-announce-taiwan-arms-sales-signals-overly-concern-of-chinese-reaction-20230630/7162586.html" text:style-name="Internet_20_link" text:visited-style-name="Visited_20_Internet_20_Link">
https://www.voachinese.com/a/experts-said-us-pick-time-to-announce-taiwan-arms-sales-signals-overly-concern-of-chinese-reaction-20230630/7162586.html</text:a>
</text:p>
      <!--NEWS-->
      <text:h text:style-name="P10" text:outline-level="1">
<text:span text:style-name="T4">
美最高法院裁定 商家可拒绝为同性婚礼提供服务</text:span>
</text:h>
      <text:p text:style-name="P4">
Author: 联合早报 (Person)</text:p>
      <text:p text:style-name="P4">
Publisher: 联合早报 (Organization)</text:p>
      <text:p text:style-name="P4">
Published Time: 2023-07-01T08:55</text:p>
      <text:p text:style-name="P4">
Modified Time: 2023-07-01T08:55</text:p>
      <text:p text:style-name="P4">
Description: 美国最高法院保守派多数星期五（6月30日）裁定，宪法规定的言论自由允许某些企业拒绝为同性婚礼提供服务。这是一项具有里程碑意义的裁决，对性少数群体（LGBT）权利构成打击，自由派最高...</text:p>
      <text:p text:style-name="P4">
Videos: []</text:p>
      <text:p text:style-name="P4">
Audios: []</text:p>
      <text:p text:style-name="P4">
Images: []</text:p>
      <text:p text:style-name="P4">
Type: NewsArticle</text:p>
      <text:p text:style-name="P4">
Breadcrumbs: ['即时', '国际']</text:p>
      <text:p text:style-name="P4">
Keywords: ['美国最高法院', '歧视']</text:p>
      <!--METADATA-->
      <text:p text:style-name="P4">
美国最高法院保守派多数星期五（6月30日）裁定，宪法规定的言论自由允许某些企业拒绝为同性婚礼提供服务。</text:p>
      <text:p text:style-name="P4">
这是一项具有里程碑意义的裁决，对性少数群体（LGBT）权利构成打击，自由派最高法院大法官称星期五的裁决为“歧视许可”。</text:p>
      <text:p text:style-name="P4">
路透社报道，由六名保守派和三名自由派组成的美国最高法院大法官，按意识形态以6比3的表决结果，裁定科罗拉多州丹佛地区网页设计师史密斯（LorieSmith）上诉得直。</text:p>
      <text:p text:style-name="P4">
史密斯以她的福音派基督信仰为由，拒绝为同性婚姻者设计网页，科罗拉多州一初级法庭裁定她违反反歧视法。史密斯向最高法院提出上诉，称科州反歧视法迫使她宣传违反她信仰的观念，侵犯了她的宪法第一修正案权利。</text:p>
      <text:p text:style-name="P4">
由保守派大法官戈萨奇（NeilGorsuch）撰写的裁决书总结说，要求服务涉及言语信息传达的企业表达他们不认同的言语信息，违反了保护言论自由的美国宪法第一修正案。</text:p>
      <text:p text:style-name="P4">
戈萨奇说：“科罗拉多州试图迫使个人发表一致性言论，但这严重违背了她（上诉方）的良知。”</text:p>
      <text:p text:style-name="P4">
美国最高法院自由派法官则警告，最高法院保守派占多数的裁决，可能会影响性少数群体以外的其他客户。</text:p>
      <text:p text:style-name="P4">
自由派大法官索托马约尔（Sonia Sotomayor）、卡根（Elena Kagan）和杰克逊（Ketanji BrownJackson），在长达38页的不同意见书中说，星期五的裁决提供了“歧视许可”，使性少数群体权利倒退。</text:p>
      <text:p text:style-name="P4">
索托马约尔说，这不仅允许商家拒绝为客户提供服务，它还造成“污名化伤害”，唤起性少数群体最深刻了解的痛苦记忆，那就是他们可以在某些公共场所做自己，在某些地方则不能……这样的生活令人情何以堪。”</text:p>
      <text:p text:style-name="P4">
《科罗拉多州反歧视法》（CADA）规定，当商业实体向公众提供产品或服务时，不得基于种族、宗教、国籍或性别歧视而拒绝为顾客服务。</text:p>
      <text:p text:style-name="P4">
Source: <text:a xlink:type="simple" xlink:href="https://www.zaobao.com.sg/realtime/world/story20230701-1409532" text:style-name="Internet_20_link" text:visited-style-name="Visited_20_Internet_20_Link">
https://www.zaobao.com.sg/realtime/world/story20230701-1409532</text:a>
</text:p>
      <!--NEWS-->
      <text:h text:style-name="P10" text:outline-level="1">
<text:span text:style-name="T4">
评论 | 余杰：普京为何为习近平祝寿？</text:span>
</text:h>
      <text:p text:style-name="P4">
Author: None</text:p>
      <text:p text:style-name="P4">
Publisher: Radio Free Asia (Organization)</text:p>
      <text:p text:style-name="P4">
Published Time: 2023-07-01T09:00:00-04:00</text:p>
      <text:p text:style-name="P4">
Modified Time: 2023-06-29T10:42: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4.567343in" draw:z-index="0">
<draw:image xlink:href="../Images/rfamandarin/2023-07-01T09-00-00-04-00/000000.png" xlink:type="simple" xlink:show="embed" xlink:actuate="onLoad" draw:mime-type="image/png"/>
</draw:frame>
 资料图片：习近平和普京在北京冬奥会期间合影 <text:a xlink:type="simple" xlink:href="https://www.rfa.org/mandarin/pinglun/yujie/yj3-06272023124539.html/@@images/image" text:style-name="Internet_20_link" text:visited-style-name="Visited_20_Internet_20_Link">
</text:a>
法新社图片</text:p>
      <text:p text:style-name="P4">
<text:span text:style-name="T4">
是狼狈为奸，更是认贼作父</text:span>
</text:p>
      <text:p text:style-name="P4">
二零二三年六月十五日，习近平迎来七十岁生日。人生七十古来稀，按照江泽民时代形成的政治局常委“七上八下”的不成文规矩，习近平本该过上退休后的第一个生日，颐养天年、含饴弄孙，但他偏偏要终身掌权，至死方休。耐人寻味的是，尽管近年来中共对习近平的个人崇拜已不亚于文革期间对毛泽东的个人崇拜，但中国官方几乎没有举办任何公开的活动庆祝此次大寿——习近平似乎不愿让人们过多关注他的年龄。</text:p>
      <text:p text:style-name="P4">
另一方面，习近平是毛泽东以后权力最大的中共党魁，没有任何元老和派系能对他有所制约，貌似大权在握、为所欲为，却已然是内外交困、四面楚歌。据说，他悍然打破禁忌，跑到明清两代皇家御用寺庙万寿寺过生日，这大概是他焦头烂额之际的一种“冲喜”方式。然而，既然没有一个皇帝能实现“万寿”的梦想，习近平也不可能“万寿无疆”。即便万寿寺名字讨喜，里面也金碧辉煌，但习近平遭遇的烦心事不可能在生日这天突然消失得无影无踪。习近平知道他的统治危机重重，在二零二二年十月十六日中共二十大开幕式的政治报告中、在二零二三年五月三十日主持中共二十届中央国安委员会第一次会议的讲话中，以及在六月七日视察内蒙古时的讲话中，他就同一主题反复讲了三次：中国要保证在“极端情况”下，国民经济能正常运行，做好准备经受“风高浪急甚至惊涛骇浪”的重大考验。可见，在习近平统治下的中国，并非岁月静好，而是盲人骑瞎马、夜半临深池，随时可能粉身碎骨。</text:p>
      <text:p text:style-name="P4">
中国官方媒体不敢有所表示，但许多中国网民在习近平生日这天，贴出江泽民当年行走在淹没脚踝的洪水中视察灾区的照片。江泽民小丑一个，不值得怀念，这种用江打习的方式，不是勇敢的反抗，但也可稍稍恶心习近平一下。有趣的是，真正关心习近平生日的，不是他治下的十四亿奴隶，而是他最尊崇的“父皇”普京。早在四年前，习近平与普京会晤那天，正好是习近平的生日，普京提前贴心地准备了写着“六六大顺”的生日蛋糕。习近平看到礼物，一副受宠若惊的表情。四年后的同一天，普京没有送蛋糕，却有一份情深意切的贺电：普京在克里姆林宫网站上发布的一封电报中写道：“亲爱的朋友，我衷心祝愿你身体健康、幸福、繁荣和成功。我期待我们继续进行建设性的对话，并就当前的双边、地区和国际问题开展密切合作，造福于俄、中人民。”他还赞扬说，中国在习近平的领导下“取得了令人瞩目的成就：国民经济稳步增长，公民财富增加，北京在世界上的地位越来越强”。</text:p>
      <text:p text:style-name="P4">
习近平不必获得其他人的肯定，只需要得到普京这个俄国老爸的肯定就足够了，他只在乎普京一个人对他的评价。在世界范围内，习近平和普京是声气相通的同类，正如英国政治评论家凯蒂·史塔拉德在《极权基因》一书中所说：“普京和习近平已经消灭迫使他们在当前任期结束后下台的法律障碍，无论他们是否保留正式头衔，他们的余生中都将在俄罗斯和中国掌握权力。”</text:p>
      <text:p text:style-name="P4">
投之以桃，报之以李，三天后的父亲节，在中国的网上有成千上万人祝普京父亲节快乐。他们知道祝福普京就是祝福习近平，习近平与普京是一根绳子上的两只蚂蚱。中国的网络上铺天盖地都是俄罗斯军队在乌克兰势如破竹、大获全胜的假新闻，此类新闻或许比在俄国本国还多。中国人得知俄国打了“胜仗”，比俄国人还要高兴。普京与习近平是狼狈为奸，中国的小粉红们则是认贼作父。</text:p>
      <text:p text:style-name="P4">
<text:span text:style-name="T4">
毛泽东是斯大林的儿皇帝，习近平也是普京的儿皇帝</text:span>
</text:p>
      <text:p text:style-name="P4">
习近平对普京的崇拜众所周知，尽管目前俄罗斯实力下降、中国实力上升，但习近平在普京面前，从来都是卑躬屈膝、点头哈腰。其实，在苏俄主子面前，不仅习近平如此自我降格，“数风流人物，还看今朝”的毛泽东也如此。</text:p>
      <text:p text:style-name="P4">
从俄国移居美国的历史学家亚历山大‧潘佐夫在《毛泽东：真实的故事》一书中，引述大量苏俄秘密档案，揭示了一个中共竭力掩盖的历史事实：中共之所以能够夺取政权，不是因为毛泽东的正确路线或雄才大略，而是自始至终都有赖莫斯科出钱、出力、提供武器。潘佐夫指出：“一九三零年代初期，中共根本谈不上有任何程度的独立自主。财务上完全依赖莫斯科。他们最多或许可能反对共产国际驻华代表，但绝不敢冒犯克里姆林宫本身。”</text:p>
      <text:p text:style-name="P4">
毛泽东在中共的残酷内斗中脱颖而出，关键砝码还在斯大林那里。潘佐夫写道：“唯有把中国共产党改造成俄国式、以领袖为中心的党（斯大林化），未来与国民党的内战才能确保胜利。中国共产党的斯大林化，需要强化其领导人的个人崇拜，以及完全压制党内反对派。在这些方面，斯大林经验丰富，可以帮毛泽东大忙。”因此，毛泽东深知其权力来源，非常尊敬斯大林，视之为伟大导师，认真奉行斯大林主义。中共建政初期，北京重要人事任免，必须经过莫斯科点头才能生效，俄中的主从关系，没有商量余地。一九四九年中共执政后，毛泽东首次访问莫斯科，斯大林长达三十天时间不见不理，毛虽抱怨不休，却不敢拂袖而去。潘佐夫指出：“斯大林故意要这么干。他要折辱毛泽东，给他一个教训，别再趾高气昂。他实际上在告诉毛泽东，在这里我讲话才算数。我是世界共产主义运动的伟大领袖，你算哪跟葱？你是我底下的小学生，你得照我的话去做事才行。”</text:p>
      <text:p text:style-name="P4">
除了强势干预中国政局，斯大林从未放弃“社会主义接管全球”的念头，他为了削弱美国实力，鼓动朝鲜的共产党领袖金日成发动统一战争，引发美国为首的联合国军参战。斯大林不敢与美国正面对决，就强逼刚刚结束内战、残破贫困的中国参与“抗美援朝”之战。毛兴冲冲地充当斯大林的炮灰，三年内死伤百万兵力，其长子毛岸英也意外阵亡。但是，只要斯大林活着一天，毛泽东就对莫斯科言听计从。直到一九五三年斯大林死后，毛才敢脱离苏联模式并与苏联的“修正主义者”赫鲁雪夫争夺社会主义阵营盟主的宝座。</text:p>
      <text:p text:style-name="P4">
尽管中共曾经以气势汹汹的“九评”挑战和攻击苏共，扮演了“弑父”的“孽子”角色，但两者之间的主仆关系至今仍藕断丝连。习近平将推动新思维和民主化的戈尔巴乔夫视为叛徒，感叹当初苏联解体时“竟无一人是男儿”，普京对此心有戚戚焉。当普京开始重振帝国雄风之际，习近平遂亦步亦趋。普京对乌克兰发动侵略战争，习近平视之为中国攻打台湾的前戏。这场战争帮助习近平转移了西方世界的压力，习近平对普京充满感激。</text:p>
      <text:p text:style-name="P4">
普京出师不利，深陷泥潭，习近平有兔死狐悲之感。普京环顾全球，小鱼小虾级别的盟友仅有伊朗、朝鲜、白俄罗斯等屈指可数的几个，大块头的盟友则只有中国。于是，普京主动向其粉丝习近平抛出媚眼，为习近平庆生，以显示两国关系如胶似漆，两个独裁者也惺惺相惜。然而，两人看似在度蜜月，其实早已心怀鬼胎，他们脚下的宫殿已经开始分崩离析，树倒猢狲散的那一天即将到来，正如学者冯客在《独裁者养成之路》中所说：“那些被个人崇拜包围的独裁者，往往遁入自己的世界，周围的追随者让他们更加执迷不悟。他们最后都只靠自己做决定；无论在国内还是国外，他们把所有人都当敌人。 他们变得骄傲自大却又疑神疑鬼，想要寻求更多权力来保护手中的权力。但又因为这一切只仰赖他们自己的判断，所以一个小小的误判也会导致政权动摇，带来致命后果。 到头来，其实独裁者最大的威胁不只来自人民，而且也来自他们自己。”</text:p>
      <text:p text:style-name="P4">
（文章只代表特约评论员个人的立场和观点）</text:p>
      <text:p text:style-name="P4">
Source: <text:a xlink:type="simple" xlink:href="https://www.rfa.org/mandarin/pinglun/yujie/yj3-06272023124539.html" text:style-name="Internet_20_link" text:visited-style-name="Visited_20_Internet_20_Link">
https://www.rfa.org/mandarin/pinglun/yujie/yj3-06272023124539.html</text:a>
</text:p>
      <!--NEWS-->
      <text:h text:style-name="P10" text:outline-level="1">
<text:span text:style-name="T4">
NBA自由球员市场开市 葛林与勇士续约</text:span>
</text:h>
      <text:p text:style-name="P4">
Publisher: 法新社</text:p>
      <text:p text:style-name="P4">
Published Time: 2023-07-01T09:02:09+00:00</text:p>
      <text:p text:style-name="P4">
Modified Time: 2023-07-01T08:35:02+00:00</text:p>
      <text:p text:style-name="P4">
Description: （法新社纽约30日电） NBA自由球员市场开市，根据数项报导，4度协助金州勇士夺冠的老将葛林将续约留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617581in" draw:z-index="0">
<draw:image xlink:href="../Images/rficn/2023-07-01T09-02-09-00-00/000000.png" xlink:type="simple" xlink:show="embed" xlink:actuate="onLoad" draw:mime-type="image/png"/>
</draw:frame>
</text:p>
      <text:p text:style-name="P4">
33岁的葛林（Draymond Green）先前选择跳脱合约，但勇士已清楚表明希望这位篮板与防守好手归队。</text:p>
      <text:p text:style-name="P4">
据报导，葛林同意以4年1亿美元续约，合约最后一年为球员选项。</text:p>
      <text:p text:style-name="P4">
Source: <text:a xlink:type="simple" xlink:href="https://www.rfi.fr/cn/%E8%BF%90%E5%8A%A8%E5%A4%A9%E5%9C%B0/20230701-nba%E8%87%AA%E7%94%B1%E7%90%83%E5%91%98%E5%B8%82%E5%9C%BA%E5%BC%80%E5%B8%82-%E8%91%9B%E6%9E%97%E4%B8%8E%E5%8B%87%E5%A3%AB%E7%BB%AD%E7%BA%A6" text:style-name="Internet_20_link" text:visited-style-name="Visited_20_Internet_20_Link">
https://www.rfi.fr/cn/%E8%BF%90%E5%8A%A8%E5%A4%A9%E5%9C%B0/20230701-nba%E8%87%AA%E7%94%B1%E7%90%83%E5%91%98%E5%B8%82%E5%9C%BA%E5%BC%80%E5%B8%82-%E8%91%9B%E6%9E%97%E4%B8%8E%E5%8B%87%E5%A3%AB%E7%BB%AD%E7%BA%A6</text:a>
</text:p>
      <!--NEWS-->
      <text:h text:style-name="P10" text:outline-level="1">
<text:span text:style-name="T4">
法国骚乱持续 姆巴佩: 停止暴力！请别自毁家园</text:span>
</text:h>
      <text:p text:style-name="P4">
Author: None (Language: zh)</text:p>
      <text:p text:style-name="P4">
Publisher: None</text:p>
      <text:p text:style-name="P4">
Time: 2023-07-01T09:09:00Z</text:p>
      <text:p text:style-name="P4">
Description: 在一名17岁的北非裔少年遭到警察枪杀后，法国各地的严重骚乱已经持续数天，而且不断蔓延。法国著名球星姆巴佩以及法国国家队周五晚呼吁结束暴力，表示“我们理解民众表达愤怒的内容，但我们不能接受这种表达形式”。</text:p>
      <text:p text:style-name="P4">
Videos: []</text:p>
      <text:p text:style-name="P4">
Images: []</text:p>
      <text:p text:style-name="P4">
Subject: 新闻广角</text:p>
      <text:p text:style-name="P4">
Subjects: ['法国', '法国沙尔利周刊枪击案']</text:p>
      <text:p text:style-name="P4">
Keywords: ['法国', '骚乱', '少年', '枪杀', '姆巴佩', '暴力', '法国国家队']</text:p>
      <text:p text:style-name="P4">
ID: 66088712</text:p>
      <!--METADATA-->
      <text:p text:style-name="P4">
<text:a xlink:type="simple" xlink:href="https://www.dw.com/zh/overlay/image/article/66088712/64237167" text:style-name="Internet_20_link" text:visited-style-name="Visited_20_Internet_20_Link">
 </text:a>
</text:p>
      <text:p text:style-name="P4">
著名法国球星姆巴佩以及法国国家队在周五晚上发表的声明中呼吁停止暴力，他们表示能体会这些痛苦和悲伤，但“你们破坏的是你们自己的财产，你们自己的街区，你们自己的城市”</text:p>
      <text:p text:style-name="P4">
（德国之声中文网）在 <text:a xlink:type="simple" xlink:href="https://www.dw.com/zh/zh/警察枪杀少年事件在法国引发大规模暴力抗议/a-66067433" text:style-name="Internet_20_link" text:visited-style-name="Visited_20_Internet_20_Link">
 少年致死事件</text:a>
后，法国各地的严重骚乱已经持续了四个晚上。根据法国内政部的数据，已经有994人被逮捕，79名警察等安保人员在周五夜里受伤。</text:p>
      <text:p text:style-name="P4">
与此同时，骚乱蔓延到比利时首都布鲁塞尔，以及法属加勒比地区，有一人在法属加勒比地区被流弹杀死。</text:p>
      <text:h text:style-name="P12" text:outline-level="3">
<text:span text:style-name="T4">
多地发生打砸抢烧事件</text:span>
</text:h>
      <text:p text:style-name="P4">
周二在警察拦截时被杀的17岁少年奈尔，周六将被埋葬在其家乡、巴黎郊区的楠泰尔。即使是大规模警力以及官方下令对公共生活进行限制——例如停止在夜间运行有轨电车和公共汽车、禁止销售和携带烟花和易燃物，也没能阻止周五晚上法国各地再次发生骚乱。</text:p>
      <text:p text:style-name="P4">
</text:p>
      <text:p text:style-name="P4">
周五夜间在法国多地发生打砸抢烧事件，图为巴黎消防员正在努力灭火</text:p>
      <text:p text:style-name="P4">
法国内政部长达尔马宁（GeraldDarmanin）在周五晚上宣布，45000名警察在夜间维持秩序，其中还有特种部队。据法国媒体报道，里昂、马赛、斯特拉斯堡等大城市禁止示威等大型活动。尽管如此，还是发生了抢劫、破坏和暴力冲突。马赛和里昂发生的暴力冲突尤为严重。例如在马赛，一家超市在一次纵火袭击后被洗劫一空。</text:p>
      <text:p text:style-name="P4">
不过，内政部长达尔马宁表示，暴力事件的强度有限，“暴乱者不会获胜”。他认为不需要宣布进入紧急状态。</text:p>
      <text:p text:style-name="P4">
根据法国当局信息，很多参与骚乱的人非常年轻，因此法国总统马克龙呼吁家长们要有责任感，并指责社交媒体导致暴力升级。</text:p>
      <text:p text:style-name="P4">
</text:p>
      <text:p text:style-name="P4">
法国当局在周五至周六的夜间部署了4.5万名安保力量</text:p>
      <text:h text:style-name="P12" text:outline-level="3">
<text:span text:style-name="T4">
姆巴佩等法国球星呼吁停止暴力</text:span>
</text:h>
      <text:p text:style-name="P4">
这次骚乱是由周二的警察暴力致死事件引发的。该事件震惊了法国上下。被指造成17岁少年死亡的警察目前处于关押中。针对他的正式调查已经展开。</text:p>
      <text:p text:style-name="P4">
<text:span text:style-name="T4">
更多阅读：<text:a xlink:type="simple" xlink:href="" text:style-name="Internet_20_link" text:visited-style-name="Visited_20_Internet_20_Link">
 警察枪杀少年事件在法国引发大规模暴力抗议 </text:a>
 </text:span>
</text:p>
      <text:p text:style-name="P4">
在少年死亡事件后，法国球星姆巴佩表达了对该事件的悲伤和愤怒，呼吁伸张正义。伴随骚乱和暴力事件延续，姆巴佩再次发声，呼吁停止暴力。</text:p>
      <text:p text:style-name="P4">
“自这一悲惨事件发生以来，我们目睹了民众对愤怒的表达，我们可以理解其内涵，但其形式是我们不能接受的”，姆巴佩在周五晚上发表的一份法国国家队共同声明中写道。球员们说，他们也能体会这些痛苦和悲伤，但“你们破坏的是你们自己的财产，你们自己的街区，你们自己的城市，你们获得成就感的地方”。</text:p>
      <text:p text:style-name="P4">
这位法国著名球星表示，许多法国球员本身就来自工人阶层、相对贫困的社区，能够理解这种痛苦和悲伤，但是暴力并不能解决问题，姆巴佩说，必须结束暴力，为哀悼、对话和社会重建让路。“在这种极端紧张的情况下，我们不能保持沉默。”</text:p>
      <text:p text:style-name="P4">
（德新社，法新社，路透社等）</text:p>
      <text:p text:style-name="P4">
Source: <text:a xlink:type="simple" xlink:href="https://www.dw.com/zh/法国骚乱持续-姆巴佩-停止暴力！请别自毁家园/a-66088712" text:style-name="Internet_20_link" text:visited-style-name="Visited_20_Internet_20_Link">
https://www.dw.com/zh/法国骚乱持续-姆巴佩-停止暴力！请别自毁家园/a-66088712?maca=chi-rss-chi-all-1127-rdf</text:a>
</text:p>
      <!--NEWS-->
      <text:h text:style-name="P10" text:outline-level="1">
<text:span text:style-name="T4">
进展虽缓慢，美国对乌克兰的反攻充满信心</text:span>
</text:h>
      <text:p text:style-name="P4">
Author: chinese@voanews.com (塞尔丁, 普劳)</text:p>
      <text:p text:style-name="P4">
Publisher: 美国之音中文网 (Type: NewsMediaOrganization)</text:p>
      <text:p text:style-name="P4">
Published Time: 2023-07-01T09:21:38+08:00</text:p>
      <text:p text:style-name="P4">
Modified Time: 2023-07-01 02:22:19Z</text:p>
      <text:p text:style-name="P4">
Description: 乌克兰对俄罗斯军队的反攻虽未能取得快速进展，美国军方高层没有因而恐慌。</text:p>
      <text:p text:style-name="P4">
Videos: []</text:p>
      <text:p text:style-name="P4">
Images: []</text:p>
      <text:p text:style-name="P4">
Categories: ['乌克兰局势', '美国', '军事', '编辑推荐']</text:p>
      <text:p text:style-name="P4">
Type: None</text:p>
      <!--METADATA-->
      <text:p text:style-name="P4">
NoneNone</text:p>
      <text:p text:style-name="P4">
Source: <text:a xlink:type="simple" xlink:href="https://www.voachinese.com/a/us-confident-in-ukraine-s-counteroffensive-despite-slow-going-20230630/7162842.html" text:style-name="Internet_20_link" text:visited-style-name="Visited_20_Internet_20_Link">
https://www.voachinese.com/a/us-confident-in-ukraine-s-counteroffensive-despite-slow-going-20230630/7162842.html</text:a>
</text:p>
      <!--NEWS-->
      <text:h text:style-name="P10" text:outline-level="1">
<text:span text:style-name="T4">
NBA自由球员市场开市 厄文续留独行侠3年</text:span>
</text:h>
      <text:p text:style-name="P4">
Publisher: 法新社</text:p>
      <text:p text:style-name="P4">
Published Time: 2023-07-01T09:32:08+00:00</text:p>
      <text:p text:style-name="P4">
Modified Time: 2023-07-01T09:05:02+00:00</text:p>
      <text:p text:style-name="P4">
Description: （法新社纽约30日电） NBA自由球员市场开市，根据数项报导，厄文（Kyrie Irving）同意与达拉斯独行侠队签订3年合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7-01T09-32-08-00-00/000000.png" xlink:type="simple" xlink:show="embed" xlink:actuate="onLoad" draw:mime-type="image/png"/>
</draw:frame>
</text:p>
      <text:p text:style-name="P4">
ESPN报导，今年2月从布鲁克林篮网被交易至独行侠的厄文，以3年1.26亿美元续留，合约最后一季为球员选项。</text:p>
      <text:p text:style-name="P4">
厄文8度入选明星球员，2016年在克里夫兰骑士时夺得NBA总冠军，但场外争议让他被篮网送走。</text:p>
      <text:p text:style-name="P4">
厄文在篮网队时因未接种COVID-19疫苗，缺席超过50场比赛；后来他在社群媒体推反犹影片，事后拒绝道歉，又被禁赛8场。他来到达拉斯后的20场赛事平均可攻下27分，但独行侠无法打进季后赛。</text:p>
      <text:p text:style-name="P4">
Source: <text:a xlink:type="simple" xlink:href="https://www.rfi.fr/cn/%E8%BF%90%E5%8A%A8%E5%A4%A9%E5%9C%B0/20230701-nba%E8%87%AA%E7%94%B1%E7%90%83%E5%91%98%E5%B8%82%E5%9C%BA%E5%BC%80%E5%B8%82-%E5%8E%84%E6%96%87%E7%BB%AD%E7%95%99%E7%8B%AC%E8%A1%8C%E4%BE%A03%E5%B9%B4" text:style-name="Internet_20_link" text:visited-style-name="Visited_20_Internet_20_Link">
https://www.rfi.fr/cn/%E8%BF%90%E5%8A%A8%E5%A4%A9%E5%9C%B0/20230701-nba%E8%87%AA%E7%94%B1%E7%90%83%E5%91%98%E5%B8%82%E5%9C%BA%E5%BC%80%E5%B8%82-%E5%8E%84%E6%96%87%E7%BB%AD%E7%95%99%E7%8B%AC%E8%A1%8C%E4%BE%A03%E5%B9%B4</text:a>
</text:p>
      <!--NEWS-->
      <text:h text:style-name="P10" text:outline-level="1">
<text:span text:style-name="T4">
美军最高将领：解放军进攻台湾并非已成定局</text:span>
</text:h>
      <text:p text:style-name="P4">
Author: chinese@voanews.com (塞尔丁)</text:p>
      <text:p text:style-name="P4">
Publisher: 美国之音中文网 (Type: NewsMediaOrganization)</text:p>
      <text:p text:style-name="P4">
Published Time: 2023-07-01T09:44:23+08:00</text:p>
      <text:p text:style-name="P4">
Modified Time: 2023-07-01 01:44:23Z</text:p>
      <text:p text:style-name="P4">
Description: 根据美军最高将领的说法，仍有时间劝阻北京不要使用武力迫使台湾与中国大陆统一。</text:p>
      <text:p text:style-name="P4">
Videos: []</text:p>
      <text:p text:style-name="P4">
Images: []</text:p>
      <text:p text:style-name="P4">
Categories: ['美中关系', '亚太', '中国', '台湾', '军事', '台海两岸关系', '编辑推荐']</text:p>
      <text:p text:style-name="P4">
Type: None</text:p>
      <!--METADATA-->
      <text:p text:style-name="P4">
NoneNone</text:p>
      <text:p text:style-name="P4">
Source: <text:a xlink:type="simple" xlink:href="https://www.voachinese.com/a/pla-invasion-of-taiwan-not-a-given-us-general-says-202300630/7162861.html" text:style-name="Internet_20_link" text:visited-style-name="Visited_20_Internet_20_Link">
https://www.voachinese.com/a/pla-invasion-of-taiwan-not-a-given-us-general-says-202300630/7162861.html</text:a>
</text:p>
      <!--NEWS-->
      <text:h text:style-name="P10" text:outline-level="1">
<text:span text:style-name="T4">
美国中情局局长致电俄方称美国未参与瓦格纳兵变 (Free Version)</text:span>
</text:h>
      <text:p text:style-name="P4">
Author: Warren P. Strobel</text:p>
      <text:p text:style-name="P4">
Publisher: 华尔街日报中文网</text:p>
      <text:p text:style-name="P4">
Published Time: 2023-07-01T1:00:00.000Z</text:p>
      <text:p text:style-name="P4">
Modified Time: 2023-07-01T04:00:00.000Z</text:p>
      <text:p text:style-name="P4">
Created Time: 2023-07-01T00:10:00.000Z</text:p>
      <text:p text:style-name="P4">
Description: 消息人士说，在瓦格纳兵变失败后，美国中情局局长伯恩斯悄悄地联系了他的俄罗斯同行，传达了一个信息，即美国没有参与俄罗斯的内部动乱。</text:p>
      <text:p text:style-name="P4">
Images: []</text:p>
      <text:p text:style-name="P4">
Categories: ['国际']</text:p>
      <text:p text:style-name="P4">
Keywords: SYND</text:p>
      <text:p text:style-name="P4">
Type: Article</text:p>
      <!--METADATA-->
      <text:p text:style-name="P4">
消息人士说，美国中情局(CIA)局长威廉·伯恩斯(William Burns)在瓦格纳集团(Wagner Group)领导人普里戈任(YevgenyPrigozhin)的兵变失败后，悄悄地联系了他的俄罗斯同行，传达了一个信息，即美国没有参与俄罗斯的内部动乱。</text:p>
      <text:p text:style-name="P4">
Source: <text:a xlink:type="simple" xlink:href="https://cn.wsj.com/articles/%E7%BE%8E%E5%9B%BD%E4%B8%AD%E6%83%85%E5%B1%80%E5%B1%80%E9%95%BF%E8%87%B4%E7%94%B5%E4%BF%84%E6%96%B9%E7%A7%B0%E7%BE%8E%E5%9B%BD%E6%9C%AA%E5%8F%82%E4%B8%8E%E7%93%A6%E6%A0%BC%E7%BA%B3%E5%85%B5%E5%8F%98-7b949d9d" text:style-name="Internet_20_link" text:visited-style-name="Visited_20_Internet_20_Link">
https://cn.wsj.com/articles/%E7%BE%8E%E5%9B%BD%E4%B8%AD%E6%83%85%E5%B1%80%E5%B1%80%E9%95%BF%E8%87%B4%E7%94%B5%E4%BF%84%E6%96%B9%E7%A7%B0%E7%BE%8E%E5%9B%BD%E6%9C%AA%E5%8F%82%E4%B8%8E%E7%93%A6%E6%A0%BC%E7%BA%B3%E5%85%B5%E5%8F%98-7b949d9d</text:a>
</text:p>
      <!--NEWS-->
      <text:h text:style-name="P10" text:outline-level="1">
<text:span text:style-name="T4">
白罗斯出现疑似瓦格纳帐篷 泽连斯基令加强边境安全</text:span>
</text:h>
      <text:p text:style-name="P4">
Author: 联合早报 (Person)</text:p>
      <text:p text:style-name="P4">
Publisher: 联合早报 (Organization)</text:p>
      <text:p text:style-name="P4">
Published Time: 2023-07-01T10:02</text:p>
      <text:p text:style-name="P4">
Modified Time: 2023-07-01T10:02</text:p>
      <text:p text:style-name="P4">
Description: 乌克兰总统泽连斯基下令加强乌克兰和白罗斯边境的安全，与此同时，卫星图像显示白罗斯境内有超过300个疑似俄罗斯雇佣兵瓦格纳集团的帐篷。法新社报道，泽连斯基星期五（6月30日）说，乌克...</text:p>
      <text:p text:style-name="P4">
Videos: []</text:p>
      <text:p text:style-name="P4">
Audios: []</text:p>
      <text:p text:style-name="P4">
Images: []</text:p>
      <text:p text:style-name="P4">
Type: NewsArticle</text:p>
      <text:p text:style-name="P4">
Breadcrumbs: ['即时', '国际']</text:p>
      <text:p text:style-name="P4">
Keywords: ['俄乌战争', '乌克兰', '泽连斯基', '白罗斯', '波兰', '俄罗斯兵变']</text:p>
      <!--METADATA-->
      <text:p text:style-name="P4">
乌克兰总统泽连斯基下令加强乌克兰和白罗斯边境的安全，与此同时，卫星图像显示白罗斯境内有超过300个疑似俄罗斯雇佣兵瓦格纳集团的帐篷。</text:p>
      <text:p text:style-name="P4">
法新社报道，泽连斯基星期五（6月30日）说，乌克兰情报部门、外国情报部门和边防部队当天向他通报了白罗斯的局势。</text:p>
      <text:p text:style-name="P4">
泽连斯基在Telegram发布视频说：“武装部队总司令扎卢日尼和陆军司令谢尔盖，奉命加强北面防卫以确保安全。他们必须在期限内完成任务。”</text:p>
      <text:p text:style-name="P4">
另据英国广播公司（BBC）新取得的一张高分辨率卫星图像，在白罗斯境内一个疑似瓦格纳集团营地，有数百个新的帐篷结构。</text:p>
      <text:p text:style-name="P4">
卫星图像显示，距阿西波维奇镇（Asipovichy）约21公里的一个废弃军事基地似乎有些活动。俄罗斯媒体称，那里是可以容纳瓦格纳战士的地方。</text:p>
      <text:p text:style-name="P4">
过去两周，BBCVerify已发现超过300个帐篷状结构。在6月15日的卫星图像中并未见到这些结构。BBC最新取得的高分辨率图像是在6月30日拍摄，显示那个基地正在进行大量的工作。</text:p>
      <text:p text:style-name="P4">
英国《金融时报》星期五引述波兰国家安全局局长西维埃拉的话说，已转移到白罗斯的瓦格纳集团，可能利用来自非洲和其他地方的准军事团体，进行破坏中欧和东欧稳定的活动。</text:p>
      <text:p text:style-name="P4">
Source: <text:a xlink:type="simple" xlink:href="https://www.zaobao.com.sg/realtime/world/story20230701-1409550" text:style-name="Internet_20_link" text:visited-style-name="Visited_20_Internet_20_Link">
https://www.zaobao.com.sg/realtime/world/story20230701-1409550</text:a>
</text:p>
      <!--NEWS-->
      <text:h text:style-name="P10" text:outline-level="1">
<text:span text:style-name="T4">
美国B-52轰炸机飞越朝鲜半岛向平壤展示实力</text:span>
</text:h>
      <text:p text:style-name="P4">
Author: chinese@voanews.com (美国之音)</text:p>
      <text:p text:style-name="P4">
Publisher: 美国之音中文网 (Type: NewsMediaOrganization)</text:p>
      <text:p text:style-name="P4">
Published Time: 2023-07-01T10:03:47+08:00</text:p>
      <text:p text:style-name="P4">
Modified Time: 2023-07-01 02:03:47Z</text:p>
      <text:p text:style-name="P4">
Description: 美国周五（6月30日）向朝鲜半岛上空派出了具有核能力的轰炸机，这是对朝鲜最新一次武力展示。几天前，朝鲜在其首都举行了大规模的反美集会。</text:p>
      <text:p text:style-name="P4">
Videos: []</text:p>
      <text:p text:style-name="P4">
Images: []</text:p>
      <text:p text:style-name="P4">
Categories: ['美国', '亚太', '军事', '朝鲜半岛局势']</text:p>
      <text:p text:style-name="P4">
Type: None</text:p>
      <!--METADATA-->
      <text:p text:style-name="P4">
NoneNone</text:p>
      <text:p text:style-name="P4">
Source: <text:a xlink:type="simple" xlink:href="https://www.voachinese.com/a/us-flies-b-52-bombers-in-show-of-force-against-north-korea-20230630/7162556.html" text:style-name="Internet_20_link" text:visited-style-name="Visited_20_Internet_20_Link">
https://www.voachinese.com/a/us-flies-b-52-bombers-in-show-of-force-against-north-korea-20230630/7162556.html</text:a>
</text:p>
      <!--NEWS-->
      <text:h text:style-name="P10" text:outline-level="1">
<text:span text:style-name="T4">
专栏 | 有问有答：维权人士陈光诚介绍“恶人榜”及影响力</text:span>
</text:h>
      <text:p text:style-name="P4">
Author: None</text:p>
      <text:p text:style-name="P4">
Publisher: Radio Free Asia (Organization)</text:p>
      <text:p text:style-name="P4">
Published Time: 2023-07-01T10:12:26-04:00</text:p>
      <text:p text:style-name="P4">
Modified Time: 2023-07-01T10:12:26-04:00</text:p>
      <text:p text:style-name="P4">
Description: None</text:p>
      <text:p text:style-name="P4">
Videos: []</text:p>
      <text:p text:style-name="P4">
Audios: ["<text:a xlink:type="simple" xlink:href="https://www.rfa.org/mandarin/zhuanlan/youwenyouda/qa-070120231008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88615in" draw:z-index="0">
<draw:image xlink:href="../Images/rfamandarin/2023-07-01T10-12-26-04-00/000000.png" xlink:type="simple" xlink:show="embed" xlink:actuate="onLoad" draw:mime-type="image/png"/>
</draw:frame>
 维权人士陈光诚 <text:a xlink:type="simple" xlink:href="https://www.rfa.org/mandarin/zhuanlan/youwenyouda/qa-07012023100841.html/@@images/image" text:style-name="Internet_20_link" text:visited-style-name="Visited_20_Internet_20_Link">
</text:a>
路透社图片  <text:a xlink:type="simple" xlink:href="https://www.rfa.org/mandarin/zhuanlan/youwenyouda/qa-07012023100841.html/@@stream" text:style-name="Internet_20_link" text:visited-style-name="Visited_20_Internet_20_Link">
Audio-1-Link：https://www.rfa.org/mandarin/zhuanlan/youwenyouda/qa-07012023100841.html/@@stream</text:a>
</text:p>
      <text:p text:style-name="P4">
社媒上，网上近期出现的“恶人榜” ，有照片，有个人信息，有施暴行为的具体介绍，非常引人注目。“恶人榜”在网上公布的真人真事，违反人权，犯法的具体恶行信息，对阻遏暴力恶行是否有所帮助？对中国老百姓的生命财产安全是否能提供一些保护呢？</text:p>
      <text:p text:style-name="P4">
请听旅美著名盲人维权人士陈光诚介绍他是怎样产生建立“恶人榜” 的想法的，以及他对“恶人榜”的影响力和遏阻力的分析。</text:p>
      <text:p text:style-name="P4">
索取翻墙软件, 请发电邮给：fankui@rfa.org</text:p>
      <text:p text:style-name="P4">
请关注《有问有答》主持人 林悦杨 的社交媒体：</text:p>
      <text:p text:style-name="P4">
Skype账号：linyueyang01</text:p>
      <text:p text:style-name="P4">
Twitter: Linyueyang</text:p>
      <text:p text:style-name="P4">
微信：linyueyang</text:p>
      <text:p text:style-name="P4">
Source: <text:a xlink:type="simple" xlink:href="https://www.rfa.org/mandarin/zhuanlan/youwenyouda/qa-07012023100841.html" text:style-name="Internet_20_link" text:visited-style-name="Visited_20_Internet_20_Link">
https://www.rfa.org/mandarin/zhuanlan/youwenyouda/qa-07012023100841.html</text:a>
</text:p>
      <!--NEWS-->
      <text:h text:style-name="P10" text:outline-level="1">
<text:span text:style-name="T4">
中国《反间谍法》生效 外企忧心忡忡</text:span>
</text:h>
      <text:p text:style-name="P4">
Author: None (Language: zh)</text:p>
      <text:p text:style-name="P4">
Publisher: None</text:p>
      <text:p text:style-name="P4">
Time: 2023-07-01T10:51:00Z</text:p>
      <text:p text:style-name="P4">
Description: 中国的《反间谍法》7月1日正式生效，其中扩大了国安单位的执法权力，同时增加了政府搜查和实施出入境禁令的权力。许多在华外企都感到紧张和担忧，因为新法可能给外国企业和个人带来更多法律风险。</text:p>
      <text:p text:style-name="P4">
Videos: []</text:p>
      <text:p text:style-name="P4">
Images: []</text:p>
      <text:p text:style-name="P4">
Subject: 时政风云</text:p>
      <text:p text:style-name="P4">
Subjects: ['德中关系', '薄熙来', '专题报道：习近平访美', '中国共产党', '岛屿主权争端', '专题报道：全景观看“习马会”', '中国反腐风暴', '20国集团', '中国', '中共十九大']</text:p>
      <text:p text:style-name="P4">
Keywords: ['中国', '反间谍', '反间谍法', '法律', '外企', '数据', '安全', '习近平']</text:p>
      <text:p text:style-name="P4">
ID: 66088954</text:p>
      <!--METADATA-->
      <text:p text:style-name="P4">
<text:a xlink:type="simple" xlink:href="https://www.dw.com/zh/overlay/image/article/66088954/65435907" text:style-name="Internet_20_link" text:visited-style-name="Visited_20_Internet_20_Link">
 </text:a>
</text:p>
      <text:p text:style-name="P4">
新《反间谍法》扩大了对间谍行为的定义和国安单位的执法权力</text:p>
      <text:p text:style-name="P4">
（德国之声中文网）调查经济数据、研究数据库、分析统计数字，这些本是商界的普通日常，在中国也是如此。但专家警告说，随着中国修订《反间谍法》，政府可能比以前更容易将这些和类似的行为定罪。德国海外商会北京代表处首席代表晏思(JensHildebrandt)表示，很多在中国的外国企业都很担心，他说：“新反间谍法在投资者中造成了更多的不确定性”。</text:p>
      <text:p text:style-name="P4">
<text:a xlink:type="simple" xlink:href="https://www.dw.com/zh/zh/为什么外国企业和公民担忧中国新版反间谍法/a-65515876" text:style-name="Internet_20_link" text:visited-style-name="Visited_20_Internet_20_Link">
 最新修订的《反间谍法》，其中扩大了对间谍行为的定义和国安单位的执法权力</text:a>
，更要求邮政、电信及网络服务业者配合政府打击间谍活动。这是自2014年以来中国首次更新该法，新规于本周六（7月1日）起生效。《日经新闻》今年4月报道，自2014年《反间谍法》颁布以来，中国已经拘留了数十名涉嫌从事间谍活动的中国人和外国人，其中包含多名日本国民。《新苏黎世报》指出，随着新法的生效，“即便是普普通通的市场调查，或收集竞争者的信息，以后也可能落入反间谍法的范畴”。</text:p>
      <text:p text:style-name="P4">
慕尼黑联邦国防大学情报与安全研究中心(CISS) 学者施美白（May-BrittStumbaum）认为，习近平决心将与中国有关的一切掌控在他或是中共手中：“根据这种理念，事情只有一个版本、一个故事、一种事实。中共掌控所有。反间谍法的收紧也符合这一趋势。”</text:p>
      <text:p text:style-name="P4">
中国政府制定的法律大多非常模糊，新《反间谍法》也是如此，这让有关部门在执行时有相当大的灵活度。违反新法的外国公司可能要面临罚款或吊销营业执照，外国雇员和经理也可能面临刑事诉讼，<text:a xlink:type="simple" xlink:href="https://www.dw.com/zh/zh/報告中國頻繁實施出境禁令-掀外國人憂慮/a-65487757" text:style-name="Internet_20_link" text:visited-style-name="Visited_20_Internet_20_Link">
 被禁止离境 </text:a>
或是未经审判至两周监禁。</text:p>
      <text:p text:style-name="P4">
驻中国欧盟商会主席彦辞（JensEskelund）6月中旬在被北京一场新闻发布会上公开表示：“许多成员都自问，为了遵守新法，我们现在必须满足哪些具体的要求”。彦辞接着举出具体的例子，比如“国家机密”的定义到底是什么就完全不清楚。</text:p>
      <text:h text:style-name="P12" text:outline-level="3">
<text:span text:style-name="T4">
世界经济引擎光环不再 外企想撤离中国市场？</text:span>
</text:h>
      <text:p text:style-name="P4">
更多的法律不确定性，处理中国数据、统计和信息方面回旋空间缩小，这就是新《反间谍法》出台后造成的后果。施美白认为，人们不应再抱有希望中国领导层会照顾在华外国企业的需求，她指出，习近平计划建设一个全新社会，现在一切都要服从于这个目标。</text:p>
      <text:p text:style-name="P4">
（ARD等)</text:p>
      <text:p text:style-name="P4">
Source: <text:a xlink:type="simple" xlink:href="https://www.dw.com/zh/中国《反间谍法》生效-外企忧心忡忡/a-66088954" text:style-name="Internet_20_link" text:visited-style-name="Visited_20_Internet_20_Link">
https://www.dw.com/zh/中国《反间谍法》生效-外企忧心忡忡/a-66088954?maca=chi-rss-chi-all-1127-rdf</text:a>
</text:p>
      <!--NEWS-->
      <text:h text:style-name="P10" text:outline-level="1">
<text:span text:style-name="T4">
法国增派警力装甲车应对骚乱 逾1100人被捕</text:span>
</text:h>
      <text:p text:style-name="P4">
Author: 联合早报 (Person)</text:p>
      <text:p text:style-name="P4">
Publisher: 联合早报 (Organization)</text:p>
      <text:p text:style-name="P4">
Published Time: 2023-07-01T11:24</text:p>
      <text:p text:style-name="P4">
Modified Time: 2023-07-01T11:46</text:p>
      <text:p text:style-name="P4">
Description: 席卷法国各大城市的暴力骚乱进入第四天，法国政府星期六（7月1日）在街头部署4万5000名警察和装甲车，内政部长达尔马宁说，让全国恢复秩序的所有选项都在桌上。路透社报道，法国内政部长...</text:p>
      <text:p text:style-name="P4">
Videos: []</text:p>
      <text:p text:style-name="P4">
Audios: []</text:p>
      <text:p text:style-name="P4">
Images: []</text:p>
      <text:p text:style-name="P4">
Type: NewsArticle</text:p>
      <text:p text:style-name="P4">
Breadcrumbs: ['即时', '国际']</text:p>
      <text:p text:style-name="P4">
Keywords: ['法国', '骚乱', '警察', '马克龙']</text:p>
      <!--METADATA-->
      <text:p text:style-name="P4">
席卷法国各大城市的暴力骚乱进入第四天，法国政府星期六（7月1日）在街头部署4万5000名警察和装甲车，内政部长达尔马宁说，让全国恢复秩序的所有选项都在桌上。</text:p>
      <text:p text:style-name="P4">
路透社报道，法国内政部长达尔马宁星期六（7月1日）说，自骚乱爆发以来已有超过1100人被捕。星期五晚，法国第二大城市马赛又逮捕了80人，许多北非人后裔住在法国南部这座城市。</text:p>
      <text:p text:style-name="P4">
星期二在巴黎郊区楠泰尔（Nanterre）被警察近距离开枪打死的17岁少年NahelM，是北非阿尔及利亚和摩洛哥血统。他中枪丧命的过程被录影传播，再次激起了法国贫穷和多种族混居的城市社区长期以来对警察暴力和种族主义的强烈怒火。</text:p>
      <text:p text:style-name="P4">
马赛市长帕扬呼吁中央政府立即增派军队， 他在星期五晚发推文说：“抢劫和暴力是不可接受的。”星期六清晨有三名警察受轻伤。</text:p>
      <text:p text:style-name="P4">
在法国第三大城市里昂，宪兵警察部队部署了装甲运兵车和一架直升机.</text:p>
      <text:p text:style-name="P4">
达尔马宁此前要求地方当局从晚上9时起停止公车和电车服务，并把警力部署从4万人增加到4万5000人。他向消防队员和警察发布的声明中写道：“接下来一天将是决定性的，我知道你们不会让我们失望。”</text:p>
      <text:p text:style-name="P4">
记者问达尔马宁会不会宣布进入紧急状态，他说：“我们不会排除任何可能性，过了今天晚上，就由我们的总统来决定。”</text:p>
      <text:p text:style-name="P4">
这是法国总统马克龙，自2018年“黄色背心”抗议运动以来面临的最严重领导危机。</text:p>
      <text:p text:style-name="P4">
Source: <text:a xlink:type="simple" xlink:href="https://www.zaobao.com.sg/realtime/world/story20230701-1409558" text:style-name="Internet_20_link" text:visited-style-name="Visited_20_Internet_20_Link">
https://www.zaobao.com.sg/realtime/world/story20230701-1409558</text:a>
</text:p>
      <!--NEWS-->
      <text:h text:style-name="P10" text:outline-level="1">
<text:span text:style-name="T4">
多家人权团体致函拜登总统：不让李家超来美参加APEC峰会</text:span>
</text:h>
      <text:p text:style-name="P4">
Author: None</text:p>
      <text:p text:style-name="P4">
Publisher: Radio Free Asia (Organization)</text:p>
      <text:p text:style-name="P4">
Published Time: 2023-07-01T11:26:00-04:00</text:p>
      <text:p text:style-name="P4">
Modified Time: 2023-07-01T15:51: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4.701348in" draw:z-index="0">
<draw:image xlink:href="../Images/rfamandarin/2023-07-01T11-26-00-04-00/000000.png" xlink:type="simple" xlink:show="embed" xlink:actuate="onLoad" draw:mime-type="image/png"/>
</draw:frame>
 香港特首李家超 <text:a xlink:type="simple" xlink:href="https://www.rfa.org/mandarin/Xinwen/1-07012023112155.html/@@images/image" text:style-name="Internet_20_link" text:visited-style-name="Visited_20_Internet_20_Link">
</text:a>
路透社图片</text:p>
      <text:p text:style-name="P4">
全球数十个权利团体7月1日发表致美国总统拜登的联署公开信，对美国政府正在考虑给予香港特别行政区行政长官李家超制裁豁免，允许其出席11月在旧金山举行的亚太经济合作组织(APEC) 会议的报道，表示严重关切。</text:p>
      <text:p text:style-name="P4">
这封由53个香港侨民组织及盟友联署的公开信说，“我们明确反对解除制裁或给予制裁豁免，要求拜登政府立即明确声明，不会允许李家超出席APEC峰会。”</text:p>
      <text:p text:style-name="P4">
公开信说，“在任何情况下都不应允许李家超这个受制裁的侵犯人权者踏上美国领土。如果这种情况发生，对他的制裁实际上将变得毫无意义，并损害人们对美国对香港自由和人权承诺的信心。”</text:p>
      <text:p text:style-name="P4">
公开信指出，过去四年来，李家超一直是严厉镇压政治和公民自由以及破坏香港自治的主要策划者。在2019年的香港民主运动期间，李家超担任香港保安局局长，通过警察过度使用武力镇压了大规模抗议活动，并任意逮捕了1万多名公民。2020年，美国因此对李家超实施了制裁。</text:p>
      <text:p text:style-name="P4">
香港观察、人权观察、中国人权捍卫者等来自世界各地的权利组织，共同联署了给美国总统拜登的公开信。</text:p>
      <text:p text:style-name="P4">
（责编：梒青）</text:p>
      <text:p text:style-name="P4">
Source: <text:a xlink:type="simple" xlink:href="https://www.rfa.org/mandarin/Xinwen/1-07012023112155.html" text:style-name="Internet_20_link" text:visited-style-name="Visited_20_Internet_20_Link">
https://www.rfa.org/mandarin/Xinwen/1-07012023112155.html</text:a>
</text:p>
      <!--NEWS-->
      <text:h text:style-name="P10" text:outline-level="1">
<text:span text:style-name="T4">
日本记者入境香港被拒   曾采访雨伞运动与反送中</text:span>
</text:h>
      <text:p text:style-name="P4">
Author: None</text:p>
      <text:p text:style-name="P4">
Publisher: Radio Free Asia (Organization)</text:p>
      <text:p text:style-name="P4">
Published Time: 2023-07-01T11:35:44-04:00</text:p>
      <text:p text:style-name="P4">
Modified Time: 2023-07-01T11:35:4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6.867765in" draw:z-index="0">
<draw:image xlink:href="../Images/rfamandarin/2023-07-01T11-35-44-04-00/000000.png" xlink:type="simple" xlink:show="embed" xlink:actuate="onLoad" draw:mime-type="image/png"/>
</draw:frame>
曾在反送中运动期间赴香港采访并出版“香港示威战记”一书的日本记者小川善照，于29日入境香港被拒，30日遭遣返。 <text:a xlink:type="simple" xlink:href="https://www.rfa.org/mandarin/Xinwen/2-07012023112728.html/@@images/image" text:style-name="Internet_20_link" text:visited-style-name="Visited_20_Internet_20_Link">
</text:a>
Instagram/Lady Liberty HK 香港民主女神 (@hkladyliberty)</text:p>
      <text:p text:style-name="P4">
港区国安法实施3周年，曾在反送中运动期间赴香港采访并出版“香港示威战记”一书的日本记者小川善照，于29日入境香港被拒，30日遭遣返。在日港人团体批评，此举表明香港新闻自由已消失。</text:p>
      <text:p text:style-name="P4">
据日本产经新闻报道，目前为自由记者的小川善照于29日晚抵达香港国际机场，然而在办理入境手续时遭海关人员带到另一个房间进行盘问，问题包括“打算要到香港的哪些地方”、“香港友人的姓名”等。</text:p>
      <text:p text:style-name="P4">
随后，他于30日被要求在“拒绝入境通知书”上签名，并强制遣返日本，而且没有向他说明被拒绝入境的理由。</text:p>
      <text:p text:style-name="P4">
报道引述小川的说法表示，不知道被拒绝入境的理由，也未在香港发表可能造成问题的言论。然而他也提到“可能是在日本的言行，因此被拒绝入境”。</text:p>
      <text:p text:style-name="P4">
根据公开资料，小川长期关注香港的民主运动，曾于2014年采访雨伞运动，2019年间赴港采访反送中运动，并将见闻汇整出版，同时也与他人共同合著有“现场见证香港镇压的可怕真相”。</text:p>
      <text:p text:style-name="P4">
据悉，本次小川善照入境香港的目的是希望观察香港回归26年后的情况。</text:p>
      <text:p text:style-name="P4">
事件发生后，由日本人与香港人组成的非政府组织“日本香港民主连盟”发表声明，谴责香港政府在没有理由的情形下拒绝日本记者入境并遣返，并要求日本政府对此采取强硬行动，保障日本国民的出入境自由。</text:p>
      <text:p text:style-name="P4">
（责编：梒青）</text:p>
      <text:p text:style-name="P4">
Source: <text:a xlink:type="simple" xlink:href="https://www.rfa.org/mandarin/Xinwen/2-07012023112728.html" text:style-name="Internet_20_link" text:visited-style-name="Visited_20_Internet_20_Link">
https://www.rfa.org/mandarin/Xinwen/2-07012023112728.html</text:a>
</text:p>
      <!--NEWS-->
      <text:h text:style-name="P10" text:outline-level="1">
<text:span text:style-name="T4">
减少国际孤立 伊朗寻求上合组织帮助其经济发展</text:span>
</text:h>
      <text:p text:style-name="P4">
Author: chinese@voanews.com (美国之音)</text:p>
      <text:p text:style-name="P4">
Publisher: 美国之音中文网 (Type: NewsMediaOrganization)</text:p>
      <text:p text:style-name="P4">
Published Time: 2023-07-01T11:36:52+08:00</text:p>
      <text:p text:style-name="P4">
Modified Time: 2023-07-01 03:36:52Z</text:p>
      <text:p text:style-name="P4">
Description: 伊朗今年加大了外交力度，希望改善经济，减少孤立。伊朗总统和外交部长曾前往拉丁美洲访问，并接待了来自其前敌人沙特阿拉伯的外交官，并出席了与美国就其核计划举行的间接会谈。</text:p>
      <text:p text:style-name="P4">
Videos: []</text:p>
      <text:p text:style-name="P4">
Images: []</text:p>
      <text:p text:style-name="P4">
Categories: ['中国', '中东']</text:p>
      <text:p text:style-name="P4">
Type: None</text:p>
      <!--METADATA-->
      <text:p text:style-name="P4">
NoneNone</text:p>
      <text:p text:style-name="P4">
Source: <text:a xlink:type="simple" xlink:href="https://www.voachinese.com/a/tehran-looks-to-shanghai-alliance-to-aid-economy-reduce-isolation-20230630/7162896.html" text:style-name="Internet_20_link" text:visited-style-name="Visited_20_Internet_20_Link">
https://www.voachinese.com/a/tehran-looks-to-shanghai-alliance-to-aid-economy-reduce-isolation-20230630/7162896.html</text:a>
</text:p>
      <!--NEWS-->
      <text:h text:style-name="P10" text:outline-level="1">
<text:span text:style-name="T4">
爪哇岛6.4级地震 一人疑心脏病猝死10人伤</text:span>
</text:h>
      <text:p text:style-name="P4">
Author: 联合早报 (Person)</text:p>
      <text:p text:style-name="P4">
Publisher: 联合早报 (Organization)</text:p>
      <text:p text:style-name="P4">
Published Time: 2023-07-01T11:41</text:p>
      <text:p text:style-name="P4">
Modified Time: 2023-07-01T13:52</text:p>
      <text:p text:style-name="P4">
Description: 印度尼西亚爪哇岛星期五（6月30日）晚上发生6.4级地震，造成至少10人受伤，一人疑似因心脏病发作死亡。早前报道指地震为6.5级。印尼减灾机构（BNPB）发言人星期六告诉路透社，日...</text:p>
      <text:p text:style-name="P4">
Videos: []</text:p>
      <text:p text:style-name="P4">
Audios: []</text:p>
      <text:p text:style-name="P4">
Images: []</text:p>
      <text:p text:style-name="P4">
Type: NewsArticle</text:p>
      <text:p text:style-name="P4">
Breadcrumbs: ['即时', '国际']</text:p>
      <text:p text:style-name="P4">
Keywords: ['印尼', '地震']</text:p>
      <!--METADATA-->
      <text:p text:style-name="P4">
印度尼西亚爪哇岛星期五（6月30日）晚上发生6.4级地震，造成至少10人受伤，一人疑似因心脏病发作死亡。 <text:a xlink:type="simple" xlink:href="https://www.zaobao.com/realtime/world/story20230630-1409481" text:style-name="Internet_20_link" text:visited-style-name="Visited_20_Internet_20_Link">
 早前报道指地震为6.5级</text:a>
 。</text:p>
      <text:p text:style-name="P4">
印尼减灾机构（BNPB）发言人星期六告诉路透社，日惹和中爪哇省的数百栋房屋、一些办公室、卫生和教育设施，在地震中轻微受损。</text:p>
      <text:p text:style-name="P4">
印尼气象、气候与地球物理局（BMKG）说，此次地震的震源深度为25公里。日惹地区多个城市，以及印尼人口最多的爪哇岛东部和中部都有震感，但没有发布海啸警报。</text:p>
      <text:p text:style-name="P4">
印尼地处环太平洋地震带，每年发生大小地震数千次。2018年9月，印尼中苏拉威西省栋加拉县发生7.4级地震并引发海啸，夺走超过2000条人命。</text:p>
      <text:p text:style-name="P4">
Source: <text:a xlink:type="simple" xlink:href="https://www.zaobao.com.sg/realtime/world/story20230701-1409561" text:style-name="Internet_20_link" text:visited-style-name="Visited_20_Internet_20_Link">
https://www.zaobao.com.sg/realtime/world/story20230701-1409561</text:a>
</text:p>
      <!--NEWS-->
      <text:h text:style-name="P10" text:outline-level="1">
<text:span text:style-name="T4">
上海多位访民在七一前夕遭暴力截访失联</text:span>
</text:h>
      <text:p text:style-name="P4">
Author: None</text:p>
      <text:p text:style-name="P4">
Publisher: Radio Free Asia (Organization)</text:p>
      <text:p text:style-name="P4">
Published Time: 2023-07-01T11:43:57-04:00</text:p>
      <text:p text:style-name="P4">
Modified Time: 2023-07-01T11:43: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3" text:anchor-type="as-char" svg:width="6.9236in" svg:height="8.151981in" draw:z-index="0">
<draw:image xlink:href="../Images/rfamandarin/2023-07-01T11-43-57-04-00/000000.png" xlink:type="simple" xlink:show="embed" xlink:actuate="onLoad" draw:mime-type="image/png"/>
</draw:frame>
 辽宁维权人士姜家文 <text:a xlink:type="simple" xlink:href="https://www.rfa.org/mandarin/Xinwen/3-07012023113630.html/@@images/image" text:style-name="Internet_20_link" text:visited-style-name="Visited_20_Internet_20_Link">
</text:a>
网络截图/维权网</text:p>
      <text:p text:style-name="P4">
据海外维权网7月1日报道，30日上午，辽宁维权人士姜家文接到上海市杨浦区长白街道的维权人士项文寅的求助电话，说他在前一天到北京上访时，已经遭到上海驻京人员的暴力截访，坐北京至上海的1461火车回上海，随后就处于失联状态。</text:p>
      <text:p text:style-name="P4">
上海市杨浦区长白街道的项文寅，因2004年政府非法拆迁至今没有安置与补偿而走上信访之路，期间遭受到各种打击报复与迫害，至今一家人流离失所，且投诉、控告无门。据项文寅的家人说，项文寅有可能已经被非法拘禁到长兴岛黑监狱，同时还有长白街道的徐玮、王国财、李平、王泽飞等，可能也被关押在长兴岛黑监狱。</text:p>
      <text:p text:style-name="P4">
姜家文说，这个社会不依法合情合理解决问题，却专门解决提出问题的人，希望社会各界关注维权人士的人身安全。</text:p>
      <text:p text:style-name="P4">
（责编：梒青）</text:p>
      <text:p text:style-name="P4">
Source: <text:a xlink:type="simple" xlink:href="https://www.rfa.org/mandarin/Xinwen/3-07012023113630.html" text:style-name="Internet_20_link" text:visited-style-name="Visited_20_Internet_20_Link">
https://www.rfa.org/mandarin/Xinwen/3-07012023113630.html</text:a>
</text:p>
      <!--NEWS-->
      <text:h text:style-name="P10" text:outline-level="1">
<text:span text:style-name="T4">
香港主权移交26周年   社民连临时取消示威</text:span>
</text:h>
      <text:p text:style-name="P4">
Author: None</text:p>
      <text:p text:style-name="P4">
Publisher: Radio Free Asia (Organization)</text:p>
      <text:p text:style-name="P4">
Published Time: 2023-07-01T11:53:09-04:00</text:p>
      <text:p text:style-name="P4">
Modified Time: 2023-07-01T11:53: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4.612011in" draw:z-index="0">
<draw:image xlink:href="../Images/rfamandarin/2023-07-01T11-53-09-04-00/000000.png" xlink:type="simple" xlink:show="embed" xlink:actuate="onLoad" draw:mime-type="image/png"/>
</draw:frame>
以往为民阵七一游行起点的维多利亚公园，自30日起一连三天举行庆回归活动。周六有多辆警车停在维园出入口，天后地铁站外有警员巡逻。 <text:a xlink:type="simple" xlink:href="https://www.rfa.org/mandarin/Xinwen/4-07012023114452.html/@@images/image" text:style-name="Internet_20_link" text:visited-style-name="Visited_20_Internet_20_Link">
</text:a>
法新社图片</text:p>
      <text:p text:style-name="P4">
7月1日是香港主权移交26周年，香港社民连当天原本计划到政府总部示威，就言论自由和输入外劳等议题有所行动，但受到所谓“强力部门”介入需取消行动。特首李家超在特区成立26周年酒会上指出，要警惕香港软对抗，维护国家安全。</text:p>
      <text:p text:style-name="P4">
综合国际媒体1日消息，疫情大流行之前，过去多年民主派在七一举办大游行。今年是香港政府撤销防疫限制后第一个“七一”，社民连副主席周嘉发表示，当天早上从上午9时至10时许，共收到五次来自不知名人士的电话，但他并无接听。翻查资料，他去年七一前夕曾被国安处警员上门搜查及带到警署，提醒他七一不要有行动。</text:p>
      <text:p text:style-name="P4">
以往为民阵七一游行起点的维多利亚公园，自30日起一连三天举行庆回归活动。周六有多辆警车停在维园出入口，天后地铁站外有警员巡逻。过去多年的七一游行路线有不同民间团体及政党摆设街站，但今年却不见有团体示威等。警方明显加派警力在各区巡逻。</text:p>
      <text:p text:style-name="P4">
（责编：梒青）</text:p>
      <text:p text:style-name="P4">
Source: <text:a xlink:type="simple" xlink:href="https://www.rfa.org/mandarin/Xinwen/4-07012023114452.html" text:style-name="Internet_20_link" text:visited-style-name="Visited_20_Internet_20_Link">
https://www.rfa.org/mandarin/Xinwen/4-07012023114452.html</text:a>
</text:p>
      <!--NEWS-->
      <text:h text:style-name="P10" text:outline-level="1">
<text:span text:style-name="T4">
中国驻美大使谢锋向美国总统拜登递交国书</text:span>
</text:h>
      <text:p text:style-name="P4">
Author: None</text:p>
      <text:p text:style-name="P4">
Publisher: Radio Free Asia (Organization)</text:p>
      <text:p text:style-name="P4">
Published Time: 2023-07-01T11:56:09-04:00</text:p>
      <text:p text:style-name="P4">
Modified Time: 2023-07-01T11:56: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4.612011in" draw:z-index="0">
<draw:image xlink:href="../Images/rfamandarin/2023-07-01T11-56-09-04-00/000000.png" xlink:type="simple" xlink:show="embed" xlink:actuate="onLoad" draw:mime-type="image/png"/>
</draw:frame>
 中国驻美大使谢锋 <text:a xlink:type="simple" xlink:href="https://www.rfa.org/mandarin/Xinwen/5-07012023115413.html/@@images/image" text:style-name="Internet_20_link" text:visited-style-name="Visited_20_Internet_20_Link">
</text:a>
路透社图片</text:p>
      <text:p text:style-name="P4">
美国总统拜登6月30日在白宫接受中国新任驻美大使谢锋递交的国书，并就中美关系进行交谈。谢锋盼双方相向而行，探索新时期正确相处之道，推动两国关系重回正轨。</text:p>
      <text:p text:style-name="P4">
据中国驻美国大使馆官网披露，拜登在白宫椭圆形办公室接受谢锋递交国书。拜登总统欢迎谢锋履新，并就中美关系与谢锋进行交谈。</text:p>
      <text:p text:style-name="P4">
谢锋表示，出任中国驻美第12任特命全权大使使命光荣、责任重大。他于5月23日抵美履新。</text:p>
      <text:p text:style-name="P4">
中美关系近年屡生波折，美国国务卿布林肯（AntonyBlinken）6月18至19日访问北京前夕，已陷入历史低点多时的两国关系虽然随着布林肯访中之行稍见和缓，但随即又发生美国总统拜登以“独裁者”形容习近平。</text:p>
      <text:p text:style-name="P4">
布林肯之后接受美媒访问时说，美中之间存在分歧不是秘密，美方将一如既往捍卫美国的利益和价值观，“继续做中方不喜欢的事，说中方不喜欢的话”；中国外交部对此表达不满，要求美方停止发表不负责任的言论。</text:p>
      <text:p text:style-name="P4">
（责编：梒青）</text:p>
      <text:p text:style-name="P4">
Source: <text:a xlink:type="simple" xlink:href="https://www.rfa.org/mandarin/Xinwen/5-07012023115413.html" text:style-name="Internet_20_link" text:visited-style-name="Visited_20_Internet_20_Link">
https://www.rfa.org/mandarin/Xinwen/5-07012023115413.html</text:a>
</text:p>
      <!--NEWS-->
      <text:h text:style-name="P10" text:outline-level="1">
<text:span text:style-name="T4">
国安法永久地改变了香港吗？</text:span>
</text:h>
      <text:p text:style-name="P4">
Author: None (Language: zh)</text:p>
      <text:p text:style-name="P4">
Publisher: None</text:p>
      <text:p text:style-name="P4">
Time: 2023-07-01T12:30:00Z</text:p>
      <text:p text:style-name="P4">
Description: 三年前，港版国安法开始实施。三年后的今天，一位前香港立法会议员告诉德国之声：“我们失去了自由，如今所有形式的抗议活动都被定为犯罪。”</text:p>
      <text:p text:style-name="P4">
Videos: []</text:p>
      <text:p text:style-name="P4">
Images: []</text:p>
      <text:p text:style-name="P4">
Subject: 时政风云</text:p>
      <text:p text:style-name="P4">
Subjects: []</text:p>
      <text:p text:style-name="P4">
Keywords: ['七一', '李家超', '基本法23条', '香港国安法', '公民社会', '香港自由', '司法独立', '回归', '海外港人']</text:p>
      <text:p text:style-name="P4">
ID: 66089541</text:p>
      <!--METADATA-->
      <text:p text:style-name="P4">
<text:a xlink:type="simple" xlink:href="https://www.dw.com/zh/overlay/image/article/66089541/62313536" text:style-name="Internet_20_link" text:visited-style-name="Visited_20_Internet_20_Link">
 </text:a>
</text:p>
      <text:p text:style-name="P4">
这个周五是香港国安法实施三周年。该法于2020年6月30日在全国人大常委会通过，宣布即日实施</text:p>
      <text:p text:style-name="P4">
（德国之声中文网）备受争议的国安法在香港实施三年后，这座城市的面貌和感觉都已经大不相同。在此之前，香港以高度自治和公民自由而为人所知。</text:p>
      <text:p text:style-name="P4">
自2020年以来，已有100多位人士因国家安全罪名被捕入狱，多个民主政党和大型民间组织被解散，被当局视为敏感的书籍和电影受到审查。</text:p>
      <text:p text:style-name="P4">
最新的例子是，香港政府申请禁止传播2019年反送中运动期间流行的 <text:a xlink:type="simple" xlink:href="https://www.dw.com/zh/zh/願榮光歸香港禁案延后-全球港人串連合唱/a-65888826" text:style-name="Internet_20_link" text:visited-style-name="Visited_20_Internet_20_Link">
 抗议歌曲《愿荣光归香港》。</text:a>
</text:p>
      <text:p text:style-name="P4">
与北京保持一致的香港政府坚称，在 2019 年长达数月的全市抗议活动之后，国安法为香港带来了“稳定”。</text:p>
      <text:p text:style-name="P4">
然而，一些海外香港活动人士告诉德国之声，这项法律“彻底摧毁”了香港所有形式的自由和大多数公民自由。</text:p>
      <text:p text:style-name="P4">
“我们失去了立法的自由，我们失去了司法的自由，我们失去了选举行政长官的自由，如今所有形式的抗议都被定为犯罪，甚至连电影和艺术这样的软性表达现在也被定为犯罪”，香港前民主派立法会议员、现流亡澳大利亚的许智峰说。</text:p>
      <text:p text:style-name="P4">
</text:p>
      <text:p text:style-name="P4">
香港浸会大学政治学者陈家洛对DW表示，“港府划定了新的红线，进一步加强对城市各个方面的控制”</text:p>
      <text:p text:style-name="P4">
香港这一巨大的变化始于逮捕和拘押知名政治活动人士和民间活动人士，其中包括 47 名民主活动人士和《苹果日报》创始人黎智英等著名媒体领袖。</text:p>
      <text:p text:style-name="P4">
镇压还扩大到公民社会的其他领域，包括强制关闭《苹果日报》和《立场新闻》等独立媒体，以及下架有关天六四安门屠杀等敏感话题的书籍。</text:p>
      <text:p text:style-name="P4">
宾夕法尼亚州立大学政治学者Maggie Shum表示：“这次镇压是针对公民社会并渗透到日常生活的第二层级的专制化。”</text:p>
      <text:p text:style-name="P4">
香港浸会大学政治学者陈家洛（KennethChan）告诉德国之声，纪念六四或者为非政府组织或政治团体募捐等活动在香港已被禁止。他说：“香港政府划定了新的红线，以进一步加强对城市各个方面的控制。”</text:p>
      <text:p text:style-name="P4">
尽管国安法受到广泛批评，但香港律政司司长林定国在最近的一次采访中表示，该法律并未影响公民的集会自由。</text:p>
      <text:p text:style-name="P4">
上个月，香港特首李家超在记者会上被问及个人可否公开悼念六四以及于维园点蜡烛会否被驱赶时，并未正面回应，只表示任何公众活动或个人行为都要符合香港法律，每个人都要为自己的行为负责。</text:p>
      <text:p text:style-name="P4">
</text:p>
      <text:p text:style-name="P4">
《苹果日报》创始人黎智英被控违反国安法</text:p>
      <text:h text:style-name="P12" text:outline-level="3">
<text:span text:style-name="T4">
“第二次回归中国”</text:span>
</text:h>
      <text:p text:style-name="P4">
香港浸会大学陈家洛表示，随着过去“一国两制”所承诺的权利和自由在香港迅速消失，如今香港是在“第二次回归”中国。</text:p>
      <text:p text:style-name="P4">
1997年，英国将香港主权移交给中国。</text:p>
      <text:p text:style-name="P4">
陈家洛表示，香港的主要机构中充斥着亲北京的成员，而长期以来以独立著称的香港司法系统也面临着越来越大的压力。他告诉德国之声：“我们正在失去香港以前拥有的权力制衡和民主护栏，取而代之的是更多自上而下的管制网络。”</text:p>
      <text:p text:style-name="P4">
2021年，香港通过了选举制度修正案，允许亲北京的机构任命大部分立法会议员，同时要求所有候选人都要通过亲政府的委员会控制的审查程序。</text:p>
      <text:p text:style-name="P4">
今年4月，香港政府宣布选举改革范围扩大至大部分议席由直选产生区议会。</text:p>
      <text:p text:style-name="P4">
在司法方面，新的释法允许国安案件由政府任命的法官审理。立法会5月通过修正案，赋予香港政府禁止海外律师处理国家安全案件的权力。</text:p>
      <text:p text:style-name="P4">
宾夕法尼亚州立大学政治学者MaggieShum认为，中国镇压香港任何异议迹象的“强硬运动”“非常成功”。她告诉德国之声：“香港政府现在表示，希望通过完成《基本法》第23条的立法填补法律中存在的漏洞。”她说，此举将杜绝任何形式的集体行动，牢牢地控制住香港。</text:p>
      <text:p text:style-name="P4">
<text:a xlink:type="simple" xlink:href="https://www.dw.com/zh/zh/李家超希望最迟明年完成基本法23条立法/a-64434862" text:style-name="Internet_20_link" text:visited-style-name="Visited_20_Internet_20_Link">
 上周，香港行政长官李家超接受香港中通社专访时说，第23条立法已定下时间表</text:a>
，一定要在他任期内立法，最迟明年一定要立法。他说：“这次立法希望整个过程、方方面面都考虑周全，是一条成功的法律。”</text:p>
      <text:p text:style-name="P4">
</text:p>
      <text:p text:style-name="P4">
香港行政长官李家超近日表示，第23条立法已定下时间表</text:p>
      <text:h text:style-name="P12" text:outline-level="3">
<text:span text:style-name="T4">
海外港人也成为国安法的打击对象</text:span>
</text:h>
      <text:p text:style-name="P4">
<text:a xlink:type="simple" xlink:href="https://www.dw.com/zh/zh/邝颂晴最大的改变是不再有表达的自由/a-66083995" text:style-name="Internet_20_link" text:visited-style-name="Visited_20_Internet_20_Link">
 海外香港侨民社区也成为国安法打压的目标。</text:a>
今年4月，一名在日本留学的23岁大学生回港时，因三年前在社交媒体分享的帖子而被捕，香港警方称这些帖子“煽动香港独立”。</text:p>
      <text:p text:style-name="P4">
流亡香港活动人士许智峰告诉德国之声，这一事件在海外侨民群体中引发了广泛的恐惧，因为海外香港人开始意识到回港时可能面临被捕的风险。</text:p>
      <text:p text:style-name="P4">
他说：“如今，当香港人谈论回港时，他们都会谈到被当局逮捕或没收护照的潜在风险。”他补充说，大多数香港人在海外都会采取预防措施，例如回港时携带备用电话。</text:p>
      <text:p text:style-name="P4">
尽管一些海外组织努力帮助延续香港人的抵抗，但宾夕法尼亚州立大学的MaggieShum对认为，国安法的目的之一是切断海外侨民社区与香港之间的联系。“我觉得从长远来看，香港将会变得更加孤立。”她对德国之声说。</text:p>
      <text:p text:style-name="P4">
Source: <text:a xlink:type="simple" xlink:href="https://www.dw.com/zh/国安法永久地改变了香港吗？/a-66089541" text:style-name="Internet_20_link" text:visited-style-name="Visited_20_Internet_20_Link">
https://www.dw.com/zh/国安法永久地改变了香港吗？/a-66089541?maca=chi-rss-chi-all-1127-rdf</text:a>
</text:p>
      <!--NEWS-->
      <text:h text:style-name="P10" text:outline-level="1">
<text:span text:style-name="T4">
新加坡自杀率 创22年最高纪录</text:span>
</text:h>
      <text:p text:style-name="P4">
Publisher: 法新社</text:p>
      <text:p text:style-name="P4">
Published Time: 2023-07-01T12:32:08+00:00</text:p>
      <text:p text:style-name="P4">
Modified Time: 2023-07-01T12:05:01+00:00</text:p>
      <text:p text:style-name="P4">
Description: （法新社新加坡1日电） 根据新加坡援人协会，新加坡去年的自杀率上升近26%，来到20多年来最高点，更连续4年高居年轻人最大死因，反映出新加坡存在「看不见的精神苦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7-01T12-32-08-00-00/000000.png" xlink:type="simple" xlink:show="embed" xlink:actuate="onLoad" draw:mime-type="image/png"/>
</draw:frame>
</text:p>
      <text:p text:style-name="P4">
新加坡援人协会（Samaritans of Singapore）在年度新闻稿中表示，10到29岁年轻人，以及70到79岁老年人族群的自杀率尤其令人担忧。</text:p>
      <text:p text:style-name="P4">
新加坡援人协会在新闻稿中表示，2022年共有476人自杀，这是「2000年以来自杀死亡人数最多的纪录」，高于前一年的378人。</text:p>
      <text:p text:style-name="P4">
资深精神病学家与心理健康顾问杰瑞德．黄（Jared Ng）表示：「看到新加坡自杀人数空前上升，令人无比心碎。」</text:p>
      <text:p text:style-name="P4">
他说：「自杀率攀升，显示看不见的精神苦痛正在渗透我们的社会，尤其是年轻人和老年人。最重要的是，我们必须对持续严重影响心理健康的紧迫问题保持警觉，像是社会孤立和孤独问题。」</text:p>
      <text:p text:style-name="P4">
新闻稿指出，自杀「连续4年占据10到29岁年轻人死亡原因榜首」，占该年龄层所有死亡人数死因的33.6%。2022年，该年龄层共有125人自杀，比前一年的112人增加11.6%。</text:p>
      <text:p text:style-name="P4">
根据新加坡援人协会，新加坡去年70至79岁老人自杀人数激增至48人，比2021年的30人增加60%。</text:p>
      <text:p text:style-name="P4">
根据世界卫生组织（WHO）数据，自杀是全球15到29岁年轻人的第4大死因。全世界每年有超过70万人死于自杀。</text:p>
      <text:p text:style-name="P4">
Source: <text:a xlink:type="simple" xlink:href="https://www.rfi.fr/cn/%E5%9B%BD%E9%99%85%E6%8A%A5%E9%81%93/20230701-%E6%96%B0%E5%8A%A0%E5%9D%A1%E8%87%AA%E6%9D%80%E7%8E%87-%E5%88%9B22%E5%B9%B4%E6%9C%80%E9%AB%98%E7%BA%AA%E5%BD%95" text:style-name="Internet_20_link" text:visited-style-name="Visited_20_Internet_20_Link">
https://www.rfi.fr/cn/%E5%9B%BD%E9%99%85%E6%8A%A5%E9%81%93/20230701-%E6%96%B0%E5%8A%A0%E5%9D%A1%E8%87%AA%E6%9D%80%E7%8E%87-%E5%88%9B22%E5%B9%B4%E6%9C%80%E9%AB%98%E7%BA%AA%E5%BD%95</text:a>
</text:p>
      <!--NEWS-->
      <text:h text:style-name="P10" text:outline-level="1">
<text:span text:style-name="T4">
德语媒体：脱钩？中国依然有求于德国</text:span>
</text:h>
      <text:p text:style-name="P4">
Author: None (Language: zh)</text:p>
      <text:p text:style-name="P4">
Publisher: None</text:p>
      <text:p text:style-name="P4">
Time: 2023-07-01T13:07:00Z</text:p>
      <text:p text:style-name="P4">
Description: 《法兰克福汇报》认为，鉴于中国在许多方面依然有求于德国，柏林在面对北京时不必太卑躬屈膝。《新苏黎世报》则注意到美国与印度加强合作，以抗衡共同的对手中国，但是这一利益共同体注定会因为缺乏共同价值观而难以长远深化。</text:p>
      <text:p text:style-name="P4">
Videos: []</text:p>
      <text:p text:style-name="P4">
Images: []</text:p>
      <text:p text:style-name="P4">
Subject: 评论分析</text:p>
      <text:p text:style-name="P4">
Subjects: ['奥巴马', '专题报道：习近平访美', '印度', '美国', '南希·佩洛西']</text:p>
      <text:p text:style-name="P4">
Keywords: ['脱钩', '去风险', '依赖', '德中关系', '德国外交', '中国外交', '中印关系', '中美关系', '美国', '印度']</text:p>
      <text:p text:style-name="P4">
ID: 66089248</text:p>
      <!--METADATA-->
      <text:p text:style-name="P4">
<text:a xlink:type="simple" xlink:href="https://www.dw.com/zh/overlay/image/article/66089248/63389477" text:style-name="Internet_20_link" text:visited-style-name="Visited_20_Internet_20_Link">
 </text:a>
</text:p>
      <text:p text:style-name="P4">
中国在许多方面依然有求于德国</text:p>
      <text:p text:style-name="P4">
（德国之声中文网） <text:span text:style-name="T4">
《法兰克福汇报》</text:span>
 以 <text:a xlink:type="simple" xlink:href="https://www.faz.net/aktuell/politik/ausland/wie-sehr-braucht-peking-berlin-kommentar-zur-chinapolitik-18985983.html" text:style-name="Internet_20_link" text:visited-style-name="Visited_20_Internet_20_Link">
 "中国有多么需要德国？</text:a>
 "为题，刊发评论指出， <text:a xlink:type="simple" xlink:href="https://www.dw.com/zh/zh/德中关系/t-62235618" text:style-name="Internet_20_link" text:visited-style-name="Visited_20_Internet_20_Link">
 德国在和中国打交道时</text:a>
 ，不必太卑躬屈膝，因为在许多方面北京依然有求于柏林。</text:p>
      <text:p text:style-name="P4">
"鉴于中国政府趾高气扬的姿态，各国政府都面临一个问题：在和中国打交道时，到底还有多大的可能去维护自身利益。理论上倒是有不少可能。比如可以卑躬屈膝地指望中国人的餐桌上落下足够的面包屑，从而向本国民众宣扬成果。面对这样的做法，北京会以友善的居高临下姿态予以款待。"</text:p>
      <text:p text:style-name="P4">
"如果有人认为自己有足够的能力，也可以主动地对中国值得指摘的状况予以批评，并要求北京有所改变。尽管中国会对此表示'极度不满'并在言辞上予以激烈回击，但是其回击的力度非常取决于批评者本身在国际政治的天平中拥有多重的砝码。当然，北京不可能向批评者做出让步，因为共产党一旦允许向民主制转型的步伐，就有可能失去执政根基。对于习近平而言，苏联解体就是噩梦，他要不惜一切代价阻止类似的事件在'自己的'国家发生。"</text:p>
      <text:h text:style-name="P12" text:outline-level="3">
<text:span text:style-name="T4">
專訪：脫離風險？關鍵要看如何定義</text:span>
</text:h>
      <text:p text:style-name="P4">
"德国外交总是避免咄咄逼人的主动姿态。这种策略通常都能奏效。如何与中国打交道这个问题，至少在德中建交时就已经存在。到底什么算是畏手畏脚？什么又算是有损自身利益的愚蠢挑衅？和许多其他国家相比，德国拥有经济大国之优势。德国依然能给中国提供很多东西。至少在理论上，德国拥有对北京施加影响力的能力。至于是否应该公开强调这一点，则取决于具体情况。"</text:p>
      <text:p text:style-name="P4">
"如今， <text:a xlink:type="simple" xlink:href="https://www.dw.com/zh/zh/中国幻想的破灭/a-66033341" text:style-name="Internet_20_link" text:visited-style-name="Visited_20_Internet_20_Link">
 有些人在呼吁大范围与中国脱钩 </text:a>
 ，并指出与对俄能源<text:a xlink:type="simple" xlink:href="https://www.dw.com/zh/zh/智库-德国在某些领域严重依赖于中国产品/a-65986796" text:style-name="Internet_20_link" text:visited-style-name="Visited_20_Internet_20_Link">
 依赖 </text:a>
的相似性。有些人则认为多样化经营分散风险就已经足够。在这场争论过程中，人们却忽视了一点：中国其实也在尝试脱钩。北京希望在尽可能多的领域实现独立自主，想掌控经济以及军事领域的所有关键科技。某种程度上可以说，习近平正在替德国政府做出一个可能非常艰难的决定：如何构建对华关系？在谈及独立自主的理由时，中国人很喜欢强调过去被迫依赖殖民强权的历史，并表示这一切决不能重演。在德国舆论，这种有关殖民帝国主义的论调也很能让人理解。"</text:p>
      <text:p text:style-name="P4">
"不过，德国政界在和中国打交道时，却不必担心另一种常见风险。许多其他国家政府在遇到麻烦时都会对德国打出'纳粹牌'，因为这总是能刺激到德国敏感的神经。德国政界都将'决不再现纳粹历史'牢牢刻在骨子里。但是在清算法西斯历史问题上，中国人却视德国为模范国家，因为北京常常拿德国和'世仇'日本作对比。后者确实有很大的改善空间。"</text:p>
      <text:p text:style-name="P4">
</text:p>
      <text:p text:style-name="P4">
美国与印度加强合作，以抗衡共同的对手中国，但是这一利益共同体注定会因为缺乏共同价值观而难以长远深化</text:p>
      <text:p text:style-name="P4">
<text:span text:style-name="T4">
瑞士《新苏黎世报》</text:span>
 以" <text:a xlink:type="simple" xlink:href="https://www.nzz.ch/meinung/indien-ist-ein-notwendiger-aber-schwieriger-verbuendeter-des-westens-ld.1744110" text:style-name="Internet_20_link" text:visited-style-name="Visited_20_Internet_20_Link">
 印度是美国艰难却必要的盟友 </text:a>
"为题，刊发评论指出，面对共同的对手中国，美印两国必须合作。</text:p>
      <text:p text:style-name="P4">
"近年来，中国日益成为印度的棘手邻居。在印度的北部边境高原地区，两国甚至还发生了流血摩擦事件，造成了伤亡。而在南部，中国的势力范围正咄咄逼人地拓展到印度邻国斯里兰卡；在印度世仇巴基斯坦也同样如此。尽管印度人口今年超过了中国成为全球第一，但是这个南亚国家过去30年间在经济与军事领域全面落后，以至于必须加强依赖盟友才能保证自身安全。"</text:p>
      <text:p text:style-name="P4">
"俄罗斯在冷战时期就是印度的传统军事盟友，但在经历了俄乌战争等一系列事件后，俄罗斯已经严重衰弱到依赖于中国，因此几乎不太可能再驰援印度。所以，印度就不可避免地有求于美国。"</text:p>
      <text:p text:style-name="P4">
"美国也同样有求于印度。华盛顿正努力抵挡中国的称霸诉求，这就有赖于地区盟友。除了传统盟友澳大利亚和日本，美国必须确保印度站在自己一边，而非站队中国。早在奥巴马以及特朗普当政时期，华盛顿就意识到了这一点，从而加强了美印合作。拜登总统如今则再向前跨出了一大步，<text:a xlink:type="simple" xlink:href="https://www.dw.com/zh/zh/美国印度将加强国防工业合作/a-65829771" text:style-name="Internet_20_link" text:visited-style-name="Visited_20_Internet_20_Link">
 签署了新的协议 </text:a>
 。"</text:p>
      <text:p text:style-name="P4">
作者随后笔锋一转指出，美印两国的合作并不是建立在共同的价值观之上， <text:a xlink:type="simple" xlink:href="https://www.dw.com/zh/zh/拜登和莫迪瞄準中俄-稱美印是親密夥伴/a-66009193" text:style-name="Internet_20_link" text:visited-style-name="Visited_20_Internet_20_Link">
 拜登总统不久前在接待到访的莫迪总理时</text:a>
，也提到了民主和宽容。但是在莫迪治下，民主和宽容正在倒退。而且美印交往的历史也充满了互不信任，况且印度也没有改变其独立自主不结盟的国策。印度在联合国的投票只有20%和美国相同，新德里也没有参与西方制裁俄罗斯，而是<text:a xlink:type="simple" xlink:href="https://www.dw.com/zh/zh/印度狂买打折原油后-俄罗斯看着一大堆卢比发愁/a-65647590" text:style-name="Internet_20_link" text:visited-style-name="Visited_20_Internet_20_Link">
 趁机大宗购买降价的俄罗斯油气 </text:a>
。</text:p>
      <text:p text:style-name="P4">
"这就是一个抗衡中国的利益共同体。拜登总统维护并进一步发展这个共同体，这是正确的。地缘政治环境从未像如今这般适合美印合作。但是同样的条件也决定了在可以预见的将来，这一合作关系几乎不可能深化。世界正在向多极化模式转型，印度想要成为其中一极，既不想当美国跟班，也不想当中国跟班。不过，要想实现这一目标，莫迪必须加强改革力度，从而促进本国经济发展。"</text:p>
      <text:p text:style-name="P4">
<text:span text:style-name="T5">
摘编自其他媒体的内容，不代表德国之声的立场或观点。</text:span>
</text:p>
      <text:p text:style-name="P4">
Source: <text:a xlink:type="simple" xlink:href="https://www.dw.com/zh/德语媒体：脱钩？中国依然有求于德国/a-66089248" text:style-name="Internet_20_link" text:visited-style-name="Visited_20_Internet_20_Link">
https://www.dw.com/zh/德语媒体：脱钩？中国依然有求于德国/a-66089248?maca=chi-rss-chi-all-1127-rdf</text:a>
</text:p>
      <!--NEWS-->
      <text:h text:style-name="P10" text:outline-level="1">
<text:span text:style-name="T4">
暴乱严重冲击法国旅游业 酒店餐饮业者叫苦连天</text:span>
</text:h>
      <text:p text:style-name="P4">
Author: 联合早报 (Person)</text:p>
      <text:p text:style-name="P4">
Publisher: 联合早报 (Organization)</text:p>
      <text:p text:style-name="P4">
Published Time: 2023-07-01T13:14</text:p>
      <text:p text:style-name="P4">
Modified Time: 2023-07-01T13:14</text:p>
      <text:p text:style-name="P4">
Description: 法国持续多天的暴力骚乱冲击法国旅游业，酒店和餐厅被取消预订，一些酒店和餐饮业者也在暴乱冲突中蒙受破坏和损失。法新社报道，法国酒店和餐饮业雇主协会主席、法国星级厨师玛科斯（Thier...</text:p>
      <text:p text:style-name="P4">
Videos: []</text:p>
      <text:p text:style-name="P4">
Audios: []</text:p>
      <text:p text:style-name="P4">
Images: []</text:p>
      <text:p text:style-name="P4">
Type: NewsArticle</text:p>
      <text:p text:style-name="P4">
Breadcrumbs: ['即时', '国际']</text:p>
      <text:p text:style-name="P4">
Keywords: ['法国', '骚乱', '旅游业', '酒店', '餐厅']</text:p>
      <!--METADATA-->
      <text:p text:style-name="P4">
法国持续多天的 <text:a xlink:type="simple" xlink:href="https://www.zaobao.com/realtime/world/story20230701-1409558" text:style-name="Internet_20_link" text:visited-style-name="Visited_20_Internet_20_Link">
 暴力骚乱 </text:a>
冲击法国旅游业，酒店和餐厅被取消预订，一些酒店和餐饮业者也在暴乱冲突中蒙受破坏和损失。</text:p>
      <text:p text:style-name="P4">
法新社报道，法国酒店和餐饮业雇主协会主席、法国星级厨师玛科斯（ThierryMarx）说：“在所有遭破坏和冲突影响的地区，我们的酒店会员都接到一连串取消预订的要求。”</text:p>
      <text:p text:style-name="P4">
玛科斯星期五（6月30日）说，他这几天收到一些行业人士传来的坏消息，说他们的门店被“攻击、抢劫和破坏，其中包括餐厅和咖啡馆”。</text:p>
      <text:p text:style-name="P4">
他说：“我们是酒店餐饮设施，一些难民设施同样面临危机。他们没有做错事，不应该迁怒于他们。我们谴责这种行为。”</text:p>
      <text:p text:style-name="P4">
暴徒在街上肆意破坏掠夺，巴黎名牌店用木板封住展示名贵精品的橱窗。（法新社）</text:p>
      <text:p text:style-name="P4">
法国是世界上最受欢迎的旅游目的地，玛科斯希望当局“用尽所有办法”，保障法国酒店和餐饮业人员的安全。</text:p>
      <text:p text:style-name="P4">
法国贸易和分销联合会（FCD）总干事克雷塞尔（Jacques Creyssel）要求政府在商店周围地区增加警察巡逻，加强治安。</text:p>
      <text:p text:style-name="P4">
他说，骚乱“引发了真实的掠夺景象”，“100多家中型和大型食品或非食品商店，被破坏、抢劫甚至纵火”。</text:p>
      <text:p text:style-name="P4">
克雷塞尔指这些事件“非常严重”，而且代价十分高昂”，他已要求经济、内政和贸易部长找出对策。</text:p>
      <text:p text:style-name="P4">
巴黎旅游局局长李亚尔（Jean-FrancoisRial）说：“如果这种情况持续下去，奥运会的筹备工作可能会变得非常复杂，更何况大部分奥运赛事将在巴黎北部的塞纳-圣但尼地区（Seine-Saint-Denis）举行，那里是贫民区。”</text:p>
      <text:p text:style-name="P4">
2024年巴黎奥运会将于明年7月26日至8月11日举行。</text:p>
      <text:p text:style-name="P4">
Source: <text:a xlink:type="simple" xlink:href="https://www.zaobao.com.sg/realtime/world/story20230701-1409574" text:style-name="Internet_20_link" text:visited-style-name="Visited_20_Internet_20_Link">
https://www.zaobao.com.sg/realtime/world/story20230701-1409574</text:a>
</text:p>
      <!--NEWS-->
      <text:h text:style-name="P10" text:outline-level="1">
<text:span text:style-name="T4">
“美国受够了中国的技术偷窃”美中科技合作协定40年后前景不明</text:span>
</text:h>
      <text:p text:style-name="P4">
Author: chinese@voanews.com (薛小山)</text:p>
      <text:p text:style-name="P4">
Publisher: 美国之音中文网 (Type: NewsMediaOrganization)</text:p>
      <text:p text:style-name="P4">
Published Time: 2023-07-01T13:19:04+08:00</text:p>
      <text:p text:style-name="P4">
Modified Time: 2023-07-01 05:19:04Z</text:p>
      <text:p text:style-name="P4">
Description: 美国国会众议院美国与中共战略竞争特设委员会主席迈克·加拉格尔（Mike Gallagher）和其他九名共和党籍众议员6月27日致函国务卿安东尼·布林肯（Antony Blinken）表示，拜登政府不应续签将于8月27日到期的《美中科技合作协定》，该协议被中国用来推进其军事目标。</text:p>
      <text:p text:style-name="P4">
Videos: []</text:p>
      <text:p text:style-name="P4">
Images: []</text:p>
      <text:p text:style-name="P4">
Categories: ['科技', '美国', '军事']</text:p>
      <text:p text:style-name="P4">
Type: None</text:p>
      <!--METADATA-->
      <text:p text:style-name="P4">
NoneNone</text:p>
      <text:p text:style-name="P4">
Source: <text:a xlink:type="simple" xlink:href="https://www.voachinese.com/a/should-the-biden-administration-end-sta-with-china/7162874.html" text:style-name="Internet_20_link" text:visited-style-name="Visited_20_Internet_20_Link">
https://www.voachinese.com/a/should-the-biden-administration-end-sta-with-china/7162874.html</text:a>
</text:p>
      <!--NEWS-->
      <text:h text:style-name="P10" text:outline-level="1">
<text:span text:style-name="T4">
香港归还中国26周年之际，李家超警告，香港内部潜伏着软对抗的破坏力量</text:span>
</text:h>
      <text:p text:style-name="P4">
Author: chinese@voanews.com (美国之音)</text:p>
      <text:p text:style-name="P4">
Publisher: 美国之音中文网 (Type: NewsMediaOrganization)</text:p>
      <text:p text:style-name="P4">
Published Time: 2023-07-01T13:51:41+08:00</text:p>
      <text:p text:style-name="P4">
Modified Time: 2023-07-01 05:51:41Z</text:p>
      <text:p text:style-name="P4">
Description: 在周六（7月1日）港府庆祝香港从英国统治移交给中国26周年之际，香港特首李家超表示，香港必须警惕“软对抗破坏力量”。</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hong-kong-leader-warns-of-resistance-on-handover-anniversary-20230701/7162910.html" text:style-name="Internet_20_link" text:visited-style-name="Visited_20_Internet_20_Link">
https://www.voachinese.com/a/hong-kong-leader-warns-of-resistance-on-handover-anniversary-20230701/7162910.html</text:a>
</text:p>
      <!--NEWS-->
      <text:h text:style-name="P10" text:outline-level="1">
<text:span text:style-name="T4">
随着巴赫穆特和赫尔松战斗升级，西班牙首相抵达基辅，乌克兰向中情局局长透露军事计划</text:span>
</text:h>
      <text:p text:style-name="P4">
Author: 半岛电视台＋通讯社</text:p>
      <text:p text:style-name="P4">
Publisher: Al Jazeera</text:p>
      <text:p text:style-name="P4">
Published Time: 2023-07-01T13:54:18</text:p>
      <text:p text:style-name="P4">
Modified Time: 2023-07-01T13:54:18</text:p>
      <text:p text:style-name="P4">
Description: 俄罗斯国防部宣布挫败了乌克兰军队袭击巴赫穆特郊区俄罗斯军队阵地的企图，而乌克兰总统泽连斯基则决定解除基辅4名地区行政长官的职务。</text:p>
      <text:p text:style-name="P4">
Images: ["<text:a xlink:type="simple" xlink:href="https://chinese.aljazeera.net/wp-content/uploads/2023/07/1-1688219165.jpg" text:style-name="Internet_20_link" text:visited-style-name="Visited_20_Internet_20_Link">
1-1688219165.jpg</text:a>
", "<text:a xlink:type="simple" xlink:href="https://chinese.aljazeera.net/wp-content/uploads/2023/07/2-1688219177.jpg" text:style-name="Internet_20_link" text:visited-style-name="Visited_20_Internet_20_Link">
2-1688219177.jpg</text:a>
", "<text:a xlink:type="simple" xlink:href="https://chinese.aljazeera.net/wp-content/uploads/2023/07/3-1688219186.jpg" text:style-name="Internet_20_link" text:visited-style-name="Visited_20_Internet_20_Link">
3-1688219186.jpg</text:a>
", "<text:a xlink:type="simple" xlink:href="https://chinese.aljazeera.net/wp-content/uploads/2023/07/44-1688219242.jpg" text:style-name="Internet_20_link" text:visited-style-name="Visited_20_Internet_20_Link">
44-1688219242...</text:a>
", "<text:a xlink:type="simple" xlink:href="https://chinese.aljazeera.net/wp-content/uploads/2023/07/4-1688219194.jpg" text:style-name="Internet_20_link" text:visited-style-name="Visited_20_Internet_20_Link">
4-1688219194.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7" text:anchor-type="as-char" svg:width="6.9236in" svg:height="3.888597in" draw:z-index="0">
<draw:image xlink:href="../Images/Aljazeera Chinese/2023-07-01T13-54-18/1-1688219165.jpg" xlink:type="simple" xlink:show="embed" xlink:actuate="onLoad" draw:mime-type="image/jpeg"/>
</draw:frame>
 乌克兰国土防御部队第60营的士兵</text:p>
      <text:p text:style-name="P4">
俄罗斯国防部宣布挫败了乌克兰军队袭击巴赫穆特郊区俄罗斯军队阵地的企图，而乌克兰总统泽连斯基则决定解除基辅4名地区行政长官的职务。</text:p>
      <text:p text:style-name="P4">
与此同时，基辅向中央情报局局长透露了收复领土计划的细节，而乌克兰参谋长则依赖于盟军武器供应取得反攻进展。</text:p>
      <text:p text:style-name="P4">
俄罗斯军事网站“Ribar”称，乌克兰军队继续对巴赫穆特郊区俄军阵地发起进攻，但没有取得任何进展。</text:p>
      <text:p text:style-name="P4">
另一方面，俄罗斯军事网站“Redovka”称，乌克兰军队用炮火瞄准了巴赫穆特附近俄罗斯控制下的Ozarjanivka、Klychevka和库尔久米夫卡（Kurdyumivka）。它还证实，乌克兰军队试图从西南侧向该市推进，但俄罗斯军队击退了这些攻击。</text:p>
      <text:p text:style-name="P4">
在南部轴线上，亲俄的赫尔松州州长弗拉基米尔·萨尔多表示，俄军成功压制了越过安东诺夫桥附近第聂伯河左岸的乌克兰军队，并证实俄军现已完全控制该地区。</text:p>
      <text:p text:style-name="P4">
萨尔多解释称，俄军30日晚瞄准安东诺夫桥附近乌克兰军队的两个据点，成功将其摧毁并消灭了乌克兰军事部队。</text:p>
      <text:p text:style-name="P4">
另一方面，乌克兰总参谋部表示，安东诺夫的爆炸导致多名平民死亡、数十人受伤。</text:p>
      <text:p text:style-name="P4">
它补充道，俄军袭击了顿涅茨克、扎波罗热和赫尔松的乌克兰军队阵地以及平民目标。</text:p>
      <text:p text:style-name="P4">
英国情报部门称，几乎可以肯定，乌克兰军队自6月23日起已恢复在第聂伯河东岸赫尔松安东诺夫斯基大桥附近部署人员。</text:p>
      <text:p text:style-name="P4">
<draw:frame draw:style-name="fr1" draw:name="Image118" text:anchor-type="as-char" svg:width="6.9236in" svg:height="3.894525in" draw:z-index="0">
<draw:image xlink:href="../Images/Aljazeera Chinese/2023-07-01T13-54-18/2-1688219177.jpg" xlink:type="simple" xlink:show="embed" xlink:actuate="onLoad" draw:mime-type="image/jpeg"/>
</draw:frame>
 俄罗斯军队在一些乌克兰地点上的情况发生变化(半岛电视台)</text:p>
      <text:h text:style-name="P13" text:outline-level="4">
<text:span text:style-name="T4">
乌克兰解雇官员</text:span>
</text:h>
      <text:p text:style-name="P4">
相关背景下，乌克兰总统泽连斯基颁布法令，解除基辅4名地区行政长官的职务。</text:p>
      <text:p text:style-name="P4">
根据该决定，泽连斯基罢免了包括波多利斯克、第聂伯罗夫斯克、斯维亚托申（Sviatoshynskyi）和杰斯纳（Desnianskyi）等四个首都地区的行政长官。</text:p>
      <text:p text:style-name="P4">
而乌克兰总统网站证实，总统还解除了苏梅州部分官员的职务。</text:p>
      <text:p text:style-name="P4">
这些变化是在敖德萨地区军事管理局一名官员因滥用职权指控而被解雇几天后发生的。</text:p>
      <text:h text:style-name="P13" text:outline-level="4">
<text:span text:style-name="T4">
西班牙的访问</text:span>
</text:h>
      <text:p text:style-name="P4">
西班牙首相佩德罗·桑切斯周六早些时候抵达基辅与泽连斯基总统举行会谈，目前西班牙正在担任欧盟轮值主席国。</text:p>
      <text:p text:style-name="P4">
桑切斯在他的官方推特账户上写道，“在基辅。我希望西班牙担任欧盟理事会轮值主席国的第一章能够在乌克兰与泽连斯基一起开启。”他补充道，他将向他表达“整个欧洲的团结”。</text:p>
      <text:p text:style-name="P4">
桑切斯强调，欧盟将继续向乌克兰人民提供支持，直至欧洲恢复和平，并强调他已向乌克兰提供了价值5500万欧元的财政援助。</text:p>
      <text:p text:style-name="P4">
同时，欧盟委员会主席乌尔苏拉·冯德莱恩表示，她所说的普京政权内部的明显分歧要求继续毫不犹豫地支持乌克兰。</text:p>
      <text:p text:style-name="P4">
欧盟领导人峰会结束后，她补充道，欧盟正在向基辅运送所需的弹药，并确认自今年年初以来已有24000名乌克兰士兵接受了训练。</text:p>
      <text:p text:style-name="P4">
冯德莱恩指出，随着对俄罗斯的制裁收紧，欧盟迄今已为乌克兰花费了700亿欧元。</text:p>
      <text:p text:style-name="P4">
<draw:frame draw:style-name="fr1" draw:name="Image119" text:anchor-type="as-char" svg:width="6.9236in" svg:height="3.894525in" draw:z-index="0">
<draw:image xlink:href="../Images/Aljazeera Chinese/2023-07-01T13-54-18/3-1688219186.jpg" xlink:type="simple" xlink:show="embed" xlink:actuate="onLoad" draw:mime-type="image/jpeg"/>
</draw:frame>
 西班牙首相访问基辅 (半岛电视台)</text:p>
      <text:h text:style-name="P13" text:outline-level="4">
<text:span text:style-name="T4">
秘密计划</text:span>
</text:h>
      <text:p text:style-name="P4">
《华盛顿邮报》援引一名美国官员的话称，在中央情报局局长威廉·伯恩斯秘密访问基辅期间，乌克兰官员向他透露了一项旨在收复俄罗斯控制领土的战略，并在今年年底前与莫斯科开始停火谈判。</text:p>
      <text:p text:style-name="P4">
据《华盛顿邮报》报道，伯恩斯最近前往乌克兰，他的秘密访问包括会见乌克兰总统泽连斯基和乌克兰高级情报官员。</text:p>
      <text:p text:style-name="P4">
该报援引乌克兰武装部队总司令瓦列里·扎卢日内将军的话称，基辅需要更多的武器弹药，尤其是美国的F-16和导弹，以推进反攻行动。</text:p>
      <text:p text:style-name="P4">
扎卢日内表示，基辅担心反击缓慢，并表示如果没有西方的全力支持，军事计划将毫无用处。</text:p>
      <text:p text:style-name="P4">
6月10日，乌克兰总统泽连斯基宣布，反攻早在几个月前就已开始。</text:p>
      <text:p text:style-name="P4">
扎卢日内证实，他对西方承诺向乌克兰提供武器的缓慢交付感到不满。</text:p>
      <text:p text:style-name="P4">
<draw:frame draw:style-name="fr1" draw:name="Image120" text:anchor-type="as-char" svg:width="6.9236in" svg:height="3.894525in" draw:z-index="0">
<draw:image xlink:href="../Images/Aljazeera Chinese/2023-07-01T13-54-18/44-1688219242.jpg" xlink:type="simple" xlink:show="embed" xlink:actuate="onLoad" draw:mime-type="image/jpeg"/>
</draw:frame>
 “基辅需要F-16战机” (半岛电视台)</text:p>
      <text:p text:style-name="P4">
另一方面，美国参谋长马克·米利表示，乌克兰反攻的进展缓慢，将会非常艰难、漫长且血腥。</text:p>
      <text:p text:style-name="P4">
米利在国家新闻俱乐部的演讲中解释称，这次袭击“比人们预期的要慢。我并不感到惊讶。它正稳步而谨慎地推进，穿过非常困难的雷区和其他障碍。”</text:p>
      <text:p text:style-name="P4">
关于军事支持，米利表示，“关于向乌克兰提供集束炸弹的讨论已提上日程，但尚未做出任何决定。”</text:p>
      <text:p text:style-name="P4">
他补充道，“我们的政治领导人已明确表示，我们将努力确保乌克兰获得保持自由和独立所需的支持。”</text:p>
      <text:p text:style-name="P4">
<draw:frame draw:style-name="fr1" draw:name="Image121" text:anchor-type="as-char" svg:width="6.9236in" svg:height="3.894525in" draw:z-index="0">
<draw:image xlink:href="../Images/Aljazeera Chinese/2023-07-01T13-54-18/4-1688219194.jpg" xlink:type="simple" xlink:show="embed" xlink:actuate="onLoad" draw:mime-type="image/jpeg"/>
</draw:frame>
 乌克兰：东部和南部地区战况激烈 (半岛电视台)</text:p>
      <text:h text:style-name="P13" text:outline-level="4">
<text:span text:style-name="T4">
俄罗斯的立场</text:span>
</text:h>
      <text:p text:style-name="P4">
另一方面，俄罗斯外长拉夫罗夫指责西方试图冻结乌克兰冲突，以争取时间并向基辅供应武器。</text:p>
      <text:p text:style-name="P4">
他在新闻声明中补充道，“美国、北约和欧盟已多次、毫不妥协地明确强调，进行谈判的主要依据是泽连斯基的十点和平方案。”</text:p>
      <text:p text:style-name="P4">
他还指出，“我的评估是，这些各方正试图暂时冻结这场冲突，实现某种停火，为重新加强乌克兰军事力量、建立新的军事基础设施并为其提供致命的远程武器争取时间。”</text:p>
      <text:p text:style-name="P4">
Source: <text:a xlink:type="simple" xlink:href="https://chinese.aljazeera.net/news/war-in-ukraine/2023/7/1/%e9%9a%8f%e7%9d%80%e5%b7%b4%e8%b5%ab%e7%a9%86%e7%89%b9%e5%92%8c%e8%b5%ab%e5%b0%94%e6%9d%be%e6%88%98%e6%96%97%e5%8d%87%e7%ba%a7%e8%a5%bf%e7%8f%ad%e7%89%99%e9%a6%96%e7%9b%b8%e6%8a%b5%e8%be%be" text:style-name="Internet_20_link" text:visited-style-name="Visited_20_Internet_20_Link">
https://chinese.aljazeera.net/news/war-in-ukraine/2023/7/1/%e9%9a%8f%e7%9d%80%e5%b7%b4%e8%b5%ab%e7%a9%86%e7%89%b9%e5%92%8c%e8%b5%ab%e5%b0%94%e6%9d%be%e6%88%98%e6%96%97%e5%8d%87%e7%ba%a7%e8%a5%bf%e7%8f%ad%e7%89%99%e9%a6%96%e7%9b%b8%e6%8a%b5%e8%be%be</text:a>
</text:p>
      <!--NEWS-->
      <text:h text:style-name="P10" text:outline-level="1">
<text:span text:style-name="T4">
两次“退群”又回归 美国重返联合国教科文组织</text:span>
</text:h>
      <text:p text:style-name="P4">
Author: None (Language: zh)</text:p>
      <text:p text:style-name="P4">
Publisher: None</text:p>
      <text:p text:style-name="P4">
Time: 2023-07-01T14:08:00Z</text:p>
      <text:p text:style-name="P4">
Description: 联合国大会周五举行的特别会议以压倒性多数的票数，支持美国重返联合国教科文组织。俄罗斯、中国等对此投出反对票。美国国务卿布林肯曾表示，美国缺席联合国教科文组织是在拱手让中国制定人工智能规则。</text:p>
      <text:p text:style-name="P4">
Videos: []</text:p>
      <text:p text:style-name="P4">
Images: []</text:p>
      <text:p text:style-name="P4">
Subject: 时政风云</text:p>
      <text:p text:style-name="P4">
Subjects: ['奥巴马', '俄罗斯', '乌克兰', '岛屿主权争端', '专题报道：全景观看“习马会”', '中国', '中共十九大', '尼泊尔地震', '美国', '德中关系']</text:p>
      <text:p text:style-name="P4">
Keywords: ['美国', '重返', '联合国教科文组织', '俄罗斯', '中国', '联合国大会', '人工智能规则']</text:p>
      <text:p text:style-name="P4">
ID: 66090186</text:p>
      <!--METADATA-->
      <text:p text:style-name="P4">
<text:a xlink:type="simple" xlink:href="https://www.dw.com/zh/overlay/image/article/66090186/66084621" text:style-name="Internet_20_link" text:visited-style-name="Visited_20_Internet_20_Link">
 </text:a>
</text:p>
      <text:p text:style-name="P4">
（德国之声中文网）尽管遭到俄罗斯、中国等国的反对，美国周五（6月30日）仍然重新加入了在 <text:a xlink:type="simple" xlink:href="https://www.dw.com/zh/zh/美国以色列退出联合国教科文组织/a-40933545" text:style-name="Internet_20_link" text:visited-style-name="Visited_20_Internet_20_Link">
 特朗普政府期间退出的联合国教科文组织。</text:a>
</text:p>
      <text:p text:style-name="P4">
联合国大会周五举行的特别会议以压倒性多数的票数支持美国的重返。其中132票赞成，10票反对，15票弃权。</text:p>
      <text:p text:style-name="P4">
美国驻法国大使丹尼鲍尔（DeniseBauer）告诉法新社：“重新加入成为这个非常非常重要的多边组织的一部分，对我们来说是如此重要。”她补充说：“我们非常感谢主要成员国所表现出的领导力。”</text:p>
      <text:p text:style-name="P4">
反对声音包括伊朗、叙利亚、中国、朝鲜和俄罗斯，这些国家的代表似乎试图通过几个关于程序和修正的声明来延迟投票。</text:p>
      <text:p text:style-name="P4">
美国是联合国教科文组织的创始成员之一，一直是该机构预算的主要捐助国，直到 2011年该机构接纳巴勒斯坦为其成员国。这引发了美国法律规定的捐款终止，导致6年后正式宣布退出。</text:p>
      <text:h text:style-name="P12" text:outline-level="3">
<text:span text:style-name="T4">
布林肯：不能拱手让中国制定人工智能规则</text:span>
</text:h>
      <text:p text:style-name="P4">
<text:a xlink:type="simple" xlink:href="https://www.dw.com/zh/zh/北京撤回竞选人-法国美女政客当选总干事/a-40935084" text:style-name="Internet_20_link" text:visited-style-name="Visited_20_Internet_20_Link">
 自 2017 年起担任联合国教科文组织总干事的法国前文化部长阿祖莱（Audrey Azoulay）</text:a>
 将让美国重返视为其任期内的首要任务。</text:p>
      <text:p text:style-name="P4">
</text:p>
      <text:p text:style-name="P4">
联合国教科文组织总干事阿祖莱(Audrey Azoulay)：“对于教科文组织和多边主义来说，这是一个很棒的日子”</text:p>
      <text:p text:style-name="P4">
阿祖莱周五表示：“对于教科文组织和多边主义来说，这是一个很棒的日子。”她说：“由于过去这些年的努力恢复，随着美国的回归，我们的组织再次走向普世主义。”</text:p>
      <text:p text:style-name="P4">
一些成员国也对这一结果表示满意。在 2011 年暂停捐款之前，美国提供了教科文组织年预算的约 22%，即 7500 万美元。</text:p>
      <text:p text:style-name="P4">
美国国务卿布林肯3月份表示，美国缺席联合国教科文组织是在拱手让中国制定人工智能规则。</text:p>
      <text:p text:style-name="P4">
布林肯在提交预算时对参议院委员会表示：“我非常相信我们应该重返教科文组织，这不是作为给教科文组织的礼物，而是因为教科文组织正在发生的事情确实很重要。”</text:p>
      <text:p text:style-name="P4">
他说：“他们正在制定人工智能的规则、规范和标准。我们希望参与其中。”</text:p>
      <ul>
        <li>
</li>
      </ul>
      <h5>
退群、退群、再退群——"川叔"为何任性?</h5>
      <text:h text:style-name="P12" text:outline-level="3">
<text:span text:style-name="T4">
退出联合国“万国邮联”</text:span>
</text:h>
      <text:p text:style-name="P4">
白宫(图）本周三宣布，即日起起启动退出万国邮政联盟的程序。这个总部位于瑞士伯尔尼的联合国机构成为特朗普政府最新退的“群”，其理由是“万国邮联”的现行费率制度让中国等国受益，对美国不公平。</text:p>
      <ul>
        <li>
</li>
      </ul>
      <h5>
退群、退群、再退群——"川叔"为何任性?</h5>
      <text:h text:style-name="P12" text:outline-level="3">
<text:span text:style-name="T4">
退出TPP</text:span>
</text:h>
      <text:p text:style-name="P4">
一入主白宫，特朗普就签署行政命令，宣布美国退出跨太平洋伙伴关系协议（TPP）。该国际贸易合作协议于2016年2月签署，由时任美国总统奥巴马与11个亚太国家联合成立，但将中国排除在外，原本被外界理解为对中国的一种制衡。特朗普则主张与相关国家展开双边贸易谈判，争取达成更有利于美国的交易。</text:p>
      <ul>
        <li>
</li>
      </ul>
      <h5>
退群、退群、再退群——"川叔"为何任性?</h5>
      <text:h text:style-name="P12" text:outline-level="3">
<text:span text:style-name="T4">
退出巴黎协议</text:span>
</text:h>
      <text:p text:style-name="P4">
2017年6月，特朗普宣布美国将退出196个国家联合签署的巴黎气候保护协定（图为抗议者打出的投影）。这位美国总统的理由是该协定给其他国家带来好处，却损害美国经济利益、减少就业机会。不过，该退出程序要至少3年时间，这期间美国会继续参与联合国气候对话。另外，这并非美国首次在应对气候变化问题上“退群”——2001年，小布什也在上任后不久就宣布美国退出《京都议定书》。</text:p>
      <ul>
        <li>
</li>
      </ul>
      <h5>
退群、退群、再退群——"川叔"为何任性?</h5>
      <text:h text:style-name="P12" text:outline-level="3">
<text:span text:style-name="T4">
退出UNESCO</text:span>
</text:h>
      <text:p text:style-name="P4">
2017年10月，美国国务院宣布已通知联合国教科文组织（UNESCO）其退出该组织的决定，理由是该组织有“反以色列偏见”。以色列也很快宣布追随美国、退出该组织。事实上，在UNESCO2011年接纳巴勒斯坦为会员国后，美国就表示不满开始停缴每年8千万美元的会费，并于2013年失去投票权。在退出时，美国已欠下UNESCO5亿美元会费。</text:p>
      <ul>
        <li>
</li>
      </ul>
      <h5>
退群、退群、再退群——"川叔"为何任性?</h5>
      <text:h text:style-name="P12" text:outline-level="3">
<text:span text:style-name="T4">
退出伊朗核协议</text:span>
</text:h>
      <text:p text:style-name="P4">
2018年5月，特朗普宣布退出伊朗核协议，理由是他认为该协议“有很多缺陷”，并指控德黑兰研发可载核弹头的导弹。此后，美国恢复了对伊朗的制裁措施。伊朗核协议是2015年伊朗与联合国安理会五个常任理事国以及德国联合签署的。</text:p>
      <ul>
        <li>
</li>
      </ul>
      <h5>
退群、退群、再退群——"川叔"为何任性?</h5>
      <text:h text:style-name="P12" text:outline-level="3">
<text:span text:style-name="T4">
退出NAFTA 达成USMCA</text:span>
</text:h>
      <text:p text:style-name="P4">
特朗普将1994年美国与墨西哥、加拿大签署的北美自由贸易协定（NAFTA）称作“有史以来最糟糕的贸易协议”，认为该协议对美国不公平。2017年8月，华盛顿开始审查NAFTA，并开启三边谈判。2018年9月底，美国与墨、加达成新的《美墨加协议》（USMCA），取代了NAFTA。不过，新协议其实保留了原有自贸区框架的大部分内容。</text:p>
      <ul>
        <li>
</li>
      </ul>
      <h5>
退群、退群、再退群——"川叔"为何任性?</h5>
      <text:h text:style-name="P12" text:outline-level="3">
<text:span text:style-name="T4">
退出联合国人权理事会</text:span>
</text:h>
      <text:p text:style-name="P4">
美国2018年6月宣布退出联合国人权理事会（图），引发极大争议。时任美国驻联代表黑莉（左）指责该机构在政治上有偏见，称“这个这个组织顶着人权的称号，实际上却虚伪又自利”、“袒护加害者、蓄积政治偏见”，并点名人权理事会的成员中国、委内瑞拉、古巴等国。以色列对其美国盟友的退出表示欢迎；欧盟等国表示谴责，称美国将自己置于与世界敌对的位置；中国则对美国退出表示遗憾。</text:p>
      <ul>
        <li>
</li>
      </ul>
      <h5>
退群、退群、再退群——"川叔"为何任性?</h5>
      <text:h text:style-name="P12" text:outline-level="3">
<text:span text:style-name="T4">
退出WTO？</text:span>
</text:h>
      <text:p text:style-name="P4">
在选战期间，特朗普就曾称世界贸易组织（WTO）“完全是场灾难”。此后屡屡爆出特朗普想让美国退出WTO的传闻。2018年8月底，特朗普在接受彭博社采访时表示，如果WTO不改变其对待美国的方式，美国便会退出该组织，坐实了有意退出的传闻。目前，美国正与中国处于不断升级的贸易争端螺旋中，而中国向WTO投诉，指责美国违反该组织规定。</text:p>
      <ul>
        <li>
</li>
      </ul>
      <h5>
退群、退群、再退群——"川叔"为何任性?</h5>
      <text:h text:style-name="P12" text:outline-level="3">
<text:span text:style-name="T4">
“退群”的背后</text:span>
</text:h>
      <text:p text:style-name="P4">
美国屡屡退出国际组织与协议，被分析人士概括为“退出主义”，给华盛顿的外交诚意打上问号。然而这种“不做国际组织冤大头”以及“美国优先”的态度，获得了不少美国国内选民的支持。毕竟即便“退群”，美国仍然是世界头号经济体，而受到打击的是全球多边主义。</text:p>
      <text:p text:style-name="P4">
作者: 王凡</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美国不是第一次退出联合国教科文组织</text:span>
</text:h>
      <text:p text:style-name="P4">
1984 年，美国在里根总统的领导下退出了联合国教科文组织，并在近 20 年后于 2003 年 10 月重新加入该组织。</text:p>
      <text:p text:style-name="P4">
一名不愿透露姓名的朝鲜外交官告诉法新社：“美国已经退出两次。我们不知道还要欢迎他们回来多少次。”</text:p>
      <text:p text:style-name="P4">
从2011年巴勒斯坦加入联合国教科文组织到2018年美国正式退出，这期间美国共拖欠该机构会费约6.19亿美元，超过了该机构预估的 5.34亿美元的年度预算。</text:p>
      <text:p text:style-name="P4">
联合国教科文组织表示，华盛顿将在未来几年内向该机构付清债务。</text:p>
      <text:p text:style-name="P4">
总部位于巴黎的 <text:a xlink:type="simple" xlink:href="https://www.dw.com/zh/zh/戒严气氛中联合国教科文组织迎来70岁生日/a-18853010" text:style-name="Internet_20_link" text:visited-style-name="Visited_20_Internet_20_Link">
 联合国教科文组织是联合国的教育、科学和文化组织。</text:a>
该机构的工作包括编制世界遗产名录、捍卫新闻自由、促进可持续发展和开展教育项目。</text:p>
      <text:p text:style-name="P4">
阿祖莱周五表示，除了补交和继续支付联合国教科文组织的会费之外，美国还承诺为非洲的教育计划、促进大屠杀记忆和保护记者的项目提供自愿捐款。</text:p>
      <text:p text:style-name="P4">
（法新社）</text:p>
      <text:p text:style-name="P4">
Source: <text:a xlink:type="simple" xlink:href="https://www.dw.com/zh/两次-退群-又回归-美国重返联合国教科文组织/a-66090186" text:style-name="Internet_20_link" text:visited-style-name="Visited_20_Internet_20_Link">
https://www.dw.com/zh/两次-退群-又回归-美国重返联合国教科文组织/a-66090186?maca=chi-rss-chi-all-1127-rdf</text:a>
</text:p>
      <!--NEWS-->
      <text:h text:style-name="P10" text:outline-level="1">
<text:span text:style-name="T4">
安理会结束历时10年的联合国马里维和部队使命</text:span>
</text:h>
      <text:p text:style-name="P4">
Author: 联合早报 (Person)</text:p>
      <text:p text:style-name="P4">
Publisher: 联合早报 (Organization)</text:p>
      <text:p text:style-name="P4">
Published Time: 2023-07-01T14:23</text:p>
      <text:p text:style-name="P4">
Modified Time: 2023-07-01T14:23</text:p>
      <text:p text:style-name="P4">
Description: 联合国安理会星期五（6月30日）一致通过决议，决定结束联合国马里多层面综合稳定团（马里稳定团）授权，并就缩编、撤出等作出具体安排。新华社报道，根据第2690号决议，马里稳定团从7月...</text:p>
      <text:p text:style-name="P4">
Videos: []</text:p>
      <text:p text:style-name="P4">
Audios: []</text:p>
      <text:p text:style-name="P4">
Images: []</text:p>
      <text:p text:style-name="P4">
Type: NewsArticle</text:p>
      <text:p text:style-name="P4">
Breadcrumbs: ['即时', '国际']</text:p>
      <text:p text:style-name="P4">
Keywords: ['马里', '联合国', '法国', '美国', '俄罗斯']</text:p>
      <!--METADATA-->
      <text:p text:style-name="P4">
联合国安理会星期五（6月30日）一致通过决议，决定结束联合国马里多层面综合稳定团（马里稳定团）授权，并就缩编、撤出等作出具体安排。</text:p>
      <text:p text:style-name="P4">
新华社报道，根据第2690号决议，马里稳定团从7月1日起终止维和行动，开始进行任务转换，以及人员有序和安全缩编、撤出等工作，这些工作按计划2023年12月31日前完成。</text:p>
      <text:p text:style-name="P4">
安理会于2013年4月25日通过决议，决定设立马里稳定团，为马里政治进程提供支持，以及执行维护安全和稳定等相关任务。</text:p>
      <text:p text:style-name="P4">
法新社报道，两周前，马里外交部长迪奥普突然指联合国马里稳定团的主要行动是“失败”的，并敦促结束行动，震惊了安理会。</text:p>
      <text:p text:style-name="P4">
自2020年马里发生两次政变以来，马里和联合国的关系急剧恶化，掌权的马里军方还切断了与前宗主国法国的防务合作。</text:p>
      <text:p text:style-name="P4">
联合国秘书长古特雷斯星期五通过发言人发表声明说，结束马里稳定团授权的决定，是应马里政府要求作出的。他呼吁马里政府在马里稳定团撤出过程中给予全力合作，感谢维和人员在充满挑战和困难环境下的付出和贡献，并对马里稳定团部署10年中为和平而殉职的人员表达缅怀和敬意。</text:p>
      <text:p text:style-name="P4">
美国高级外交官德劳伦蒂斯对安理会说：“我们对过渡政府放弃马里稳定团的决定，以及这给马里人民带来的伤害深感遗憾。”但他说，美国投票支持结束联合国马里多层面综合稳定团授权的决议，是因为美国同意撤军的后勤时间表，将于今年年底完成。</text:p>
      <text:p text:style-name="P4">
马里外交部说，俄罗斯外交部长拉夫罗夫在安理会表决后致电迪奥普，承诺俄罗斯将在军事、人道主义和经济领域“全力支持”马里。</text:p>
      <text:p text:style-name="P4">
Source: <text:a xlink:type="simple" xlink:href="https://www.zaobao.com.sg/realtime/world/story20230701-1409580" text:style-name="Internet_20_link" text:visited-style-name="Visited_20_Internet_20_Link">
https://www.zaobao.com.sg/realtime/world/story20230701-1409580</text:a>
</text:p>
      <!--NEWS-->
      <text:h text:style-name="P10" text:outline-level="1">
<text:span text:style-name="T4">
美国将领：习近平尚未决定2027年前武统台湾</text:span>
</text:h>
      <text:p text:style-name="P4">
Author: None (Language: zh)</text:p>
      <text:p text:style-name="P4">
Publisher: None</text:p>
      <text:p text:style-name="P4">
Time: 2023-07-01T14:25:00Z</text:p>
      <text:p text:style-name="P4">
Description: 美国参谋长联席会议主席马克·米利表示，习近平并没说已经做出决定，在2027年以前出兵武统台湾。他认为美国必须加速军队现代化，震慑北京不要轻举妄动。美国一家智库本周发布报告指出，若是台海开战，台湾撑不过90天。</text:p>
      <text:p text:style-name="P4">
Videos: []</text:p>
      <text:p text:style-name="P4">
Images: []</text:p>
      <text:p text:style-name="P4">
Subject: 时政风云</text:p>
      <text:p text:style-name="P4">
Subjects: ['德中关系', '奥巴马', '薄熙来', '专题报道：习近平访美', '中国共产党', '岛屿主权争端', '马英九', '专题报道：全景观看“习马会”', '中国反腐风暴', '20国集团']</text:p>
      <text:p text:style-name="P4">
Keywords: ['中国', '美国', '台湾', '统一', '武统', '军力', '布林肯', '习近平']</text:p>
      <text:p text:style-name="P4">
ID: 66090328</text:p>
      <!--METADATA-->
      <text:p text:style-name="P4">
<text:a xlink:type="simple" xlink:href="https://www.dw.com/zh/overlay/image/article/66090328/59387703" text:style-name="Internet_20_link" text:visited-style-name="Visited_20_Internet_20_Link">
 </text:a>
</text:p>
      <text:p text:style-name="P4">
美国智库兰德的研究报告指出，若是台海开战，台湾撑不过90天</text:p>
      <text:p text:style-name="P4">
（德国之声中文网）美国参谋长联席会议主席米利（Mark Milley）本周五在华盛顿全国新闻俱乐部(NPC)发表讲话时表示，中国国家主席习近平尚未决定是否<text:a xlink:type="simple" xlink:href="https://www.dw.com/zh/zh/美军前印太司令访台-再提中国2027年前或攻台/a-64589884" text:style-name="Internet_20_link" text:visited-style-name="Visited_20_Internet_20_Link">
 2027年以前出兵武统台湾 </text:a>
，他呼吁美国加速军队现代化，包括研发人工智能和量子计算，防止北京轻举妄动。他指出，仅凭两项技术的结合就会给战局带来巨大的变化。</text:p>
      <text:p text:style-name="P4">
</text:p>
      <text:p text:style-name="P4">
美国参谋长联席会议主席米利指出，习近平并没有说已经决定攻打台湾</text:p>
      <text:p text:style-name="P4">
《南华早报》援引米利指出，众所周知，习近平下令解放军2027年前完成统一台湾的备战，但他并没有说已经决定攻打台湾。米利接着进一步指出微妙的区别：“习近平说，将领们，必须先提高军力，决定我们以后再做。”他补充说，不过这个决定仍然可能会发生，所以才提出了威慑的建议。他说：“你想确保习近平每天早上醒来后都说，今天还不是(攻打台湾的)那天，而那个决定永远不会发生。”</text:p>
      <text:p text:style-name="P4">
国军方和政府官员对北京的统一台湾计划提出了不同的时间框架评估， <text:a xlink:type="simple" xlink:href="https://www.dw.com/zh/zh/美方中国武统台湾的战争模拟究竟什么样/a-65410287" text:style-name="Internet_20_link" text:visited-style-name="Visited_20_Internet_20_Link">
 这些预测包括军事能力</text:a>
和实际攻击意图。布林肯3月表示，他同意情报部门的评估，认为北京2027年前将具备武统台湾的能力。</text:p>
      <text:h text:style-name="P12" text:outline-level="3">
<text:span text:style-name="T4">
德国之声解析：若中共侵台，将采取何种戰略？</text:span>
</text:h>
      <text:p text:style-name="P4">
法新社报道，今年1月，美国空军上将米尼汉（MikeMinihan）美国最快恐在2025年与中国起冲突，最有可能是因为台湾，并敦促旗下指挥官在今年推动麾下部队做好充分的作战准备。美国海军作战部部长吉尔德伊上将（MichaelGilday，又译吉尔代）去年曾警告说过，中国可能在2024年之前武力犯台。</text:p>
      <text:h text:style-name="P12" text:outline-level="3">
<text:span text:style-name="T4">
台湾撑不过90天？</text:span>
</text:h>
      <text:p text:style-name="P4">
美国智库兰德本周发布了一份研究报告，其中指出，若是台海开战，台湾撑不过90天。报告认为，由于台湾在军力上占据劣势，也难以持久应战，若是抵御北京的大规模进攻需要美国的军事干预。不过美国在地区调集足够军力最少需要90天的时间。报告指出，若两岸起冲突，台湾很容易在90天内被击败。</text:p>
      <text:p text:style-name="P4">
米利表示，美军的任务是维持目前的决定性优势，通过优化科技保持备战能力：“我们这样做不是为了要打仗，而是为了震慑组织大国出战。”</text:p>
      <text:p text:style-name="P4">
(南华早报，法新社等)</text:p>
      <text:p text:style-name="P4">
Source: <text:a xlink:type="simple" xlink:href="https://www.dw.com/zh/美国将领：习近平尚未决定2027年前武统台湾/a-66090328" text:style-name="Internet_20_link" text:visited-style-name="Visited_20_Internet_20_Link">
https://www.dw.com/zh/美国将领：习近平尚未决定2027年前武统台湾/a-66090328?maca=chi-rss-chi-all-1127-rdf</text:a>
</text:p>
      <!--NEWS-->
      <text:h text:style-name="P10" text:outline-level="1">
<text:span text:style-name="T4">
美国南部极端热浪造成13死 加拿大野火空污持续</text:span>
</text:h>
      <text:p text:style-name="P4">
Publisher: 法新社</text:p>
      <text:p text:style-name="P4">
Published Time: 2023-07-01T14:32:07+00:00</text:p>
      <text:p text:style-name="P4">
Modified Time: 2023-07-01T14:20:06+00:00</text:p>
      <text:p text:style-name="P4">
Description: （法新社休士顿30日电） 美国南部持续2周遭受极端热浪折磨，官员今天表示，至少已有13人在这波热浪中丧生。同一时间，美国一些其他地区的空气品质继续受到加拿大森林大火污染。</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7-01T14-32-07-00-00/000000.png" xlink:type="simple" xlink:show="embed" xlink:actuate="onLoad" draw:mime-type="image/png"/>
</draw:frame>
</text:p>
      <text:p text:style-name="P4">
这波热浪造成最多人死亡的地方是在靠近墨西哥边界的德州韦布郡（Webb County），共有11人丧生。</text:p>
      <text:p text:style-name="P4">
当地官员在提供给法新社的声明中表示：「截至28日共有11人死亡，其中10人是韦布郡居民，第11例死亡是来自邻郡，被送来韦布郡的医院后不幸去世。」</text:p>
      <text:p text:style-name="P4">
一名14岁青少年上周在德州大弯曲国家公园（Big Bend NationalPark）健行时死亡，当时气温高达摄氏48度。不幸的是，他的继父在赶往救援途中发生车祸身亡。</text:p>
      <text:p text:style-name="P4">
隔邻的路易斯安那州官员也指出，当地一名62岁妇人上周死于高温，因为一场暴风雨造成数千户家庭停电，无法使用空调。</text:p>
      <text:p text:style-name="P4">
美国南部一些城市最近几天体感温度飙升至摄氏45度。其中在德州的休士顿（Houston）出现路面龟裂，当局在这个有230万人口的城市设立了降温中心。</text:p>
      <text:p text:style-name="P4">
与此同时，加拿大继续和其史上最严重的森林大火季奋战。随着烟雾南下，美国从中西部到东岸的大片区域仍然处于空气品质警示之下，影响1亿2000多万人。</text:p>
      <text:p text:style-name="P4">
根据美国政府空气品质追踪平台AirNow，纽约和费城的空气品质已达到「不健康」等级。</text:p>
      <text:p text:style-name="P4">
在加拿大的安大略省、北美五大湖大部分地区、美国的明尼苏达州、北卡罗来纳州和乔治亚州的部分地区，也发布了空气品质警示。</text:p>
      <text:p text:style-name="P4">
加拿大野火产生的烟雾还飘越大西洋，来到一些欧洲国家上空，包括葡萄牙和西班牙。</text:p>
      <text:p text:style-name="P4">
Source: <text:a xlink:type="simple" xlink:href="https://www.rfi.fr/cn/%E7%A7%91%E5%AD%A6%E6%96%B0%E7%9F%A5/20230701-%E7%BE%8E%E5%9B%BD%E5%8D%97%E9%83%A8%E6%9E%81%E7%AB%AF%E7%83%AD%E6%B5%AA%E9%80%A0%E6%88%9013%E6%AD%BB-%E5%8A%A0%E6%8B%BF%E5%A4%A7%E9%87%8E%E7%81%AB%E7%A9%BA%E6%B1%A1%E6%8C%81%E7%BB%AD" text:style-name="Internet_20_link" text:visited-style-name="Visited_20_Internet_20_Link">
https://www.rfi.fr/cn/%E7%A7%91%E5%AD%A6%E6%96%B0%E7%9F%A5/20230701-%E7%BE%8E%E5%9B%BD%E5%8D%97%E9%83%A8%E6%9E%81%E7%AB%AF%E7%83%AD%E6%B5%AA%E9%80%A0%E6%88%9013%E6%AD%BB-%E5%8A%A0%E6%8B%BF%E5%A4%A7%E9%87%8E%E7%81%AB%E7%A9%BA%E6%B1%A1%E6%8C%81%E7%BB%AD</text:a>
</text:p>
      <!--NEWS-->
      <text:h text:style-name="P10" text:outline-level="1">
<text:span text:style-name="T4">
失去联系63天 NASA与火星直升机创新号恢复通讯</text:span>
</text:h>
      <text:p text:style-name="P4">
Publisher: 法新社</text:p>
      <text:p text:style-name="P4">
Published Time: 2023-07-01T14:32:08+00:00</text:p>
      <text:p text:style-name="P4">
Modified Time: 2023-07-01T14:20:05+00:00</text:p>
      <text:p text:style-name="P4">
Description: （法新社华盛顿30日电） 美国国家航空暨太空总署（NASA）今天表示，火星直升机「创新号」（Ingenuity）在失去通讯2个多月后，目前已恢复通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3.617581in" draw:z-index="0">
<draw:image xlink:href="../Images/rficn/2023-07-01T14-32-08-00-00/000000.png" xlink:type="simple" xlink:show="embed" xlink:actuate="onLoad" draw:mime-type="image/png"/>
</draw:frame>
</text:p>
      <text:p text:style-name="P4">
「创新号」是架迷你旋翼机，在2021年初随火星探测车「毅力号」（Perseverance）登陆火星，顺利通过最初的30天任务考验，在5次测试飞行中证明其技术的可行性。</text:p>
      <text:p text:style-name="P4">
自此，「创新号」展开了数十次任务，作为空中侦察机协助装有轮子的旅伴「毅力号」探测车，寻找数十亿年前古老微生物的迹象，当年的火星比现在潮湿温暖得多。</text:p>
      <text:p text:style-name="P4">
「创新号」的第52次飞行于4月26日展开，历经2分钟、距离363公尺的飞行降至火星表面后，与NASA位于加州的喷射推进实验室（Jet PropulsionLaboratory, JPL）任务控制中心失去联系。</text:p>
      <text:p text:style-name="P4">
当时失去通讯是可预期的情况，因为有一座丘陵在「创新号」与「毅力号」之间，而后者是前者与地球之间的中继站。</text:p>
      <text:p text:style-name="P4">
然而，NASA今天表示，已与「创新号」恢复通讯。喷射推进实验室的「创新号」团队负责人安德森（JoshuaAnderson）告诉法新社：「这是迄今为止，我们在任务期间与『创新号』失去联系最久的一次。」</text:p>
      <text:p text:style-name="P4">
安德森指出：「『创新号』被设计成能在发生这种通讯问题时自行运作，但我们最终与它恢复通讯时仍感到如释重负。」</text:p>
      <text:p text:style-name="P4">
截至目前为止的资料显示，「创新号」仍状态完好。若进一步检查也正常，「创新号」将准备好进行下一次飞行，也就是向西探索「毅力号」团队感兴趣的岩石露头（rockyoutcrop）。</text:p>
      <text:p text:style-name="P4">
这不是「创新号」首次遇到通信中断。这架直升机今年4月搜查一处古老河流三角洲时也曾失联约6天，首席工程师布朗（TravisBrown）在一篇部落格文章中写道，那是一段「令人感到痛苦的漫长时间」。</text:p>
      <text:p text:style-name="P4">
Source: <text:a xlink:type="simple" xlink:href="https://www.rfi.fr/cn/%E7%A7%91%E5%AD%A6%E6%96%B0%E7%9F%A5/20230701-%E5%A4%B1%E5%8E%BB%E8%81%94%E7%B3%BB63%E5%A4%A9-nasa%E4%B8%8E%E7%81%AB%E6%98%9F%E7%9B%B4%E5%8D%87%E6%9C%BA%E5%88%9B%E6%96%B0%E5%8F%B7%E6%81%A2%E5%A4%8D%E9%80%9A%E8%AE%AF" text:style-name="Internet_20_link" text:visited-style-name="Visited_20_Internet_20_Link">
https://www.rfi.fr/cn/%E7%A7%91%E5%AD%A6%E6%96%B0%E7%9F%A5/20230701-%E5%A4%B1%E5%8E%BB%E8%81%94%E7%B3%BB63%E5%A4%A9-nasa%E4%B8%8E%E7%81%AB%E6%98%9F%E7%9B%B4%E5%8D%87%E6%9C%BA%E5%88%9B%E6%96%B0%E5%8F%B7%E6%81%A2%E5%A4%8D%E9%80%9A%E8%AE%AF</text:a>
</text:p>
      <!--NEWS-->
      <text:h text:style-name="P10" text:outline-level="1">
<text:span text:style-name="T4">
媒体：德国共有209起新冠疫苗损害索赔案待审</text:span>
</text:h>
      <text:p text:style-name="P4">
Author: None (Language: zh)</text:p>
      <text:p text:style-name="P4">
Publisher: None</text:p>
      <text:p text:style-name="P4">
Time: 2023-07-01T14:34:00Z</text:p>
      <text:p text:style-name="P4">
Description: 根据相关疫苗采购合同，德国政府可能有责任就新冠疫苗造成的损害向原告支付赔偿金。今年1月，巴伐利亚地区一家法院驳回了针对阿斯利康公司的一起诉讼。</text:p>
      <text:p text:style-name="P4">
Videos: []</text:p>
      <text:p text:style-name="P4">
Images: []</text:p>
      <text:p text:style-name="P4">
Subject: 德国新闻</text:p>
      <text:p text:style-name="P4">
Subjects: []</text:p>
      <text:p text:style-name="P4">
Keywords: ['德中关系', '欧债危机', '欧盟', '德国', '留学德国', '留学德国', '德国联邦大选', '默克尔']</text:p>
      <text:p text:style-name="P4">
ID: 66090336</text:p>
      <!--METADATA-->
      <text:p text:style-name="P4">
<text:a xlink:type="simple" xlink:href="https://www.dw.com/zh/overlay/image/article/66090336/66088251" text:style-name="Internet_20_link" text:visited-style-name="Visited_20_Internet_20_Link">
 </text:a>
</text:p>
      <text:p text:style-name="P4">
德国法院将在7月处理多起针对新冠疫苗的索赔案件</text:p>
      <text:p text:style-name="P4">
（德国之声中文网）据德国《周日世界报》7月1日报道，如果原告的主张得到法院支持，德国政府可能有责任就新冠病毒（COVID-19） <text:a xlink:type="simple" xlink:href="https://www.dw.com/zh/zh/打新冠疫苗落下重疾在德国到底有多少/a-65010665" text:style-name="Internet_20_link" text:visited-style-name="Visited_20_Internet_20_Link">
 疫苗造成的损害</text:a>
 向原告支付赔偿金。</text:p>
      <text:p text:style-name="P4">
德国卫生部告诉该报，“目前有 209 起针对新冠疫苗生产商的损害索赔案件正在法院待审”。</text:p>
      <text:p text:style-name="P4">
国家提供补偿是欧盟委员会在新冠病毒大流行期间签订的疫苗采购合同的一部分。但是，如果发现意外副作用是由于重大疏忽或不遵守制造标准造成的，该条款则不适用。</text:p>
      <text:p text:style-name="P4">
6 月，欧洲药品管理局（EMA）重申已批准的新冠疫苗的益处。该机构补充说，据估计，在疫情爆发的第一年，这些疫苗挽救了全球近 2000 万人的生命。</text:p>
      <text:p text:style-name="P4">
该机构还表示，接种辉瑞/BioNTech 疫苗后出现心肌炎问题的风险较小。</text:p>
      <text:h text:style-name="P12" text:outline-level="3">
<text:span text:style-name="T4">
新冠疫苗是怎样升级的？</text:span>
</text:h>
      <text:h text:style-name="P12" text:outline-level="3">
<text:span text:style-name="T4">
政府的立场使原告处于不利地位？</text:span>
</text:h>
      <text:p text:style-name="P4">
1月份，巴伐利亚地区法院驳回了一名妇女对英国阿斯利康公司的诉讼。该妇女出现各种健康问题，她声称这些问题是由新冠疫苗引起的。</text:p>
      <text:p text:style-name="P4">
下周一，罗特韦尔地区法院将审理一名男子起诉的案件，该男子声称在服用 BioNtech/辉瑞疫苗后视力受损。</text:p>
      <text:p text:style-name="P4">
BioNTech公司称其指控毫无根据。</text:p>
      <text:p text:style-name="P4">
原告的律师声称，政府的立场使原告处于不利地位。</text:p>
      <text:p text:style-name="P4">
《周日世界报》援引罗特韦尔地区法院这名男子的代理律师凯撒-普雷勒尔（Joachim Cäsar-Preller）的话说：“政府在新冠诉讼中扮演着双重角色，这是有问题的。”</text:p>
      <text:p text:style-name="P4">
<text:span text:style-name="T4">
更多阅读：<text:a xlink:type="simple" xlink:href="https://www.dw.com/zh/zh/疫苗损害难界定-首起案件将开庭/a-65281551" text:style-name="Internet_20_link" text:visited-style-name="Visited_20_Internet_20_Link">
 疫苗损害难界定 首起案件将开庭 </text:a>
 </text:span>
</text:p>
      <text:p text:style-name="P4">
Source: <text:a xlink:type="simple" xlink:href="https://www.dw.com/zh/媒体：德国共有209起新冠疫苗损害索赔案待审/a-66090336" text:style-name="Internet_20_link" text:visited-style-name="Visited_20_Internet_20_Link">
https://www.dw.com/zh/媒体：德国共有209起新冠疫苗损害索赔案待审/a-66090336?maca=chi-rss-chi-all-1127-rdf</text:a>
</text:p>
      <!--NEWS-->
      <text:h text:style-name="P10" text:outline-level="1">
<text:span text:style-name="T4">
在台港人重新定义七一主权移交日 哀悼争取自由逝者</text:span>
</text:h>
      <text:p text:style-name="P4">
Author: None</text:p>
      <text:p text:style-name="P4">
Publisher: Radio Free Asia (Organization)</text:p>
      <text:p text:style-name="P4">
Published Time: 2023-07-01T14:34:51-04:00</text:p>
      <text:p text:style-name="P4">
Modified Time: 2023-07-01T16:09: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5.1927in" draw:z-index="0">
<draw:image xlink:href="../Images/rfamandarin/2023-07-01T14-34-51-04-00/000000.png" xlink:type="simple" xlink:show="embed" xlink:actuate="onLoad" draw:mime-type="image/png"/>
</draw:frame>
数十人在台北冒雨悼念香港民主路中的逝者，立志为他们继续走民主路。 <text:a xlink:type="simple" xlink:href="https://www.rfa.org/mandarin/yataibaodao/gangtai/ec-07012023142231.html/@@images/image" text:style-name="Internet_20_link" text:visited-style-name="Visited_20_Internet_20_Link">
</text:a>
李宗翰摄</text:p>
      <text:p text:style-name="P4">
七月一日是香港主权移交26周年，台港的气氛大不同。在台港人自发举办哀悼会，有数十人冒雨参与。在台港人团体表示，在主权移交日举办悼念活动，是要重新定义这个日子，立志为逝者继续走港人的自由路。  另外，在台举办的《国安法》座谈会上，流亡的香港抗争者表示，《国安法》改变港人信赖可以通过法庭换取公平的方法，有香港艺术家表示，离开香港也难逃《国安法》的影响。</text:p>
      <ul>
        <li>
<text:span text:style-name="T4">
<text:a xlink:type="simple" xlink:href="https://www.rfa.org/mandarin/Xinwen/8-06252023225546.html" text:style-name="Internet_20_link" text:visited-style-name="Visited_20_Internet_20_Link">
 香港警方回应“七一游行”：已收到一宗申请 </text:a>
 </text:span>
  * <text:span text:style-name="T4">
<text:a xlink:type="simple" xlink:href="https://www.rfa.org/mandarin/Xinwen/4-07012023114452.html" text:style-name="Internet_20_link" text:visited-style-name="Visited_20_Internet_20_Link">
 香港主权移交26周年 社民连临时取消示威 </text:a>
 </text:span>
</li>
      </ul>
      <text:p text:style-name="P4">
"光复香港！时代革命！"</text:p>
      <text:p text:style-name="P4">
一批在台港人以"没有欢乐，只有伤痛"为主题，在七一主权移交纪念日，在台北举办哀悼会，于“自由广场”牌匾下，摆放数名与反送中运动相关的逝者画像，播放反送中时流行的音乐和讲述逝者故事，并在晚上10时许进行默哀，再向逝者画像献花作悼念。</text:p>
      <text:p text:style-name="P4">
有数十名参与者冒雨出席，港人Ava回想2019至今香港的改变，更激动落泪，她表示，不应忘记为争取民主过程中的牺牲者。</text:p>
      <text:p text:style-name="P4">
在台港人在七一主权移交日办哀悼会纪念争取民主的逝者。（李宗翰摄）  <text:a xlink:type="simple" xlink:href="https://www.rfa.org/mandarin/yataibaodao/gangtai/ec-07012023142231.html/572853f06e2f4eba57284e034e004e3b674379fb4ea465e5529e54c060bc4f1a7eaa5ff54e8953d66c114e3b7684901d80053002-674e5b977ff06444.jpg" text:style-name="Internet_20_link" text:visited-style-name="Visited_20_Internet_20_Link">
</text:a>
</text:p>
      <text:p text:style-name="P4">
Ava："他们代表勇气和自由，这些牺牲的人就是代表我们的香港人，但是这些事情在国内和在香港，好像这件事情没有发生过，这是可悲和可笑。香港人不管到那里都是香港人，我们争取和勇敢的心是不会改变。"</text:p>
      <text:p text:style-name="P4">
参与悼念的香港边城青年秘书长冯诏天表示，七一被定义为回归，对香港年轻人来说，并没有选择权。选择今天悼念，是要重新定义七一，以及显示离散港人会为逝者完成遗志。</text:p>
      <text:p text:style-name="P4">
冯诏天：“在香港过去的民主运动，是没有人要用自己的生命，去告诉大众这些事情是必须要争取，但在2019年他们用自己的生命和血告诉我们这件事。我们在2019有曾说过要代他们走下去，所以我们今天要带着他们的意志，好好照顾自己，把这条香港的民主路走下去。”</text:p>
      <text:p text:style-name="Quotations">

<text:p text:style-name="P4">
<text:a xlink:type="simple" xlink:href="https://twitter.com/hashtag/%E4%B8%83%E4%B8%80" text:style-name="Internet_20_link" text:visited-style-name="Visited_20_Internet_20_Link">
 #七一&gt;
 </text:a>
&gt;
 <text:a xlink:type="simple" xlink:href="https://twitter.com/hashtag/%E9%A6%99%E6%B8%AF%E4%B8%BB%E6%9D%83%E7%A7%BB%E4%BA%A4" text:style-name="Internet_20_link" text:visited-style-name="Visited_20_Internet_20_Link">
 #香港主权移交&gt;
 </text:a>
&gt;
 26周年，在台港人以" <text:a xlink:type="simple" xlink:href="https://twitter.com/hashtag/%E6%B2%A1%E6%9C%89%E6%AC%A2%E4%B9%90%E5%8F%AA%E6%9C%89%E4%BC%A4%E7%97%9B" text:style-name="Internet_20_link" text:visited-style-name="Visited_20_Internet_20_Link">
 #没有欢乐只有伤痛&gt;
 </text:a>
&gt;
 "为主题，自发举办哀悼会，悼念已逝的自由香港，以及数名反送中运动有关的逝者。  &gt;
  主办者在“自由广场”牌匾下，摆放数名与反送中运动相关的逝者画像，播放 <text:a xlink:type="simple" xlink:href="https://twitter.com/hashtag/%E5%8F%8D%E9%80%81%E4%B8%AD" text:style-name="Internet_20_link" text:visited-style-name="Visited_20_Internet_20_Link">
 #反送中&gt;
 </text:a>
&gt;
 时流行的音乐和讲述逝者的故事，进行一分钟哀悼，向画像献花悼念。… <text:a xlink:type="simple" xlink:href="https://t.co/YsJT6wko7y" text:style-name="Internet_20_link" text:visited-style-name="Visited_20_Internet_20_Link">
 pic.twitter.com/YsJT6wko7y&gt;
 </text:a>
&gt;
&gt;
 — 自由亚洲电台 (@RFA_Chinese) <text:a xlink:type="simple" xlink:href="https://twitter.com/RFA_Chinese/status/1675188132885700608" text:style-name="Internet_20_link" text:visited-style-name="Visited_20_Internet_20_Link">
 July 1, 2023&gt;
 </text:a>
</text:p>

</text:p>
      <text:p text:style-name="P4">
<text:span text:style-name="T4">
赴汤：《国安法》改变法官审案准则 被捕者失去法援争取公平判决的机会</text:span>
</text:p>
      <text:p text:style-name="P4">
另外，同日有多个在台港人团体的代表，在台北有关香港《国安法》3周年的座谈会上，分享在《国安法》下香港的改变。</text:p>
      <text:p text:style-name="P4">
移居台湾的香港抗争者赴汤表示，他2019年在反送中运动期间，与另外40多人同一天被拘捕，他被控暴动罪的案件，是当中最早、在《国安法》生效前审理。他表示，当时法官是按普通法"无罪推定"的原则办案，他还可以申请法律援助，挑战和推翻不合理的保释条件和判决。但在《国安法》生效后，失去法律援助，与他同被拘捕的人，已失去上诉的权利。他表示，《国安法》改变了香港人享有公平审讯的权利。</text:p>
      <text:p text:style-name="P4">
赴汤："在《国安法》（实施）前，还是有公平的审讯，我可以把我旅游证件拿回来，不用宵禁，我可以有机会上诉。但是在《国安法》通过的时候，审讯已经是一面倒亲政府的状态，公平性全被毁掉。《国安法》最邪恶是没有改变你的制度，但是破坏了公平性跟法治精神，根本没有办法利用制度争取公义，审讯只是把罪名增加到他们（被告人）的身上。"</text:p>
      <text:p text:style-name="P4">
他表示，在《国安法》生效后，每天都有包括警察和不知名人士，到他的公司，用不同的理由阻碍工作，更有人在街上贴他的相片，严重影响他的生活，也是他决定离开香港的原因之一。</text:p>
      <text:p text:style-name="P4">
<text:span text:style-name="T4">
黄国才：已离开香港也难逃《国安法》的长臂管辖影响</text:span>
</text:p>
      <text:p text:style-name="P4">
已移居台湾的香港艺术家黄国才，以歌手黄耀明和何韵诗演唱会场地被取消、六四当天艺术家在街头表演被带走等事例，显示《国安法》对香港创作自由的影响。他更尝过《国安法》跨地域的影响力。</text:p>
      <text:p text:style-name="P4">
黄国才："不要以为离开了香港就没事了。去年的时候，我在英国参加一个小小的展览，香港的党报就派人去看和进行他们的抹黑工程。这个状态就是所谓的‘长臂管治’，是很不理想和很糟糕的。你在欧洲也不安全，因为欧洲在防CCP审查，警觉性也不太高，反而在台湾更安全。"</text:p>
      <text:p text:style-name="P4">
出席同一活动的台湾智库咨询委员赖怡忠表示，中共在香港实施《国安法》，显示中共在东升西降的判断下，相信自己有足够的实力，不需要香港作为连通世界的桥梁。中国对自身实力的判断，以及如何看待与国际间关系，值得在台湾研究中国的学者和智库反思，不要让误判香港情势的错误重演。</text:p>
      <text:p text:style-name="P4">
记者：陈子非 责编：陈美华 许书婷 梒青 网编：杰西</text:p>
      <text:p text:style-name="P4">
Source: <text:a xlink:type="simple" xlink:href="https://www.rfa.org/mandarin/yataibaodao/gangtai/ec-07012023142231.html" text:style-name="Internet_20_link" text:visited-style-name="Visited_20_Internet_20_Link">
https://www.rfa.org/mandarin/yataibaodao/gangtai/ec-07012023142231.html</text:a>
</text:p>
      <!--NEWS-->
      <text:h text:style-name="P10" text:outline-level="1">
<text:span text:style-name="T4">
伊党主席哈迪阿旺身体不适入院</text:span>
</text:h>
      <text:p text:style-name="P4">
Author: 联合早报 (Person)</text:p>
      <text:p text:style-name="P4">
Publisher: 联合早报 (Organization)</text:p>
      <text:p text:style-name="P4">
Published Time: 2023-07-01T15:02</text:p>
      <text:p text:style-name="P4">
Modified Time: 2023-07-01T15:02</text:p>
      <text:p text:style-name="P4">
Description: 马来西亚伊斯兰党主席哈迪阿旺身体不适，目前已住院接受治疗。哈迪阿旺的长子莫哈末卡里尔星期六（7月1日）在脸书指出，父亲在哈芝节前健康情况就开始变差，后被送往瓜拉登嘉楼医院接受治疗，...</text:p>
      <text:p text:style-name="P4">
Videos: []</text:p>
      <text:p text:style-name="P4">
Audios: []</text:p>
      <text:p text:style-name="P4">
Images: []</text:p>
      <text:p text:style-name="P4">
Type: NewsArticle</text:p>
      <text:p text:style-name="P4">
Breadcrumbs: ['即时', '国际']</text:p>
      <text:p text:style-name="P4">
Keywords: ['伊斯兰党', '哈迪阿旺', '医院', '健康']</text:p>
      <!--METADATA-->
      <text:p text:style-name="P4">
马来西亚伊斯兰党主席哈迪阿旺身体不适，目前已住院接受治疗。</text:p>
      <text:p text:style-name="P4">
哈迪阿旺的长子莫哈末卡里尔星期六（7月1日）在脸书指出，父亲在哈芝节前健康情况就开始变差，后被送往瓜拉登嘉楼医院接受治疗，目前病情稳定，但需要多休息。</text:p>
      <text:p text:style-name="P4">
不过，莫哈末卡里尔没有具体说明哈迪阿旺哪里不舒服。</text:p>
      <text:p text:style-name="P4">
现年75岁的哈迪阿旺也是登州马江区国会议员。他上一次入院是2021年6月，因呼吸困难被送入国家心脏中心治疗。</text:p>
      <text:p text:style-name="P4">
Source: <text:a xlink:type="simple" xlink:href="https://www.zaobao.com.sg/realtime/world/story20230701-1409591" text:style-name="Internet_20_link" text:visited-style-name="Visited_20_Internet_20_Link">
https://www.zaobao.com.sg/realtime/world/story20230701-1409591</text:a>
</text:p>
      <!--NEWS-->
      <text:h text:style-name="P10" text:outline-level="1">
<text:span text:style-name="T4">
西班牙总理造访基辅 泽伦斯基赞扬极具象徵意义</text:span>
</text:h>
      <text:p text:style-name="P4">
Publisher: 法新社</text:p>
      <text:p text:style-name="P4">
Published Time: 2023-07-01T15:02:07+00:00</text:p>
      <text:p text:style-name="P4">
Modified Time: 2023-07-01T14:35:02+00:00</text:p>
      <text:p text:style-name="P4">
Description: （法新社基辅1日电） 西班牙接任欧洲联盟（EU）轮值主席国之际，乌克兰总统泽伦斯基（Volodymyr Zelenskyy）今天感谢西班牙总理桑杰士（Pedr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7-01T15-02-07-00-00/000000.png" xlink:type="simple" xlink:show="embed" xlink:actuate="onLoad" draw:mime-type="image/png"/>
</draw:frame>
</text:p>
      <text:p text:style-name="P4">
泽伦斯基在社群媒体表示：「感谢您的重要来访，以及对我们人民的支持！」</text:p>
      <text:p text:style-name="P4">
他还说：「这次访问时间就在西班牙接任欧盟轮值主席国的第一天，极具象徵意义。」</text:p>
      <text:p text:style-name="P4">
另外，泽伦斯基和桑杰士发布联合声明指出，乌克兰加入欧盟的候选资格会是西班牙接任欧盟轮值主席国的优先事务。</text:p>
      <text:p text:style-name="P4">
泽伦斯基办公室发布的该份声明表示：「西班牙重申支持乌克兰加入欧盟的候选资格，这会是西班牙担任轮值主席国的优先事务之一。」声明提到：「西班牙支持加强北大西洋公约组织（NATO）与乌克兰的伙伴关系，包括设立北约－乌克兰理事会（NATO-Ukraine Council）。」</text:p>
      <text:p text:style-name="P4">
Source: <text:a xlink:type="simple" xlink:href="https://www.rfi.fr/cn/%E5%9B%BD%E9%99%85%E6%8A%A5%E9%81%93/20230701-%E8%A5%BF%E7%8F%AD%E7%89%99%E6%80%BB%E7%90%86%E9%80%A0%E8%AE%BF%E5%9F%BA%E8%BE%85-%E6%B3%BD%E4%BC%A6%E6%96%AF%E5%9F%BA%E8%B5%9E%E6%89%AC%E6%9E%81%E5%85%B7%E8%B1%A1%E5%BE%B5%E6%84%8F%E4%B9%89" text:style-name="Internet_20_link" text:visited-style-name="Visited_20_Internet_20_Link">
https://www.rfi.fr/cn/%E5%9B%BD%E9%99%85%E6%8A%A5%E9%81%93/20230701-%E8%A5%BF%E7%8F%AD%E7%89%99%E6%80%BB%E7%90%86%E9%80%A0%E8%AE%BF%E5%9F%BA%E8%BE%85-%E6%B3%BD%E4%BC%A6%E6%96%AF%E5%9F%BA%E8%B5%9E%E6%89%AC%E6%9E%81%E5%85%B7%E8%B1%A1%E5%BE%B5%E6%84%8F%E4%B9%89</text:a>
</text:p>
      <!--NEWS-->
      <text:h text:style-name="P10" text:outline-level="1">
<text:span text:style-name="T4">
森美兰州议会正式解散</text:span>
</text:h>
      <text:p text:style-name="P4">
Author: 联合早报 (Person)</text:p>
      <text:p text:style-name="P4">
Publisher: 联合早报 (Organization)</text:p>
      <text:p text:style-name="P4">
Published Time: 2023-07-01T15:18</text:p>
      <text:p text:style-name="P4">
Modified Time: 2023-07-01T15:28</text:p>
      <text:p text:style-name="P4">
Description: 马来西亚森美兰州议会星期六（7月1日）正式解散，为与另外五州同步选举铺路。希望联盟执政的森州是即将选举的六州之中，最后一个解散州议会的州属，也是唯一在议会任期届满才解散的州属。吉兰...</text:p>
      <text:p text:style-name="P4">
Videos: []</text:p>
      <text:p text:style-name="P4">
Audios: []</text:p>
      <text:p text:style-name="P4">
Images: []</text:p>
      <text:p text:style-name="P4">
Type: NewsArticle</text:p>
      <text:p text:style-name="P4">
Breadcrumbs: ['即时', '国际']</text:p>
      <text:p text:style-name="P4">
Keywords: ['马国六州选举', '森美兰', '希望联盟']</text:p>
      <!--METADATA-->
      <text:p text:style-name="P4">
马来西亚森美兰州议会星期六（7月1日）正式解散，为与另外五州同步选举铺路。</text:p>
      <text:p text:style-name="P4">
希望联盟执政的森州是即将选举的六州之中，最后一个解散州议会的州属，也是唯一在议会任期届满才解散的州属。 <text:a xlink:type="simple" xlink:href="https://www.zaobao.com/realtime/world/story20230622-1406845" text:style-name="Internet_20_link" text:visited-style-name="Visited_20_Internet_20_Link">
 吉兰丹6月22日率先解散州议会</text:a>
 ， <text:a xlink:type="simple" xlink:href="https://www.zaobao.com/realtime/world/story20230619-1405887" text:style-name="Internet_20_link" text:visited-style-name="Visited_20_Internet_20_Link">
 雪兰莪接着在23日解散</text:a>
 ， <text:a xlink:type="simple" xlink:href="https://www.zaobao.com/realtime/world/story20230627-1408426" text:style-name="Internet_20_link" text:visited-style-name="Visited_20_Internet_20_Link">
槟城、吉打及登嘉楼则一起在28日解散</text:a>
 。</text:p>
      <text:p text:style-name="P4">
森州选举委员会主任莫哈末黑卡尔已在星期三（6月28日），接获森州议会秘书莫哈末阿敏递交的通知函，告知州议会将在7月1日解散。目前，森州由看守州政府管理，直到选举结束选出新一届州政府为止。</text:p>
      <text:p text:style-name="P4">
森州共有36个州议席，解散前分别由希盟掌握20席（民主行动党11席、人民公正党六席及国家诚信党三席），以及国民阵线16席（巫统15席及印度国大党一席）。</text:p>
      <text:p text:style-name="P4">
Source: <text:a xlink:type="simple" xlink:href="https://www.zaobao.com.sg/realtime/world/story20230701-1409686" text:style-name="Internet_20_link" text:visited-style-name="Visited_20_Internet_20_Link">
https://www.zaobao.com.sg/realtime/world/story20230701-1409686</text:a>
</text:p>
      <!--NEWS-->
      <text:h text:style-name="P10" text:outline-level="1">
<text:span text:style-name="T4">
美参联会主席：美军应加快现代化以同中国竞争</text:span>
</text:h>
      <text:p text:style-name="P4">
Author: 联合早报 (Person)</text:p>
      <text:p text:style-name="P4">
Publisher: 联合早报 (Organization)</text:p>
      <text:p text:style-name="P4">
Published Time: 2023-07-01T15:19</text:p>
      <text:p text:style-name="P4">
Modified Time: 2023-07-01T15:45</text:p>
      <text:p text:style-name="P4">
Description: 美国参谋长联席会议主席米利说，随着战争科技不断发展，美军必须加快现代化脚步，以便与中国竞争，并让中国领导层在考虑攻台时会觉得时机未到。米利星期五（6月30日）在华盛顿的全国记者俱乐...</text:p>
      <text:p text:style-name="P4">
Videos: []</text:p>
      <text:p text:style-name="P4">
Audios: []</text:p>
      <text:p text:style-name="P4">
Images: []</text:p>
      <text:p text:style-name="P4">
Type: NewsArticle</text:p>
      <text:p text:style-name="P4">
Breadcrumbs: ['即时', '国际']</text:p>
      <text:p text:style-name="P4">
Keywords: ['美国', '军事', '中国']</text:p>
      <!--METADATA-->
      <text:p text:style-name="P4">
美国参谋长联席会议主席米利说，随着战争科技不断发展，美军必须加快现代化脚步，以便与中国竞争，并让中国领导层在考虑攻台时会觉得时机未到。</text:p>
      <text:p text:style-name="P4">
米利星期五（6月30日）在华盛顿的全国记者俱乐部午餐会上说，中国正寻求重写基于规则的国际秩序，建造一支强大的军队，希望在未来10年成为亚洲区域霸主，并在本世纪中叶超越美国。</text:p>
      <text:p text:style-name="P4">
他强调，美军必须加快现代化脚步，因为战争的根本形势正发生重大改变，若美军不做出调整，就无法拥有一支能因应未来作战环境的军队。他认为，只要美国及盟友能保持对中国的军事优势，在必要时进行提升和现代化，就能促使北京不要做出侵台决定。</text:p>
      <text:h text:style-name="P13" text:outline-level="4">
<text:span text:style-name="T4">
两次世界大战 约1亿5000万人在战争中死去</text:span>
</text:h>
      <text:p text:style-name="P4">
米利说，基于规则的国际秩序是伞兵一代为确保大国战争不会再次发生而建立的。1914年至1945年，第一次世界大战和第二次世界大战期间，约有1亿5000万人在战争中死去。</text:p>
      <text:p text:style-name="P4">
“这是人类历史上有记录以来最暴力的30年，全是大国发起的战争。”</text:p>
      <text:p text:style-name="P4">
“在30年间，两个大陆被摧毁，数百万人被杀，难民数量比历史上任何时候都多，对整个民族和宗教社区的系统性种族灭绝。当然，还有两枚核武器的投下。这是一场全球性的战争。无论以何种标准衡量，这都是一个屠杀场。1945年，全世界集体表明，决不能再发生这种事。”</text:p>
      <text:p text:style-name="P4">
这一框架所建立的和平已经维持了近80年。米利说，它已证明它的价值，但基于规则的国际秩序如今面临着巨大压力。他说：“特别是俄罗斯，它无端非法入侵乌克兰，是对基于规则的国际秩序的直接正面攻击。”“入侵行动已持续了一年多。乌克兰人民的勇敢和坚韧确实激励了我们所有人。”</text:p>
      <text:p text:style-name="P4">
世界各国都团结在乌克兰一边，并一直在为它提供保卫国家所需的能力。米利说：“我们说过，我们的政治领导人多次说过，我们的任务是确保乌克兰获得保持自由和独立所需的支持。我们这样做是为了确保基于规则的国际秩序得以维持。”</text:p>
      <text:p text:style-name="P4">
米利说，中国正在世界各地寻求重写这些规则，尽管中国可能是这些规则的最大受益者。“众所周知，中国经济在过去40年里一直在快速增长，现在正在利用它的金融实力建立一支极其强大的军队。”</text:p>
      <text:p text:style-name="P4">
米利说，中国领导人表明，他们希望“在未来10年内成为亚洲地区霸主，并希望在本世纪中叶超过美国的全球军事实力”。“本世纪的地缘战略历史很可能取决于美中关系，以及美中关系是继续竞争还是引发大国战争。”</text:p>
      <text:p text:style-name="P4">
Source: <text:a xlink:type="simple" xlink:href="https://www.zaobao.com.sg/realtime/world/story20230701-1409688" text:style-name="Internet_20_link" text:visited-style-name="Visited_20_Internet_20_Link">
https://www.zaobao.com.sg/realtime/world/story20230701-1409688</text:a>
</text:p>
      <!--NEWS-->
      <text:h text:style-name="P10" text:outline-level="1">
<text:span text:style-name="T4">
美中情局长秘访基辅 听取反攻及与俄和谈计划</text:span>
</text:h>
      <text:p text:style-name="P4">
Author: 联合早报 (Person)</text:p>
      <text:p text:style-name="P4">
Publisher: 联合早报 (Organization)</text:p>
      <text:p text:style-name="P4">
Published Time: 2023-07-01T15:57</text:p>
      <text:p text:style-name="P4">
Modified Time: 2023-07-01T16:06</text:p>
      <text:p text:style-name="P4">
Description: 知情者称，美国中央情报局局长伯恩斯近期秘密访问基辅，听取了乌克兰方面有关将于今年秋天收复被俄罗斯占领领土，继而在年底前同莫斯科展开停火谈判的计划。美国《华盛顿邮报》星期五（6月30...</text:p>
      <text:p text:style-name="P4">
Videos: []</text:p>
      <text:p text:style-name="P4">
Audios: []</text:p>
      <text:p text:style-name="P4">
Images: []</text:p>
      <text:p text:style-name="P4">
Type: NewsArticle</text:p>
      <text:p text:style-name="P4">
Breadcrumbs: ['即时', '国际']</text:p>
      <text:p text:style-name="P4">
Keywords: ['美国中央情报局', '乌克兰', '基辅', '俄乌战争']</text:p>
      <!--METADATA-->
      <text:p text:style-name="P4">
知情者称，美国中央情报局局长伯恩斯近期秘密访问基辅，听取了乌克兰方面有关将于今年秋天收复被俄罗斯占领领土，继而在年底前同莫斯科展开停火谈判的计划。</text:p>
      <text:p text:style-name="P4">
美国《华盛顿邮报》星期五（6月30日）引述三名知情人士的话说，伯恩斯访乌期间，乌方私下告知美方其近期军事目标。</text:p>
      <text:p text:style-name="P4">
另据法新社引述一美国官员说，伯恩斯在基辅时与乌克兰总统泽连斯基和乌克兰情报官员见面。</text:p>
      <text:p text:style-name="P4">
乌克兰计划今年秋天之前收复大量被俄罗斯占领的领土，同时将火炮和导弹系统等武器装备移至靠近被俄控制的克里米亚半岛附近，然后在今年年底前启动同俄方的谈判，以期实现停火。</text:p>
      <text:p text:style-name="P4">
一名美国官员称，伯恩斯此访是“常规性的”，旨在向乌方强调美方继续致力于分享有助于乌军进行防卫的情报。中情局拒绝透露伯恩斯对乌方军事计划的看法。</text:p>
      <text:p text:style-name="P4">
报道说，在为秋天攻势做准备的同时，乌克兰总统泽连斯基及他的助手，已着手考虑基辅和莫斯科都能接受的停火条件。</text:p>
      <text:p text:style-name="P4">
报道还提到乌克兰与西方之间的分歧和龃龉。一方面，美国和西欧国家对乌克兰强烈要求加入北约和欧盟态度冷淡，担忧北约东扩导致俄罗斯与西方爆发直接军事冲突的风险加剧，因而更倾向于向乌克兰长期提供安全援助，而非吸纳乌克兰成为北约成员。另一方面，美国军方领导层希望乌克兰加快对俄罗斯的反攻进程，乌克兰却抱怨西方国家未及时提供充足弹药和战斗机等先进武器。</text:p>
      <text:p text:style-name="P4">
Source: <text:a xlink:type="simple" xlink:href="https://www.zaobao.com.sg/realtime/world/story20230701-1409695" text:style-name="Internet_20_link" text:visited-style-name="Visited_20_Internet_20_Link">
https://www.zaobao.com.sg/realtime/world/story20230701-1409695</text:a>
</text:p>
      <!--NEWS-->
      <text:h text:style-name="P10" text:outline-level="1">
<text:span text:style-name="T4">
香港主权移交26周年 受“强力部门”介入  社民连临时取消示威</text:span>
</text:h>
      <text:p text:style-name="P4">
Author: chinese@voanews.com (邓凯欣)</text:p>
      <text:p text:style-name="P4">
Publisher: 美国之音中文网 (Type: NewsMediaOrganization)</text:p>
      <text:p text:style-name="P4">
Published Time: 2023-07-01T16:13:59+08:00</text:p>
      <text:p text:style-name="P4">
Modified Time: 2023-07-01 10:57:23Z</text:p>
      <text:p text:style-name="P4">
Description: 今天是香港主权移交26周年。香港社民连今日原本计划到政府总部示威，就言论自由和输入外劳等议题有行动，但受到「强力部门」介入需取消行动。特首李家超在特区成立26周年酒会上指出，须警惕香港软对抗，维护国家安全。</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no-planned-demonstrations-in-hong-kong-s-26th-handover-anniversary-20230701/7162924.html" text:style-name="Internet_20_link" text:visited-style-name="Visited_20_Internet_20_Link">
https://www.voachinese.com/a/no-planned-demonstrations-in-hong-kong-s-26th-handover-anniversary-20230701/7162924.html</text:a>
</text:p>
      <!--NEWS-->
      <text:h text:style-name="P10" text:outline-level="1">
<text:span text:style-name="T4">
中国在泰国与缅甸军政府重新接触中作用举足轻重</text:span>
</text:h>
      <text:p text:style-name="P4">
Author: chinese@voanews.com (美国之音)</text:p>
      <text:p text:style-name="P4">
Publisher: 美国之音中文网 (Type: NewsMediaOrganization)</text:p>
      <text:p text:style-name="P4">
Published Time: 2023-07-01T16:16:46+08:00</text:p>
      <text:p text:style-name="P4">
Modified Time: 2023-07-01 08:16:46Z</text:p>
      <text:p text:style-name="P4">
Description: 分析人士称，泰国最近试图与缅甸军政府重新接触，似乎旨在与缅甸军政府的亲密盟友中国结盟。</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looms-large-over-thailand-s-move-to-reengage-with-myanmar-junta-20230701/7162912.html" text:style-name="Internet_20_link" text:visited-style-name="Visited_20_Internet_20_Link">
https://www.voachinese.com/a/china-looms-large-over-thailand-s-move-to-reengage-with-myanmar-junta-20230701/7162912.html</text:a>
</text:p>
      <!--NEWS-->
      <text:h text:style-name="P10" text:outline-level="1">
<text:span text:style-name="T4">
53个权利团体致函拜登总统，呼吁不让被制裁的李家超来美参加APEC峰会</text:span>
</text:h>
      <text:p text:style-name="P4">
Author: chinese@voanews.com (美国之音)</text:p>
      <text:p text:style-name="P4">
Publisher: 美国之音中文网 (Type: NewsMediaOrganization)</text:p>
      <text:p text:style-name="P4">
Published Time: 2023-07-01T16:30:13+08:00</text:p>
      <text:p text:style-name="P4">
Modified Time: 2023-07-01 08:30:13Z</text:p>
      <text:p text:style-name="P4">
Description: 全球数十个权利团体7月1日发表致美国总统拜登的联署公开信，对美国政府正在考虑给予香港特别行政区行政长官李家超制裁豁免，允许其出席11月在旧金山举行的亚太经济合作组织 (APEC) 会议的报道，表示严重关切。</text:p>
      <text:p text:style-name="P4">
Videos: []</text:p>
      <text:p text:style-name="P4">
Images: []</text:p>
      <text:p text:style-name="P4">
Categories: ['美国', '港澳']</text:p>
      <text:p text:style-name="P4">
Type: None</text:p>
      <!--METADATA-->
      <text:p text:style-name="P4">
NoneNone</text:p>
      <text:p text:style-name="P4">
Source: <text:a xlink:type="simple" xlink:href="https://www.voachinese.com/a/rights-groups-sent-open-letter-to-biden-on-sanctioned-john-lee-20230701/7162926.html" text:style-name="Internet_20_link" text:visited-style-name="Visited_20_Internet_20_Link">
https://www.voachinese.com/a/rights-groups-sent-open-letter-to-biden-on-sanctioned-john-lee-20230701/7162926.html</text:a>
</text:p>
      <!--NEWS-->
      <text:h text:style-name="P10" text:outline-level="1">
<text:span text:style-name="T4">
美参联会主席：乌克兰反攻进展不如预期</text:span>
</text:h>
      <text:p text:style-name="P4">
Author: 联合早报 (Person)</text:p>
      <text:p text:style-name="P4">
Publisher: 联合早报 (Organization)</text:p>
      <text:p text:style-name="P4">
Published Time: 2023-07-01T16:54</text:p>
      <text:p text:style-name="P4">
Modified Time: 2023-07-01T17:48</text:p>
      <text:p text:style-name="P4">
Description: 美国参谋长联席会议主席米利坦承，乌克兰对俄军展开的反攻进展缓慢，但这是非常艰难、漫长和血腥的过程，任何人都不应对此抱有任何幻想。米利星期五（6月30日）在华盛顿的全国记者俱乐部午餐...</text:p>
      <text:p text:style-name="P4">
Videos: []</text:p>
      <text:p text:style-name="P4">
Audios: []</text:p>
      <text:p text:style-name="P4">
Images: []</text:p>
      <text:p text:style-name="P4">
Type: NewsArticle</text:p>
      <text:p text:style-name="P4">
Breadcrumbs: ['即时', '国际']</text:p>
      <text:p text:style-name="P4">
Keywords: ['乌克兰', '俄乌战争', '美国']</text:p>
      <!--METADATA-->
      <text:p text:style-name="P4">
美国参谋长联席会议主席米利坦承，乌克兰对俄军展开的反攻进展缓慢，但这是非常艰难、漫长和血腥的过程，任何人都不应对此抱有任何幻想。</text:p>
      <text:p text:style-name="P4">
米利星期五（6月30日）在华盛顿的全国记者俱乐部午餐会上说，反攻行动正“逐步推进，从容不迫地穿越极艰困的地雷区……每天以500、1000或2000公尺的速度挺进”。</text:p>
      <text:p text:style-name="P4">
他说：“纸上谈兵和实际作战是不同的。在真正的战争中，真的会有人阵亡。前线有真人上阵，军车里也是活生生的人，强烈的炸药会把人炸得粉碎。”</text:p>
      <text:p text:style-name="P4">
米利说：“我之前已说过，这会耗上六个、八个、10个星期，会很艰辛，非常漫长，会血流成河，任何人都不应对反攻抱有任何幻想。”</text:p>
      <text:p text:style-name="P4">
上周，乌克兰总统泽连斯基也称，反攻行动“比预期慢”。他星期五指出，乌军正朝各方向积极展开反攻。</text:p>
      <text:p text:style-name="P4">
乌克兰武装部队最高将领扎卢日内接受《华盛顿邮报》访问时说，乌克兰的反攻行动因为缺乏足够的现代战斗机和火炮弹药等军备而受到阻碍，他对西方承诺的武器交付进度缓慢感到懊恼。</text:p>
      <text:p text:style-name="P4">
Source: <text:a xlink:type="simple" xlink:href="https://www.zaobao.com.sg/realtime/world/story20230701-1409705" text:style-name="Internet_20_link" text:visited-style-name="Visited_20_Internet_20_Link">
https://www.zaobao.com.sg/realtime/world/story20230701-1409705</text:a>
</text:p>
      <!--NEWS-->
      <text:h text:style-name="P10" text:outline-level="1">
<text:span text:style-name="T4">
美中情局长：美国需要降低风险并实现供应链多元化</text:span>
</text:h>
      <text:p text:style-name="P4">
Author: None</text:p>
      <text:p text:style-name="P4">
Publisher: Radio Free Asia (Organization)</text:p>
      <text:p text:style-name="P4">
Published Time: 2023-07-01T16:55:43-04:00</text:p>
      <text:p text:style-name="P4">
Modified Time: 2023-07-01T16:55: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4.634345in" draw:z-index="0">
<draw:image xlink:href="../Images/rfamandarin/2023-07-01T16-55-43-04-00/000000.png" xlink:type="simple" xlink:show="embed" xlink:actuate="onLoad" draw:mime-type="image/png"/>
</draw:frame>
 美国中央情报局局长伯恩斯 <text:a xlink:type="simple" xlink:href="https://www.rfa.org/mandarin/Xinwen/6-07012023165355.html/@@images/image" text:style-name="Internet_20_link" text:visited-style-name="Visited_20_Internet_20_Link">
</text:a>
路透社图片</text:p>
      <text:p text:style-name="P4">
据路透社1日消息，美国中央情报局局长伯恩斯周六表示，鉴于中美两国经济深度相互依存，与中国脱钩是愚蠢的，因此美国应该努力实现供应链多元化。</text:p>
      <text:p text:style-name="P4">
伯恩斯在英国牛津的一次演讲中表示：“中国是唯一一个既有意重塑国际秩序，又不断增强经济、外交、军事和技术实力的国家。”</text:p>
      <text:p text:style-name="P4">
伯恩斯说：“当今世界，没有哪个国家愿意发现自己在关键矿产和技术方面受到垄断性的摆布。”“解决这个问题的答案不是与中国这样的经济脱钩，这将是愚蠢的，而是通过确保有弹性的供应链、保护我们的技术优势和投资工业产能，来明智地降低风险和实现多元化。”</text:p>
      <text:p text:style-name="P4">
（责编：梒青）</text:p>
      <text:p text:style-name="P4">
Source: <text:a xlink:type="simple" xlink:href="https://www.rfa.org/mandarin/Xinwen/6-07012023165355.html" text:style-name="Internet_20_link" text:visited-style-name="Visited_20_Internet_20_Link">
https://www.rfa.org/mandarin/Xinwen/6-07012023165355.html</text:a>
</text:p>
      <!--NEWS-->
      <text:h text:style-name="P10" text:outline-level="1">
<text:span text:style-name="T4">
美高级将领：解放军进攻台湾并非已成定局</text:span>
</text:h>
      <text:p text:style-name="P4">
Author: None</text:p>
      <text:p text:style-name="P4">
Publisher: Radio Free Asia (Organization)</text:p>
      <text:p text:style-name="P4">
Published Time: 2023-07-01T16:58:15-04:00</text:p>
      <text:p text:style-name="P4">
Modified Time: 2023-07-01T16:58: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600844in" draw:z-index="0">
<draw:image xlink:href="../Images/rfamandarin/2023-07-01T16-58-15-04-00/000000.png" xlink:type="simple" xlink:show="embed" xlink:actuate="onLoad" draw:mime-type="image/png"/>
</draw:frame>
 美国参谋长联席会议主席米利（Mark Milley）<text:a xlink:type="simple" xlink:href="https://www.rfa.org/mandarin/Xinwen/7-07012023165648.html/@@images/image" text:style-name="Internet_20_link" text:visited-style-name="Visited_20_Internet_20_Link">
 </text:a>
路透社图片</text:p>
      <text:p text:style-name="P4">
美国参谋长联席会议主席米利（MarkMilley）周五表示，仍有时间劝阻北京不要使用武力迫使台湾与中国大陆统一。他说，尽管广为人知的计划是要求中国军队在2027年之前做好入侵台湾的准备，但没有迹象表明中国国家主席习近平已经做出了这样或那样的决定。</text:p>
      <text:p text:style-name="P4">
综合国际媒体1日报道，米利在华盛顿全国新闻俱乐部(NPC)对听众说，这让美国和其他国家有时间向习近平表明使用武力将是一个坏主意。他说，“确保每天习主席醒来后都说，今天还不是(攻打台湾的)那天，而那个决定永远不会到来。”</text:p>
      <text:p text:style-name="P4">
然而，一些官员和分析人士表示担心，俄罗斯入侵乌克兰将促使北京甘冒对台湾开战的风险，其他人则警告说，中国可能会从俄罗斯的失败中吸取教训。</text:p>
      <text:p text:style-name="P4">
米利周五表示，只要美国及其盟国能够保持对中国的军事优势，并在必要时进行升级更新和现代化改造，就可以说服北京不去攻打台湾。而西方的这种军事优势正在不断萎缩。</text:p>
      <text:p text:style-name="P4">
“我们的动作越快，就能越快地保持军事优势，那么我相信这种情况的理论是，我们更有可能遏阻战争发生，而假如战争真的发生，我们将会获胜，”米利说。</text:p>
      <text:p text:style-name="P4">
他还反驳了对美国目前如何处理中国和台湾事务的批评，称美国及其盟国有能力支持乌克兰和台湾，尽管在武器系统和弹药方面有些需求发生重叠。</text:p>
      <text:p text:style-name="P4">
“这不是一场零和游戏。不是那样的，”米利说。他还补充说，“还有其他盟友和伙伴会帮助台湾。而不仅仅是美国。”</text:p>
      <text:p text:style-name="P4">
让情况更加复杂的是，中国军方领导人拒绝与美军同行交谈。</text:p>
      <text:p text:style-name="P4">
本周早些时候，中国驻华盛顿大使馆的官员呼吁美国放弃对中国的制裁，以此作为两军谈判的先决条件。五角大楼官员周四拒绝了这一要求。</text:p>
      <text:p text:style-name="P4">
美国官员表示，他们将继续保留美中两军会谈的可能性，并表示这种沟通对于防止可能导致冲突的误解至关重要，米利周五也提到了这一点。他说，“本世纪的地缘战略历史很可能取决于美中关系，即两国是维持竞争状态还是跌入大国战争。”</text:p>
      <text:p text:style-name="P4">
（责编：梒青）</text:p>
      <text:p text:style-name="P4">
Source: <text:a xlink:type="simple" xlink:href="https://www.rfa.org/mandarin/Xinwen/7-07012023165648.html" text:style-name="Internet_20_link" text:visited-style-name="Visited_20_Internet_20_Link">
https://www.rfa.org/mandarin/Xinwen/7-07012023165648.html</text:a>
</text:p>
      <!--NEWS-->
      <text:h text:style-name="P10" text:outline-level="1">
<text:span text:style-name="T4">
美国国务院发布最新前往中国的旅行警示</text:span>
</text:h>
      <text:p text:style-name="P4">
Author: None</text:p>
      <text:p text:style-name="P4">
Publisher: Radio Free Asia (Organization)</text:p>
      <text:p text:style-name="P4">
Published Time: 2023-07-01T17:02:33-04:00</text:p>
      <text:p text:style-name="P4">
Modified Time: 2023-07-01T17:02: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5.706386in" draw:z-index="0">
<draw:image xlink:href="../Images/rfamandarin/2023-07-01T17-02-33-04-00/000000.png" xlink:type="simple" xlink:show="embed" xlink:actuate="onLoad" draw:mime-type="image/png"/>
</draw:frame>
 美国国务院发布最新前往中国的旅行警示 <text:a xlink:type="simple" xlink:href="https://www.rfa.org/mandarin/Xinwen/8-07012023165916.html/@@images/image" text:style-name="Internet_20_link" text:visited-style-name="Visited_20_Internet_20_Link">
</text:a>
网络截图/美国国务院官网</text:p>
      <text:p text:style-name="P4">
美国国务院6月30日发布了最新前往中国大陆、香港和澳门的旅行警示，建议美国公民在前往中国旅行时，查看每个司法管辖区的具体风险和条件。</text:p>
      <text:p text:style-name="P4">
警示中说，由于当地法律（包括出境禁令）的任意执行以及错误拘留的风险，请重新考虑前往中国大陆的旅行；由于当地法律的任意执行，前往香港特别行政区时请格外小心；由于提供紧急领事服务的能力有限，请重新考虑前往澳门特别行政区的旅行。由于当地法律的任意执行，前往澳门特别行政区时请格外小心。</text:p>
      <text:p text:style-name="P4">
（责编：梒青）</text:p>
      <text:p text:style-name="P4">
Source: <text:a xlink:type="simple" xlink:href="https://www.rfa.org/mandarin/Xinwen/8-07012023165916.html" text:style-name="Internet_20_link" text:visited-style-name="Visited_20_Internet_20_Link">
https://www.rfa.org/mandarin/Xinwen/8-07012023165916.html</text:a>
</text:p>
      <!--NEWS-->
      <text:h text:style-name="P10" text:outline-level="1">
<text:span text:style-name="T4">
中国江西一化工厂发生燃爆</text:span>
</text:h>
      <text:p text:style-name="P4">
Author: None</text:p>
      <text:p text:style-name="P4">
Publisher: Radio Free Asia (Organization)</text:p>
      <text:p text:style-name="P4">
Published Time: 2023-07-01T17:14:57-04:00</text:p>
      <text:p text:style-name="P4">
Modified Time: 2023-07-01T17:14: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874983in" draw:z-index="0">
<draw:image xlink:href="../Images/rfamandarin/2023-07-01T17-14-57-04-00/000000.png" xlink:type="simple" xlink:show="embed" xlink:actuate="onLoad" draw:mime-type="image/png"/>
</draw:frame>
 中国江西省一家化工厂发生爆炸。 <text:a xlink:type="simple" xlink:href="https://www.rfa.org/mandarin/Xinwen/9-07012023170322.html/@@images/image" text:style-name="Internet_20_link" text:visited-style-name="Visited_20_Internet_20_Link">
</text:a>
推特截图/李老师不是你老师(@whyyoutouzhele)</text:p>
      <text:p text:style-name="P4">
据中国官方媒体报道，当地时间周六中午，中国江西省一家化工厂发生爆炸。官方媒体说没有爆炸，只有起火。至此没有人员伤亡报告。</text:p>
      <text:p text:style-name="P4">
路透社的报道说，中国中央电视台的画面显示，江西千泰新材料有限公司工厂燃爆引发浓烟滚滚。官方媒体称，当局正在试图确定潜在事故伤亡的程度。一位在该公司接听电话并拒绝透露自己身份的女士告诉路透社，没有任何信息可以报告。</text:p>
      <text:p text:style-name="P4">
从中国网络上流传的画面可看到，大火产生的黑烟已形成浓黑巨型蘑菇云状，现场浓烟密布。</text:p>
      <text:p text:style-name="P4">
当地灾情管理部门称该工厂发生火灾而非爆炸，并承认火警涉及化学品，起火原因不明。有消息称，千泰新材料有限公司在2022年曾因行政执法人员在现场进行监督检查时，查出安全管理违规，遭鹰潭市应急管理局开出“行政处罚”。</text:p>
      <text:p text:style-name="P4">
（责编：梒青）</text:p>
      <text:p text:style-name="P4">
Source: <text:a xlink:type="simple" xlink:href="https://www.rfa.org/mandarin/Xinwen/9-07012023170322.html" text:style-name="Internet_20_link" text:visited-style-name="Visited_20_Internet_20_Link">
https://www.rfa.org/mandarin/Xinwen/9-07012023170322.html</text:a>
</text:p>
      <!--NEWS-->
      <text:h text:style-name="P10" text:outline-level="1">
<text:span text:style-name="T4">
洪森：不会屏蔽脸书 只驱逐公司代表</text:span>
</text:h>
      <text:p text:style-name="P4">
Author: 联合早报 (Person)</text:p>
      <text:p text:style-name="P4">
Publisher: 联合早报 (Organization)</text:p>
      <text:p text:style-name="P4">
Published Time: 2023-07-01T17:35</text:p>
      <text:p text:style-name="P4">
Modified Time: 2023-07-01T17:47</text:p>
      <text:p text:style-name="P4">
Description: 柬埔寨首相洪森澄清不会屏蔽社交媒体脸书，但同时宣布将驱逐脸书在柬埔寨的代表。综合外电报道，星期五（6月30日）较早时候恫言要屏蔽脸书的洪森，晚上再通过即时通讯应用Telegram宣...</text:p>
      <text:p text:style-name="P4">
Videos: []</text:p>
      <text:p text:style-name="P4">
Audios: []</text:p>
      <text:p text:style-name="P4">
Images: []</text:p>
      <text:p text:style-name="P4">
Type: NewsArticle</text:p>
      <text:p text:style-name="P4">
Breadcrumbs: ['即时', '国际']</text:p>
      <text:p text:style-name="P4">
Keywords: ['柬埔寨', '洪森', '脸书', '大选']</text:p>
      <!--METADATA-->
      <text:p text:style-name="P4">
柬埔寨首相洪森澄清不会屏蔽社交媒体脸书，但同时宣布将驱逐脸书在柬埔寨的代表。</text:p>
      <text:p text:style-name="P4">
综合外电报道，星期五（6月30日）较早时候恫言要屏蔽脸书的洪森，晚上再通过即时通讯应用Telegram宣布：“我无意在柬埔寨屏蔽脸书，但不会允许脸书在柬埔寨有代表。”</text:p>
      <text:p text:style-name="P4">
脸书母公司Meta的监督委员会星期四（6月29日）建议封禁洪森的脸书和Instagram账号六个月，原因是洪森违反了脸书禁止暴力威胁的规定。他今年1月在脸书账号发布视频，声称要党员殴打那些指控他在来临7月23日大选中作弊的反对党人士。</text:p>
      <text:p text:style-name="P4">
Meta监督委员会提出建议后，洪森星期四晚宣布停用脸书，并删掉账号，改用Telegram与民沟通。</text:p>
      <text:p text:style-name="P4">
洪森星期五较早时到菩萨省参观一家纺织厂时，恫言要“短期或永久”在柬埔寨境内屏蔽脸书，以防海外反对派利用脸书与国内人民保持联系。</text:p>
      <text:p text:style-name="P4">
柬埔寨通讯部随后在一份声明称，当局是基于脸书“干预国家政治事务”而作出上述决定，但没有透露有多少名脸书职员受影响。</text:p>
      <text:p text:style-name="P4">
Meta则拒绝对此置评，也不愿透露平台在柬埔寨是否有代表。</text:p>
      <text:p text:style-name="P4">
另一方面，洪森在星期六（7月1日）正式开启为期三周的竞选活动。柬埔寨全国大选将于7月23日举行。</text:p>
      <text:p text:style-name="P4">
不过，这次的大选预计会“一面倒”，因为当局已撤销柬埔寨主要反对党烛光党参加来临大选的资格。这意味着在来临大选，首相洪森领导的执政党柬埔寨人民党几乎没有对手。</text:p>
      <text:p text:style-name="P4">
Source: <text:a xlink:type="simple" xlink:href="https://www.zaobao.com.sg/realtime/world/story20230701-1409710" text:style-name="Internet_20_link" text:visited-style-name="Visited_20_Internet_20_Link">
https://www.zaobao.com.sg/realtime/world/story20230701-1409710</text:a>
</text:p>
      <!--NEWS-->
      <text:h text:style-name="P10" text:outline-level="1">
<text:span text:style-name="T4">
中国4艘军舰在鹿儿岛近海航行 日本关注</text:span>
</text:h>
      <text:p text:style-name="P4">
Author: None</text:p>
      <text:p text:style-name="P4">
Publisher: Radio Free Asia (Organization)</text:p>
      <text:p text:style-name="P4">
Published Time: 2023-07-01T17:35:56-04:00</text:p>
      <text:p text:style-name="P4">
Modified Time: 2023-07-01T17:35: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2.266921in" draw:z-index="0">
<draw:image xlink:href="../Images/rfamandarin/2023-07-01T17-35-56-04-00/000000.png" xlink:type="simple" xlink:show="embed" xlink:actuate="onLoad" draw:mime-type="image/png"/>
</draw:frame>
 中国军舰示意图 <text:a xlink:type="simple" xlink:href="https://www.rfa.org/mandarin/Xinwen/10-07012023171604.html/@@images/image" text:style-name="Internet_20_link" text:visited-style-name="Visited_20_Internet_20_Link">
</text:a>
路透社图片</text:p>
      <text:p text:style-name="P4">
据日本共同社7月1日报道，日本防卫省统合幕僚监部6月30日发布消息称，中国海军的导弹驱逐舰等4艘舰船在鹿儿岛县近海航行，从东海驶向了太平洋。日方确认到1架直升机降落在其中1艘军舰上，航空自卫队战机紧急升空应对。</text:p>
      <text:p text:style-name="P4">
对于包括此次动向在内的中国军队的活动，防卫省通过外交渠道表示了关注，希望确认中方的意图。防卫省说明称“在做到警戒监视万无一失的同时，根据国际法和《自卫队法》，实施严厉的应对侵犯领空的措施”。</text:p>
      <text:p text:style-name="P4">
据防卫省介绍，4艘舰船中，导弹驱逐舰和两栖攻击舰29日至30日在大隅海峡向东行驶，护卫舰和补给舰29日在奄美大岛近海航行。</text:p>
      <text:p text:style-name="P4">
（责编：梒青）</text:p>
      <text:p text:style-name="P4">
Source: <text:a xlink:type="simple" xlink:href="https://www.rfa.org/mandarin/Xinwen/10-07012023171604.html" text:style-name="Internet_20_link" text:visited-style-name="Visited_20_Internet_20_Link">
https://www.rfa.org/mandarin/Xinwen/10-07012023171604.html</text:a>
</text:p>
      <!--NEWS-->
      <text:h text:style-name="P10" text:outline-level="1">
<text:span text:style-name="T4">
英国雪埠市港人七一游行被小粉红滋扰</text:span>
</text:h>
      <text:p text:style-name="P4">
Author: None</text:p>
      <text:p text:style-name="P4">
Publisher: Radio Free Asia (Organization)</text:p>
      <text:p text:style-name="P4">
Published Time: 2023-07-01T17:53:01-04:00</text:p>
      <text:p text:style-name="P4">
Modified Time: 2023-07-01T17:53: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8.285241in" draw:z-index="0">
<draw:image xlink:href="../Images/rfamandarin/2023-07-01T17-53-01-04-00/000000.png" xlink:type="simple" xlink:show="embed" xlink:actuate="onLoad" draw:mime-type="image/png"/>
</draw:frame>
 脸书视频截图/Re-Water</text:p>
      <text:p text:style-name="P4">
英国雪埠市（谢菲尔德市）港人举办七一游行，期间一对自称雪埠大学中国留学生的男女情绪激动，拉扯示威者手中的“光时旗”。当地警察介入调停后，该男子和警察争论，先以英文说：“他们说香港不是中国。为什么？为什么？”（But,they say Hong Kong is not China, why...why?），之后又向英国警察说起普通话：“他们在干什么？你看他啊！”</text:p>
      <text:p text:style-name="P4">
另有两名操普通话的男子挑衅游行港人，作出不文明的手势。</text:p>
      <text:p text:style-name="P4">
主办游行的雪埠港人组织Re-Water发表声明，表示游行起步前，已有疑似小粉红在人群中穿梭监视，起步后再有三名操普通话男子挑衅并推撞游行人士、以脏话指骂义工，阻碍游行队伍前进。</text:p>
      <text:p text:style-name="P4">
Re-Water表示，事件中无人受伤，反而使一些当地人加入游行。他们强调，在场的中国人有权利表达意见，但无权阻止港人行动，重申乐意以理性方式交流、辩论，而非暴力相向。</text:p>
      <text:p text:style-name="P4">
对于有中国人阻止游行并以粗暴方式拉扯示威物品，Re-Water表示愤怒，但重申港人不会惧怕，将继续向世界宣告，必须与摧毁港人自由的中共政权切割。</text:p>
      <text:p text:style-name="P4">
Re-Water呼吁雪埠政府应与中国鞍山市及成都市脱离姊妹城市关系，并要求英国首相苏纳克立即兑现承诺，关闭所有孔子学院，同时保护香港人在英国的游行、集会自由。</text:p>
      <text:p text:style-name="P4">
（片段由Re-Water提供）</text:p>
      <text:p text:style-name="P4">
记者：吕熙</text:p>
      <text:p text:style-name="P4">
Source: <text:a xlink:type="simple" xlink:href="https://www.rfa.org/mandarin/Xinwen/al-07012023173801.html" text:style-name="Internet_20_link" text:visited-style-name="Visited_20_Internet_20_Link">
https://www.rfa.org/mandarin/Xinwen/al-07012023173801.html</text:a>
</text:p>
      <!--NEWS-->
      <text:h text:style-name="P10" text:outline-level="1">
<text:span text:style-name="T4">
法国骚乱持续第四天 1311人被捕</text:span>
</text:h>
      <text:p text:style-name="P4">
Author: 联合早报 (Person)</text:p>
      <text:p text:style-name="P4">
Publisher: 联合早报 (Organization)</text:p>
      <text:p text:style-name="P4">
Published Time: 2023-07-01T18:23</text:p>
      <text:p text:style-name="P4">
Modified Time: 2023-07-01T19:37</text:p>
      <text:p text:style-name="P4">
Description: 法国警方枪击北非裔少年引发的示威活动持续延烧， 法国政府星期六（7月1日）在各大城市部署4万5000名警员和装甲车。法国内政部长说，星期五（6月30日）晚上有1311人被捕，前一天...</text:p>
      <text:p text:style-name="P4">
Videos: []</text:p>
      <text:p text:style-name="P4">
Audios: []</text:p>
      <text:p text:style-name="P4">
Images: []</text:p>
      <text:p text:style-name="P4">
Type: NewsArticle</text:p>
      <text:p text:style-name="P4">
Breadcrumbs: ['即时', '国际']</text:p>
      <text:p text:style-name="P4">
Keywords: ['法国', '骚乱']</text:p>
      <!--METADATA-->
      <text:p text:style-name="P4">
法国警方枪击北非裔少年引发的示威活动持续延烧， 法国政府星期六（7月1日）在各大城市部署4万5000名警员和装甲车。</text:p>
      <text:p text:style-name="P4">
法国内政部长说，星期五（6月30日）晚上有1311人被捕，前一天则有875人被捕，另有200多名警察受伤。</text:p>
      <text:p text:style-name="P4">
当局星期六公布的初步统计数字显示，骚乱导致1350辆汽车和234个建筑物被烧毁，公共场所发生2560起纵火事件。</text:p>
      <text:p text:style-name="P4">
17岁阿尔及利亚裔少年内尔（Nael M.）星期二（27日）在巴黎郊区被警察开枪射死，事件发生四天以来，法国多个城市，包括巴黎、马赛、里昂持续发生骚乱。</text:p>
      <text:p text:style-name="P4">
法新社记者说，少年的葬礼星期六在生前居住的楠泰尔（Nanterre）展开，大量群众聚集在当地公墓，气氛紧张。</text:p>
      <text:p text:style-name="P4">
法国第二大城市马赛星期五也有暴民掠夺一家卖枪的商店，抢走一些猎枪，一人被捕。警方目前已经派人看守枪店。</text:p>
      <text:p text:style-name="P4">
马赛市长呼吁中央政府立即增派军队支援，称当地的抢劫和暴力事件是无法令人接受的。</text:p>
      <text:p text:style-name="P4">
法国旅游业也受到冲击，一些酒店和餐馆受到攻击和破坏，有业者接到预定取消的通知。</text:p>
      <text:p text:style-name="P4">
法国总理博尔内已宣布取消全国各地的大型活动，包括原定在本周末举办的两场演唱会。</text:p>
      <text:p text:style-name="P4">
Source: <text:a xlink:type="simple" xlink:href="https://www.zaobao.com.sg/realtime/world/story20230701-1409717" text:style-name="Internet_20_link" text:visited-style-name="Visited_20_Internet_20_Link">
https://www.zaobao.com.sg/realtime/world/story20230701-1409717</text:a>
</text:p>
      <!--NEWS-->
      <text:h text:style-name="P10" text:outline-level="1">
<text:span text:style-name="T4">
马国六州选举 国阵料竞选超过100席</text:span>
</text:h>
      <text:p text:style-name="P4">
Author: 联合早报 (Person)</text:p>
      <text:p text:style-name="P4">
Publisher: 联合早报 (Organization)</text:p>
      <text:p text:style-name="P4">
Published Time: 2023-07-01T18:24</text:p>
      <text:p text:style-name="P4">
Modified Time: 2023-07-01T18:44</text:p>
      <text:p text:style-name="P4">
Description: 马来西亚副首相及国民阵线主席阿末扎希指出，国阵与希望联盟下星期会针对六州选举的选区分配做出最终决定，国阵预计竞选超过100个州议席，成员党马华和印度国大党都会有代表上阵。也是巫统主...</text:p>
      <text:p text:style-name="P4">
Videos: []</text:p>
      <text:p text:style-name="P4">
Audios: []</text:p>
      <text:p text:style-name="P4">
Images: []</text:p>
      <text:p text:style-name="P4">
Type: NewsArticle</text:p>
      <text:p text:style-name="P4">
Breadcrumbs: ['即时', '国际']</text:p>
      <text:p text:style-name="P4">
Keywords: ['马国六州选举', '国民阵线', '希望联盟', '巫统', '阿末扎希']</text:p>
      <!--METADATA-->
      <text:p text:style-name="P4">
马来西亚副首相及国民阵线主席阿末扎希指出，国阵与希望联盟下星期会针对六州选举的选区分配做出最终决定，国阵预计竞选超过100个州议席，成员党马华和印度国大党都会有代表上阵。</text:p>
      <text:p text:style-name="P4">
也是巫统主席的阿末扎希星期六（7月1日）出席哈芝节庆祝活动后说：“国阵与希盟在选区分配上的比例是45%对55%，这是根据双方原本在六州拥有的席位而定的，希盟成员党（原本赢得）比较多。”</text:p>
      <text:p text:style-name="P4">
他透露，有九个州选区出现重叠，但经商议及考量胜算等因素后，问题已解决。“我和首相（安华）会在下周进行最后一次讨论。我们也会解决选区重叠的问题，过后才确定候选人。”</text:p>
      <text:p text:style-name="P4">
他说，在遴选候选人方面，除了考量潜在人选的胜算，也会根据警方、反贪污委员会和回教法庭的资料来审查候选人背景。“我们也会考虑要求他们做身体检查，确保每一名候选人身体健康。”</text:p>
      <text:p text:style-name="P4">
阿末扎希也说，国阵这次会派出更多新脸孔上阵，因为之前马六甲及柔佛州选的结果显示，新脸孔获得较多40岁以下，尤其是18岁至20岁年轻选民的支持。</text:p>
      <text:p text:style-name="P4">
马国即将举行选举的六州共有245个州选区，分别是吉打36个、吉兰丹45个、登嘉楼32个、槟城40个、雪兰莪56个，以及森美兰36个。</text:p>
      <text:p text:style-name="P4">
Source: <text:a xlink:type="simple" xlink:href="https://www.zaobao.com.sg/realtime/world/story20230701-1409720" text:style-name="Internet_20_link" text:visited-style-name="Visited_20_Internet_20_Link">
https://www.zaobao.com.sg/realtime/world/story20230701-1409720</text:a>
</text:p>
      <!--NEWS-->
      <text:h text:style-name="P10" text:outline-level="1">
<text:span text:style-name="T4">
争取港府开放大气电波 香港《民间电台》不堪压力升温结束广播</text:span>
</text:h>
      <text:p text:style-name="P4">
Author: chinese@voanews.com (高锋)</text:p>
      <text:p text:style-name="P4">
Publisher: 美国之音中文网 (Type: NewsMediaOrganization)</text:p>
      <text:p text:style-name="P4">
Published Time: 2023-07-01T19:01:19+08:00</text:p>
      <text:p text:style-name="P4">
Modified Time: 2023-07-01 11:01:19Z</text:p>
      <text:p text:style-name="P4">
Description: 由香港民主派人士曾健成创办，有18年历史的《民间电台》6月30日停止广播。《民间电台》多年来积极争取港府开放大气电波，但未能成功。近年香港政治压力升温，《民间电台》无论节目制作还是财政都遭遇空前困难，无奈下终止营运。</text:p>
      <text:p text:style-name="P4">
Videos: []</text:p>
      <text:p text:style-name="P4">
Images: []</text:p>
      <text:p text:style-name="P4">
Categories: '港澳'</text:p>
      <text:p text:style-name="P4">
Type: None</text:p>
      <!--METADATA-->
      <text:p text:style-name="P4">
NoneNone</text:p>
      <text:p text:style-name="P4">
Source: <text:a xlink:type="simple" xlink:href="https://www.voachinese.com/a/hong-kong-pro-democracy-radio-station-forced-to-cease-operation-20230701/7162962.html" text:style-name="Internet_20_link" text:visited-style-name="Visited_20_Internet_20_Link">
https://www.voachinese.com/a/hong-kong-pro-democracy-radio-station-forced-to-cease-operation-20230701/7162962.html</text:a>
</text:p>
      <!--NEWS-->
      <text:h text:style-name="P10" text:outline-level="1">
<text:span text:style-name="T4">
拓荒者当家后卫里拉德要求交易 传热火快艇76人皆有意网罗</text:span>
</text:h>
      <text:p text:style-name="P4">
Publisher: 法新社</text:p>
      <text:p text:style-name="P4">
Published Time: 2023-07-01T19:02:08+00:00</text:p>
      <text:p text:style-name="P4">
Modified Time: 2023-07-01T18:50:01+00:00</text:p>
      <text:p text:style-name="P4">
Description: （法新社纽约1日电） 消息人士今天透露，美国职篮NBA波特兰拓荒者当家球星里拉德已提出交易要求。据报导，迈阿密热火、洛杉矶快艇及费城76人队都有兴趣打探挖角他的条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617581in" draw:z-index="0">
<draw:image xlink:href="../Images/rficn/2023-07-01T19-02-08-00-00/000000.png" xlink:type="simple" xlink:show="embed" xlink:actuate="onLoad" draw:mime-type="image/png"/>
</draw:frame>
</text:p>
      <text:p text:style-name="P4">
报导指出，里拉德（Damian Lillard）偏好加入热火队。</text:p>
      <text:p text:style-name="P4">
预料，拓荒者评估各队提出的条件，将以能否换回年轻新星与选秀权为考量重点。</text:p>
      <text:p text:style-name="P4">
里拉德在2012年NBA选秀会上以第6顺位被拓荒者选中，加盟的第一个球季拓荒者未能闯入季后赛，但接下来8季都打进季后赛，最近这两季又与季后赛无缘。</text:p>
      <text:p text:style-name="P4">
里拉德在NBA已闯荡11个球季，7度入选明星球员，率队8度闯入季后赛，其中2018-2019球季挺进西区冠军赛。他的得分和三分球命中数都排在拓荒者队史第一，助攻数则名列第二。</text:p>
      <text:p text:style-name="P4">
7月15日庆祝33岁生日的里拉德，上季缴出生涯代表作，平均每场攻下32.2分、7.3助攻，但因伤而在球季最后一个月作壁上观，整季只出赛58场。上季他最精彩的表现是2月26日对上休士顿火箭，当时他狂砍71分。</text:p>
      <text:p text:style-name="P4">
Source: <text:a xlink:type="simple" xlink:href="https://www.rfi.fr/cn/%E8%BF%90%E5%8A%A8%E5%A4%A9%E5%9C%B0/20230701-%E6%8B%93%E8%8D%92%E8%80%85%E5%BD%93%E5%AE%B6%E5%90%8E%E5%8D%AB%E9%87%8C%E6%8B%89%E5%BE%B7%E8%A6%81%E6%B1%82%E4%BA%A4%E6%98%93-%E4%BC%A0%E7%83%AD%E7%81%AB%E5%BF%AB%E8%89%8776%E4%BA%BA%E7%9A%86%E6%9C%89%E6%84%8F%E7%BD%91%E7%BD%97" text:style-name="Internet_20_link" text:visited-style-name="Visited_20_Internet_20_Link">
https://www.rfi.fr/cn/%E8%BF%90%E5%8A%A8%E5%A4%A9%E5%9C%B0/20230701-%E6%8B%93%E8%8D%92%E8%80%85%E5%BD%93%E5%AE%B6%E5%90%8E%E5%8D%AB%E9%87%8C%E6%8B%89%E5%BE%B7%E8%A6%81%E6%B1%82%E4%BA%A4%E6%98%93-%E4%BC%A0%E7%83%AD%E7%81%AB%E5%BF%AB%E8%89%8776%E4%BA%BA%E7%9A%86%E6%9C%89%E6%84%8F%E7%BD%91%E7%BD%97</text:a>
</text:p>
      <!--NEWS-->
      <text:h text:style-name="P10" text:outline-level="1">
<text:span text:style-name="T4">
缅军指少数民族武装组织袭中国车队</text:span>
</text:h>
      <text:p text:style-name="P4">
Author: 联合早报 (Person)</text:p>
      <text:p text:style-name="P4">
Publisher: 联合早报 (Organization)</text:p>
      <text:p text:style-name="P4">
Published Time: 2023-07-01T19:26</text:p>
      <text:p text:style-name="P4">
Modified Time: 2023-07-01T19:26</text:p>
      <text:p text:style-name="P4">
Description: 缅甸军政府称，克钦独立军袭击了载有中国军事人员的车队，不过该少数民族武装组织否认指控。法新社报道，缅军星期六（7月1日）称，一个载有中国军方代表和缅甸军方的车队，星期二（6月27日...</text:p>
      <text:p text:style-name="P4">
Videos: []</text:p>
      <text:p text:style-name="P4">
Audios: []</text:p>
      <text:p text:style-name="P4">
Images: []</text:p>
      <text:p text:style-name="P4">
Type: NewsArticle</text:p>
      <text:p text:style-name="P4">
Breadcrumbs: ['即时', '国际']</text:p>
      <text:p text:style-name="P4">
Keywords: ['缅甸', '袭击', '少数民族', '武装分子']</text:p>
      <!--METADATA-->
      <text:p text:style-name="P4">
缅甸军政府称，克钦独立军袭击了载有中国军事人员的车队，不过该少数民族武装组织否认指控。</text:p>
      <text:p text:style-name="P4">
法新社报道，缅军星期六（7月1日）称，一个载有中国军方代表和缅甸军方的车队，星期二（6月27日）前往克钦邦北部的密支那市参加边境安全会议时遭枪击。车队中的第二辆车被射中五次。缅甸安全部队随即回击。</text:p>
      <text:p text:style-name="P4">
缅军发言人佐敏屯说：“我们可以证实，（克钦独立军）成员袭击了车队。”</text:p>
      <text:p text:style-name="P4">
缅军进一步透露，这起事件没有造成任何人死伤。不过，克钦独立军否认有关指控。</text:p>
      <text:p text:style-name="P4">
克钦独立军上校瑙布告诉法新社：“克钦独立军没有袭击任何车队”。他补充说，自星期一（26日）以来，该车队被袭击的附近地区发生了激烈战斗。</text:p>
      <text:p text:style-name="P4">
自2021年2月军事政变以来，缅甸就一直处于混乱状态，军政府和反对派之间的战斗不时发生。</text:p>
      <text:p text:style-name="P4">
去年10月，克钦独立军举行的音乐会遭缅军空袭，造成至少50人丧命。</text:p>
      <text:p text:style-name="P4">
根据当地监察组织统计，自缅甸政变以来，军方镇压异议人士的行动已导致超过3700人死亡。</text:p>
      <text:p text:style-name="P4">
Source: <text:a xlink:type="simple" xlink:href="https://www.zaobao.com.sg/realtime/world/story20230701-1409730" text:style-name="Internet_20_link" text:visited-style-name="Visited_20_Internet_20_Link">
https://www.zaobao.com.sg/realtime/world/story20230701-1409730</text:a>
</text:p>
      <!--NEWS-->
      <text:h text:style-name="P10" text:outline-level="1">
<text:span text:style-name="T4">
西班牙接欧盟轮值主席 首相立访基辅吁团结</text:span>
</text:h>
      <text:p text:style-name="P4">
Author: 联合早报 (Person)</text:p>
      <text:p text:style-name="P4">
Publisher: 联合早报 (Organization)</text:p>
      <text:p text:style-name="P4">
Published Time: 2023-07-01T19:53</text:p>
      <text:p text:style-name="P4">
Modified Time: 2023-07-01T19:54</text:p>
      <text:p text:style-name="P4">
Description: 西班牙刚接任欧盟轮值主席国，首相桑切斯即访问基辅，以表达欧盟对乌克兰的支持。法新社报道，西班牙从星期六（7月1日）起正式接任欧盟轮值主席，直到今年12月31日。首相桑切斯当天抵达基...</text:p>
      <text:p text:style-name="P4">
Videos: []</text:p>
      <text:p text:style-name="P4">
Audios: []</text:p>
      <text:p text:style-name="P4">
Images: []</text:p>
      <text:p text:style-name="P4">
Type: NewsArticle</text:p>
      <text:p text:style-name="P4">
Breadcrumbs: ['即时', '国际']</text:p>
      <text:p text:style-name="P4">
Keywords: ['西班牙', '欧盟', '乌克兰', '泽连斯基', '桑切斯']</text:p>
      <!--METADATA-->
      <text:p text:style-name="P4">
西班牙刚接任欧盟轮值主席国，首相桑切斯即访问基辅，以表达欧盟对乌克兰的支持。</text:p>
      <text:p text:style-name="P4">
法新社报道，西班牙从星期六（7月1日）起正式接任欧盟轮值主席，直到今年12月31日。</text:p>
      <text:p text:style-name="P4">
首相桑切斯当天抵达基辅后，预计将与乌克兰总统泽连斯基会面。桑切斯在推特上说：“我已经抵达基辅。我希望西班牙担任欧盟理事会主席的第一个动作是在乌克兰进行”，并指他将传达“全欧洲的团结精神”。</text:p>
      <text:p text:style-name="P4">
Source: <text:a xlink:type="simple" xlink:href="https://www.zaobao.com.sg/realtime/world/story20230701-1409735" text:style-name="Internet_20_link" text:visited-style-name="Visited_20_Internet_20_Link">
https://www.zaobao.com.sg/realtime/world/story20230701-1409735</text:a>
</text:p>
      <!--NEWS-->
      <text:h text:style-name="P10" text:outline-level="1">
<text:span text:style-name="T4">
罗马尼亚驱逐40名俄罗斯外交官及使馆人员</text:span>
</text:h>
      <text:p text:style-name="P4">
Publisher: 法新社</text:p>
      <text:p text:style-name="P4">
Published Time: 2023-07-01T20:02:07+00:00</text:p>
      <text:p text:style-name="P4">
Modified Time: 2023-07-01T19:50:02+00:00</text:p>
      <text:p text:style-name="P4">
Description: （法新社布加勒斯特1日电） 在罗马尼亚政府要求下，驻该国首都布加勒斯特的40名俄罗斯外交官和大使馆工作人员将于今天离开该国。自俄罗斯全面入侵乌克兰以来，莫斯科与布加勒斯特的关系不断恶化。</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7-01T20-02-07-00-00/000000.png" xlink:type="simple" xlink:show="embed" xlink:actuate="onLoad" draw:mime-type="image/png"/>
</draw:frame>
</text:p>
      <text:p text:style-name="P4">
罗马尼亚外交部宣布，11名俄国外交官、29名官员及其家属「将搭乘俄罗斯航空公司的民航机离开罗马尼亚」。</text:p>
      <text:p text:style-name="P4">
该国媒体公布1架伊留申-96型（Il-96）喷射机降落在布加勒斯特机场的画面，并援引机场消息人士说法报导，这架飞机将于今天稍晚起飞。</text:p>
      <text:p text:style-name="P4">
罗马尼亚外交部表示，驱逐俄国外交官的决定「反映出莫斯科侵略乌克兰并发动战争后…目前双边关系的状况」。</text:p>
      <text:p text:style-name="P4">
据报导，布加勒斯特当局提前30天、也就是在6月8日提出相关人员离境要求。</text:p>
      <text:p text:style-name="P4">
先前，罗马尼亚也曾下令驱逐涉嫌参与间谍活动的俄罗斯外交官。</text:p>
      <text:p text:style-name="P4">
布加勒斯特表示，截至目前，俄罗斯大使馆的工作人员数量已减少一半以上。</text:p>
      <text:p text:style-name="P4">
Source: <text:a xlink:type="simple" xlink:href="https://www.rfi.fr/cn/%E5%9B%BD%E9%99%85%E6%8A%A5%E9%81%93/20230701-%E7%BD%97%E9%A9%AC%E5%B0%BC%E4%BA%9A%E9%A9%B1%E9%80%9040%E5%90%8D%E4%BF%84%E7%BD%97%E6%96%AF%E5%A4%96%E4%BA%A4%E5%AE%98%E5%8F%8A%E4%BD%BF%E9%A6%86%E4%BA%BA%E5%91%98" text:style-name="Internet_20_link" text:visited-style-name="Visited_20_Internet_20_Link">
https://www.rfi.fr/cn/%E5%9B%BD%E9%99%85%E6%8A%A5%E9%81%93/20230701-%E7%BD%97%E9%A9%AC%E5%B0%BC%E4%BA%9A%E9%A9%B1%E9%80%9040%E5%90%8D%E4%BF%84%E7%BD%97%E6%96%AF%E5%A4%96%E4%BA%A4%E5%AE%98%E5%8F%8A%E4%BD%BF%E9%A6%86%E4%BA%BA%E5%91%98</text:a>
</text:p>
      <!--NEWS-->
      <text:h text:style-name="P10" text:outline-level="1">
<text:span text:style-name="T4">
中立国奥地利宣布 有意加入欧洲天空之盾倡议</text:span>
</text:h>
      <text:p text:style-name="P4">
Publisher: 法新社</text:p>
      <text:p text:style-name="P4">
Published Time: 2023-07-01T20:02:08+00:00</text:p>
      <text:p text:style-name="P4">
Modified Time: 2023-07-01T19:50:01+00:00</text:p>
      <text:p text:style-name="P4">
Description: （法新社维也纳1日电） 中立国奥地利今天宣布，该国有意加入德国2022年在乌克兰战争背景下发起的「欧洲天空之盾」倡议（Europe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7-01T20-02-08-00-00/000000.png" xlink:type="simple" xlink:show="embed" xlink:actuate="onLoad" draw:mime-type="image/png"/>
</draw:frame>
</text:p>
      <text:p text:style-name="P4">
法新社报导，奥地利总理内哈默（KarlNehammer）透过新闻稿表示，「我们必须、也将会采取预防措施，以保护我们的国家免受无人机或飞弹攻击。」他还说，「威胁已明显升高」。</text:p>
      <text:p text:style-name="P4">
内哈默强调，这项决定并不会影响奥地利的中立立场。奥地利自1995年以来一直是欧洲联盟（EU）成员国。</text:p>
      <text:p text:style-name="P4">
他坚称，「没有一个欧洲国家能够凭藉一己之力，有效捍卫其领空免受新的危险威胁。」</text:p>
      <text:p text:style-name="P4">
奥地利国防部长谭纳（Klaudia Tanner）也说，这是该国「历史上的重要一步」。</text:p>
      <text:p text:style-name="P4">
冷战结束后，欧洲各国纷纷大幅削减防空设备支出，但自去年俄罗斯全面入侵乌克兰以来，欧洲国家又开始改变立场。</text:p>
      <text:p text:style-name="P4">
德国主导的「欧洲天空之盾」倡议于去年10月启动，包括英国、比利时、芬兰、匈牙利、荷兰、瑞典等17个欧洲国家决定展开联合防空计画。</text:p>
      <text:p text:style-name="P4">
目前，法国、义大利和波兰皆未加入该倡议。巴黎主张应使用欧洲自制、而非采购美国和以色列设备，来打造主权防空系统。</text:p>
      <text:p text:style-name="P4">
Source: <text:a xlink:type="simple" xlink:href="https://www.rfi.fr/cn/%E5%9B%BD%E9%99%85%E6%8A%A5%E9%81%93/20230701-%E4%B8%AD%E7%AB%8B%E5%9B%BD%E5%A5%A5%E5%9C%B0%E5%88%A9%E5%AE%A3%E5%B8%83-%E6%9C%89%E6%84%8F%E5%8A%A0%E5%85%A5%E6%AC%A7%E6%B4%B2%E5%A4%A9%E7%A9%BA%E4%B9%8B%E7%9B%BE%E5%80%A1%E8%AE%AE" text:style-name="Internet_20_link" text:visited-style-name="Visited_20_Internet_20_Link">
https://www.rfi.fr/cn/%E5%9B%BD%E9%99%85%E6%8A%A5%E9%81%93/20230701-%E4%B8%AD%E7%AB%8B%E5%9B%BD%E5%A5%A5%E5%9C%B0%E5%88%A9%E5%AE%A3%E5%B8%83-%E6%9C%89%E6%84%8F%E5%8A%A0%E5%85%A5%E6%AC%A7%E6%B4%B2%E5%A4%A9%E7%A9%BA%E4%B9%8B%E7%9B%BE%E5%80%A1%E8%AE%AE</text:a>
</text:p>
      <!--NEWS-->
      <text:h text:style-name="P10" text:outline-level="1">
<text:span text:style-name="T4">
披塔：有信心联盟政党将能达成协议 化解议长僵局</text:span>
</text:h>
      <text:p text:style-name="P4">
Author: 联合早报 (Person)</text:p>
      <text:p text:style-name="P4">
Publisher: 联合早报 (Organization)</text:p>
      <text:p text:style-name="P4">
Published Time: 2023-07-01T21:19</text:p>
      <text:p text:style-name="P4">
Modified Time: 2023-07-01T21:19</text:p>
      <text:p text:style-name="P4">
Description: 泰国前进党党魁披塔说，有信心前进党、为泰党和其他联盟政党将能在来临会议上达成协议，化解议长僵局以组成联合政府。《曼谷邮报》报道，披塔星期六（7月1日）坦言，议长问题方面仍需要为泰党...</text:p>
      <text:p text:style-name="P4">
Videos: []</text:p>
      <text:p text:style-name="P4">
Audios: []</text:p>
      <text:p text:style-name="P4">
Images: []</text:p>
      <text:p text:style-name="P4">
Type: NewsArticle</text:p>
      <text:p text:style-name="P4">
Breadcrumbs: ['即时', '国际']</text:p>
      <text:p text:style-name="P4">
Keywords: ['泰国', '前进党', '为泰党']</text:p>
      <!--METADATA-->
      <text:p text:style-name="P4">
泰国前进党党魁披塔说，有信心前进党、为泰党和其他联盟政党将能在来临会议上达成协议，化解议长僵局以组成联合政府。</text:p>
      <text:p text:style-name="P4">
《曼谷邮报》报道，披塔星期六（7月1日）坦言，议长问题方面仍需要为泰党作做出明确表态，但有信心为泰党不会拖延组织联合政府的相关谈判。</text:p>
      <text:p text:style-name="P4">
两党在议长问题上陷入僵局，并将原定的会议展期至星期天（7月2日）。泰国媒体日前引述消息人士报道，前进党和为泰党可能重新谈判权利分享协议，两党可能互相献议让出一个部长名额，以争取国会下议院议长职。</text:p>
      <text:p text:style-name="P4">
前进党在5月14日的大选中拿下了151个下议院议席，成为最大赢家。为泰党则拿下141席，名列第二大政党。下议院将在来临星期一召开首次会议，预计将在星期二投选出议长。</text:p>
      <text:p text:style-name="P4">
披塔重申，将会提名前进党的彭世洛府议员巴迪帕（Padipat Suntiphada）为议长。</text:p>
      <text:p text:style-name="P4">
他还强调，一旦政党联盟在星期天进行内部投票后，就会有明确的结果。“联盟的八个党派依旧团结一致，每个政党只是在慢慢地仔细考量关键的决定。”</text:p>
      <text:p text:style-name="P4">
Source: <text:a xlink:type="simple" xlink:href="https://www.zaobao.com.sg/realtime/world/story20230701-1409746" text:style-name="Internet_20_link" text:visited-style-name="Visited_20_Internet_20_Link">
https://www.zaobao.com.sg/realtime/world/story20230701-1409746</text:a>
</text:p>
      <!--NEWS-->
      <text:h text:style-name="P10" text:outline-level="1">
<text:span text:style-name="T4">
新的证据显示，俄罗斯继续从中国进口各种军用无人机</text:span>
</text:h>
      <text:p text:style-name="P4">
Author: chinese@voanews.com (松仁)</text:p>
      <text:p text:style-name="P4">
Publisher: 美国之音中文网 (Type: NewsMediaOrganization)</text:p>
      <text:p text:style-name="P4">
Published Time: 2023-07-01T21:42:40+08:00</text:p>
      <text:p text:style-name="P4">
Modified Time: 2023-07-01 13:42:40Z</text:p>
      <text:p text:style-name="P4">
Description: 日本媒体《日经亚洲》经过调查发现，俄罗斯过去几个月以来一直从中国公司进口专门用于侵乌战争的军用无人机，尽管北京当局一再否认有中国军用无人机被用于乌克兰战场。</text:p>
      <text:p text:style-name="P4">
Videos: []</text:p>
      <text:p text:style-name="P4">
Images: []</text:p>
      <text:p text:style-name="P4">
Categories: ['军事', '中国', '乌克兰局势']</text:p>
      <text:p text:style-name="P4">
Type: None</text:p>
      <!--METADATA-->
      <text:p text:style-name="P4">
NoneNone</text:p>
      <text:p text:style-name="P4">
Source: <text:a xlink:type="simple" xlink:href="https://www.voachinese.com/a/special-report-russia-buying-military-use-drones-from-china-070123/7163023.html" text:style-name="Internet_20_link" text:visited-style-name="Visited_20_Internet_20_Link">
https://www.voachinese.com/a/special-report-russia-buying-military-use-drones-from-china-070123/7163023.html</text:a>
</text:p>
      <!--NEWS-->
      <text:h text:style-name="P10" text:outline-level="1">
<text:span text:style-name="T4">
马克龙推迟赴德国进行国事访问</text:span>
</text:h>
      <text:p text:style-name="P4">
Author: 联合早报 (Person)</text:p>
      <text:p text:style-name="P4">
Publisher: 联合早报 (Organization)</text:p>
      <text:p text:style-name="P4">
Published Time: 2023-07-01T22:07</text:p>
      <text:p text:style-name="P4">
Modified Time: 2023-07-01T22:24</text:p>
      <text:p text:style-name="P4">
Description: 法国连日发生骚乱，总统马克龙推迟到德国进行国事访问。德国总统府星期六（7月1日）说：“法国总统马克龙今天与德国总统施泰因迈尔通了电话，并向他表明法国的情况……马克龙总统要求推迟他赴...</text:p>
      <text:p text:style-name="P4">
Videos: []</text:p>
      <text:p text:style-name="P4">
Audios: []</text:p>
      <text:p text:style-name="P4">
Images: []</text:p>
      <text:p text:style-name="P4">
Type: NewsArticle</text:p>
      <text:p text:style-name="P4">
Breadcrumbs: ['即时', '国际']</text:p>
      <text:p text:style-name="P4">
Keywords: ['法国', '马克龙', '德国', '国事访问']</text:p>
      <!--METADATA-->
      <text:p text:style-name="P4">
法国连日发生骚乱，总统马克龙推迟到德国进行国事访问。</text:p>
      <text:p text:style-name="P4">
德国总统府星期六（7月1日）说：“法国总统马克龙今天与德国总统施泰因迈尔通了电话，并向他表明法国的情况……马克龙总统要求推迟他赴德国进行国事访问的计划。”</text:p>
      <text:p text:style-name="P4">
爱丽舍宫则说，鉴于法国的局势，马克龙希望在未来几天留在法国。</text:p>
      <text:p text:style-name="P4">
施泰因迈尔的办公室在一份声明中说：“对被取消的访问感到遗憾，鉴于我们邻国的局势，施泰因迈尔完全能理解”，并希望法国街头的“暴力事件能尽快结束，社会能恢复和平”。</text:p>
      <text:p text:style-name="P4">
马克龙原定从星期天（7月2日）起，在德国展开为期三天的国事访问。据法国消息人士告诉法新社，目前尚未就上述国事访问敲定新的日期。如果成行，这将是自2000年以来，法国总统首次到德国进行国事访问。</text:p>
      <text:p text:style-name="P4">
法国警方枪击北非裔少年引发的示威活动持续延烧， 法国政府星期六在各大城市部署4万5000名警员和装甲车。</text:p>
      <text:p text:style-name="P4">
法国内政部长说，星期五（6月30日）晚上有1311人被捕。当局星期六公布的初步统计数字显示，骚乱导致1350辆汽车和234个建筑物被烧毁，公共场所发生2560起纵火事件。</text:p>
      <text:p text:style-name="P4">
Source: <text:a xlink:type="simple" xlink:href="https://www.zaobao.com.sg/realtime/world/story20230701-1409756" text:style-name="Internet_20_link" text:visited-style-name="Visited_20_Internet_20_Link">
https://www.zaobao.com.sg/realtime/world/story20230701-1409756</text:a>
</text:p>
      <!--NEWS-->
      <text:h text:style-name="P10" text:outline-level="1">
<text:span text:style-name="T4">
退林还耕、水稻上山：事出反常必有妖—专访土地资源专家王维洛</text:span>
</text:h>
      <text:p text:style-name="P4">
Author: chinese@voanews.com (许波)</text:p>
      <text:p text:style-name="P4">
Publisher: 美国之音中文网 (Type: NewsMediaOrganization)</text:p>
      <text:p text:style-name="P4">
Published Time: 2023-07-01T22:18:45+08:00</text:p>
      <text:p text:style-name="P4">
Modified Time: 2023-07-01 14:25:26Z</text:p>
      <text:p text:style-name="P4">
Description: 中国今年在农管监督下强行推动的“退林还耕”、“水稻上山”、规范猪圈、拆除违规农宅等措施引发农村普遍民怨之后，中国自然资源部日前下发通知，要求杜绝不顾农业生产实际，拔苗砍树、填坑平塘等“一刀切”行为，并对“水稻上山”作出明确规范和限制。虽然中共中央面对社会各界的强烈反弹被迫对政策进行了重新调整，但危害已经造成，公信已经丧失，旅居德国的中国土地资源专家王维洛说：事出反常必有妖。</text:p>
      <text:p text:style-name="P4">
Videos: []</text:p>
      <text:p text:style-name="P4">
Images: []</text:p>
      <text:p text:style-name="P4">
Categories: ['中国', '纵深视角']</text:p>
      <text:p text:style-name="P4">
Type: None</text:p>
      <!--METADATA-->
      <text:p text:style-name="P4">
NoneNone</text:p>
      <text:p text:style-name="P4">
Source: <text:a xlink:type="simple" xlink:href="https://www.voachinese.com/a/7163050.html" text:style-name="Internet_20_link" text:visited-style-name="Visited_20_Internet_20_Link">
https://www.voachinese.com/a/7163050.html</text:a>
</text:p>
      <!--NEWS-->
      <text:h text:style-name="P10" text:outline-level="1">
<text:span text:style-name="T4">
全球最大交通圈在马国布城</text:span>
</text:h>
      <text:p text:style-name="P4">
Author: 联合早报 (Person)</text:p>
      <text:p text:style-name="P4">
Publisher: 联合早报 (Organization)</text:p>
      <text:p text:style-name="P4">
Published Time: 2023-07-01T22:21</text:p>
      <text:p text:style-name="P4">
Modified Time: 2023-07-01T22:21</text:p>
      <text:p text:style-name="P4">
Description: 世界最大交通圈在哪里？答案是马来西亚联邦政府行政中心所在地布城。《南洋商报》报道，位于布城（Putrajaya）的苏丹沙拉胡丁（Persiaran Sultan Salahuddi...</text:p>
      <text:p text:style-name="P4">
Videos: []</text:p>
      <text:p text:style-name="P4">
Audios: []</text:p>
      <text:p text:style-name="P4">
Images: []</text:p>
      <text:p text:style-name="P4">
Type: NewsArticle</text:p>
      <text:p text:style-name="P4">
Breadcrumbs: ['即时', '国际']</text:p>
      <text:p text:style-name="P4">
Keywords: ['健力士世界纪录', '马来西亚']</text:p>
      <!--METADATA-->
      <text:p text:style-name="P4">
世界最大交通圈在哪里？答案是马来西亚联邦政府行政中心所在地布城。</text:p>
      <text:p text:style-name="P4">
《南洋商报》报道，位于布城（Putrajaya）的苏丹沙拉胡丁（Persiaran Sultan Salahuddin AbdulAziz）交通圈，被健力士世界纪录认定为全球最大交通圈。</text:p>
      <text:p text:style-name="P4">
报道引述美国一个专门收集奇闻趣事的网站“OddityCentral”指出，布城交通圈直径3.4公里，有多达15个出入口。它由马国著名建筑师希贾斯·卡斯杜里（HijjasKasturi）设计，于2003年建成。</text:p>
      <text:p text:style-name="P4">
布城交通圈围绕着新国家王宫（Istana Melawati）、布特拉柏兰岭公园（Taman PutraPerdana）和一间五星级豪华酒店而建，是前往布城多个景点的主要入口，包括首相署和布城回教堂。</text:p>
      <text:p text:style-name="P4">
据报道，其实还有一个更大的交通圈，那就是西班牙的萨凡纳女王公园（Queen’s ParkSavannah）交通圈，直径为3.7公里，但因为它的设计独特并非圆形，至今未获官方认可为世界最大的交通圈。</text:p>
      <text:p text:style-name="P4">
Source: <text:a xlink:type="simple" xlink:href="https://www.zaobao.com.sg/realtime/world/story20230701-1409768" text:style-name="Internet_20_link" text:visited-style-name="Visited_20_Internet_20_Link">
https://www.zaobao.com.sg/realtime/world/story20230701-1409768</text:a>
</text:p>
      <!--NEWS-->
      <text:h text:style-name="P10" text:outline-level="1">
<text:span text:style-name="T4">
就美中关系而言，两军高层不交流其实不是最糟糕的……</text:span>
</text:h>
      <text:p text:style-name="P4">
Author: chinese@voanews.com (斯洋)</text:p>
      <text:p text:style-name="P4">
Publisher: 美国之音中文网 (Type: NewsMediaOrganization)</text:p>
      <text:p text:style-name="P4">
Published Time: 2023-07-01T23:13:14+08:00</text:p>
      <text:p text:style-name="P4">
Modified Time: 2023-07-01 15:13:14Z</text:p>
      <text:p text:style-name="P4">
Description: 美国星期四（6月29日）再次拒绝了中国再次提出的要求美国解除制裁以换取美中军方高层交流渠道的呼吁。分析人士说，就美中整体关系而言，虽然两军缺乏沟通对美中关系来说虽然是“危险的赤字”，但这并不是最糟糕的。最糟糕的是双边关系持续下滑，双方无法就任何一件事达成一致，包括对事实的认知。</text:p>
      <text:p text:style-name="P4">
Videos: []</text:p>
      <text:p text:style-name="P4">
Images: []</text:p>
      <text:p text:style-name="P4">
Categories: ['美中关系', '美国', '中国', '军事', '编辑推荐']</text:p>
      <text:p text:style-name="P4">
Type: None</text:p>
      <!--METADATA-->
      <text:p text:style-name="P4">
NoneNone</text:p>
      <text:p text:style-name="P4">
Source: <text:a xlink:type="simple" xlink:href="https://www.voachinese.com/a/us-china--mil-to-mil-relations-20230701/7162964.html" text:style-name="Internet_20_link" text:visited-style-name="Visited_20_Internet_20_Link">
https://www.voachinese.com/a/us-china--mil-to-mil-relations-20230701/7162964.html</text:a>
</text:p>
      <!--NEWS-->
      <text:h text:style-name="P10" text:outline-level="1">
<text:span text:style-name="T4">
荷兰收紧出口控制击中中国要害，北京直呼这是滥用出口管制</text:span>
</text:h>
      <text:p text:style-name="P4">
Author: chinese@voanews.com (松仁)</text:p>
      <text:p text:style-name="P4">
Publisher: 美国之音中文网 (Type: NewsMediaOrganization)</text:p>
      <text:p text:style-name="P4">
Published Time: 2023-07-01T23:24:10+08:00</text:p>
      <text:p text:style-name="P4">
Modified Time: 2023-07-01 15:24:10Z</text:p>
      <text:p text:style-name="P4">
Description: 中国政府星期六（7月1日）呼吁荷兰政府不要阻止中荷两国半导体行业的合作与发展，也不要“滥用出口管制措施”。位于海牙的荷兰政府星期五宣布，将与美国和日本一道，自今年九月起进一步收紧部分光刻机等半导体相关产品的出口限制。</text:p>
      <text:p text:style-name="P4">
Videos: []</text:p>
      <text:p text:style-name="P4">
Images: []</text:p>
      <text:p text:style-name="P4">
Categories: ['经济·金融·贸易', '欧洲', '中国', '科技']</text:p>
      <text:p text:style-name="P4">
Type: None</text:p>
      <!--METADATA-->
      <text:p text:style-name="P4">
NoneNone</text:p>
      <text:p text:style-name="P4">
Source: <text:a xlink:type="simple" xlink:href="https://www.voachinese.com/a/china-urges-netherlands-to-not-abuse-export-control-measures-070123/7163091.html" text:style-name="Internet_20_link" text:visited-style-name="Visited_20_Internet_20_Link">
https://www.voachinese.com/a/china-urges-netherlands-to-not-abuse-export-control-measures-070123/7163091.html</text:a>
</text:p>
      <!--NEWS-->
      <text:h text:style-name="P10" text:outline-level="1">
<text:span text:style-name="T4">
泽连斯基：扎波罗热核电站仍存在“严重威胁”</text:span>
</text:h>
      <text:p text:style-name="P4">
Author: 联合早报 (Person)</text:p>
      <text:p text:style-name="P4">
Publisher: 联合早报 (Organization)</text:p>
      <text:p text:style-name="P4">
Published Time: 2023-07-01T23:31</text:p>
      <text:p text:style-name="P4">
Modified Time: 2023-07-01T23:31</text:p>
      <text:p text:style-name="P4">
Description: 乌克兰总统泽连斯基警告说，被俄罗斯占领的扎波罗热核电站仍然存在 “严重威胁”。路透社社报道，泽连斯基在星期六（7月1日）与西班牙总理桑切斯召开的联合记者会上说：“存在这严重的威胁，...</text:p>
      <text:p text:style-name="P4">
Videos: []</text:p>
      <text:p text:style-name="P4">
Audios: []</text:p>
      <text:p text:style-name="P4">
Images: []</text:p>
      <text:p text:style-name="P4">
Type: NewsArticle</text:p>
      <text:p text:style-name="P4">
Breadcrumbs: ['即时', '国际']</text:p>
      <text:p text:style-name="P4">
Keywords: ['乌克兰', '核电站', '西班牙', '俄罗斯', '泽连斯基']</text:p>
      <!--METADATA-->
      <text:p text:style-name="P4">
乌克兰总统泽连斯基警告说，被俄罗斯占领的扎波罗热核电站仍然存在 “严重威胁”。</text:p>
      <text:p text:style-name="P4">
路透社社报道，泽连斯基在星期六（7月1日）与西班牙总理桑切斯召开的联合记者会上说：“存在这严重的威胁，因为俄罗斯在技术上已经准备好在核电站引发局部爆炸，这可能导致（辐射）泄漏。”</text:p>
      <text:p text:style-name="P4">
泽连斯基称，上述信息来自乌克兰的情报部门，但他没有进一步提供细节。乌克兰军事情报部门此前声称，俄军曾在该核电厂埋置地雷。</text:p>
      <text:p text:style-name="P4">
泽连斯基也呼吁国际社会更加重视扎波罗热核电站的情况，并敦促各国对俄罗斯国家原子能公司（Rosatom）实施制裁。</text:p>
      <text:p text:style-name="P4">
Source: <text:a xlink:type="simple" xlink:href="https://www.zaobao.com.sg/realtime/world/story20230701-1409774" text:style-name="Internet_20_link" text:visited-style-name="Visited_20_Internet_20_Link">
https://www.zaobao.com.sg/realtime/world/story20230701-1409774</text:a>
</text:p>
      <!--NEWS-->
      <text:h text:style-name="P10" text:outline-level="1">
<text:span text:style-name="T4">
丹州女子穿短裤被罚风波 倪可敏：罚单已撤销</text:span>
</text:h>
      <text:p text:style-name="P4">
Author: 联合早报 (Person)</text:p>
      <text:p text:style-name="P4">
Publisher: 联合早报 (Organization)</text:p>
      <text:p text:style-name="P4">
Published Time: 2023-07-01T23:35</text:p>
      <text:p text:style-name="P4">
Modified Time: 2023-07-01T23:35</text:p>
      <text:p text:style-name="P4">
Description: 马来西亚地方政府发展部长倪可敏指出，该部总监与吉兰丹州哥打峇鲁市议会商议后，市议会已取消向一名穿T恤和短裤的非回教徒女子开出的罚单。他说，这意味着此事已告一段落，并希望类似事件不会...</text:p>
      <text:p text:style-name="P4">
Videos: []</text:p>
      <text:p text:style-name="P4">
Audios: []</text:p>
      <text:p text:style-name="P4">
Images: []</text:p>
      <text:p text:style-name="P4">
Type: NewsArticle</text:p>
      <text:p text:style-name="P4">
Breadcrumbs: ['即时', '国际']</text:p>
      <text:p text:style-name="P4">
Keywords: ['马来西亚', '吉兰丹', '伊斯兰党', '罚款']</text:p>
      <!--METADATA-->
      <text:p text:style-name="P4">
马来西亚地方政府发展部长倪可敏指出，该部总监与吉兰丹州哥打峇鲁市议会商议后，市议会已取消向一名穿T恤和短裤的非回教徒女子开出的罚单。</text:p>
      <text:p text:style-name="P4">
他说，这意味着此事已告一段落，并希望类似事件不会重演。</text:p>
      <text:p text:style-name="P4">
他星期六（7月1日）在霹雳州怡保出席活动后，被记者询问此事的最新发展时强调，马国是多元种族、宗教及文化的国家，地方政府在执法时应理解联邦宪法的本质和精神，也应贯彻互相尊重的态度。</text:p>
      <text:p text:style-name="P4">
他也说，地方政府发展部与哥打峇鲁市议会商议此事，并不涉及联邦政府插手地方政府的事务，而只是要提醒地方政府不要过度执法，以致超越宪法的界限。</text:p>
      <text:p text:style-name="P4">
他说：“这次课题已解决。我希望类似事件不会再发生。我们需要尊重回教，同时也需要捍卫非回教徒（的权利），毕竟这些都在联邦宪法的框架之内。”</text:p>
      <text:p text:style-name="P4">
尽管市议会同意撤销罚单，不过，事件中女子的父亲之前已缴付50令吉（约14新元）的罚款。</text:p>
      <text:p text:style-name="P4">
丹州哥打峇鲁市议6月25日向一名经营服装店的 <text:a xlink:type="simple" xlink:href="https://www.zaobao.com.sg/realtime/world/story20230626-1407865" text:style-name="Internet_20_link" text:visited-style-name="Visited_20_Internet_20_Link">
 华族女店主开罚单</text:a>
，理由是当时女子穿T恤和短裤被指穿着不端庄，引起各方议论。</text:p>
      <text:p text:style-name="P4">
Source: <text:a xlink:type="simple" xlink:href="https://www.zaobao.com.sg/realtime/world/story20230701-1409775" text:style-name="Internet_20_link" text:visited-style-name="Visited_20_Internet_20_Link">
https://www.zaobao.com.sg/realtime/world/story20230701-1409775</text:a>
</text:p>
      <!--NEWS-->
      <text:h text:style-name="P10" text:outline-level="1">
<text:span text:style-name="T4">
柬埔寨一夜店大火 造成六人死</text:span>
</text:h>
      <text:p text:style-name="P4">
Author: 联合早报 (Person)</text:p>
      <text:p text:style-name="P4">
Publisher: 联合早报 (Organization)</text:p>
      <text:p text:style-name="P4">
Published Time: 2023-07-01T23:53</text:p>
      <text:p text:style-name="P4">
Modified Time: 2023-07-01T23:53</text:p>
      <text:p text:style-name="P4">
Description: 柬埔寨警方说，首都金边一家夜店星期六（7月1日）发生大火，造成六人死亡。法新社报道，金边市警方发言人说，这起火患发生在星期六傍晚时分，死者包括四男两女。消防人员花了数小时才成功把火...</text:p>
      <text:p text:style-name="P4">
Videos: []</text:p>
      <text:p text:style-name="P4">
Audios: []</text:p>
      <text:p text:style-name="P4">
Images: []</text:p>
      <text:p text:style-name="P4">
Type: NewsArticle</text:p>
      <text:p text:style-name="P4">
Breadcrumbs: ['即时', '国际']</text:p>
      <text:p text:style-name="P4">
Keywords: ['柬埔寨', '夜店', '大火']</text:p>
      <!--METADATA-->
      <text:p text:style-name="P4">
柬埔寨警方说，首都金边一家夜店星期六（7月1日）发生大火，造成六人死亡。</text:p>
      <text:p text:style-name="P4">
法新社报道，金边市警方发言人说，这起火患发生在星期六傍晚时分，死者包括四男两女。</text:p>
      <text:p text:style-name="P4">
消防人员花了数小时才成功把火扑灭。警方正在等待进入出事的夜店，“因此还不清楚是否还有其他罹难者”。</text:p>
      <text:p text:style-name="P4">
当局正在调查这起火患。</text:p>
      <text:p text:style-name="P4">
Source: <text:a xlink:type="simple" xlink:href="https://www.zaobao.com.sg/realtime/world/story20230701-1409779" text:style-name="Internet_20_link" text:visited-style-name="Visited_20_Internet_20_Link">
https://www.zaobao.com.sg/realtime/world/story20230701-1409779</text:a>
</text:p>
      <!--NEWS-->
      <text:h text:style-name="P10" text:outline-level="1">
<text:span text:style-name="T4">
缅甸军政府：克钦独立军攻击中国军事人员车队</text:span>
</text:h>
      <text:p text:style-name="P4">
Publisher: 法新社</text:p>
      <text:p text:style-name="P4">
Published Time: 2023-07-01T4:32:08+00:00</text:p>
      <text:p text:style-name="P4">
Modified Time: 2023-07-01T12:05:03+00:00</text:p>
      <text:p text:style-name="P4">
Description: （法新社仰光1日电） 缅甸军政府今天指控少数族裔武装团体克钦独立军（Kachin Independence Army）攻击载有中国军事人员的车队，但遭该组织否认。该车队当时正在参加边境安全会议的路上。</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7-01T4-32-08-00-00/000000.png" xlink:type="simple" xlink:show="embed" xlink:actuate="onLoad" draw:mime-type="image/png"/>
</draw:frame>
</text:p>
      <text:p text:style-name="P4">
在缅甸军方于2021年发动政变、民选政府实质领导人翁山苏姬遭罢黜后，缅甸一直处于混乱之中。缅甸大片国土遭受军政府和反对派之间的战斗蹂躏。</text:p>
      <text:p text:style-name="P4">
据报导，一支载有中国军事代表团和缅甸人员的车队6月27日在前往克钦邦（Kachin）北部密芝那（Myitkyina）的途中遭到攻击。</text:p>
      <text:p text:style-name="P4">
军政府表示，车队中第2辆车被射了5枪。</text:p>
      <text:p text:style-name="P4">
军政府发言人绍敏通（Zaw Min Tun）表示：「我们可以确认攻击车队的是（克钦独立军）成员。」军政府表示，没有人在这起事件中受伤或死亡。</text:p>
      <text:p text:style-name="P4">
但克钦独立军否认涉及此事。</text:p>
      <text:p text:style-name="P4">
克钦独立军发言人诺布（Naw Bu）告诉法新社：「克钦独立军没有攻击任何车队。」他还说，自6月26日以来，车队遭攻击的地区附近持续发生激烈战斗。</text:p>
      <text:p text:style-name="P4">
Source: <text:a xlink:type="simple" xlink:href="https://www.rfi.fr/cn/%E5%9B%BD%E9%99%85%E6%8A%A5%E9%81%93/20230701-%E7%BC%85%E7%94%B8%E5%86%9B%E6%94%BF%E5%BA%9C-%E5%85%8B%E9%92%A6%E7%8B%AC%E7%AB%8B%E5%86%9B%E6%94%BB%E5%87%BB%E4%B8%AD%E5%9B%BD%E5%86%9B%E4%BA%8B%E4%BA%BA%E5%91%98%E8%BD%A6%E9%98%9F" text:style-name="Internet_20_link" text:visited-style-name="Visited_20_Internet_20_Link">
https://www.rfi.fr/cn/%E5%9B%BD%E9%99%85%E6%8A%A5%E9%81%93/20230701-%E7%BC%85%E7%94%B8%E5%86%9B%E6%94%BF%E5%BA%9C-%E5%85%8B%E9%92%A6%E7%8B%AC%E7%AB%8B%E5%86%9B%E6%94%BB%E5%87%BB%E4%B8%AD%E5%9B%BD%E5%86%9B%E4%BA%8B%E4%BA%BA%E5%91%98%E8%BD%A6%E9%98%9F</text:a>
</text:p>
      <!--NEWS-->
      <text:h text:style-name="P10" text:outline-level="1">
<text:span text:style-name="T4">
俄罗斯海军舰艇现身冲绳岛和台湾附近海域，日舰实施警戒</text:span>
</text:h>
      <text:p text:style-name="P4">
Author: chinese@voanews.com (松仁)</text:p>
      <text:p text:style-name="P4">
Publisher: 美国之音中文网 (Type: NewsMediaOrganization)</text:p>
      <text:p text:style-name="P4">
Published Time: 2023-07-02T00:39:15+08:00</text:p>
      <text:p text:style-name="P4">
Modified Time: 2023-07-01 16:39:15Z</text:p>
      <text:p text:style-name="P4">
Description: 日本防卫省统合幕僚监部星期五（6月30日）晚表示，两艘俄罗斯海军护卫舰过去四天被发现在台湾以及日本冲绳岛附近海域游弋，而日本海上自卫队也出动了舰艇实施警戒。</text:p>
      <text:p text:style-name="P4">
Videos: []</text:p>
      <text:p text:style-name="P4">
Images: []</text:p>
      <text:p text:style-name="P4">
Categories: ['军事', '亚太', '台湾']</text:p>
      <text:p text:style-name="P4">
Type: None</text:p>
      <!--METADATA-->
      <text:p text:style-name="P4">
NoneNone</text:p>
      <text:p text:style-name="P4">
Source: <text:a xlink:type="simple" xlink:href="https://www.voachinese.com/a/japan-says-russian-warships-spotted-near-taiwan-okinawa-islands-070123/7163143.html" text:style-name="Internet_20_link" text:visited-style-name="Visited_20_Internet_20_Link">
https://www.voachinese.com/a/japan-says-russian-warships-spotted-near-taiwan-okinawa-islands-070123/7163143.html</text:a>
</text:p>
      <!--NEWS-->
      <text:h text:style-name="P10" text:outline-level="1">
<text:span text:style-name="T4">
中国外汇管理局局长潘功胜被任命为央行党委书记</text:span>
</text:h>
      <text:p text:style-name="P4">
Author: chinese@voanews.com (美国之音)</text:p>
      <text:p text:style-name="P4">
Publisher: 美国之音中文网 (Type: NewsMediaOrganization)</text:p>
      <text:p text:style-name="P4">
Published Time: 2023-07-02T03:05:13+08:00</text:p>
      <text:p text:style-name="P4">
Modified Time: 2023-07-01 19:05:13Z</text:p>
      <text:p text:style-name="P4">
Description: 中国执政的共产党星期六任命央行副行长潘功胜为央行党委书记，《华尔街日报》说此举预示着潘功胜将担任央行行长。</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central-bank-party-boss-named-20230701/7163241.html" text:style-name="Internet_20_link" text:visited-style-name="Visited_20_Internet_20_Link">
https://www.voachinese.com/a/china-central-bank-party-boss-named-20230701/7163241.html</text:a>
</text:p>
      <!--NEWS-->
      <text:h text:style-name="P10" text:outline-level="1">
<text:span text:style-name="T4">
俄罗斯炮击在乌克兰炸死3人，炸伤17人</text:span>
</text:h>
      <text:p text:style-name="P4">
Author: chinese@voanews.com (美国之音)</text:p>
      <text:p text:style-name="P4">
Publisher: 美国之音中文网 (Type: NewsMediaOrganization)</text:p>
      <text:p text:style-name="P4">
Published Time: 2023-07-02T04:11:06+08:00</text:p>
      <text:p text:style-name="P4">
Modified Time: 2023-07-01 20:11:06Z</text:p>
      <text:p text:style-name="P4">
Description: 乌克兰官员星期六说，俄罗斯的炮击在乌克兰南部和东部地区炸死3人，炸伤17人。西班牙首相桑切斯（Pedro Sanchez）同时访问基辅，显示支持。</text:p>
      <text:p text:style-name="P4">
Videos: []</text:p>
      <text:p text:style-name="P4">
Images: []</text:p>
      <text:p text:style-name="P4">
Categories: ['乌克兰局势', '军事']</text:p>
      <text:p text:style-name="P4">
Type: None</text:p>
      <!--METADATA-->
      <text:p text:style-name="P4">
NoneNone</text:p>
      <text:p text:style-name="P4">
Source: <text:a xlink:type="simple" xlink:href="https://www.voachinese.com/a/russian-shelling-kills-3-20230701/7163271.html" text:style-name="Internet_20_link" text:visited-style-name="Visited_20_Internet_20_Link">
https://www.voachinese.com/a/russian-shelling-kills-3-20230701/7163271.html</text:a>
</text:p>
      <!--NEWS-->
      <text:h text:style-name="P10" text:outline-level="1">
<text:span text:style-name="T4">
中国新修订的《反间谍法》1日生效</text:span>
</text:h>
      <text:p text:style-name="P4">
Author: chinese@voanews.com (美国之音)</text:p>
      <text:p text:style-name="P4">
Publisher: 美国之音中文网 (Type: NewsMediaOrganization)</text:p>
      <text:p text:style-name="P4">
Published Time: 2023-07-02T05:30:15+08:00</text:p>
      <text:p text:style-name="P4">
Modified Time: 2023-07-01 21:34:53Z</text:p>
      <text:p text:style-name="P4">
Description: 中国新修订的《反间谍法》星期六生效，让北京有比以往更多的力量惩处他认为对国家安全的威胁。</text:p>
      <text:p text:style-name="P4">
Videos: []</text:p>
      <text:p text:style-name="P4">
Images: []</text:p>
      <text:p text:style-name="P4">
Categories: ['中国', '人权', '法律']</text:p>
      <text:p text:style-name="P4">
Type: None</text:p>
      <!--METADATA-->
      <text:p text:style-name="P4">
NoneNone</text:p>
      <text:p text:style-name="P4">
Source: <text:a xlink:type="simple" xlink:href="https://www.voachinese.com/a/china-anti-espionage-law-takes-effect-20230701/7163290.html" text:style-name="Internet_20_link" text:visited-style-name="Visited_20_Internet_20_Link">
https://www.voachinese.com/a/china-anti-espionage-law-takes-effect-20230701/716329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